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Calibri" svg:font-family="Calibri"/>
    <style:font-face style:name="Calibri Light" svg:font-family="'Calibri Light'"/>
    <style:font-face style:name="Liberation Sans1" svg:font-family="'Liberation Sans'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6.429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6.535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212cm"/>
    </style:style>
    <style:style style:name="co14" style:family="table-column">
      <style:table-column-properties fo:break-before="auto" style:column-width="9.181cm"/>
    </style:style>
    <style:style style:name="co15" style:family="table-column">
      <style:table-column-properties fo:break-before="auto" style:column-width="2.344cm"/>
    </style:style>
    <style:style style:name="co16" style:family="table-column">
      <style:table-column-properties fo:break-before="auto" style:column-width="2.648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261cm"/>
    </style:style>
    <style:style style:name="co22" style:family="table-column">
      <style:table-column-properties fo:break-before="auto" style:column-width="2.868cm"/>
    </style:style>
    <style:style style:name="co23" style:family="table-column">
      <style:table-column-properties fo:break-before="auto" style:column-width="2.921cm"/>
    </style:style>
    <style:style style:name="co24" style:family="table-column">
      <style:table-column-properties fo:break-before="auto" style:column-width="9.784cm"/>
    </style:style>
    <style:style style:name="co25" style:family="table-column">
      <style:table-column-properties fo:break-before="auto" style:column-width="1.016cm"/>
    </style:style>
    <style:style style:name="co26" style:family="table-column">
      <style:table-column-properties fo:break-before="auto" style:column-width="3.314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653cm"/>
    </style:style>
    <style:style style:name="co29" style:family="table-column">
      <style:table-column-properties fo:break-before="auto" style:column-width="3.26cm"/>
    </style:style>
    <style:style style:name="co30" style:family="table-column">
      <style:table-column-properties fo:break-before="auto" style:column-width="3.205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2.819cm"/>
    </style:style>
    <style:style style:name="co33" style:family="table-column">
      <style:table-column-properties fo:break-before="auto" style:column-width="2.491cm"/>
    </style:style>
    <style:style style:name="co34" style:family="table-column">
      <style:table-column-properties fo:break-before="auto" style:column-width="2.882cm"/>
    </style:style>
    <style:style style:name="co35" style:family="table-column">
      <style:table-column-properties fo:break-before="auto" style:column-width="9.546cm"/>
    </style:style>
    <style:style style:name="co36" style:family="table-column">
      <style:table-column-properties fo:break-before="auto" style:column-width="4.059cm"/>
    </style:style>
    <style:style style:name="co37" style:family="table-column">
      <style:table-column-properties fo:break-before="auto" style:column-width="4.45cm"/>
    </style:style>
    <style:style style:name="co38" style:family="table-column">
      <style:table-column-properties fo:break-before="auto" style:column-width="3.471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2.099cm"/>
    </style:style>
    <style:style style:name="co41" style:family="table-column">
      <style:table-column-properties fo:break-before="auto" style:column-width="1.792cm"/>
    </style:style>
    <style:style style:name="co42" style:family="table-column">
      <style:table-column-properties fo:break-before="auto" style:column-width="2.812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3.177cm"/>
    </style:style>
    <style:style style:name="co45" style:family="table-column">
      <style:table-column-properties fo:break-before="auto" style:column-width="9.797cm"/>
    </style:style>
    <style:style style:name="co46" style:family="table-column">
      <style:table-column-properties fo:break-before="auto" style:column-width="34.869cm"/>
    </style:style>
    <style:style style:name="co47" style:family="table-column">
      <style:table-column-properties fo:break-before="auto" style:column-width="4.667cm"/>
    </style:style>
    <style:style style:name="co48" style:family="table-column">
      <style:table-column-properties fo:break-before="auto" style:column-width="11.121cm"/>
    </style:style>
    <style:style style:name="co49" style:family="table-column">
      <style:table-column-properties fo:break-before="auto" style:column-width="3.15cm"/>
    </style:style>
    <style:style style:name="co50" style:family="table-column">
      <style:table-column-properties fo:break-before="auto" style:column-width="3.757cm"/>
    </style:style>
    <style:style style:name="co51" style:family="table-column">
      <style:table-column-properties fo:break-before="auto" style:column-width="3.591cm"/>
    </style:style>
    <style:style style:name="co52" style:family="table-column">
      <style:table-column-properties fo:break-before="auto" style:column-width="2.184cm"/>
    </style:style>
    <style:style style:name="co53" style:family="table-column">
      <style:table-column-properties fo:break-before="auto" style:column-width="0.915cm"/>
    </style:style>
    <style:style style:name="co54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1.743cm"/>
    </style:style>
    <style:style style:name="co56" style:family="table-column">
      <style:table-column-properties fo:break-before="auto" style:column-width="2.295cm"/>
    </style:style>
    <style:style style:name="co57" style:family="table-column">
      <style:table-column-properties fo:break-before="auto" style:column-width="0.97cm"/>
    </style:style>
    <style:style style:name="co58" style:family="table-column">
      <style:table-column-properties fo:break-before="auto" style:column-width="1.164cm"/>
    </style:style>
    <style:style style:name="co59" style:family="table-column">
      <style:table-column-properties fo:break-before="auto" style:column-width="1.963cm"/>
    </style:style>
    <style:style style:name="co60" style:family="table-column">
      <style:table-column-properties fo:break-before="auto" style:column-width="1.413cm"/>
    </style:style>
    <style:style style:name="co61" style:family="table-column">
      <style:table-column-properties fo:break-before="auto" style:column-width="1.991cm"/>
    </style:style>
    <style:style style:name="co62" style:family="table-column">
      <style:table-column-properties fo:break-before="auto" style:column-width="3.646cm"/>
    </style:style>
    <style:style style:name="co63" style:family="table-column">
      <style:table-column-properties fo:break-before="auto" style:column-width="3.895cm"/>
    </style:style>
    <style:style style:name="co64" style:family="table-column">
      <style:table-column-properties fo:break-before="auto" style:column-width="1.219cm"/>
    </style:style>
    <style:style style:name="co65" style:family="table-column">
      <style:table-column-properties fo:break-before="auto" style:column-width="1.55cm"/>
    </style:style>
    <style:style style:name="co66" style:family="table-column">
      <style:table-column-properties fo:break-before="auto" style:column-width="1.522cm"/>
    </style:style>
    <style:style style:name="co67" style:family="table-column">
      <style:table-column-properties fo:break-before="auto" style:column-width="1.909cm"/>
    </style:style>
    <style:style style:name="co68" style:family="table-column">
      <style:table-column-properties fo:break-before="auto" style:column-width="3.475cm"/>
    </style:style>
    <style:style style:name="co69" style:family="table-column">
      <style:table-column-properties fo:break-before="auto" style:column-width="6.35cm"/>
    </style:style>
    <style:style style:name="co70" style:family="table-column">
      <style:table-column-properties fo:break-before="auto" style:column-width="25.961cm"/>
    </style:style>
    <style:style style:name="co71" style:family="table-column">
      <style:table-column-properties fo:break-before="auto" style:column-width="4.75cm"/>
    </style:style>
    <style:style style:name="co72" style:family="table-column">
      <style:table-column-properties fo:break-before="auto" style:column-width="1.88cm"/>
    </style:style>
    <style:style style:name="co73" style:family="table-column">
      <style:table-column-properties fo:break-before="auto" style:column-width="1.66cm"/>
    </style:style>
    <style:style style:name="co74" style:family="table-column">
      <style:table-column-properties fo:break-before="auto" style:column-width="7.452cm"/>
    </style:style>
    <style:style style:name="co75" style:family="table-column">
      <style:table-column-properties fo:break-before="auto" style:column-width="24.25cm"/>
    </style:style>
    <style:style style:name="co76" style:family="table-column">
      <style:table-column-properties fo:break-before="auto" style:column-width="25.9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942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718cm" fo:break-before="auto" style:use-optimal-row-height="true"/>
    </style:style>
    <style:style style:name="ro11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ffffd7" style:rotation-align="none"/>
    </style:style>
    <style:style style:name="ce49" style:family="table-cell" style:parent-style-name="Default" style:data-style-name="N100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fo:background-color="#ffffd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fo:background-color="#ffffd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order-bottom="0.06pt solid #000000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19">
      <style:table-cell-properties fo:border-bottom="0.06pt solid #000000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ffffd7" style:diagonal-bl-tr="none" style:diagonal-tl-br="none" fo:border-left="none" fo:border-right="none" style:rotation-align="none" fo:border-top="0.06pt solid #000000"/>
    </style:style>
    <style:style style:name="ce28" style:family="table-cell" style:parent-style-name="Default">
      <style:table-cell-properties fo:border-bottom="0.06pt solid #000000" fo:background-color="#ffffd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d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 style:data-style-name="N125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none" fo:background-color="#ffffd7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Comma" style:data-style-name="N3">
      <style:table-cell-properties fo:background-color="#ffffd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background-color="#ffffd7" style:rotation-align="none"/>
    </style:style>
    <style:style style:name="ce43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37">
      <style:table-cell-properties fo:border-bottom="0.06pt solid #000000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0.06pt solid #000000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06pt solid #000000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fo:background-color="#ffffd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fo:background-color="#ffffd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 style:data-style-name="N37">
      <style:table-cell-properties fo:border-bottom="0.06pt solid #000000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" style:family="table-cell" style:parent-style-name="Comma" style:data-style-name="N3">
      <style:table-cell-properties fo:border-bottom="0.06pt solid #000000" fo:background-color="#ffffd7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Comma" style:data-style-name="N3">
      <style:table-cell-properties fo:background-color="#ffffd7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fo:background-color="#ffffd7" style:diagonal-bl-tr="none" style:diagonal-tl-br="none" fo:border-left="none" fo:border-right="none" style:rotation-align="none" fo:border-top="none"/>
    </style:style>
    <style:style style:name="ce63" style:family="table-cell" style:parent-style-name="Default">
      <style:table-cell-properties fo:border-bottom="0.06pt solid #000000" fo:background-color="#ffffd7" style:diagonal-bl-tr="none" style:diagonal-tl-br="none" fo:border-left="none" fo:border-right="none" style:rotation-align="none" fo:border-top="0.06pt solid #000000"/>
    </style:style>
    <style:style style:name="ce64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6.287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Default" style:data-style-name="N119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 style:data-style-name="N119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" style:family="table-cell" style:parent-style-name="Default" style:data-style-name="N119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 style:data-style-name="N119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" style:family="table-cell" style:parent-style-name="Default" style:data-style-name="N119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ffffd7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02" style:family="table-cell" style:parent-style-name="Default" style:data-style-name="N11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36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d7" style:diagonal-bl-tr="none" style:diagonal-tl-br="none" fo:border="0.06pt solid #000000" style:rotation-align="none"/>
    </style:style>
    <style:style style:name="ce80" style:family="table-cell" style:parent-style-name="Default" style:data-style-name="N4">
      <style:table-cell-properties fo:border-bottom="none" fo:background-color="#ffffd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Comma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Excel_20_Built-in_20_Comma" style:data-style-name="N115">
      <style:table-cell-properties fo:background-color="#ffffd7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Excel_20_Built-in_20_Comma" style:data-style-name="N4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Comma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Excel_20_Built-in_20_Comma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Excel_20_Built-in_20_Comma" style:data-style-name="N3">
      <style:table-cell-properties fo:border-bottom="none" fo:background-color="#ffffd7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ffffd7" style:diagonal-bl-tr="none" style:diagonal-tl-br="none" fo:border-left="none" fo:border-right="0.06pt solid #000000" style:rotation-align="none" fo:border-top="0.06pt solid #000000"/>
    </style:style>
    <style:style style:name="ce89" style:family="table-cell" style:parent-style-name="Default">
      <style:table-cell-properties fo:border-bottom="none" fo:background-color="#ffffd7" style:diagonal-bl-tr="none" style:diagonal-tl-br="none" fo:border-left="none" fo:border-right="0.06pt solid #000000" style:rotation-align="none" fo:border-top="none"/>
    </style:style>
    <style:style style:name="ce90" style:family="table-cell" style:parent-style-name="Default">
      <style:table-cell-properties fo:background-color="#ffffd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d7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 style:data-style-name="N0">
      <style:table-cell-properties fo:background-color="#ffffff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306" style:family="table-cell" style:parent-style-name="Default" style:data-style-name="N0">
      <style:table-cell-properties fo:background-color="#ffffff"/>
    </style:style>
    <style:style style:name="ce105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145" style:family="table-cell" style:parent-style-name="Normal_20_2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fo:color="#000000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29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134" style:family="table-cell" style:parent-style-name="Default" style:data-style-name="N0">
      <style:table-cell-properties fo:background-color="#ffffff" fo:border="0.06pt solid #000000"/>
    </style:style>
    <style:style style:name="ce13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143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106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130" style:family="table-cell" style:parent-style-name="Normal_20_2" style:data-style-name="N0">
      <style:table-cell-properties fo:border-bottom="none" fo:background-color="#ffffff" fo:border-left="0.06pt solid #000000" fo:border-right="0.06pt solid #000000" fo:border-top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ce135" style:family="table-cell" style:parent-style-name="Normal_20_2" style:data-style-name="N0">
      <style:table-cell-properties fo:background-color="#ffffff" fo:border="0.06pt solid #000000"/>
      <style:text-properties fo:color="#000000" style:font-name="Calibri" fo:font-size="11pt" style:font-name-asian="Calibri" style:font-size-asian="11pt" style:font-name-complex="Calibri" style:font-size-complex="11pt"/>
    </style:style>
    <style:style style:name="ce12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26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07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style:font-name="Calibri Light" style:font-name-asian="Calibri Light" style:font-name-complex="Calibri Light"/>
    </style:style>
    <style:style style:name="ce12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44" style:family="table-cell" style:parent-style-name="Default" style:data-style-name="N11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31" style:family="table-cell" style:parent-style-name="Normal_20_2" style:data-style-name="N3">
      <style:table-cell-properties fo:border-bottom="none" fo:background-color="#ffffff" fo:border-left="0.06pt solid #000000" fo:border-right="0.06pt solid #000000" fo:border-top="none"/>
      <style:text-properties fo:color="#000000" style:font-name="Arial2" fo:font-size="10pt" style:font-name-asian="Arial2" style:font-size-asian="10pt" style:font-name-complex="Arial2" style:font-size-complex="10pt"/>
    </style:style>
    <style:style style:name="ce136" style:family="table-cell" style:parent-style-name="Default" style:data-style-name="N3">
      <style:table-cell-properties fo:background-color="#ffffff" fo:border="0.06pt solid #000000"/>
    </style:style>
    <style:style style:name="ce12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5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108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000000" style:font-name="Arial2" fo:font-size="10pt" style:font-name-asian="Arial2" style:font-size-asian="10pt" style:font-name-complex="Arial2" style:font-size-complex="10pt"/>
    </style:style>
    <style:style style:name="ce1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00"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fo:color="#00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110" style:family="table-cell" style:parent-style-name="Default" style:data-style-name="N0">
      <style:table-cell-properties fo:background-color="#ffffff" fo:border="0.06pt solid #000000"/>
    </style:style>
    <style:style style:name="ce11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" fo:font-size="10pt" style:font-name-asian="Arial2" style:font-size-asian="10pt" style:font-name-complex="Arial2" style:font-size-complex="10pt"/>
    </style:style>
    <style:style style:name="ce127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Calibri Light" style:text-underline-style="solid" style:text-underline-width="auto" style:text-underline-color="font-color" style:font-name-asian="Calibri Light" style:font-name-complex="Calibri Light"/>
    </style:style>
    <style:style style:name="ce122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128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13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13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260" style:family="table-cell" style:parent-style-name="Default">
      <style:table-cell-properties fo:background-color="#ffffff"/>
    </style:style>
    <style:style style:name="ce26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 style:data-style-name="N0">
      <style:text-properties fo:font-weight="bold" style:font-weight-asian="bold" style:font-weight-complex="bold"/>
    </style:style>
    <style:style style:name="ce263" style:family="table-cell" style:parent-style-name="Default" style:data-style-name="N0"/>
    <style:style style:name="ce264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6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66" style:family="table-cell" style:parent-style-name="Default" style:data-style-name="N0">
      <style:table-cell-properties fo:border="0.06pt solid #000000"/>
    </style:style>
    <style:style style:name="ce26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69" style:family="table-cell" style:parent-style-name="Comma" style:data-style-name="N4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270" style:family="table-cell" style:parent-style-name="Comma" style:data-style-name="N4">
      <style:table-cell-properties fo:border="0.06pt solid #000000"/>
      <style:text-properties fo:font-size="9pt" style:font-size-asian="9pt" style:font-size-complex="9pt"/>
    </style:style>
    <style:style style:name="ce27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74" style:family="table-cell" style:parent-style-name="Comma" style:data-style-name="N4">
      <style:table-cell-properties fo:border-bottom="none" fo:background-color="#ffff00" fo:border-left="0.06pt solid #000000" fo:border-right="0.06pt solid #000000" fo:border-top="none"/>
      <style:text-properties fo:font-size="9pt" style:font-size-asian="9pt" style:font-size-complex="9pt"/>
    </style:style>
    <style:style style:name="ce275" style:family="table-cell" style:parent-style-name="Comma" style:data-style-name="N4">
      <style:table-cell-properties fo:background-color="#ffff00" fo:border="0.06pt solid #000000"/>
      <style:text-properties fo:font-size="9pt" style:font-size-asian="9pt" style:font-size-complex="9pt"/>
    </style:style>
    <style:style style:name="ce2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77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278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79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280" style:family="table-cell" style:parent-style-name="Default" style:data-style-name="N4">
      <style:table-cell-properties fo:border-bottom="none" fo:background-color="#ffff00" fo:border-left="0.06pt solid #000000" fo:border-right="0.06pt solid #000000" fo:border-top="none"/>
    </style:style>
    <style:style style:name="ce281" style:family="table-cell" style:parent-style-name="Default" style:data-style-name="N4">
      <style:table-cell-properties fo:border-bottom="0.06pt solid #000000" fo:background-color="#ffff00" fo:border-left="0.06pt solid #000000" fo:border-right="0.06pt solid #000000" fo:border-top="none"/>
    </style:style>
    <style:style style:name="ce282" style:family="table-cell" style:parent-style-name="Pivot_20_Table_20_Field">
      <style:table-cell-properties fo:border="none"/>
      <style:text-properties fo:font-weight="bold" style:font-weight-asian="bold" style:font-weight-complex="bold"/>
    </style:style>
    <style:style style:name="ce283" style:family="table-cell" style:parent-style-name="Pivot_20_Table_20_Field">
      <style:table-cell-properties fo:border="0.06pt solid #000000"/>
      <style:text-properties fo:font-weight="bold" style:font-weight-asian="bold" style:font-weight-complex="bold"/>
    </style:style>
    <style:style style:name="ce284" style:family="table-cell" style:parent-style-name="Pivot_20_Table_20_Category" style:data-style-name="N0">
      <style:table-cell-properties fo:border-bottom="none" fo:border-left="0.06pt solid #000000" fo:border-right="0.06pt solid #000000" fo:border-top="none"/>
    </style:style>
    <style:style style:name="ce285" style:family="table-cell" style:parent-style-name="Pivot_20_Table_20_Title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86" style:family="table-cell" style:parent-style-name="Pivot_20_Table_20_Field">
      <style:table-cell-properties fo:border="none"/>
    </style:style>
    <style:style style:name="ce287" style:family="table-cell" style:parent-style-name="Pivot_20_Table_20_Category" style:data-style-name="N0">
      <style:table-cell-properties fo:border-bottom="none" fo:background-color="transparent" fo:border-left="0.06pt solid #000000" fo:border-right="0.06pt solid #000000" fo:border-top="none"/>
    </style:style>
    <style:style style:name="ce288" style:family="table-cell" style:parent-style-name="Pivot_20_Table_20_Category" style:data-style-name="N4">
      <style:table-cell-properties fo:border="none"/>
    </style:style>
    <style:style style:name="ce289" style:family="table-cell" style:parent-style-name="Pivot_20_Table_20_Category" style:data-style-name="N4">
      <style:table-cell-properties fo:border="0.06pt solid #000000"/>
      <style:text-properties fo:font-weight="bold" style:font-weight-asian="bold" style:font-weight-complex="bold"/>
    </style:style>
    <style:style style:name="ce290" style:family="table-cell" style:parent-style-name="Pivot_20_Table_20_Value" style:data-style-name="N4">
      <style:table-cell-properties fo:border-bottom="none" fo:border-left="0.06pt solid #000000" fo:border-right="0.06pt solid #000000" fo:border-top="none"/>
    </style:style>
    <style:style style:name="ce291" style:family="table-cell" style:parent-style-name="Pivot_20_Table_20_Res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92" style:family="table-cell" style:parent-style-name="Default" style:data-style-name="N4"/>
    <style:style style:name="ce293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294" style:family="table-cell" style:parent-style-name="Default" style:data-style-name="N4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font-name="Arial" fo:text-shadow="none" style:font-style-asian="normal" style:font-weight-complex="normal" style:font-weight-asian="normal" style:font-size-complex="10pt" style:font-size-asian="10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name="Arial" fo:text-shadow="none" style:font-style-asian="normal" style:font-weight-complex="normal" style:font-weight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normal" fo:font-size="10pt" style:font-style-complex="normal" fo:color="#ff0000"/>
    </style:style>
    <style:style style:name="T3" style:family="text">
      <style:text-properties style:font-name="Arial" fo:text-shadow="none" style:font-style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size="10pt" style:font-style-complex="normal" fo:color="#ff0000" fo:font-weight="bold" style:font-weight-asian="bold" style:font-weight-complex="bold"/>
    </style:style>
    <style:style style:name="T4" style:family="text">
      <style:text-properties style:font-name="Arial" fo:text-shadow="none" style:font-style-asian="normal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size="10pt" style:font-style-complex="normal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3" table:default-cell-style-name="ce2"/>
        <table:table-column table:style-name="co9" table:number-columns-repeated="951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Cliente:</text:p>
          </table:table-cell>
          <table:table-cell table:style-name="ce13" office:value-type="string" calcext:value-type="string">
            <text:p>VISACOM S.A.</text:p>
          </table:table-cell>
          <table:table-cell table:style-name="ce28" table:number-columns-repeated="4"/>
          <table:table-cell table:style-name="ce62"/>
          <table:table-cell table:style-name="ce68"/>
          <table:table-cell table:style-name="ce71" office:value-type="string" calcext:value-type="string">
            <text:p>P/T:</text:p>
          </table:table-cell>
          <table:table-cell table:style-name="ce76" office:value-type="float" office:value="7120" calcext:value-type="float" table:number-columns-spanned="2" table:number-rows-spanned="1">
            <text:p>7120</text:p>
          </table:table-cell>
          <table:covered-table-cell table:style-name="ce76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1" office:value-type="string" calcext:value-type="string">
            <text:p>Sección:</text:p>
          </table:table-cell>
          <table:table-cell table:style-name="ce13" office:value-type="string" calcext:value-type="string">
            <text:p>Fase 2 – Ejecución</text:p>
          </table:table-cell>
          <table:table-cell table:style-name="ce28" table:number-columns-repeated="4"/>
          <table:table-cell table:style-name="ce63"/>
          <table:table-cell table:style-name="ce68"/>
          <table:table-cell table:style-name="ce71" office:value-type="string" calcext:value-type="string">
            <text:p>Preparado por:</text:p>
          </table:table-cell>
          <table:table-cell table:style-name="ce202" office:value-type="string" calcext:value-type="string" table:number-columns-spanned="2" table:number-rows-spanned="1">
            <text:p>Dara Macias</text:p>
          </table:table-cell>
          <table:covered-table-cell table:style-name="ce202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1" office:value-type="string" calcext:value-type="string">
            <text:p>Área:</text:p>
          </table:table-cell>
          <table:table-cell table:style-name="ce13" office:value-type="string" calcext:value-type="string">
            <text:p>Ingresos por Ventas</text:p>
          </table:table-cell>
          <table:table-cell table:style-name="ce28" table:number-columns-repeated="4"/>
          <table:table-cell table:style-name="ce63"/>
          <table:table-cell table:style-name="ce68"/>
          <table:table-cell table:style-name="ce71" office:value-type="string" calcext:value-type="string">
            <text:p>Fecha:</text:p>
          </table:table-cell>
          <table:table-cell table:style-name="ce78" office:value-type="date" office:date-value="2020-10-21" calcext:value-type="date" table:number-columns-spanned="2" table:number-rows-spanned="1">
            <text:p>21/10/2020</text:p>
          </table:table-cell>
          <table:covered-table-cell table:style-name="ce78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1" office:value-type="string" calcext:value-type="string">
            <text:p>Prueba:</text:p>
          </table:table-cell>
          <table:table-cell table:style-name="ce13" office:value-type="string" calcext:value-type="string">
            <text:p>Cedula resumen de Ventas</text:p>
          </table:table-cell>
          <table:table-cell table:style-name="ce28" table:number-columns-repeated="4"/>
          <table:table-cell table:style-name="ce63"/>
          <table:table-cell table:style-name="ce68"/>
          <table:table-cell table:style-name="ce71" office:value-type="string" calcext:value-type="string">
            <text:p>Revisado por:</text:p>
          </table:table-cell>
          <table:table-cell table:style-name="ce202" office:value-type="string" calcext:value-type="string" table:number-columns-spanned="2" table:number-rows-spanned="1">
            <text:p>Carlos Almeida</text:p>
          </table:table-cell>
          <table:covered-table-cell table:style-name="ce202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1" office:value-type="string" calcext:value-type="string">
            <text:p>Con corte al:</text:p>
          </table:table-cell>
          <table:table-cell table:style-name="ce13" office:value-type="string" calcext:value-type="string">
            <text:p>Al 31 de Octubre del 2020</text:p>
          </table:table-cell>
          <table:table-cell table:style-name="ce28" table:number-columns-repeated="4"/>
          <table:table-cell table:style-name="ce63"/>
          <table:table-cell table:style-name="ce68"/>
          <table:table-cell table:style-name="ce71" office:value-type="string" calcext:value-type="string">
            <text:p>Fecha:</text:p>
          </table:table-cell>
          <table:table-cell table:style-name="ce204" table:number-columns-spanned="2" table:number-rows-spanned="1"/>
          <table:covered-table-cell table:style-name="ce204"/>
          <table:table-cell table:style-name="ce90" table:number-columns-repeated="45"/>
          <table:table-cell table:number-columns-repeated="963"/>
        </table:table-row>
        <table:table-row table:style-name="ro2">
          <table:table-cell table:number-columns-repeated="1019"/>
        </table:table-row>
        <table:table-row table:style-name="ro3">
          <table:table-cell table:style-name="ce49" office:value-type="string" calcext:value-type="string" table:number-columns-spanned="1" table:number-rows-spanned="2">
            <text:p>Código</text:p>
          </table:table-cell>
          <table:table-cell table:style-name="ce14" office:value-type="string" calcext:value-type="string" table:number-columns-spanned="1" table:number-rows-spanned="2">
            <text:p>Cuenta</text:p>
          </table:table-cell>
          <table:table-cell table:style-name="ce153" office:value-type="string" calcext:value-type="string" table:number-columns-spanned="1" table:number-rows-spanned="2">
            <text:p>Referencia</text:p>
          </table:table-cell>
          <table:table-cell table:style-name="ce34" office:value-type="string" calcext:value-type="string">
            <text:p>Saldos contables al</text:p>
          </table:table-cell>
          <table:table-cell table:style-name="ce174" office:value-type="string" calcext:value-type="string" table:number-columns-spanned="2" table:number-rows-spanned="1">
            <text:p>Movimientos</text:p>
          </table:table-cell>
          <table:covered-table-cell table:style-name="ce174"/>
          <table:table-cell table:style-name="ce174" office:value-type="string" calcext:value-type="string">
            <text:p>Saldos auditados al</text:p>
          </table:table-cell>
          <table:table-cell table:style-name="ce49" office:value-type="string" calcext:value-type="string" table:number-columns-spanned="1" table:number-rows-spanned="2">
            <text:p>Código</text:p>
          </table:table-cell>
          <table:table-cell table:style-name="ce14" office:value-type="string" calcext:value-type="string" table:number-columns-spanned="1" table:number-rows-spanned="2">
            <text:p>Cuenta</text:p>
          </table:table-cell>
          <table:table-cell table:style-name="ce34" office:value-type="string" calcext:value-type="string">
            <text:p>Saldos auditados al</text:p>
          </table:table-cell>
          <table:table-cell table:style-name="ce208" office:value-type="string" office:string-value="Variacion" calcext:value-type="string" table:number-columns-spanned="1" table:number-rows-spanned="2">
            <text:p>Variacion </text:p>
          </table:table-cell>
          <table:table-cell table:style-name="ce91" table:number-columns-repeated="45"/>
          <table:table-cell table:number-columns-repeated="963"/>
        </table:table-row>
        <table:table-row table:style-name="ro2">
          <table:covered-table-cell table:number-columns-repeated="2" table:style-name="ce49"/>
          <table:covered-table-cell table:style-name="ce153"/>
          <table:table-cell table:style-name="ce35" office:value-type="date" office:date-value="2020-10-31" calcext:value-type="date">
            <text:p>31-oct-20</text:p>
          </table:table-cell>
          <table:table-cell table:style-name="ce35" office:value-type="string" calcext:value-type="string">
            <text:p>Débitos</text:p>
          </table:table-cell>
          <table:table-cell table:style-name="ce35" office:value-type="string" calcext:value-type="string">
            <text:p>Créditos</text:p>
          </table:table-cell>
          <table:table-cell table:style-name="ce35" office:value-type="date" office:date-value="2020-12-31" calcext:value-type="date">
            <text:p>31-dic-20</text:p>
          </table:table-cell>
          <table:covered-table-cell table:number-columns-repeated="2" table:style-name="ce49"/>
          <table:table-cell table:style-name="ce35" office:value-type="date" office:date-value="2019-12-31" calcext:value-type="date">
            <text:p>31-dic-19</text:p>
          </table:table-cell>
          <table:covered-table-cell table:style-name="ce208"/>
          <table:table-cell table:style-name="ce91" table:number-columns-repeated="45"/>
          <table:table-cell table:number-columns-repeated="963"/>
        </table:table-row>
        <table:table-row table:style-name="ro2">
          <table:table-cell table:style-name="ce4"/>
          <table:table-cell table:style-name="ce15"/>
          <table:table-cell table:style-name="ce30"/>
          <table:table-cell table:style-name="ce36"/>
          <table:table-cell table:style-name="ce50"/>
          <table:table-cell table:style-name="ce36"/>
          <table:table-cell table:style-name="ce64"/>
          <table:table-cell table:style-name="ce69"/>
          <table:table-cell table:style-name="ce72"/>
          <table:table-cell table:style-name="ce80"/>
          <table:table-cell table:style-name="ce84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6" office:value-type="string" calcext:value-type="string">
            <text:p>Ingresos por Actividades</text:p>
          </table:table-cell>
          <table:table-cell table:style-name="ce31"/>
          <table:table-cell table:style-name="ce37"/>
          <table:table-cell table:style-name="ce51"/>
          <table:table-cell table:style-name="ce60"/>
          <table:table-cell table:style-name="ce65"/>
          <table:table-cell table:style-name="ce5"/>
          <table:table-cell table:style-name="ce73" office:value-type="string" office:string-value="Ingresos por Actividades" calcext:value-type="string">
            <text:p>Ingresos por Actividades </text:p>
          </table:table-cell>
          <table:table-cell table:style-name="ce81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1.2.1" calcext:value-type="string">
            <text:p>4.1.2.1 </text:p>
          </table:table-cell>
          <table:table-cell table:style-name="ce17" office:value-type="string" calcext:value-type="string">
            <text:p>Servicios de Publicidad</text:p>
          </table:table-cell>
          <table:table-cell table:style-name="ce17"/>
          <table:table-cell table:style-name="ce38" office:value-type="float" office:value="864726" calcext:value-type="float">
            <text:p>864,726</text:p>
          </table:table-cell>
          <table:table-cell table:style-name="ce52"/>
          <table:table-cell table:style-name="ce38"/>
          <table:table-cell table:style-name="ce66" table:formula="of:=[.D11]+[.E11]-[.F11]" office:value-type="float" office:value="864726" calcext:value-type="float">
            <text:p>864,726</text:p>
          </table:table-cell>
          <table:table-cell table:style-name="ce5" office:value-type="string" office:string-value="4.1.2.1" calcext:value-type="string">
            <text:p>4.1.2.1 </text:p>
          </table:table-cell>
          <table:table-cell table:style-name="ce74" office:value-type="string" office:string-value="Servicios de Publicidad" calcext:value-type="string">
            <text:p>Servicios de Publicidad </text:p>
          </table:table-cell>
          <table:table-cell table:style-name="ce38" office:value-type="float" office:value="1086471" calcext:value-type="float">
            <text:p>1,086,471</text:p>
          </table:table-cell>
          <table:table-cell table:style-name="ce85" table:formula="of:=[.G11]-[.J11]" office:value-type="float" office:value="-221745" calcext:value-type="float">
            <text:p>-221,745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1.2.2" calcext:value-type="string">
            <text:p>4.1.2.2 </text:p>
          </table:table-cell>
          <table:table-cell table:style-name="ce17" office:value-type="string" calcext:value-type="string">
            <text:p>Comisión de Agencia</text:p>
          </table:table-cell>
          <table:table-cell table:style-name="ce17"/>
          <table:table-cell table:style-name="ce38" office:value-type="float" office:value="85714" calcext:value-type="float">
            <text:p>85,714</text:p>
          </table:table-cell>
          <table:table-cell table:style-name="ce52"/>
          <table:table-cell table:style-name="ce38"/>
          <table:table-cell table:style-name="ce66" table:formula="of:=[.D12]+[.E12]-[.F12]" office:value-type="float" office:value="85714" calcext:value-type="float">
            <text:p>85,714</text:p>
          </table:table-cell>
          <table:table-cell table:style-name="ce5" office:value-type="string" office:string-value="4.1.2.2" calcext:value-type="string">
            <text:p>4.1.2.2 </text:p>
          </table:table-cell>
          <table:table-cell table:style-name="ce74" office:value-type="string" office:string-value="Comisión de Agencia" calcext:value-type="string">
            <text:p>Comisión de Agencia </text:p>
          </table:table-cell>
          <table:table-cell table:style-name="ce38" office:value-type="float" office:value="91131" calcext:value-type="float">
            <text:p>91,131</text:p>
          </table:table-cell>
          <table:table-cell table:style-name="ce85" table:formula="of:=[.G12]-[.J12]" office:value-type="float" office:value="-5417" calcext:value-type="float">
            <text:p>-5,417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1.2.3" calcext:value-type="string">
            <text:p>4.1.2.3 </text:p>
          </table:table-cell>
          <table:table-cell table:style-name="ce17" office:value-type="string" calcext:value-type="string">
            <text:p>Eventos, Tickets T.H.</text:p>
          </table:table-cell>
          <table:table-cell table:style-name="ce17"/>
          <table:table-cell table:style-name="ce38" office:value-type="float" office:value="0" calcext:value-type="float">
            <text:p>0</text:p>
          </table:table-cell>
          <table:table-cell table:style-name="ce52"/>
          <table:table-cell table:style-name="ce38"/>
          <table:table-cell table:style-name="ce66" table:formula="of:=[.D13]+[.E13]-[.F13]" office:value-type="float" office:value="0" calcext:value-type="float">
            <text:p>0</text:p>
          </table:table-cell>
          <table:table-cell table:style-name="ce5" office:value-type="string" office:string-value="4.1.2.3" calcext:value-type="string">
            <text:p>4.1.2.3 </text:p>
          </table:table-cell>
          <table:table-cell table:style-name="ce74" office:value-type="string" office:string-value="Eventos, Tickets T.H." calcext:value-type="string">
            <text:p>Eventos, Tickets T.H. </text:p>
          </table:table-cell>
          <table:table-cell table:style-name="ce38" office:value-type="float" office:value="60560" calcext:value-type="float">
            <text:p>60,560</text:p>
          </table:table-cell>
          <table:table-cell table:style-name="ce85" table:formula="of:=[.G13]-[.J13]" office:value-type="float" office:value="-60560" calcext:value-type="float">
            <text:p>-60,560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1.2.4" calcext:value-type="string">
            <text:p>4.1.2.4 </text:p>
          </table:table-cell>
          <table:table-cell table:style-name="ce17" office:value-type="string" calcext:value-type="string">
            <text:p>Auspicios T.H.</text:p>
          </table:table-cell>
          <table:table-cell table:style-name="ce17"/>
          <table:table-cell table:style-name="ce38" office:value-type="float" office:value="0" calcext:value-type="float">
            <text:p>0</text:p>
          </table:table-cell>
          <table:table-cell table:style-name="ce52"/>
          <table:table-cell table:style-name="ce38"/>
          <table:table-cell table:style-name="ce66" table:formula="of:=[.D14]+[.E14]-[.F14]" office:value-type="float" office:value="0" calcext:value-type="float">
            <text:p>0</text:p>
          </table:table-cell>
          <table:table-cell table:style-name="ce5" office:value-type="string" office:string-value="4.1.2.4" calcext:value-type="string">
            <text:p>4.1.2.4 </text:p>
          </table:table-cell>
          <table:table-cell table:style-name="ce74" office:value-type="string" office:string-value="Auspicios T.H." calcext:value-type="string">
            <text:p>Auspicios T.H. </text:p>
          </table:table-cell>
          <table:table-cell table:style-name="ce38" office:value-type="float" office:value="33500" calcext:value-type="float">
            <text:p>33,500</text:p>
          </table:table-cell>
          <table:table-cell table:style-name="ce85" table:formula="of:=[.G14]-[.J14]" office:value-type="float" office:value="-33500" calcext:value-type="float">
            <text:p>-33,500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1.4" calcext:value-type="string">
            <text:p>4.1.4 </text:p>
          </table:table-cell>
          <table:table-cell table:style-name="ce17" office:value-type="string" calcext:value-type="string">
            <text:p>Rebajas y/o Descuentos sobre Ventas</text:p>
          </table:table-cell>
          <table:table-cell table:style-name="ce17"/>
          <table:table-cell table:style-name="ce38" office:value-type="float" office:value="0" calcext:value-type="float">
            <text:p>0</text:p>
          </table:table-cell>
          <table:table-cell table:style-name="ce52"/>
          <table:table-cell table:style-name="ce38"/>
          <table:table-cell table:style-name="ce66" table:formula="of:=[.D15]+[.E15]-[.F15]" office:value-type="float" office:value="0" calcext:value-type="float">
            <text:p>0</text:p>
          </table:table-cell>
          <table:table-cell table:style-name="ce5" office:value-type="string" office:string-value="4.1.4" calcext:value-type="string">
            <text:p>4.1.4 </text:p>
          </table:table-cell>
          <table:table-cell table:style-name="ce74" office:value-type="string" office:string-value="Rebajas y/o Descuentos sobre Ventas" calcext:value-type="string">
            <text:p>Rebajas y/o Descuentos sobre Ventas </text:p>
          </table:table-cell>
          <table:table-cell table:style-name="ce38" office:value-type="float" office:value="-10508" calcext:value-type="float">
            <text:p>-10,508</text:p>
          </table:table-cell>
          <table:table-cell table:style-name="ce85" table:formula="of:=[.G15]-[.J15]" office:value-type="float" office:value="10508" calcext:value-type="float">
            <text:p>10,508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7" table:number-columns-repeated="2"/>
          <table:table-cell table:style-name="ce38"/>
          <table:table-cell table:style-name="ce52"/>
          <table:table-cell table:style-name="ce38"/>
          <table:table-cell table:style-name="ce66"/>
          <table:table-cell table:style-name="ce5"/>
          <table:table-cell table:style-name="ce74"/>
          <table:table-cell table:style-name="ce38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8" office:value-type="string" calcext:value-type="string">
            <text:p>Otros Ingresos por Actividades</text:p>
          </table:table-cell>
          <table:table-cell table:style-name="ce17"/>
          <table:table-cell table:style-name="ce38"/>
          <table:table-cell table:style-name="ce52"/>
          <table:table-cell table:style-name="ce38"/>
          <table:table-cell table:style-name="ce66"/>
          <table:table-cell table:style-name="ce5"/>
          <table:table-cell table:style-name="ce73" office:value-type="string" office:string-value="Otros Ingresos por Actividades" calcext:value-type="string">
            <text:p>Otros Ingresos por Actividades </text:p>
          </table:table-cell>
          <table:table-cell table:style-name="ce38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2.1" calcext:value-type="string">
            <text:p>4.2.1 </text:p>
          </table:table-cell>
          <table:table-cell table:style-name="ce17" office:value-type="string" calcext:value-type="string">
            <text:p>Otros Ingresos</text:p>
          </table:table-cell>
          <table:table-cell table:style-name="ce17"/>
          <table:table-cell table:style-name="ce38" office:value-type="float" office:value="0" calcext:value-type="float">
            <text:p>0</text:p>
          </table:table-cell>
          <table:table-cell table:style-name="ce52"/>
          <table:table-cell table:style-name="ce38"/>
          <table:table-cell table:style-name="ce66"/>
          <table:table-cell table:style-name="ce5" office:value-type="string" office:string-value="4.2.1" calcext:value-type="string">
            <text:p>4.2.1 </text:p>
          </table:table-cell>
          <table:table-cell table:style-name="ce74" office:value-type="string" office:string-value="Otros Ingresos" calcext:value-type="string">
            <text:p>Otros Ingresos </text:p>
          </table:table-cell>
          <table:table-cell table:style-name="ce38" office:value-type="float" office:value="169" calcext:value-type="float">
            <text:p>169</text:p>
          </table:table-cell>
          <table:table-cell table:style-name="ce85" table:formula="of:=[.G18]-[.J18]" office:value-type="float" office:value="-169" calcext:value-type="float">
            <text:p>-169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7" table:number-columns-repeated="2"/>
          <table:table-cell table:style-name="ce38"/>
          <table:table-cell table:style-name="ce52"/>
          <table:table-cell table:style-name="ce38"/>
          <table:table-cell table:style-name="ce66" table:formula="of:=[.D19]+[.E19]-[.F19]" office:value-type="float" office:value="0" calcext:value-type="float">
            <text:p>0</text:p>
          </table:table-cell>
          <table:table-cell table:style-name="ce5"/>
          <table:table-cell table:style-name="ce74"/>
          <table:table-cell table:style-name="ce38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8" office:value-type="string" calcext:value-type="string">
            <text:p>Ingresos Financieros</text:p>
          </table:table-cell>
          <table:table-cell table:style-name="ce17"/>
          <table:table-cell table:style-name="ce38"/>
          <table:table-cell table:style-name="ce52"/>
          <table:table-cell table:style-name="ce38"/>
          <table:table-cell table:style-name="ce66"/>
          <table:table-cell table:style-name="ce5"/>
          <table:table-cell table:style-name="ce73" office:value-type="string" office:string-value="Ingresos Financieros" calcext:value-type="string">
            <text:p>Ingresos Financieros </text:p>
          </table:table-cell>
          <table:table-cell table:style-name="ce38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3.2" calcext:value-type="string">
            <text:p>4.3.2 </text:p>
          </table:table-cell>
          <table:table-cell table:style-name="ce17" office:value-type="string" calcext:value-type="string">
            <text:p>Intereses Ganados cuenta Ahorro</text:p>
          </table:table-cell>
          <table:table-cell table:style-name="ce17"/>
          <table:table-cell table:style-name="ce38" office:value-type="float" office:value="5" calcext:value-type="float">
            <text:p>5</text:p>
          </table:table-cell>
          <table:table-cell table:style-name="ce52"/>
          <table:table-cell table:style-name="ce38"/>
          <table:table-cell table:style-name="ce66" table:formula="of:=[.D21]+[.E21]-[.F21]" office:value-type="float" office:value="5" calcext:value-type="float">
            <text:p>5</text:p>
          </table:table-cell>
          <table:table-cell table:style-name="ce5" office:value-type="string" office:string-value="4.3.2" calcext:value-type="string">
            <text:p>4.3.2 </text:p>
          </table:table-cell>
          <table:table-cell table:style-name="ce74" office:value-type="string" office:string-value="Intereses Ganados cuenta Ahorro" calcext:value-type="string">
            <text:p>Intereses Ganados cuenta Ahorro </text:p>
          </table:table-cell>
          <table:table-cell table:style-name="ce38" office:value-type="float" office:value="20" calcext:value-type="float">
            <text:p>20</text:p>
          </table:table-cell>
          <table:table-cell table:style-name="ce85" table:formula="of:=[.G21]-[.J21]" office:value-type="float" office:value="-15" calcext:value-type="float">
            <text:p>-15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7" table:number-columns-repeated="2"/>
          <table:table-cell table:style-name="ce38"/>
          <table:table-cell table:style-name="ce52"/>
          <table:table-cell table:style-name="ce38"/>
          <table:table-cell table:style-name="ce66"/>
          <table:table-cell table:style-name="ce5"/>
          <table:table-cell table:style-name="ce74"/>
          <table:table-cell table:style-name="ce38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/>
          <table:table-cell table:style-name="ce18" office:value-type="string" calcext:value-type="string">
            <text:p>Ingresos de Actividades no Ordinarias</text:p>
          </table:table-cell>
          <table:table-cell table:style-name="ce17"/>
          <table:table-cell table:style-name="ce38"/>
          <table:table-cell table:style-name="ce52"/>
          <table:table-cell table:style-name="ce38"/>
          <table:table-cell table:style-name="ce66"/>
          <table:table-cell table:style-name="ce5"/>
          <table:table-cell table:style-name="ce73" office:value-type="string" office:string-value="Ingresos de Actividades no Ordinarias" calcext:value-type="string">
            <text:p>Ingresos de Actividades no Ordinarias </text:p>
          </table:table-cell>
          <table:table-cell table:style-name="ce38"/>
          <table:table-cell table:style-name="ce85"/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5" office:value-type="string" office:string-value="4.4.3" calcext:value-type="string">
            <text:p>4.4.3 </text:p>
          </table:table-cell>
          <table:table-cell table:style-name="ce17" office:value-type="string" calcext:value-type="string">
            <text:p>Otros Ingresos</text:p>
          </table:table-cell>
          <table:table-cell table:style-name="ce17"/>
          <table:table-cell table:style-name="ce38" office:value-type="float" office:value="0" calcext:value-type="float">
            <text:p>0</text:p>
          </table:table-cell>
          <table:table-cell table:style-name="ce52"/>
          <table:table-cell table:style-name="ce38"/>
          <table:table-cell table:style-name="ce66" table:formula="of:=[.D24]+[.E24]-[.F24]" office:value-type="float" office:value="0" calcext:value-type="float">
            <text:p>0</text:p>
          </table:table-cell>
          <table:table-cell table:style-name="ce5" office:value-type="string" office:string-value="4.4.3" calcext:value-type="string">
            <text:p>4.4.3 </text:p>
          </table:table-cell>
          <table:table-cell table:style-name="ce74" office:value-type="string" office:string-value="Otros Ingresos" calcext:value-type="string">
            <text:p>Otros Ingresos </text:p>
          </table:table-cell>
          <table:table-cell table:style-name="ce38" office:value-type="float" office:value="17946" calcext:value-type="float">
            <text:p>17,946</text:p>
          </table:table-cell>
          <table:table-cell table:style-name="ce85" table:formula="of:=[.G24]-[.J24]" office:value-type="float" office:value="-17946" calcext:value-type="float">
            <text:p>-17,946</text:p>
          </table:table-cell>
          <table:table-cell table:style-name="ce90" table:number-columns-repeated="45"/>
          <table:table-cell table:number-columns-repeated="963"/>
        </table:table-row>
        <table:table-row table:style-name="ro2">
          <table:table-cell table:style-name="ce6"/>
          <table:table-cell table:style-name="ce19" table:number-columns-repeated="2"/>
          <table:table-cell table:style-name="ce39" table:number-columns-repeated="4"/>
          <table:table-cell table:style-name="ce70" table:number-columns-repeated="2"/>
          <table:table-cell table:style-name="ce39"/>
          <table:table-cell table:style-name="ce86"/>
          <table:table-cell table:style-name="ce90" table:number-columns-repeated="45"/>
          <table:table-cell table:number-columns-repeated="963"/>
        </table:table-row>
        <table:table-row table:style-name="ro4">
          <table:table-cell table:style-name="ce7"/>
          <table:table-cell table:style-name="ce20"/>
          <table:table-cell table:style-name="ce32"/>
          <table:table-cell table:style-name="ce40"/>
          <table:table-cell table:style-name="ce53"/>
          <table:table-cell table:style-name="ce61"/>
          <table:table-cell table:style-name="ce67"/>
          <table:table-cell table:style-name="ce69"/>
          <table:table-cell table:style-name="ce75"/>
          <table:table-cell table:style-name="ce82"/>
          <table:table-cell table:style-name="ce87"/>
          <table:table-cell table:style-name="ce90" table:number-columns-repeated="45"/>
          <table:table-cell table:number-columns-repeated="963"/>
        </table:table-row>
        <table:table-row table:style-name="ro5">
          <table:table-cell table:style-name="ce8"/>
          <table:table-cell table:style-name="ce21" office:value-type="string" office:string-value="Total" calcext:value-type="string">
            <text:p>Total </text:p>
          </table:table-cell>
          <table:table-cell table:style-name="ce21"/>
          <table:table-cell table:style-name="ce41" table:formula="of:=SUM([.D9:.D25])" office:value-type="float" office:value="950445" calcext:value-type="float">
            <text:p>950,445</text:p>
          </table:table-cell>
          <table:table-cell table:style-name="ce54" table:formula="of:=SUM([.E9:.E11])" office:value-type="float" office:value="0" calcext:value-type="float">
            <text:p>0</text:p>
          </table:table-cell>
          <table:table-cell table:style-name="ce54" table:formula="of:=SUM([.F9:.F11])" office:value-type="float" office:value="0" calcext:value-type="float">
            <text:p>0</text:p>
          </table:table-cell>
          <table:table-cell table:style-name="ce41" table:formula="of:=SUM([.G9:.G25])" office:value-type="float" office:value="950445" calcext:value-type="float">
            <text:p>950,445</text:p>
          </table:table-cell>
          <table:table-cell table:style-name="ce8" table:number-columns-repeated="2"/>
          <table:table-cell table:style-name="ce41" table:formula="of:=SUM([.J9:.J25])" office:value-type="float" office:value="1279289" calcext:value-type="float">
            <text:p>1,279,289</text:p>
          </table:table-cell>
          <table:table-cell table:style-name="ce41" table:formula="of:=SUM([.K9:.K11])" office:value-type="float" office:value="-221745" calcext:value-type="float">
            <text:p>-221,745</text:p>
          </table:table-cell>
          <table:table-cell table:style-name="ce92" table:number-columns-repeated="1008"/>
        </table:table-row>
        <table:table-row table:style-name="ro2">
          <table:table-cell table:number-columns-repeated="3"/>
          <table:table-cell table:style-name="ce42" table:number-columns-repeated="4"/>
          <table:table-cell table:number-columns-repeated="1012"/>
        </table:table-row>
        <table:table-row table:style-name="ro2">
          <table:table-cell/>
          <table:table-cell table:style-name="ce22" table:number-columns-repeated="2"/>
          <table:table-cell table:style-name="ce43" office:value-type="string" calcext:value-type="string">
            <text:p>Saldo al</text:p>
          </table:table-cell>
          <table:table-cell table:style-name="ce55" office:value-type="string" calcext:value-type="string">
            <text:p>Saldo al</text:p>
          </table:table-cell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3" office:value-type="string" calcext:value-type="string">
            <text:p>Nota a los estados financieros:</text:p>
          </table:table-cell>
          <table:table-cell table:style-name="ce23"/>
          <table:table-cell table:style-name="ce44" office:value-type="date" office:date-value="2020-12-31" calcext:value-type="date">
            <text:p>31/12/20</text:p>
          </table:table-cell>
          <table:table-cell table:style-name="ce56" office:value-type="date" office:date-value="2019-12-31" calcext:value-type="date">
            <text:p>31/12/19</text:p>
          </table:table-cell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4" table:number-columns-repeated="2"/>
          <table:table-cell table:style-name="ce45"/>
          <table:table-cell table:style-name="ce57"/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5" office:value-type="string" calcext:value-type="string">
            <text:p>Ventas de Servicios</text:p>
          </table:table-cell>
          <table:table-cell table:style-name="ce25"/>
          <table:table-cell table:style-name="ce38" table:formula="of:=[.G11]" office:value-type="float" office:value="864726" calcext:value-type="float">
            <text:p>864,726</text:p>
          </table:table-cell>
          <table:table-cell table:style-name="ce38" table:formula="of:=[.J11]" office:value-type="float" office:value="1086471" calcext:value-type="float">
            <text:p>1,086,471</text:p>
          </table:table-cell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5" office:value-type="string" calcext:value-type="string">
            <text:p>Comisiones Ganadas</text:p>
          </table:table-cell>
          <table:table-cell table:style-name="ce25"/>
          <table:table-cell table:style-name="ce46" table:formula="of:=[.G12]" office:value-type="float" office:value="85714" calcext:value-type="float">
            <text:p>85,714</text:p>
          </table:table-cell>
          <table:table-cell table:style-name="ce46" table:formula="of:=[.J12]" office:value-type="float" office:value="91131" calcext:value-type="float">
            <text:p>91,131</text:p>
          </table:table-cell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5" office:value-type="string" calcext:value-type="string">
            <text:p>Ingresos por Eventos Propios</text:p>
          </table:table-cell>
          <table:table-cell table:style-name="ce25"/>
          <table:table-cell table:style-name="ce46" table:formula="of:=SUM([.G13:.G18])" office:value-type="float" office:value="0" calcext:value-type="float">
            <text:p>0</text:p>
          </table:table-cell>
          <table:table-cell table:style-name="ce46" table:formula="of:=SUM([.J13:.J18])" office:value-type="float" office:value="83721" calcext:value-type="float">
            <text:p>83,721</text:p>
          </table:table-cell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5" table:number-columns-repeated="2"/>
          <table:table-cell table:style-name="ce47"/>
          <table:table-cell table:style-name="ce58"/>
          <table:table-cell table:style-name="ce42" table:number-columns-repeated="2"/>
          <table:table-cell table:number-columns-repeated="1012"/>
        </table:table-row>
        <table:table-row table:style-name="ro2">
          <table:table-cell/>
          <table:table-cell table:style-name="ce26" office:value-type="string" calcext:value-type="string">
            <text:p>Total</text:p>
          </table:table-cell>
          <table:table-cell table:style-name="ce33"/>
          <table:table-cell table:style-name="ce48" table:formula="of:=+SUM([.D32:.D35])" office:value-type="float" office:value="950440" calcext:value-type="float">
            <text:p>950,440</text:p>
          </table:table-cell>
          <table:table-cell table:style-name="ce59" table:formula="of:=SUM([.E32:.E35])" office:value-type="float" office:value="1261323" calcext:value-type="float">
            <text:p>1,261,323</text:p>
          </table:table-cell>
          <table:table-cell table:style-name="ce42" table:number-columns-repeated="2"/>
          <table:table-cell table:number-columns-repeated="1012"/>
        </table:table-row>
        <table:table-row table:style-name="ro2">
          <table:table-cell table:number-columns-repeated="1019"/>
        </table:table-row>
        <table:table-row table:style-name="ro2">
          <table:table-cell table:style-name="ce9" office:value-type="string" calcext:value-type="string">
            <text:p>Fuente:</text:p>
          </table:table-cell>
          <table:table-cell table:style-name="ce27" table:number-columns-repeated="9"/>
          <table:table-cell table:style-name="ce88"/>
          <table:table-cell table:number-columns-repeated="1008"/>
        </table:table-row>
        <table:table-row table:style-name="ro2">
          <table:table-cell table:style-name="ce10" office:value-type="string" calcext:value-type="string">
            <text:p>Estados Financieros de la compañía proporcionado por el cliente y mayores generales, para el anio corriente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 office:value-type="string" calcext:value-type="string">
            <text:p>Nuestros papeles de trabajo y balance de comprobación del 2019 para el anio anterior.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/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1" office:value-type="string" calcext:value-type="string">
            <text:p>Objetivos: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 office:value-type="string" calcext:value-type="string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 office:value-type="string" calcext:value-type="string">
            <text:p>Identificar posibles variaciones significativas no analizadas en nuestra revision analitica y que ameriten un examen mas detallado.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/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2" office:value-type="string" calcext:value-type="string">
            <text:p>Explicacion del trabajo realizado: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 office:value-type="string" calcext:value-type="string">
            <text:p><text:span text:style-name="T1">- Ver el</text:span><text:span text:style-name="T2"> </text:span><text:span text:style-name="T3">PT 4003 </text:span><text:span text:style-name="T4">en el cual se encuentra el programa de auditoria de cada area y detallan los procedimientos a aplicar</text:span>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 table:number-rows-repeated="2">
          <table:table-cell table:style-name="ce12"/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0"/>
          <table:table-cell table:number-columns-repeated="9"/>
          <table:table-cell table:style-name="ce89"/>
          <table:table-cell table:number-columns-repeated="1008"/>
        </table:table-row>
        <table:table-row table:style-name="ro2">
          <table:table-cell table:style-name="ce11" office:value-type="string" calcext:value-type="string">
            <text:p>Conclusiones (A ser completado por el Auditor a cargo del compromiso):</text:p>
          </table:table-cell>
          <table:table-cell table:number-columns-repeated="9"/>
          <table:table-cell table:style-name="ce89"/>
          <table:table-cell table:number-columns-repeated="1008"/>
        </table:table-row>
        <table:table-row table:style-name="ro2" table:number-rows-repeated="3">
          <table:table-cell table:number-columns-repeated="10"/>
          <table:table-cell table:style-name="ce89"/>
          <table:table-cell table:number-columns-repeated="1008"/>
        </table:table-row>
        <table:table-row table:style-name="ro2" table:number-rows-repeated="104852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Prueba_de_ventas" table:style-name="ta2">
        <table:table-column table:style-name="co13" table:default-cell-style-name="ce306"/>
        <table:table-column table:style-name="co10" table:default-cell-style-name="ce306"/>
        <table:table-column table:style-name="co14" table:default-cell-style-name="ce306"/>
        <table:table-column table:style-name="co15" table:number-columns-repeated="2" table:default-cell-style-name="ce306"/>
        <table:table-column table:style-name="co16" table:number-columns-repeated="2" table:default-cell-style-name="ce306"/>
        <table:table-column table:style-name="co17" table:default-cell-style-name="ce306"/>
        <table:table-column table:style-name="co11" table:number-columns-repeated="56" table:default-cell-style-name="ce306"/>
        <table:table-column table:style-name="co12" table:number-columns-repeated="960" table:default-cell-style-name="ce260"/>
        <table:table-row table:style-name="ro2">
          <table:table-cell table:style-name="ce241"/>
          <table:table-cell table:style-name="ce105" office:value-type="string" calcext:value-type="string">
            <text:p>Cliente:</text:p>
          </table:table-cell>
          <table:table-cell table:style-name="ce106" office:value-type="string" calcext:value-type="string">
            <text:p>VISACOM S.A</text:p>
          </table:table-cell>
          <table:table-cell table:style-name="ce107" table:number-columns-repeated="3"/>
          <table:table-cell table:style-name="ce108"/>
          <table:table-cell table:style-name="ce109" office:value-type="string" calcext:value-type="string">
            <text:p>P/T:</text:p>
          </table:table-cell>
          <table:table-cell table:style-name="ce110" table:number-columns-spanned="2" table:number-rows-spanned="1"/>
          <table:covered-table-cell/>
          <table:table-cell table:style-name="ce241" table:number-columns-repeated="54"/>
          <table:table-cell table:number-columns-repeated="960"/>
        </table:table-row>
        <table:table-row table:style-name="ro6">
          <table:table-cell table:style-name="ce241"/>
          <table:table-cell table:style-name="ce105" office:value-type="string" calcext:value-type="string">
            <text:p>Sección:</text:p>
          </table:table-cell>
          <table:table-cell table:style-name="ce106" office:value-type="string" calcext:value-type="string">
            <text:p>Fase 2 – Ejecución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Preparado por:</text:p>
          </table:table-cell>
          <table:table-cell table:style-name="ce112" office:value-type="string" calcext:value-type="string" table:number-columns-spanned="2" table:number-rows-spanned="1">
            <text:p>Dara Macias</text:p>
          </table:table-cell>
          <table:covered-table-cell/>
          <table:table-cell table:style-name="ce241" table:number-columns-repeated="54"/>
          <table:table-cell table:number-columns-repeated="960"/>
        </table:table-row>
        <table:table-row table:style-name="ro6">
          <table:table-cell table:style-name="ce241"/>
          <table:table-cell table:style-name="ce105" office:value-type="string" calcext:value-type="string">
            <text:p>Area:</text:p>
          </table:table-cell>
          <table:table-cell table:style-name="ce106" office:value-type="string" calcext:value-type="string">
            <text:p>Ingresos por ventas y Comisiones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Fecha:</text:p>
          </table:table-cell>
          <table:table-cell table:style-name="ce113" office:value-type="date" office:date-value="2020-10-30" calcext:value-type="date" table:number-columns-spanned="2" table:number-rows-spanned="1">
            <text:p>30/10/2020</text:p>
          </table:table-cell>
          <table:covered-table-cell/>
          <table:table-cell table:style-name="ce241" table:number-columns-repeated="54"/>
          <table:table-cell table:number-columns-repeated="960"/>
        </table:table-row>
        <table:table-row table:style-name="ro6">
          <table:table-cell table:style-name="ce241"/>
          <table:table-cell table:style-name="ce105" office:value-type="string" calcext:value-type="string">
            <text:p>Prueba:</text:p>
          </table:table-cell>
          <table:table-cell table:style-name="ce106" office:value-type="string" calcext:value-type="string">
            <text:p>Prueba de ventas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Revisado por:</text:p>
          </table:table-cell>
          <table:table-cell table:style-name="ce11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241" table:number-columns-repeated="54"/>
          <table:table-cell table:number-columns-repeated="960"/>
        </table:table-row>
        <table:table-row table:style-name="ro2">
          <table:table-cell table:style-name="ce241"/>
          <table:table-cell table:style-name="ce105" office:value-type="string" calcext:value-type="string">
            <text:p>Con corte al:</text:p>
          </table:table-cell>
          <table:table-cell table:style-name="ce106" office:value-type="string" calcext:value-type="string">
            <text:p>Al 31 de diciembre del 2020</text:p>
          </table:table-cell>
          <table:table-cell table:style-name="ce107" table:number-columns-repeated="3"/>
          <table:table-cell table:style-name="ce111"/>
          <table:table-cell table:style-name="ce109" office:value-type="string" calcext:value-type="string">
            <text:p>Fecha:</text:p>
          </table:table-cell>
          <table:table-cell table:style-name="ce110" table:number-columns-spanned="2" table:number-rows-spanned="1"/>
          <table:covered-table-cell/>
          <table:table-cell table:style-name="ce241" table:number-columns-repeated="54"/>
          <table:table-cell table:number-columns-repeated="960"/>
        </table:table-row>
        <table:table-row table:style-name="ro2">
          <table:table-cell table:style-name="ce241"/>
          <table:table-cell table:style-name="ce114"/>
          <table:table-cell table:style-name="ce241" table:number-columns-repeated="4"/>
          <table:table-cell table:style-name="ce116" table:number-columns-repeated="2"/>
          <table:table-cell table:number-columns-repeated="2"/>
          <table:table-cell table:style-name="ce241" table:number-columns-repeated="54"/>
          <table:table-cell table:number-columns-repeated="960"/>
        </table:table-row>
        <table:table-row table:style-name="ro2">
          <table:table-cell/>
          <table:table-cell table:style-name="ce118"/>
          <table:table-cell table:style-name="ce119"/>
          <table:table-cell table:style-name="ce120"/>
          <table:table-cell table:style-name="ce119"/>
          <table:table-cell table:style-name="ce118" office:value-type="string" calcext:value-type="string">
            <text:p>Ventas de</text:p>
          </table:table-cell>
          <table:table-cell table:style-name="ce119"/>
          <table:table-cell table:style-name="ce121" table:number-columns-repeated="2"/>
          <table:table-cell table:style-name="ce122"/>
          <table:table-cell table:number-columns-repeated="1014"/>
        </table:table-row>
        <table:table-row table:style-name="ro7">
          <table:table-cell/>
          <table:table-cell table:style-name="ce145" office:value-type="string" calcext:value-type="string">
            <text:p>Ventas por cliente</text:p>
          </table:table-cell>
          <table:table-cell table:style-name="ce123"/>
          <table:table-cell table:style-name="ce124" office:value-type="string" calcext:value-type="string">
            <text:p>Referencia</text:p>
          </table:table-cell>
          <table:table-cell table:style-name="ce144" office:value-type="date" office:date-value="2020-10-01" calcext:value-type="date">
            <text:p>oct-20</text:p>
          </table:table-cell>
          <table:table-cell table:style-name="ce125" office:value-type="string" calcext:value-type="string">
            <text:p>nov a dic.</text:p>
          </table:table-cell>
          <table:table-cell table:style-name="ce144" office:value-type="date" office:date-value="2020-12-01" calcext:value-type="date">
            <text:p>dic-20</text:p>
          </table:table-cell>
          <table:table-cell table:style-name="ce126"/>
          <table:table-cell table:style-name="ce127" office:value-type="string" calcext:value-type="string">
            <text:p>Comentarios</text:p>
          </table:table-cell>
          <table:table-cell table:style-name="ce128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DINADEC S.A. </text:p>
          </table:table-cell>
          <table:table-cell table:style-name="ce129"/>
          <table:table-cell table:style-name="ce131" office:value-type="float" office:value="738115.53" calcext:value-type="float">
            <text:p>738,116</text:p>
          </table:table-cell>
          <table:table-cell table:style-name="ce159" office:value-type="float" office:value="17124.72" calcext:value-type="float">
            <text:p>17,125</text:p>
          </table:table-cell>
          <table:table-cell table:style-name="ce159" table:formula="of:=[.E9]+[.F9]" office:value-type="float" office:value="755240.25" calcext:value-type="float">
            <text:p>755,240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LA FABRIL</text:p>
          </table:table-cell>
          <table:table-cell table:style-name="ce129"/>
          <table:table-cell table:style-name="ce131" office:value-type="float" office:value="89560.47" calcext:value-type="float">
            <text:p>89,560</text:p>
          </table:table-cell>
          <table:table-cell table:style-name="ce159" office:value-type="float" office:value="20867.49" calcext:value-type="float">
            <text:p>20,867</text:p>
          </table:table-cell>
          <table:table-cell table:style-name="ce159" table:formula="of:=[.E10]+[.F10]" office:value-type="float" office:value="110427.96" calcext:value-type="float">
            <text:p>110,428</text:p>
          </table:table-cell>
          <table:table-cell office:value-type="string" calcext:value-type="string">
            <text:p>Tiene una nota de credito por $ 1436</text:p>
          </table:table-cell>
          <table:table-cell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OTELO &amp; FABELL S.A.</text:p>
          </table:table-cell>
          <table:table-cell table:style-name="ce129"/>
          <table:table-cell table:style-name="ce131" office:value-type="float" office:value="63254.34" calcext:value-type="float">
            <text:p>63,254</text:p>
          </table:table-cell>
          <table:table-cell table:style-name="ce159"/>
          <table:table-cell table:style-name="ce159" table:formula="of:=[.E11]+[.F11]" office:value-type="float" office:value="63254.34" calcext:value-type="float">
            <text:p>63,254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BANCO GUAYAQUIL S.A.</text:p>
          </table:table-cell>
          <table:table-cell table:style-name="ce129"/>
          <table:table-cell table:style-name="ce131" office:value-type="float" office:value="53471.23" calcext:value-type="float">
            <text:p>53,471</text:p>
          </table:table-cell>
          <table:table-cell table:style-name="ce159" office:value-type="float" office:value="165626.16" calcext:value-type="float">
            <text:p>165,626</text:p>
          </table:table-cell>
          <table:table-cell table:style-name="ce159" table:formula="of:=[.E12]+[.F12]" office:value-type="float" office:value="219097.39" calcext:value-type="float">
            <text:p>219,097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UNILEVER ANDINA ECUADOR S.A.</text:p>
          </table:table-cell>
          <table:table-cell table:style-name="ce129"/>
          <table:table-cell table:style-name="ce131" office:value-type="float" office:value="33243.65" calcext:value-type="float">
            <text:p>33,244</text:p>
          </table:table-cell>
          <table:table-cell table:style-name="ce159" office:value-type="float" office:value="9009.33" calcext:value-type="float">
            <text:p>9,009</text:p>
          </table:table-cell>
          <table:table-cell table:style-name="ce159" table:formula="of:=[.E13]+[.F13]" office:value-type="float" office:value="42252.98" calcext:value-type="float">
            <text:p>42,253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CERVECERIA NACIONAL CN S.A.</text:p>
          </table:table-cell>
          <table:table-cell table:style-name="ce129"/>
          <table:table-cell table:style-name="ce131" office:value-type="float" office:value="21226.7" calcext:value-type="float">
            <text:p>21,227</text:p>
          </table:table-cell>
          <table:table-cell table:style-name="ce159"/>
          <table:table-cell table:style-name="ce159" table:formula="of:=[.E14]+[.F14]" office:value-type="float" office:value="21226.7" calcext:value-type="float">
            <text:p>21,227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JENNY ALVEAR CUCALON</text:p>
          </table:table-cell>
          <table:table-cell table:style-name="ce129"/>
          <table:table-cell table:style-name="ce131" office:value-type="float" office:value="0" calcext:value-type="float">
            <text:p>0</text:p>
          </table:table-cell>
          <table:table-cell table:style-name="ce159" office:value-type="float" office:value="3218.96" calcext:value-type="float">
            <text:p>3,219</text:p>
          </table:table-cell>
          <table:table-cell table:style-name="ce159" table:formula="of:=[.E15]+[.F15]" office:value-type="float" office:value="3218.96" calcext:value-type="float">
            <text:p>3,219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BENEMERITO CUERPO DE BOMBEROS DE GUAYAQUIL</text:p>
          </table:table-cell>
          <table:table-cell table:style-name="ce129"/>
          <table:table-cell table:style-name="ce131" office:value-type="float" office:value="7844" calcext:value-type="float">
            <text:p>7,844</text:p>
          </table:table-cell>
          <table:table-cell table:style-name="ce159"/>
          <table:table-cell table:style-name="ce159" table:formula="of:=[.E16]+[.F16]" office:value-type="float" office:value="7844" calcext:value-type="float">
            <text:p>7,844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DENDA</text:p>
          </table:table-cell>
          <table:table-cell table:style-name="ce129"/>
          <table:table-cell table:style-name="ce131" office:value-type="float" office:value="0" calcext:value-type="float">
            <text:p>0</text:p>
          </table:table-cell>
          <table:table-cell table:style-name="ce159" office:value-type="float" office:value="22343" calcext:value-type="float">
            <text:p>22,343</text:p>
          </table:table-cell>
          <table:table-cell table:style-name="ce159" table:formula="of:=[.E17]+[.F17]" office:value-type="float" office:value="22343" calcext:value-type="float">
            <text:p>22,343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PRODUCTOS TISSUE DEL ECUADOR S.A.</text:p>
          </table:table-cell>
          <table:table-cell table:style-name="ce129"/>
          <table:table-cell table:style-name="ce131" office:value-type="float" office:value="2707.04" calcext:value-type="float">
            <text:p>2,707</text:p>
          </table:table-cell>
          <table:table-cell table:style-name="ce159"/>
          <table:table-cell table:style-name="ce159" table:formula="of:=[.E18]+[.F18]" office:value-type="float" office:value="2707.04" calcext:value-type="float">
            <text:p>2,707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MC CANN ERICKSON ECUADOR PUBLICIDAD S.A.</text:p>
          </table:table-cell>
          <table:table-cell table:style-name="ce129"/>
          <table:table-cell table:style-name="ce131" office:value-type="float" office:value="1705.76" calcext:value-type="float">
            <text:p>1,706</text:p>
          </table:table-cell>
          <table:table-cell table:style-name="ce159"/>
          <table:table-cell table:style-name="ce159" table:formula="of:=[.E19]+[.F19]" office:value-type="float" office:value="1705.76" calcext:value-type="float">
            <text:p>1,706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PREDIOS BONAFIDE S.A.</text:p>
          </table:table-cell>
          <table:table-cell table:style-name="ce129"/>
          <table:table-cell table:style-name="ce131" office:value-type="float" office:value="1456.48" calcext:value-type="float">
            <text:p>1,456</text:p>
          </table:table-cell>
          <table:table-cell table:style-name="ce159" office:value-type="float" office:value="343.5" calcext:value-type="float">
            <text:p>344</text:p>
          </table:table-cell>
          <table:table-cell table:style-name="ce159" table:formula="of:=[.E20]+[.F20]" office:value-type="float" office:value="1799.98" calcext:value-type="float">
            <text:p>1,800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CHUBB SEGUROS ECUADOR S.A.</text:p>
          </table:table-cell>
          <table:table-cell table:style-name="ce129"/>
          <table:table-cell table:style-name="ce131" office:value-type="float" office:value="924" calcext:value-type="float">
            <text:p>924</text:p>
          </table:table-cell>
          <table:table-cell table:style-name="ce159"/>
          <table:table-cell table:style-name="ce159" table:formula="of:=[.E21]+[.F21]" office:value-type="float" office:value="924" calcext:value-type="float">
            <text:p>924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LEVEL PRINT S.A.</text:p>
          </table:table-cell>
          <table:table-cell table:style-name="ce129"/>
          <table:table-cell table:style-name="ce131" office:value-type="float" office:value="161.85" calcext:value-type="float">
            <text:p>162</text:p>
          </table:table-cell>
          <table:table-cell table:style-name="ce159"/>
          <table:table-cell table:style-name="ce159" table:formula="of:=[.E22]+[.F22]" office:value-type="float" office:value="161.85" calcext:value-type="float">
            <text:p>162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29"/>
          <table:table-cell table:style-name="ce130" office:value-type="string" calcext:value-type="string">
            <text:p>BADITH YAMIL HANNA CONTRERAS</text:p>
          </table:table-cell>
          <table:table-cell table:style-name="ce129"/>
          <table:table-cell table:style-name="ce131" office:value-type="float" office:value="45" calcext:value-type="float">
            <text:p>45</text:p>
          </table:table-cell>
          <table:table-cell table:style-name="ce159"/>
          <table:table-cell table:style-name="ce159" table:formula="of:=[.E23]+[.F23]" office:value-type="float" office:value="45" calcext:value-type="float">
            <text:p>45</text:p>
          </table:table-cell>
          <table:table-cell table:number-columns-repeated="2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34"/>
          <table:table-cell table:style-name="ce135" office:value-type="string" calcext:value-type="string">
            <text:p>SUMAN</text:p>
          </table:table-cell>
          <table:table-cell table:style-name="ce134"/>
          <table:table-cell table:style-name="ce136" table:formula="of:=SUM([.E9:.E23])" office:value-type="float" office:value="1013716.05" calcext:value-type="float">
            <text:p>1,013,716</text:p>
          </table:table-cell>
          <table:table-cell table:style-name="ce136" table:formula="of:=SUM([.F9:.F23])" office:value-type="float" office:value="238533.16" calcext:value-type="float">
            <text:p>238,533</text:p>
          </table:table-cell>
          <table:table-cell table:style-name="ce136" table:formula="of:=SUM([.G9:.G23])" office:value-type="float" office:value="1252249.21" calcext:value-type="float">
            <text:p>1,252,249</text:p>
          </table:table-cell>
          <table:table-cell table:style-name="ce137" table:number-columns-repeated="2"/>
          <table:table-cell table:style-name="ce13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9" office:value-type="string" calcext:value-type="string">
            <text:p>Fuente:</text:p>
          </table:table-cell>
          <table:table-cell table:style-name="ce121" table:number-columns-repeated="7"/>
          <table:table-cell table:style-name="ce122"/>
          <table:table-cell table:number-columns-repeated="1014"/>
        </table:table-row>
        <table:table-row table:style-name="ro2">
          <table:table-cell/>
          <table:table-cell table:style-name="ce140" office:value-type="string" calcext:value-type="string">
            <text:p>Importes tomados de los estados financieros, mayor general e información suplementaria proporcionada por la empresa</text:p>
          </table:table-cell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0"/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1" office:value-type="string" calcext:value-type="string">
            <text:p>Objetivo:</text:p>
          </table:table-cell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0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0" office:value-type="string" calcext:value-type="string">
            <text:p>Identificar las principales variaciones de los saldos.</text:p>
          </table:table-cell>
          <table:table-cell table:number-columns-repeated="7"/>
          <table:table-cell table:style-name="ce133"/>
          <table:table-cell table:number-columns-repeated="1014"/>
        </table:table-row>
        <table:table-row table:style-name="ro2" table:number-rows-repeated="2">
          <table:table-cell/>
          <table:table-cell table:style-name="ce140"/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1" office:value-type="string" calcext:value-type="string">
            <text:p>Conclusiones:</text:p>
          </table:table-cell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2" office:value-type="string" calcext:value-type="string">
            <text:p>Todas las transacciones aquí presentadas, son antes del IVA, y de las Retenciones.</text:p>
          </table:table-cell>
          <table:table-cell table:number-columns-repeated="7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43"/>
          <table:table-cell table:style-name="ce126" table:number-columns-repeated="7"/>
          <table:table-cell table:style-name="ce128"/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 MxM" table:style-name="ta1">
        <table:table-column table:style-name="co18" table:default-cell-style-name="ce263"/>
        <table:table-column table:style-name="co19" table:default-cell-style-name="ce263"/>
        <table:table-column table:style-name="co11" table:default-cell-style-name="ce263"/>
        <table:table-column table:style-name="co9" table:default-cell-style-name="ce263"/>
        <table:table-column table:style-name="co11" table:number-columns-repeated="2" table:default-cell-style-name="ce263"/>
        <table:table-column table:style-name="co20" table:default-cell-style-name="ce263"/>
        <table:table-column table:style-name="co11" table:number-columns-repeated="3" table:default-cell-style-name="ce263"/>
        <table:table-column table:style-name="co21" table:number-columns-repeated="3" table:default-cell-style-name="ce263"/>
        <table:table-column table:style-name="co11" table:default-cell-style-name="ce263"/>
        <table:table-column table:style-name="co22" table:default-cell-style-name="ce263"/>
        <table:table-column table:style-name="co11" table:number-columns-repeated="49" table:default-cell-style-name="ce263"/>
        <table:table-column table:style-name="co11" table:number-columns-repeated="960" table:default-cell-style-name="Default"/>
        <table:table-row table:style-name="ro2">
          <table:table-cell table:style-name="ce261" office:value-type="string" calcext:value-type="string">
            <text:p>VISACOM S.A.</text:p>
          </table:table-cell>
          <table:table-cell table:number-columns-repeated="1023"/>
        </table:table-row>
        <table:table-row table:style-name="ro2">
          <table:table-cell table:style-name="ce262" office:value-type="string" calcext:value-type="string">
            <text:p>PRUEBA DE INGRESOS OPERACIONALES</text:p>
          </table:table-cell>
          <table:table-cell table:number-columns-repeated="1023"/>
        </table:table-row>
        <table:table-row table:style-name="ro2">
          <table:table-cell table:style-name="ce262" office:value-type="string" calcext:value-type="string">
            <text:p>Al 31 de diciembre del 202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7" office:value-type="string" calcext:value-type="string" table:number-columns-spanned="2" table:number-rows-spanned="1">
            <text:p>Servicios prestados</text:p>
          </table:table-cell>
          <table:covered-table-cell/>
          <table:table-cell table:style-name="ce267" office:value-type="string" calcext:value-type="string" table:number-columns-spanned="3" table:number-rows-spanned="1">
            <text:p>Eventos propios</text:p>
          </table:table-cell>
          <table:covered-table-cell table:number-columns-repeated="2"/>
          <table:table-cell table:style-name="ce271" office:value-type="string" calcext:value-type="string" table:number-columns-spanned="1" table:number-rows-spanned="2">
            <text:p>Suman</text:p>
          </table:table-cell>
          <table:table-cell table:style-name="ce273"/>
          <table:table-cell table:style-name="ce271" office:value-type="string" calcext:value-type="string" table:number-columns-spanned="1" table:number-rows-spanned="2">
            <text:p>Suman</text:p>
          </table:table-cell>
          <table:table-cell table:style-name="ce276" office:value-type="string" calcext:value-type="string" table:number-columns-spanned="3" table:number-rows-spanned="1">
            <text:p>Retenciones</text:p>
          </table:table-cell>
          <table:covered-table-cell table:number-columns-repeated="2" table:style-name="ce266"/>
          <table:table-cell table:number-columns-repeated="1011"/>
        </table:table-row>
        <table:table-row table:style-name="ro8">
          <table:table-cell table:number-columns-repeated="2"/>
          <table:table-cell table:style-name="ce268" office:value-type="string" calcext:value-type="string">
            <text:p>Publicidad</text:p>
          </table:table-cell>
          <table:table-cell table:style-name="ce268" office:value-type="string" calcext:value-type="string">
            <text:p>Comisiones</text:p>
          </table:table-cell>
          <table:table-cell table:style-name="ce268" office:value-type="string" calcext:value-type="string">
            <text:p>Eventos, tickets</text:p>
          </table:table-cell>
          <table:table-cell table:style-name="ce268" office:value-type="string" calcext:value-type="string">
            <text:p>Auspicios</text:p>
          </table:table-cell>
          <table:table-cell table:style-name="ce268" office:value-type="string" calcext:value-type="string">
            <text:p>Rebajas y descuentos</text:p>
          </table:table-cell>
          <table:covered-table-cell table:style-name="ce272"/>
          <table:table-cell table:style-name="ce268" office:value-type="string" calcext:value-type="string">
            <text:p>IVA</text:p>
          </table:table-cell>
          <table:covered-table-cell table:style-name="ce272"/>
          <table:table-cell table:style-name="ce268" office:value-type="string" calcext:value-type="string">
            <text:p>Ret. IVA</text:p>
          </table:table-cell>
          <table:table-cell table:style-name="ce268" office:value-type="string" calcext:value-type="string">
            <text:p>Ret. Fuente</text:p>
          </table:table-cell>
          <table:table-cell table:style-name="ce268" office:value-type="string" calcext:value-type="string">
            <text:p>Total de Retencion</text:p>
          </table:table-cell>
          <table:table-cell table:style-name="ce266"/>
          <table:table-cell table:style-name="ce268" office:value-type="string" calcext:value-type="string">
            <text:p>Total de Ingreso</text:p>
          </table:table-cell>
          <table:table-cell table:number-columns-repeated="1009"/>
        </table:table-row>
        <table:table-row table:style-name="ro2">
          <table:table-cell/>
          <table:table-cell table:style-name="ce264" office:value-type="string" calcext:value-type="string">
            <text:p>Enero</text:p>
          </table:table-cell>
          <table:table-cell table:style-name="ce269" table:formula="of:=[$'0120'.M21]" office:value-type="float" office:value="234283.74" calcext:value-type="float">
            <text:p>234,283.74</text:p>
          </table:table-cell>
          <table:table-cell table:style-name="ce269" table:number-columns-repeated="4"/>
          <table:table-cell table:style-name="ce269" table:formula="of:=[.C7]+[.D7]+[.E7]+[.F7]-[.G7]" office:value-type="float" office:value="234283.74" calcext:value-type="float">
            <text:p>234,283.74</text:p>
          </table:table-cell>
          <table:table-cell table:style-name="ce269" table:formula="of:=[$'0120'.N21]" office:value-type="float" office:value="28114.04" calcext:value-type="float">
            <text:p>28,114.04</text:p>
          </table:table-cell>
          <table:table-cell table:style-name="ce274" table:formula="of:=[.H7]+[.I7]" office:value-type="float" office:value="262397.78" calcext:value-type="float">
            <text:p>262,397.78</text:p>
          </table:table-cell>
          <table:table-cell table:style-name="ce277" table:formula="of:=[$'0120'.X21]" office:value-type="float" office:value="20384.69" calcext:value-type="float">
            <text:p>20,384.69</text:p>
          </table:table-cell>
          <table:table-cell table:style-name="ce277" table:formula="of:=[$'0120'.AR21]" office:value-type="float" office:value="2644.13" calcext:value-type="float">
            <text:p>2,644.13</text:p>
          </table:table-cell>
          <table:table-cell table:style-name="ce280" table:formula="of:=[.K7]+[.L7]" office:value-type="float" office:value="23028.82" calcext:value-type="float">
            <text:p>23,028.82</text:p>
          </table:table-cell>
          <table:table-cell table:style-name="ce278"/>
          <table:table-cell table:style-name="ce280" table:formula="of:=[.J7]-[.M7]" office:value-type="float" office:value="239368.96" calcext:value-type="float">
            <text:p>239,368.96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Febrero</text:p>
          </table:table-cell>
          <table:table-cell table:style-name="ce269" table:formula="of:=[$'0220'.M33]" office:value-type="float" office:value="388306.33" calcext:value-type="float">
            <text:p>388,306.33</text:p>
          </table:table-cell>
          <table:table-cell table:style-name="ce269" table:number-columns-repeated="4"/>
          <table:table-cell table:style-name="ce269" table:formula="of:=[.C8]+[.D8]+[.E8]+[.F8]-[.G8]" office:value-type="float" office:value="388306.33" calcext:value-type="float">
            <text:p>388,306.33</text:p>
          </table:table-cell>
          <table:table-cell table:style-name="ce269" table:formula="of:=[$'0220'.N33]" office:value-type="float" office:value="46596.76" calcext:value-type="float">
            <text:p>46,596.76</text:p>
          </table:table-cell>
          <table:table-cell table:style-name="ce274" table:formula="of:=[.H8]+[.I8]" office:value-type="float" office:value="434903.09" calcext:value-type="float">
            <text:p>434,903.09</text:p>
          </table:table-cell>
          <table:table-cell table:style-name="ce278" table:formula="of:=[$'0220'.X33]" office:value-type="float" office:value="31449.46" calcext:value-type="float">
            <text:p>31,449.46</text:p>
          </table:table-cell>
          <table:table-cell table:style-name="ce278" table:formula="of:=[$'0220'.AR33]" office:value-type="float" office:value="4189.83" calcext:value-type="float">
            <text:p>4,189.83</text:p>
          </table:table-cell>
          <table:table-cell table:style-name="ce280" table:formula="of:=[.K8]+[.L8]" office:value-type="float" office:value="35639.29" calcext:value-type="float">
            <text:p>35,639.29</text:p>
          </table:table-cell>
          <table:table-cell table:style-name="ce278"/>
          <table:table-cell table:style-name="ce280" table:formula="of:=[.J8]-[.M8]" office:value-type="float" office:value="399263.8" calcext:value-type="float">
            <text:p>399,263.80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Marzo</text:p>
          </table:table-cell>
          <table:table-cell table:style-name="ce269" table:formula="of:=[$'0320'.M28]" office:value-type="float" office:value="209959.25" calcext:value-type="float">
            <text:p>209,959.25</text:p>
          </table:table-cell>
          <table:table-cell table:style-name="ce269" table:number-columns-repeated="4"/>
          <table:table-cell table:style-name="ce269" table:formula="of:=[.C9]+[.D9]+[.E9]+[.F9]-[.G9]" office:value-type="float" office:value="209959.25" calcext:value-type="float">
            <text:p>209,959.25</text:p>
          </table:table-cell>
          <table:table-cell table:style-name="ce269" table:formula="of:=[$'0320'.N28]" office:value-type="float" office:value="25195.13" calcext:value-type="float">
            <text:p>25,195.13</text:p>
          </table:table-cell>
          <table:table-cell table:style-name="ce274" table:formula="of:=[.H9]+[.I9]" office:value-type="float" office:value="235154.38" calcext:value-type="float">
            <text:p>235,154.38</text:p>
          </table:table-cell>
          <table:table-cell table:style-name="ce278" table:formula="of:=[$'0320'.X28]" office:value-type="float" office:value="17134.14" calcext:value-type="float">
            <text:p>17,134.14</text:p>
          </table:table-cell>
          <table:table-cell table:style-name="ce278" table:formula="of:=[$'0320'.AR28]" office:value-type="float" office:value="2271.13" calcext:value-type="float">
            <text:p>2,271.13</text:p>
          </table:table-cell>
          <table:table-cell table:style-name="ce280" table:formula="of:=[.K9]+[.L9]" office:value-type="float" office:value="19405.27" calcext:value-type="float">
            <text:p>19,405.27</text:p>
          </table:table-cell>
          <table:table-cell table:style-name="ce278"/>
          <table:table-cell table:style-name="ce280" table:formula="of:=[.J9]-[.M9]" office:value-type="float" office:value="215749.11" calcext:value-type="float">
            <text:p>215,749.11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Abril</text:p>
          </table:table-cell>
          <table:table-cell table:style-name="ce269" table:formula="of:=[$'0420'.M8]" office:value-type="float" office:value="4141.85" calcext:value-type="float">
            <text:p>4,141.85</text:p>
          </table:table-cell>
          <table:table-cell table:style-name="ce269" table:number-columns-repeated="4"/>
          <table:table-cell table:style-name="ce269" table:formula="of:=[.C10]+[.D10]+[.E10]+[.F10]-[.G10]" office:value-type="float" office:value="4141.85" calcext:value-type="float">
            <text:p>4,141.85</text:p>
          </table:table-cell>
          <table:table-cell table:style-name="ce269" table:formula="of:=[$'0420'.N8]" office:value-type="float" office:value="497.02" calcext:value-type="float">
            <text:p>497.02</text:p>
          </table:table-cell>
          <table:table-cell table:style-name="ce274" table:formula="of:=[.H10]+[.I10]" office:value-type="float" office:value="4638.87" calcext:value-type="float">
            <text:p>4,638.87</text:p>
          </table:table-cell>
          <table:table-cell table:style-name="ce278" table:formula="of:=[$'0420'.X8]" office:value-type="float" office:value="1851.22" calcext:value-type="float">
            <text:p>1,851.22</text:p>
          </table:table-cell>
          <table:table-cell table:style-name="ce278" table:formula="of:=[$'0420'.AR8]" office:value-type="float" office:value="577.95" calcext:value-type="float">
            <text:p>577.95</text:p>
          </table:table-cell>
          <table:table-cell table:style-name="ce280" table:formula="of:=[.K10]+[.L10]" office:value-type="float" office:value="2429.17" calcext:value-type="float">
            <text:p>2,429.17</text:p>
          </table:table-cell>
          <table:table-cell table:style-name="ce278"/>
          <table:table-cell table:style-name="ce280" table:formula="of:=[.J10]-[.M10]" office:value-type="float" office:value="2209.7" calcext:value-type="float">
            <text:p>2,209.70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Mayo</text:p>
          </table:table-cell>
          <table:table-cell table:style-name="ce269" table:formula="of:=[$'0520'.M19]" office:value-type="float" office:value="46781.12" calcext:value-type="float">
            <text:p>46,781.12</text:p>
          </table:table-cell>
          <table:table-cell table:style-name="ce269" table:number-columns-repeated="4"/>
          <table:table-cell table:style-name="ce269" table:formula="of:=[.C11]+[.D11]+[.E11]+[.F11]-[.G11]" office:value-type="float" office:value="46781.12" calcext:value-type="float">
            <text:p>46,781.12</text:p>
          </table:table-cell>
          <table:table-cell table:style-name="ce269" table:formula="of:=[$'0520'.N19]" office:value-type="float" office:value="5613.73" calcext:value-type="float">
            <text:p>5,613.73</text:p>
          </table:table-cell>
          <table:table-cell table:style-name="ce274" table:formula="of:=[.H11]+[.I11]" office:value-type="float" office:value="52394.85" calcext:value-type="float">
            <text:p>52,394.85</text:p>
          </table:table-cell>
          <table:table-cell table:style-name="ce278" table:formula="of:=[$'0520'.X19]" office:value-type="float" office:value="3431.87" calcext:value-type="float">
            <text:p>3,431.87</text:p>
          </table:table-cell>
          <table:table-cell table:style-name="ce278" table:formula="of:=[$'0520'.AR19]" office:value-type="float" office:value="984.32" calcext:value-type="float">
            <text:p>984.32</text:p>
          </table:table-cell>
          <table:table-cell table:style-name="ce280" table:formula="of:=[.K11]+[.L11]" office:value-type="float" office:value="4416.19" calcext:value-type="float">
            <text:p>4,416.19</text:p>
          </table:table-cell>
          <table:table-cell table:style-name="ce278"/>
          <table:table-cell table:style-name="ce280" table:formula="of:=[.J11]-[.M11]" office:value-type="float" office:value="47978.66" calcext:value-type="float">
            <text:p>47,978.66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Junio</text:p>
          </table:table-cell>
          <table:table-cell table:style-name="ce269" table:formula="of:=[$'0620'.M8]" office:value-type="float" office:value="3379.56" calcext:value-type="float">
            <text:p>3,379.56</text:p>
          </table:table-cell>
          <table:table-cell table:style-name="ce269" table:number-columns-repeated="4"/>
          <table:table-cell table:style-name="ce269" table:formula="of:=[.C12]+[.D12]+[.E12]+[.F12]-[.G12]" office:value-type="float" office:value="3379.56" calcext:value-type="float">
            <text:p>3,379.56</text:p>
          </table:table-cell>
          <table:table-cell table:style-name="ce269" table:formula="of:=[$'0620'.N8]" office:value-type="float" office:value="405.55" calcext:value-type="float">
            <text:p>405.55</text:p>
          </table:table-cell>
          <table:table-cell table:style-name="ce274" table:formula="of:=[.H12]+[.I12]" office:value-type="float" office:value="3785.11" calcext:value-type="float">
            <text:p>3,785.11</text:p>
          </table:table-cell>
          <table:table-cell table:style-name="ce278" table:formula="of:=[$'0620'.X8]" office:value-type="float" office:value="236.07" calcext:value-type="float">
            <text:p>236.07</text:p>
          </table:table-cell>
          <table:table-cell table:style-name="ce278" table:formula="of:=[$'0620'.AR8]" office:value-type="float" office:value="77.29" calcext:value-type="float">
            <text:p>77.29</text:p>
          </table:table-cell>
          <table:table-cell table:style-name="ce280" table:formula="of:=[.K12]+[.L12]" office:value-type="float" office:value="313.36" calcext:value-type="float">
            <text:p>313.36</text:p>
          </table:table-cell>
          <table:table-cell table:style-name="ce278"/>
          <table:table-cell table:style-name="ce280" table:formula="of:=[.J12]-[.M12]" office:value-type="float" office:value="3471.75" calcext:value-type="float">
            <text:p>3,471.75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Julio</text:p>
          </table:table-cell>
          <table:table-cell table:style-name="ce269" table:formula="of:=[$'0720'.M14]" office:value-type="float" office:value="9469.86" calcext:value-type="float">
            <text:p>9,469.86</text:p>
          </table:table-cell>
          <table:table-cell table:style-name="ce269" table:number-columns-repeated="4"/>
          <table:table-cell table:style-name="ce269" table:formula="of:=[.C13]+[.D13]+[.E13]+[.F13]-[.G13]" office:value-type="float" office:value="9469.86" calcext:value-type="float">
            <text:p>9,469.86</text:p>
          </table:table-cell>
          <table:table-cell table:style-name="ce269" table:formula="of:=[$'0720'.N14]" office:value-type="float" office:value="1136.37" calcext:value-type="float">
            <text:p>1,136.37</text:p>
          </table:table-cell>
          <table:table-cell table:style-name="ce274" table:formula="of:=[.H13]+[.I13]" office:value-type="float" office:value="10606.23" calcext:value-type="float">
            <text:p>10,606.23</text:p>
          </table:table-cell>
          <table:table-cell table:style-name="ce278" table:formula="of:=[$'0720'.X14]" office:value-type="float" office:value="1337.68" calcext:value-type="float">
            <text:p>1,337.68</text:p>
          </table:table-cell>
          <table:table-cell table:style-name="ce278" table:formula="of:=[$'0720'.AR14]" office:value-type="float" office:value="317.86" calcext:value-type="float">
            <text:p>317.86</text:p>
          </table:table-cell>
          <table:table-cell table:style-name="ce280" table:formula="of:=[.K13]+[.L13]" office:value-type="float" office:value="1655.54" calcext:value-type="float">
            <text:p>1,655.54</text:p>
          </table:table-cell>
          <table:table-cell table:style-name="ce278"/>
          <table:table-cell table:style-name="ce280" table:formula="of:=[.J13]-[.M13]" office:value-type="float" office:value="8950.69" calcext:value-type="float">
            <text:p>8,950.69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Agosto</text:p>
          </table:table-cell>
          <table:table-cell table:style-name="ce269" table:formula="of:=[$'0820'.M25]" office:value-type="float" office:value="54117.9" calcext:value-type="float">
            <text:p>54,117.90</text:p>
          </table:table-cell>
          <table:table-cell table:style-name="ce269" table:number-columns-repeated="4"/>
          <table:table-cell table:style-name="ce269" table:formula="of:=[.C14]+[.D14]+[.E14]+[.F14]-[.G14]" office:value-type="float" office:value="54117.9" calcext:value-type="float">
            <text:p>54,117.90</text:p>
          </table:table-cell>
          <table:table-cell table:style-name="ce269" table:formula="of:=[$'0820'.N25]" office:value-type="float" office:value="6494.14" calcext:value-type="float">
            <text:p>6,494.14</text:p>
          </table:table-cell>
          <table:table-cell table:style-name="ce274" table:formula="of:=[.H14]+[.I14]" office:value-type="float" office:value="60612.04" calcext:value-type="float">
            <text:p>60,612.04</text:p>
          </table:table-cell>
          <table:table-cell table:style-name="ce278" table:formula="of:=[$'0820'.X25]" office:value-type="float" office:value="4699.18" calcext:value-type="float">
            <text:p>4,699.18</text:p>
          </table:table-cell>
          <table:table-cell table:style-name="ce278" table:formula="of:=[$'0820'.AR25]" office:value-type="float" office:value="1212.54" calcext:value-type="float">
            <text:p>1,212.54</text:p>
          </table:table-cell>
          <table:table-cell table:style-name="ce280" table:formula="of:=[.K14]+[.L14]" office:value-type="float" office:value="5911.72" calcext:value-type="float">
            <text:p>5,911.72</text:p>
          </table:table-cell>
          <table:table-cell table:style-name="ce278"/>
          <table:table-cell table:style-name="ce280" table:formula="of:=[.J14]-[.M14]" office:value-type="float" office:value="54700.32" calcext:value-type="float">
            <text:p>54,700.32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Septiembre</text:p>
          </table:table-cell>
          <table:table-cell table:style-name="ce269" table:formula="of:=[$'0920'.M24]" office:value-type="float" office:value="43131.32" calcext:value-type="float">
            <text:p>43,131.32</text:p>
          </table:table-cell>
          <table:table-cell table:style-name="ce269" table:number-columns-repeated="4"/>
          <table:table-cell table:style-name="ce269" table:formula="of:=[.C15]+[.D15]+[.E15]+[.F15]-[.G15]" office:value-type="float" office:value="43131.32" calcext:value-type="float">
            <text:p>43,131.32</text:p>
          </table:table-cell>
          <table:table-cell table:style-name="ce269" table:formula="of:=[$'0920'.N24]" office:value-type="float" office:value="5175.75" calcext:value-type="float">
            <text:p>5,175.75</text:p>
          </table:table-cell>
          <table:table-cell table:style-name="ce274" table:formula="of:=[.H15]+[.I15]" office:value-type="float" office:value="48307.07" calcext:value-type="float">
            <text:p>48,307.07</text:p>
          </table:table-cell>
          <table:table-cell table:style-name="ce278" table:formula="of:=[$'0920'.X24]" office:value-type="float" office:value="3259.74" calcext:value-type="float">
            <text:p>3,259.74</text:p>
          </table:table-cell>
          <table:table-cell table:style-name="ce278" table:formula="of:=[$'0920'.AR24]" office:value-type="float" office:value="795" calcext:value-type="float">
            <text:p>795.00</text:p>
          </table:table-cell>
          <table:table-cell table:style-name="ce280" table:formula="of:=[.K15]+[.L15]" office:value-type="float" office:value="4054.74" calcext:value-type="float">
            <text:p>4,054.74</text:p>
          </table:table-cell>
          <table:table-cell table:style-name="ce278"/>
          <table:table-cell table:style-name="ce280" table:formula="of:=[.J15]-[.M15]" office:value-type="float" office:value="44252.33" calcext:value-type="float">
            <text:p>44,252.33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Octubre</text:p>
          </table:table-cell>
          <table:table-cell table:style-name="ce269" table:formula="of:=[$'1020'.M25]" office:value-type="float" office:value="20145.12" calcext:value-type="float">
            <text:p>20,145.12</text:p>
          </table:table-cell>
          <table:table-cell table:style-name="ce269" table:number-columns-repeated="4"/>
          <table:table-cell table:style-name="ce269" table:formula="of:=[.C16]+[.D16]+[.E16]+[.F16]-[.G16]" office:value-type="float" office:value="20145.12" calcext:value-type="float">
            <text:p>20,145.12</text:p>
          </table:table-cell>
          <table:table-cell table:style-name="ce269" table:formula="of:=[$'1020'.N25]" office:value-type="float" office:value="2417.42" calcext:value-type="float">
            <text:p>2,417.42</text:p>
          </table:table-cell>
          <table:table-cell table:style-name="ce274" table:formula="of:=[.H16]+[.I16]" office:value-type="float" office:value="22562.54" calcext:value-type="float">
            <text:p>22,562.54</text:p>
          </table:table-cell>
          <table:table-cell table:style-name="ce278" table:formula="of:=[$'1020'.X25]" office:value-type="float" office:value="1495.33" calcext:value-type="float">
            <text:p>1,495.33</text:p>
          </table:table-cell>
          <table:table-cell table:style-name="ce278" table:formula="of:=[$'1020'.AR25]" office:value-type="float" office:value="436.49" calcext:value-type="float">
            <text:p>436.49</text:p>
          </table:table-cell>
          <table:table-cell table:style-name="ce280" table:formula="of:=[.K16]+[.L16]" office:value-type="float" office:value="1931.82" calcext:value-type="float">
            <text:p>1,931.82</text:p>
          </table:table-cell>
          <table:table-cell table:style-name="ce278"/>
          <table:table-cell table:style-name="ce280" table:formula="of:=[.J16]-[.M16]" office:value-type="float" office:value="20630.72" calcext:value-type="float">
            <text:p>20,630.72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Noviembre</text:p>
          </table:table-cell>
          <table:table-cell table:style-name="ce269" table:formula="of:=[$'1120'.M35]" office:value-type="float" office:value="173645.95" calcext:value-type="float">
            <text:p>173,645.95</text:p>
          </table:table-cell>
          <table:table-cell table:style-name="ce269" table:number-columns-repeated="4"/>
          <table:table-cell table:style-name="ce269" table:formula="of:=[.C17]+[.D17]+[.E17]+[.F17]-[.G17]" office:value-type="float" office:value="173645.95" calcext:value-type="float">
            <text:p>173,645.95</text:p>
          </table:table-cell>
          <table:table-cell table:style-name="ce269" table:formula="of:=[$'1120'.N35]" office:value-type="float" office:value="20837.51" calcext:value-type="float">
            <text:p>20,837.51</text:p>
          </table:table-cell>
          <table:table-cell table:style-name="ce274" table:formula="of:=[.H17]+[.I17]" office:value-type="float" office:value="194483.46" calcext:value-type="float">
            <text:p>194,483.46</text:p>
          </table:table-cell>
          <table:table-cell table:style-name="ce278" table:formula="of:=[$'1120'.X35]" office:value-type="float" office:value="4642.93" calcext:value-type="float">
            <text:p>4,642.93</text:p>
          </table:table-cell>
          <table:table-cell table:style-name="ce278" table:formula="of:=[$'1120'.AR35]" office:value-type="float" office:value="1198.12" calcext:value-type="float">
            <text:p>1,198.12</text:p>
          </table:table-cell>
          <table:table-cell table:style-name="ce280" table:formula="of:=[.K17]+[.L17]" office:value-type="float" office:value="5841.05" calcext:value-type="float">
            <text:p>5,841.05</text:p>
          </table:table-cell>
          <table:table-cell table:style-name="ce278"/>
          <table:table-cell table:style-name="ce280" table:formula="of:=[.J17]-[.M17]" office:value-type="float" office:value="188642.41" calcext:value-type="float">
            <text:p>188,642.41</text:p>
          </table:table-cell>
          <table:table-cell table:number-columns-repeated="1009"/>
        </table:table-row>
        <table:table-row table:style-name="ro2">
          <table:table-cell/>
          <table:table-cell table:style-name="ce265" office:value-type="string" calcext:value-type="string">
            <text:p>Diciembre</text:p>
          </table:table-cell>
          <table:table-cell table:style-name="ce269" table:formula="of:=[$'1220'.M33]" office:value-type="float" office:value="64887.21" calcext:value-type="float">
            <text:p>64,887.21</text:p>
          </table:table-cell>
          <table:table-cell table:style-name="ce269" table:number-columns-repeated="4"/>
          <table:table-cell table:style-name="ce269" table:formula="of:=[.C18]+[.D18]+[.E18]+[.F18]-[.G18]" office:value-type="float" office:value="64887.21" calcext:value-type="float">
            <text:p>64,887.21</text:p>
          </table:table-cell>
          <table:table-cell table:style-name="ce269" table:formula="of:=[$'1220'.N33]" office:value-type="float" office:value="7786.46" calcext:value-type="float">
            <text:p>7,786.46</text:p>
          </table:table-cell>
          <table:table-cell table:style-name="ce274" table:formula="of:=[.H18]+[.I18]" office:value-type="float" office:value="72673.67" calcext:value-type="float">
            <text:p>72,673.67</text:p>
          </table:table-cell>
          <table:table-cell table:style-name="ce279" table:formula="of:=[$'1220'.X33]" office:value-type="float" office:value="15494.41" calcext:value-type="float">
            <text:p>15,494.41</text:p>
          </table:table-cell>
          <table:table-cell table:style-name="ce279" table:formula="of:=[$'1220'.AR33]" office:value-type="float" office:value="4999.77" calcext:value-type="float">
            <text:p>4,999.77</text:p>
          </table:table-cell>
          <table:table-cell table:style-name="ce281" table:formula="of:=[.K18]+[.L18]" office:value-type="float" office:value="20494.18" calcext:value-type="float">
            <text:p>20,494.18</text:p>
          </table:table-cell>
          <table:table-cell table:style-name="ce279"/>
          <table:table-cell table:style-name="ce280" table:formula="of:=[.J18]-[.M18]" office:value-type="float" office:value="52179.49" calcext:value-type="float">
            <text:p>52,179.49</text:p>
          </table:table-cell>
          <table:table-cell table:number-columns-repeated="1009"/>
        </table:table-row>
        <table:table-row table:style-name="ro2">
          <table:table-cell/>
          <table:table-cell table:style-name="ce266" office:value-type="string" calcext:value-type="string">
            <text:p>TOTAL</text:p>
          </table:table-cell>
          <table:table-cell table:style-name="ce270" table:formula="of:=SUM([.C7:.C18])" office:value-type="float" office:value="1252249.21" calcext:value-type="float">
            <text:p>1,252,249.21</text:p>
          </table:table-cell>
          <table:table-cell table:style-name="ce270" table:formula="of:=SUM([.D7:.D18])" office:value-type="float" office:value="0" calcext:value-type="float">
            <text:p>0.00</text:p>
          </table:table-cell>
          <table:table-cell table:style-name="ce270" table:formula="of:=SUM([.E7:.E18])" office:value-type="float" office:value="0" calcext:value-type="float">
            <text:p>0.00</text:p>
          </table:table-cell>
          <table:table-cell table:style-name="ce270" table:formula="of:=SUM([.F7:.F18])" office:value-type="float" office:value="0" calcext:value-type="float">
            <text:p>0.00</text:p>
          </table:table-cell>
          <table:table-cell table:style-name="ce270" table:formula="of:=SUM([.G7:.G18])" office:value-type="float" office:value="0" calcext:value-type="float">
            <text:p>0.00</text:p>
          </table:table-cell>
          <table:table-cell table:style-name="ce270" table:formula="of:=SUM([.H7:.H18])" office:value-type="float" office:value="1252249.21" calcext:value-type="float">
            <text:p>1,252,249.21</text:p>
          </table:table-cell>
          <table:table-cell table:style-name="ce270"/>
          <table:table-cell table:style-name="ce275" table:formula="of:=SUM([.J7:.J18])" office:value-type="float" office:value="1402519.09" calcext:value-type="float">
            <text:p>1,402,519.09</text:p>
          </table:table-cell>
          <table:table-cell table:style-name="ce270" table:formula="of:=SUM([.K7:.K18])" office:value-type="float" office:value="105416.72" calcext:value-type="float">
            <text:p>105,416.72</text:p>
          </table:table-cell>
          <table:table-cell table:style-name="ce270" table:formula="of:=SUM([.L7:.L18])" office:value-type="float" office:value="19704.43" calcext:value-type="float">
            <text:p>19,704.43</text:p>
          </table:table-cell>
          <table:table-cell table:style-name="ce275" table:formula="of:=SUM([.M7:.M18])" office:value-type="float" office:value="125121.15" calcext:value-type="float">
            <text:p>125,121.15</text:p>
          </table:table-cell>
          <table:table-cell table:style-name="ce270"/>
          <table:table-cell table:style-name="ce275" table:formula="of:=SUM([.O7:.O18])" office:value-type="float" office:value="1277397.94" calcext:value-type="float">
            <text:p>1,277,397.94</text:p>
          </table:table-cell>
          <table:table-cell table:number-columns-repeated="100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men Ventas x Client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92"/>
        <table:table-column table:style-name="co27" table:default-cell-style-name="ce292"/>
        <table:table-column table:style-name="co28" table:default-cell-style-name="ce292"/>
        <table:table-column table:style-name="co29" table:default-cell-style-name="ce292"/>
        <table:table-column table:style-name="co30" table:default-cell-style-name="ce292"/>
        <table:table-column table:style-name="co31" table:default-cell-style-name="ce292"/>
        <table:table-column table:style-name="co32" table:default-cell-style-name="ce292"/>
        <table:table-column table:style-name="co12" table:number-columns-repeated="1014" table:default-cell-style-name="Default"/>
        <table:table-row table:style-name="ro2">
          <table:table-cell table:style-name="ce282" office:value-type="string" calcext:value-type="string">
            <text:p>Resumen de Ventas por Cliente, de Enero a Diciembre</text:p>
          </table:table-cell>
          <table:table-cell table:style-name="ce286" table:number-columns-repeated="2"/>
          <table:table-cell table:style-name="ce288" table:number-columns-repeated="6"/>
          <table:table-cell table:number-columns-repeated="1015"/>
        </table:table-row>
        <table:table-row table:style-name="ro2">
          <table:table-cell table:style-name="ce283" office:value-type="string" calcext:value-type="string">
            <text:p>RUC</text:p>
          </table:table-cell>
          <table:table-cell table:style-name="ce283" office:value-type="string" calcext:value-type="string">
            <text:p>Razón Social</text:p>
          </table:table-cell>
          <table:table-cell table:style-name="ce283" office:value-type="string" calcext:value-type="string">
            <text:p>tipo</text:p>
          </table:table-cell>
          <table:table-cell table:style-name="ce289" office:value-type="string" calcext:value-type="string">
            <text:p>Subtotal</text:p>
          </table:table-cell>
          <table:table-cell table:style-name="ce289" office:value-type="string" calcext:value-type="string">
            <text:p>IVA</text:p>
          </table:table-cell>
          <table:table-cell table:style-name="ce289" office:value-type="string" calcext:value-type="string">
            <text:p>TOTAL</text:p>
          </table:table-cell>
          <table:table-cell table:style-name="ce289" office:value-type="string" calcext:value-type="string">
            <text:p>RET. IVA</text:p>
          </table:table-cell>
          <table:table-cell table:style-name="ce289" office:value-type="string" calcext:value-type="string">
            <text:p>RET. FT.</text:p>
          </table:table-cell>
          <table:table-cell table:style-name="ce289" office:value-type="string" calcext:value-type="string">
            <text:p>Total Retenciones</text:p>
          </table:table-cell>
          <table:table-cell table:style-name="ce293" office:value-type="string" calcext:value-type="string">
            <text:p>Total General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05907895001</text:p>
          </table:table-cell>
          <table:table-cell table:style-name="ce284" office:value-type="string" calcext:value-type="string">
            <text:p>JENNY VERONICA ALVEAR CUCALON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3218.96" calcext:value-type="float">
            <text:p>3,218.96</text:p>
          </table:table-cell>
          <table:table-cell table:style-name="ce290" office:value-type="float" office:value="386.27" calcext:value-type="float">
            <text:p>386.27</text:p>
          </table:table-cell>
          <table:table-cell table:style-name="ce290" office:value-type="float" office:value="3605.23" calcext:value-type="float">
            <text:p>3,605.23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3]-[.I3]" office:value-type="float" office:value="3605.23" calcext:value-type="float">
            <text:p>3,605.23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10966407001</text:p>
          </table:table-cell>
          <table:table-cell table:style-name="ce284" office:value-type="string" calcext:value-type="string">
            <text:p>BADITH YAMIL HANNA CONTRERAS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45" calcext:value-type="float">
            <text:p>45.00</text:p>
          </table:table-cell>
          <table:table-cell table:style-name="ce290" office:value-type="float" office:value="5.4" calcext:value-type="float">
            <text:p>5.40</text:p>
          </table:table-cell>
          <table:table-cell table:style-name="ce290" office:value-type="float" office:value="50.4" calcext:value-type="float">
            <text:p>50.40</text:p>
          </table:table-cell>
          <table:table-cell table:style-name="ce290" office:value-type="float" office:value="0" calcext:value-type="float">
            <text:p>0.00</text:p>
          </table:table-cell>
          <table:table-cell table:number-columns-repeated="2" table:style-name="ce290" office:value-type="float" office:value="1.24" calcext:value-type="float">
            <text:p>1.24</text:p>
          </table:table-cell>
          <table:table-cell table:style-name="ce278" table:formula="of:=[.F4]-[.I4]" office:value-type="float" office:value="49.16" calcext:value-type="float">
            <text:p>49.16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68514210001</text:p>
          </table:table-cell>
          <table:table-cell table:style-name="ce284" office:value-type="string" calcext:value-type="string">
            <text:p>BENEMERITO CUERPO DE BOMBEROS DE GUAYAQUIL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7844" calcext:value-type="float">
            <text:p>7,844.00</text:p>
          </table:table-cell>
          <table:table-cell table:style-name="ce290" office:value-type="float" office:value="941.28" calcext:value-type="float">
            <text:p>941.28</text:p>
          </table:table-cell>
          <table:table-cell table:style-name="ce290" office:value-type="float" office:value="8785.28" calcext:value-type="float">
            <text:p>8,785.28</text:p>
          </table:table-cell>
          <table:table-cell table:style-name="ce290" office:value-type="float" office:value="658.9" calcext:value-type="float">
            <text:p>658.90</text:p>
          </table:table-cell>
          <table:table-cell table:style-name="ce290" office:value-type="float" office:value="156.88" calcext:value-type="float">
            <text:p>156.88</text:p>
          </table:table-cell>
          <table:table-cell table:style-name="ce290" office:value-type="float" office:value="815.78" calcext:value-type="float">
            <text:p>815.78</text:p>
          </table:table-cell>
          <table:table-cell table:style-name="ce278" table:formula="of:=[.F5]-[.I5]" office:value-type="float" office:value="7969.5" calcext:value-type="float">
            <text:p>7,969.50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23549001</text:p>
          </table:table-cell>
          <table:table-cell table:style-name="ce284" office:value-type="string" calcext:value-type="string">
            <text:p>CERVECERIA NACIONAL CN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1226.7" calcext:value-type="float">
            <text:p>21,226.70</text:p>
          </table:table-cell>
          <table:table-cell table:style-name="ce290" office:value-type="float" office:value="2547.2" calcext:value-type="float">
            <text:p>2,547.20</text:p>
          </table:table-cell>
          <table:table-cell table:style-name="ce290" office:value-type="float" office:value="23773.9" calcext:value-type="float">
            <text:p>23,773.90</text:p>
          </table:table-cell>
          <table:table-cell table:style-name="ce290" office:value-type="float" office:value="1783.04" calcext:value-type="float">
            <text:p>1,783.04</text:p>
          </table:table-cell>
          <table:table-cell table:style-name="ce290" office:value-type="float" office:value="371.47" calcext:value-type="float">
            <text:p>371.47</text:p>
          </table:table-cell>
          <table:table-cell table:style-name="ce290" office:value-type="float" office:value="2154.51" calcext:value-type="float">
            <text:p>2,154.51</text:p>
          </table:table-cell>
          <table:table-cell table:style-name="ce278" table:formula="of:=[.F6]-[.I6]" office:value-type="float" office:value="21619.39" calcext:value-type="float">
            <text:p>21,619.39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49459001</text:p>
          </table:table-cell>
          <table:table-cell table:style-name="ce284" office:value-type="string" calcext:value-type="string">
            <text:p>BANCO GUAYAQUI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30597.83" calcext:value-type="float">
            <text:p>230,597.83</text:p>
          </table:table-cell>
          <table:table-cell table:style-name="ce290" office:value-type="float" office:value="27671.73" calcext:value-type="float">
            <text:p>27,671.73</text:p>
          </table:table-cell>
          <table:table-cell table:style-name="ce290" office:value-type="float" office:value="258269.56" calcext:value-type="float">
            <text:p>258,269.56</text:p>
          </table:table-cell>
          <table:table-cell table:style-name="ce290" office:value-type="float" office:value="19254.28" calcext:value-type="float">
            <text:p>19,254.28</text:p>
          </table:table-cell>
          <table:table-cell table:style-name="ce290" office:value-type="float" office:value="6018.72" calcext:value-type="float">
            <text:p>6,018.72</text:p>
          </table:table-cell>
          <table:table-cell table:style-name="ce290" office:value-type="float" office:value="25273" calcext:value-type="float">
            <text:p>25,273.00</text:p>
          </table:table-cell>
          <table:table-cell table:style-name="ce278" table:formula="of:=[.F7]-[.I7]" office:value-type="float" office:value="232996.56" calcext:value-type="float">
            <text:p>232,996.56</text:p>
          </table:table-cell>
          <table:table-cell table:number-columns-repeated="1014"/>
        </table:table-row>
        <table:table-row table:style-name="ro2">
          <table:table-cell table:style-name="ce284" table:number-columns-repeated="2"/>
          <table:table-cell table:style-name="ce284" office:value-type="string" calcext:value-type="string">
            <text:p>NCT</text:p>
          </table:table-cell>
          <table:table-cell table:style-name="ce290" office:value-type="float" office:value="-11500.44" calcext:value-type="float">
            <text:p>-11,500.44</text:p>
          </table:table-cell>
          <table:table-cell table:style-name="ce290" office:value-type="float" office:value="-1380.06" calcext:value-type="float">
            <text:p>-1,380.06</text:p>
          </table:table-cell>
          <table:table-cell table:style-name="ce290" office:value-type="float" office:value="-12880.5" calcext:value-type="float">
            <text:p>-12,880.50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8]-[.I8]" office:value-type="float" office:value="-12880.5" calcext:value-type="float">
            <text:p>-12,880.50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67279001</text:p>
          </table:table-cell>
          <table:table-cell table:style-name="ce284" office:value-type="string" calcext:value-type="string">
            <text:p>MC CANN ERICKSON ECUADOR PUBLICIDAD S.A.<text:tab/><text:tab/><text:tab/><text:tab/><text:tab/>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705.76" calcext:value-type="float">
            <text:p>1,705.76</text:p>
          </table:table-cell>
          <table:table-cell table:style-name="ce290" office:value-type="float" office:value="204.69" calcext:value-type="float">
            <text:p>204.69</text:p>
          </table:table-cell>
          <table:table-cell table:style-name="ce290" office:value-type="float" office:value="1910.45" calcext:value-type="float">
            <text:p>1,910.45</text:p>
          </table:table-cell>
          <table:table-cell table:style-name="ce290" office:value-type="float" office:value="143.28" calcext:value-type="float">
            <text:p>143.28</text:p>
          </table:table-cell>
          <table:table-cell table:style-name="ce290" office:value-type="float" office:value="34.12" calcext:value-type="float">
            <text:p>34.12</text:p>
          </table:table-cell>
          <table:table-cell table:style-name="ce290" office:value-type="float" office:value="177.4" calcext:value-type="float">
            <text:p>177.40</text:p>
          </table:table-cell>
          <table:table-cell table:style-name="ce278" table:formula="of:=[.F9]-[.I9]" office:value-type="float" office:value="1733.05" calcext:value-type="float">
            <text:p>1,733.05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800707001</text:p>
          </table:table-cell>
          <table:table-cell table:style-name="ce284" office:value-type="string" calcext:value-type="string">
            <text:p>PREDIOS BONAFIDE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799.98" calcext:value-type="float">
            <text:p>1,799.98</text:p>
          </table:table-cell>
          <table:table-cell table:style-name="ce290" office:value-type="float" office:value="216" calcext:value-type="float">
            <text:p>216.00</text:p>
          </table:table-cell>
          <table:table-cell table:style-name="ce290" office:value-type="float" office:value="2015.98" calcext:value-type="float">
            <text:p>2,015.98</text:p>
          </table:table-cell>
          <table:table-cell table:style-name="ce290" office:value-type="float" office:value="0" calcext:value-type="float">
            <text:p>0.00</text:p>
          </table:table-cell>
          <table:table-cell table:number-columns-repeated="2" table:style-name="ce290" office:value-type="float" office:value="29.13" calcext:value-type="float">
            <text:p>29.13</text:p>
          </table:table-cell>
          <table:table-cell table:style-name="ce278" table:formula="of:=[.F10]-[.I10]" office:value-type="float" office:value="1986.85" calcext:value-type="float">
            <text:p>1,986.85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1047808001</text:p>
          </table:table-cell>
          <table:table-cell table:style-name="ce284" office:value-type="string" calcext:value-type="string">
            <text:p>OTELO &amp; FABEL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63254.34" calcext:value-type="float">
            <text:p>63,254.34</text:p>
          </table:table-cell>
          <table:table-cell table:style-name="ce290" office:value-type="float" office:value="7590.53" calcext:value-type="float">
            <text:p>7,590.53</text:p>
          </table:table-cell>
          <table:table-cell table:style-name="ce290" office:value-type="float" office:value="70844.87" calcext:value-type="float">
            <text:p>70,844.87</text:p>
          </table:table-cell>
          <table:table-cell table:style-name="ce290" office:value-type="float" office:value="5130.04" calcext:value-type="float">
            <text:p>5,130.04</text:p>
          </table:table-cell>
          <table:table-cell table:style-name="ce290" office:value-type="float" office:value="815.25" calcext:value-type="float">
            <text:p>815.25</text:p>
          </table:table-cell>
          <table:table-cell table:style-name="ce290" office:value-type="float" office:value="5945.29" calcext:value-type="float">
            <text:p>5,945.29</text:p>
          </table:table-cell>
          <table:table-cell table:style-name="ce278" table:formula="of:=[.F11]-[.I11]" office:value-type="float" office:value="64899.58" calcext:value-type="float">
            <text:p>64,899.58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2526742001</text:p>
          </table:table-cell>
          <table:table-cell table:style-name="ce284" office:value-type="string" calcext:value-type="string">
            <text:p>DINADEC S.A. 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755240.25" calcext:value-type="float">
            <text:p>755,240.25</text:p>
          </table:table-cell>
          <table:table-cell table:style-name="ce290" office:value-type="float" office:value="90628.84" calcext:value-type="float">
            <text:p>90,628.84</text:p>
          </table:table-cell>
          <table:table-cell table:style-name="ce290" office:value-type="float" office:value="845869.09" calcext:value-type="float">
            <text:p>845,869.09</text:p>
          </table:table-cell>
          <table:table-cell table:style-name="ce290" office:value-type="float" office:value="63440.18" calcext:value-type="float">
            <text:p>63,440.18</text:p>
          </table:table-cell>
          <table:table-cell table:style-name="ce290" office:value-type="float" office:value="8062.42" calcext:value-type="float">
            <text:p>8,062.42</text:p>
          </table:table-cell>
          <table:table-cell table:style-name="ce290" office:value-type="float" office:value="71502.6" calcext:value-type="float">
            <text:p>71,502.60</text:p>
          </table:table-cell>
          <table:table-cell table:style-name="ce278" table:formula="of:=[.F12]-[.I12]" office:value-type="float" office:value="774366.49" calcext:value-type="float">
            <text:p>774,366.49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2565152001</text:p>
          </table:table-cell>
          <table:table-cell table:style-name="ce284" office:value-type="string" calcext:value-type="string">
            <text:p>LEVEL PRINT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61.85" calcext:value-type="float">
            <text:p>161.85</text:p>
          </table:table-cell>
          <table:table-cell table:style-name="ce290" office:value-type="float" office:value="19.42" calcext:value-type="float">
            <text:p>19.42</text:p>
          </table:table-cell>
          <table:table-cell table:style-name="ce290" office:value-type="float" office:value="181.27" calcext:value-type="float">
            <text:p>181.27</text:p>
          </table:table-cell>
          <table:table-cell table:style-name="ce290" office:value-type="float" office:value="0" calcext:value-type="float">
            <text:p>0.00</text:p>
          </table:table-cell>
          <table:table-cell table:number-columns-repeated="2" table:style-name="ce290" office:value-type="float" office:value="4.45" calcext:value-type="float">
            <text:p>4.45</text:p>
          </table:table-cell>
          <table:table-cell table:style-name="ce278" table:formula="of:=[.F13]-[.I13]" office:value-type="float" office:value="176.82" calcext:value-type="float">
            <text:p>176.82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3106704001</text:p>
          </table:table-cell>
          <table:table-cell table:style-name="ce284" office:value-type="string" calcext:value-type="string">
            <text:p>DENDA TIENDA DETIEN CIA. LTD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2343" calcext:value-type="float">
            <text:p>22,343.00</text:p>
          </table:table-cell>
          <table:table-cell table:style-name="ce290" office:value-type="float" office:value="2681.16" calcext:value-type="float">
            <text:p>2,681.16</text:p>
          </table:table-cell>
          <table:table-cell table:style-name="ce290" office:value-type="float" office:value="25024.16" calcext:value-type="float">
            <text:p>25,024.16</text:p>
          </table:table-cell>
          <table:table-cell table:style-name="ce290" office:value-type="float" office:value="1876.81" calcext:value-type="float">
            <text:p>1,876.81</text:p>
          </table:table-cell>
          <table:table-cell table:style-name="ce290" office:value-type="float" office:value="391" calcext:value-type="float">
            <text:p>391.00</text:p>
          </table:table-cell>
          <table:table-cell table:style-name="ce290" office:value-type="float" office:value="2267.81" calcext:value-type="float">
            <text:p>2,267.81</text:p>
          </table:table-cell>
          <table:table-cell table:style-name="ce278" table:formula="of:=[.F14]-[.I14]" office:value-type="float" office:value="22756.35" calcext:value-type="float">
            <text:p>22,756.35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390012949001</text:p>
          </table:table-cell>
          <table:table-cell table:style-name="ce284" office:value-type="string" calcext:value-type="string">
            <text:p>LA FABRI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11864.78" calcext:value-type="float">
            <text:p>111,864.78</text:p>
          </table:table-cell>
          <table:table-cell table:style-name="ce290" office:value-type="float" office:value="13423.76" calcext:value-type="float">
            <text:p>13,423.76</text:p>
          </table:table-cell>
          <table:table-cell table:style-name="ce290" office:value-type="float" office:value="125288.54" calcext:value-type="float">
            <text:p>125,288.54</text:p>
          </table:table-cell>
          <table:table-cell table:style-name="ce290" office:value-type="float" office:value="9275.93" calcext:value-type="float">
            <text:p>9,275.93</text:p>
          </table:table-cell>
          <table:table-cell table:style-name="ce290" office:value-type="float" office:value="2822.9" calcext:value-type="float">
            <text:p>2,822.90</text:p>
          </table:table-cell>
          <table:table-cell table:style-name="ce290" office:value-type="float" office:value="12098.83" calcext:value-type="float">
            <text:p>12,098.83</text:p>
          </table:table-cell>
          <table:table-cell table:style-name="ce278" table:formula="of:=[.F15]-[.I15]" office:value-type="float" office:value="113189.71" calcext:value-type="float">
            <text:p>113,189.71</text:p>
          </table:table-cell>
          <table:table-cell table:number-columns-repeated="1014"/>
        </table:table-row>
        <table:table-row table:style-name="ro2">
          <table:table-cell table:style-name="ce284" table:number-columns-repeated="2"/>
          <table:table-cell table:style-name="ce284" office:value-type="string" calcext:value-type="string">
            <text:p>NCT</text:p>
          </table:table-cell>
          <table:table-cell table:style-name="ce290" office:value-type="float" office:value="-1436.82" calcext:value-type="float">
            <text:p>-1,436.82</text:p>
          </table:table-cell>
          <table:table-cell table:style-name="ce290" office:value-type="float" office:value="-172.42" calcext:value-type="float">
            <text:p>-172.42</text:p>
          </table:table-cell>
          <table:table-cell table:style-name="ce290" office:value-type="float" office:value="-1609.24" calcext:value-type="float">
            <text:p>-1,609.24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16]-[.I16]" office:value-type="float" office:value="-1609.24" calcext:value-type="float">
            <text:p>-1,609.24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0516008001</text:p>
          </table:table-cell>
          <table:table-cell table:style-name="ce284" office:value-type="string" calcext:value-type="string">
            <text:p>CHUBB SEGUROS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924" calcext:value-type="float">
            <text:p>924.00</text:p>
          </table:table-cell>
          <table:table-cell table:style-name="ce290" office:value-type="float" office:value="110.88" calcext:value-type="float">
            <text:p>110.88</text:p>
          </table:table-cell>
          <table:table-cell table:style-name="ce290" office:value-type="float" office:value="1034.88" calcext:value-type="float">
            <text:p>1,034.88</text:p>
          </table:table-cell>
          <table:table-cell table:style-name="ce290" office:value-type="float" office:value="77.62" calcext:value-type="float">
            <text:p>77.62</text:p>
          </table:table-cell>
          <table:table-cell table:style-name="ce290" office:value-type="float" office:value="9.24" calcext:value-type="float">
            <text:p>9.24</text:p>
          </table:table-cell>
          <table:table-cell table:style-name="ce290" office:value-type="float" office:value="86.86" calcext:value-type="float">
            <text:p>86.86</text:p>
          </table:table-cell>
          <table:table-cell table:style-name="ce278" table:formula="of:=[.F17]-[.I17]" office:value-type="float" office:value="948.02" calcext:value-type="float">
            <text:p>948.02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1321596001</text:p>
          </table:table-cell>
          <table:table-cell table:style-name="ce284" office:value-type="string" calcext:value-type="string">
            <text:p>UNILEVER ANDINA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42252.98" calcext:value-type="float">
            <text:p>42,252.98</text:p>
          </table:table-cell>
          <table:table-cell table:style-name="ce290" office:value-type="float" office:value="5070.36" calcext:value-type="float">
            <text:p>5,070.36</text:p>
          </table:table-cell>
          <table:table-cell table:style-name="ce290" office:value-type="float" office:value="47323.34" calcext:value-type="float">
            <text:p>47,323.34</text:p>
          </table:table-cell>
          <table:table-cell table:style-name="ce290" office:value-type="float" office:value="3549.26" calcext:value-type="float">
            <text:p>3,549.26</text:p>
          </table:table-cell>
          <table:table-cell table:style-name="ce290" office:value-type="float" office:value="913.17" calcext:value-type="float">
            <text:p>913.17</text:p>
          </table:table-cell>
          <table:table-cell table:style-name="ce290" office:value-type="float" office:value="4462.43" calcext:value-type="float">
            <text:p>4,462.43</text:p>
          </table:table-cell>
          <table:table-cell table:style-name="ce278" table:formula="of:=[.F18]-[.I18]" office:value-type="float" office:value="42860.91" calcext:value-type="float">
            <text:p>42,860.91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2083354001</text:p>
          </table:table-cell>
          <table:table-cell table:style-name="ce284" office:value-type="string" calcext:value-type="string">
            <text:p>PRODUCTOS TISSUE DEL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707.04" calcext:value-type="float">
            <text:p>2,707.04</text:p>
          </table:table-cell>
          <table:table-cell table:style-name="ce290" office:value-type="float" office:value="324.84" calcext:value-type="float">
            <text:p>324.84</text:p>
          </table:table-cell>
          <table:table-cell table:style-name="ce290" office:value-type="float" office:value="3031.88" calcext:value-type="float">
            <text:p>3,031.88</text:p>
          </table:table-cell>
          <table:table-cell table:style-name="ce290" office:value-type="float" office:value="227.38" calcext:value-type="float">
            <text:p>227.38</text:p>
          </table:table-cell>
          <table:table-cell table:style-name="ce290" office:value-type="float" office:value="74.44" calcext:value-type="float">
            <text:p>74.44</text:p>
          </table:table-cell>
          <table:table-cell table:style-name="ce290" office:value-type="float" office:value="301.82" calcext:value-type="float">
            <text:p>301.82</text:p>
          </table:table-cell>
          <table:table-cell table:style-name="ce278" table:formula="of:=[.F19]-[.I19]" office:value-type="float" office:value="2730.06" calcext:value-type="float">
            <text:p>2,730.06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Total Resultado</text:p>
          </table:table-cell>
          <table:table-cell table:style-name="ce285" table:number-columns-repeated="2"/>
          <table:table-cell table:style-name="ce291" office:value-type="float" office:value="1252249.21" calcext:value-type="float">
            <text:p>1,252,249.21</text:p>
          </table:table-cell>
          <table:table-cell table:style-name="ce291" office:value-type="float" office:value="150269.88" calcext:value-type="float">
            <text:p>150,269.88</text:p>
          </table:table-cell>
          <table:table-cell table:style-name="ce291" office:value-type="float" office:value="1402519.09" calcext:value-type="float">
            <text:p>1,402,519.09</text:p>
          </table:table-cell>
          <table:table-cell table:style-name="ce291" office:value-type="float" office:value="105416.72" calcext:value-type="float">
            <text:p>105,416.72</text:p>
          </table:table-cell>
          <table:table-cell table:style-name="ce291" office:value-type="float" office:value="19704.43" calcext:value-type="float">
            <text:p>19,704.43</text:p>
          </table:table-cell>
          <table:table-cell table:style-name="ce291" office:value-type="float" office:value="125121.15" calcext:value-type="float">
            <text:p>125,121.15</text:p>
          </table:table-cell>
          <table:table-cell table:style-name="ce294" table:formula="of:=[.F20]-[.I20]" office:value-type="float" office:value="1277397.94" calcext:value-type="float">
            <text:p>1,277,397.94</text:p>
          </table:table-cell>
          <table:table-cell table:style-name="ce295"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82" office:value-type="string" calcext:value-type="string">
            <text:p>Resumen de Ventas por Cliente, de Noviembre a Diciembre</text:p>
          </table:table-cell>
          <table:table-cell table:number-columns-repeated="1023"/>
        </table:table-row>
        <table:table-row table:style-name="ro2">
          <table:table-cell table:style-name="ce283" office:value-type="string" calcext:value-type="string">
            <text:p>RUC</text:p>
          </table:table-cell>
          <table:table-cell table:style-name="ce283" office:value-type="string" calcext:value-type="string">
            <text:p>Razón Social</text:p>
          </table:table-cell>
          <table:table-cell table:style-name="ce283" office:value-type="string" calcext:value-type="string">
            <text:p>tipo</text:p>
          </table:table-cell>
          <table:table-cell table:style-name="ce289" office:value-type="string" calcext:value-type="string">
            <text:p>Subtotal</text:p>
          </table:table-cell>
          <table:table-cell table:style-name="ce289" office:value-type="string" calcext:value-type="string">
            <text:p>IVA</text:p>
          </table:table-cell>
          <table:table-cell table:style-name="ce289" office:value-type="string" calcext:value-type="string">
            <text:p>TOTAL</text:p>
          </table:table-cell>
          <table:table-cell table:style-name="ce289" office:value-type="string" calcext:value-type="string">
            <text:p>RET. IVA</text:p>
          </table:table-cell>
          <table:table-cell table:style-name="ce289" office:value-type="string" calcext:value-type="string">
            <text:p>RET. FT.</text:p>
          </table:table-cell>
          <table:table-cell table:style-name="ce289" office:value-type="string" calcext:value-type="string">
            <text:p>Total Retenciones</text:p>
          </table:table-cell>
          <table:table-cell table:style-name="ce293" office:value-type="string" calcext:value-type="string">
            <text:p>Total General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05907895001</text:p>
          </table:table-cell>
          <table:table-cell table:style-name="ce284" office:value-type="string" calcext:value-type="string">
            <text:p>JENNY VERONICA ALVEAR CUCALON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3218.96" calcext:value-type="float">
            <text:p>3,218.96</text:p>
          </table:table-cell>
          <table:table-cell table:style-name="ce290" office:value-type="float" office:value="386.27" calcext:value-type="float">
            <text:p>386.27</text:p>
          </table:table-cell>
          <table:table-cell table:style-name="ce290" office:value-type="float" office:value="3605.23" calcext:value-type="float">
            <text:p>3,605.23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27]-[.I27]" office:value-type="float" office:value="3605.23" calcext:value-type="float">
            <text:p>3,605.23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49459001</text:p>
          </table:table-cell>
          <table:table-cell table:style-name="ce284" office:value-type="string" calcext:value-type="string">
            <text:p>BANCO GUAYAQUI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65626.16" calcext:value-type="float">
            <text:p>165,626.16</text:p>
          </table:table-cell>
          <table:table-cell table:style-name="ce290" office:value-type="float" office:value="19875.14" calcext:value-type="float">
            <text:p>19,875.14</text:p>
          </table:table-cell>
          <table:table-cell table:style-name="ce290" office:value-type="float" office:value="185501.3" calcext:value-type="float">
            <text:p>185,501.30</text:p>
          </table:table-cell>
          <table:table-cell table:style-name="ce290" office:value-type="float" office:value="13912.6" calcext:value-type="float">
            <text:p>13,912.60</text:p>
          </table:table-cell>
          <table:table-cell table:style-name="ce290" office:value-type="float" office:value="4554.72" calcext:value-type="float">
            <text:p>4,554.72</text:p>
          </table:table-cell>
          <table:table-cell table:style-name="ce290" office:value-type="float" office:value="18467.32" calcext:value-type="float">
            <text:p>18,467.32</text:p>
          </table:table-cell>
          <table:table-cell table:style-name="ce278" table:formula="of:=[.F28]-[.I28]" office:value-type="float" office:value="167033.98" calcext:value-type="float">
            <text:p>167,033.98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800707001</text:p>
          </table:table-cell>
          <table:table-cell table:style-name="ce284" office:value-type="string" calcext:value-type="string">
            <text:p>PREDIOS BONAFIDE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343.5" calcext:value-type="float">
            <text:p>343.50</text:p>
          </table:table-cell>
          <table:table-cell table:style-name="ce290" office:value-type="float" office:value="41.22" calcext:value-type="float">
            <text:p>41.22</text:p>
          </table:table-cell>
          <table:table-cell table:style-name="ce290" office:value-type="float" office:value="384.72" calcext:value-type="float">
            <text:p>384.72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29]-[.I29]" office:value-type="float" office:value="384.72" calcext:value-type="float">
            <text:p>384.72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2526742001</text:p>
          </table:table-cell>
          <table:table-cell table:style-name="ce284" office:value-type="string" calcext:value-type="string">
            <text:p>DINADEC S.A. 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7124.72" calcext:value-type="float">
            <text:p>17,124.72</text:p>
          </table:table-cell>
          <table:table-cell table:style-name="ce290" office:value-type="float" office:value="2054.97" calcext:value-type="float">
            <text:p>2,054.97</text:p>
          </table:table-cell>
          <table:table-cell table:style-name="ce290" office:value-type="float" office:value="19179.69" calcext:value-type="float">
            <text:p>19,179.69</text:p>
          </table:table-cell>
          <table:table-cell table:style-name="ce290" office:value-type="float" office:value="1438.47" calcext:value-type="float">
            <text:p>1,438.47</text:p>
          </table:table-cell>
          <table:table-cell table:style-name="ce290" office:value-type="float" office:value="299.68" calcext:value-type="float">
            <text:p>299.68</text:p>
          </table:table-cell>
          <table:table-cell table:style-name="ce290" office:value-type="float" office:value="1738.15" calcext:value-type="float">
            <text:p>1,738.15</text:p>
          </table:table-cell>
          <table:table-cell table:style-name="ce278" table:formula="of:=[.F30]-[.I30]" office:value-type="float" office:value="17441.54" calcext:value-type="float">
            <text:p>17,441.54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3106704001</text:p>
          </table:table-cell>
          <table:table-cell table:style-name="ce284" office:value-type="string" calcext:value-type="string">
            <text:p>DENDA TIENDA DETIEN CIA. LTD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2343" calcext:value-type="float">
            <text:p>22,343.00</text:p>
          </table:table-cell>
          <table:table-cell table:style-name="ce290" office:value-type="float" office:value="2681.16" calcext:value-type="float">
            <text:p>2,681.16</text:p>
          </table:table-cell>
          <table:table-cell table:style-name="ce290" office:value-type="float" office:value="25024.16" calcext:value-type="float">
            <text:p>25,024.16</text:p>
          </table:table-cell>
          <table:table-cell table:style-name="ce290" office:value-type="float" office:value="1876.81" calcext:value-type="float">
            <text:p>1,876.81</text:p>
          </table:table-cell>
          <table:table-cell table:style-name="ce290" office:value-type="float" office:value="391" calcext:value-type="float">
            <text:p>391.00</text:p>
          </table:table-cell>
          <table:table-cell table:style-name="ce290" office:value-type="float" office:value="2267.81" calcext:value-type="float">
            <text:p>2,267.81</text:p>
          </table:table-cell>
          <table:table-cell table:style-name="ce278" table:formula="of:=[.F31]-[.I31]" office:value-type="float" office:value="22756.35" calcext:value-type="float">
            <text:p>22,756.35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390012949001</text:p>
          </table:table-cell>
          <table:table-cell table:style-name="ce284" office:value-type="string" calcext:value-type="string">
            <text:p>LA FABRI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2304.31" calcext:value-type="float">
            <text:p>22,304.31</text:p>
          </table:table-cell>
          <table:table-cell table:style-name="ce290" office:value-type="float" office:value="2676.51" calcext:value-type="float">
            <text:p>2,676.51</text:p>
          </table:table-cell>
          <table:table-cell table:style-name="ce290" office:value-type="float" office:value="24980.82" calcext:value-type="float">
            <text:p>24,980.82</text:p>
          </table:table-cell>
          <table:table-cell table:style-name="ce290" office:value-type="float" office:value="1873.55" calcext:value-type="float">
            <text:p>1,873.55</text:p>
          </table:table-cell>
          <table:table-cell table:style-name="ce290" office:value-type="float" office:value="613.34" calcext:value-type="float">
            <text:p>613.34</text:p>
          </table:table-cell>
          <table:table-cell table:style-name="ce290" office:value-type="float" office:value="2486.89" calcext:value-type="float">
            <text:p>2,486.89</text:p>
          </table:table-cell>
          <table:table-cell table:style-name="ce278" table:formula="of:=[.F32]-[.I32]" office:value-type="float" office:value="22493.93" calcext:value-type="float">
            <text:p>22,493.93</text:p>
          </table:table-cell>
          <table:table-cell table:number-columns-repeated="1014"/>
        </table:table-row>
        <table:table-row table:style-name="ro2">
          <table:table-cell table:style-name="ce284"/>
          <table:table-cell table:style-name="ce284" table:formula="of:=[.D32]+[.D33]" office:value-type="float" office:value="20867.49" calcext:value-type="float">
            <text:p>20867.49</text:p>
          </table:table-cell>
          <table:table-cell table:style-name="ce284" office:value-type="string" calcext:value-type="string">
            <text:p>NCT</text:p>
          </table:table-cell>
          <table:table-cell table:style-name="ce290" office:value-type="float" office:value="-1436.82" calcext:value-type="float">
            <text:p>-1,436.82</text:p>
          </table:table-cell>
          <table:table-cell table:style-name="ce290" office:value-type="float" office:value="-172.42" calcext:value-type="float">
            <text:p>-172.42</text:p>
          </table:table-cell>
          <table:table-cell table:style-name="ce290" office:value-type="float" office:value="-1609.24" calcext:value-type="float">
            <text:p>-1,609.24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33]-[.I33]" office:value-type="float" office:value="-1609.24" calcext:value-type="float">
            <text:p>-1,609.24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1321596001</text:p>
          </table:table-cell>
          <table:table-cell table:style-name="ce284" office:value-type="string" calcext:value-type="string">
            <text:p>UNILEVER ANDINA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9009.33" calcext:value-type="float">
            <text:p>9,009.33</text:p>
          </table:table-cell>
          <table:table-cell table:style-name="ce290" office:value-type="float" office:value="1081.12" calcext:value-type="float">
            <text:p>1,081.12</text:p>
          </table:table-cell>
          <table:table-cell table:style-name="ce290" office:value-type="float" office:value="10090.45" calcext:value-type="float">
            <text:p>10,090.45</text:p>
          </table:table-cell>
          <table:table-cell table:style-name="ce290" office:value-type="float" office:value="756.78" calcext:value-type="float">
            <text:p>756.78</text:p>
          </table:table-cell>
          <table:table-cell table:style-name="ce290" office:value-type="float" office:value="247.77" calcext:value-type="float">
            <text:p>247.77</text:p>
          </table:table-cell>
          <table:table-cell table:style-name="ce290" office:value-type="float" office:value="1004.55" calcext:value-type="float">
            <text:p>1,004.55</text:p>
          </table:table-cell>
          <table:table-cell table:style-name="ce278" table:formula="of:=[.F34]-[.I34]" office:value-type="float" office:value="9085.9" calcext:value-type="float">
            <text:p>9,085.90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Total Resultado</text:p>
          </table:table-cell>
          <table:table-cell table:style-name="ce285" table:number-columns-repeated="2"/>
          <table:table-cell table:style-name="ce291" office:value-type="float" office:value="238533.16" calcext:value-type="float">
            <text:p>238,533.16</text:p>
          </table:table-cell>
          <table:table-cell table:style-name="ce291" office:value-type="float" office:value="28623.97" calcext:value-type="float">
            <text:p>28,623.97</text:p>
          </table:table-cell>
          <table:table-cell table:style-name="ce291" office:value-type="float" office:value="267157.13" calcext:value-type="float">
            <text:p>267,157.13</text:p>
          </table:table-cell>
          <table:table-cell table:style-name="ce291" office:value-type="float" office:value="19858.21" calcext:value-type="float">
            <text:p>19,858.21</text:p>
          </table:table-cell>
          <table:table-cell table:style-name="ce291" office:value-type="float" office:value="6106.51" calcext:value-type="float">
            <text:p>6,106.51</text:p>
          </table:table-cell>
          <table:table-cell table:style-name="ce291" office:value-type="float" office:value="25964.72" calcext:value-type="float">
            <text:p>25,964.72</text:p>
          </table:table-cell>
          <table:table-cell table:style-name="ce294" table:formula="of:=[.F35]-[.I35]" office:value-type="float" office:value="241192.41" calcext:value-type="float">
            <text:p>241,192.41</text:p>
          </table:table-cell>
          <table:table-cell table:style-name="ce295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82" office:value-type="string" calcext:value-type="string">
            <text:p>Resumen de Ventas por Cliente, de Enero a Octubre</text:p>
          </table:table-cell>
          <table:table-cell table:number-columns-repeated="1023"/>
        </table:table-row>
        <table:table-row table:style-name="ro2">
          <table:table-cell table:style-name="ce283" office:value-type="string" calcext:value-type="string">
            <text:p>RUC</text:p>
          </table:table-cell>
          <table:table-cell table:style-name="ce283" office:value-type="string" calcext:value-type="string">
            <text:p>Razón Social</text:p>
          </table:table-cell>
          <table:table-cell table:style-name="ce283" office:value-type="string" calcext:value-type="string">
            <text:p>tipo</text:p>
          </table:table-cell>
          <table:table-cell table:style-name="ce289" office:value-type="string" calcext:value-type="string">
            <text:p>Subtotal</text:p>
          </table:table-cell>
          <table:table-cell table:style-name="ce289" office:value-type="string" calcext:value-type="string">
            <text:p>IVA</text:p>
          </table:table-cell>
          <table:table-cell table:style-name="ce289" office:value-type="string" calcext:value-type="string">
            <text:p>TOTAL</text:p>
          </table:table-cell>
          <table:table-cell table:style-name="ce289" office:value-type="string" calcext:value-type="string">
            <text:p>RET. IVA</text:p>
          </table:table-cell>
          <table:table-cell table:style-name="ce289" office:value-type="string" calcext:value-type="string">
            <text:p>RET. FT.</text:p>
          </table:table-cell>
          <table:table-cell table:style-name="ce289" office:value-type="string" calcext:value-type="string">
            <text:p>Total Retenciones</text:p>
          </table:table-cell>
          <table:table-cell table:style-name="ce293" office:value-type="string" calcext:value-type="string">
            <text:p>Total General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10966407001</text:p>
          </table:table-cell>
          <table:table-cell table:style-name="ce287" office:value-type="string" calcext:value-type="string">
            <text:p>BADITH YAMIL HANNA CONTRERAS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45" calcext:value-type="float">
            <text:p>45.00</text:p>
          </table:table-cell>
          <table:table-cell table:style-name="ce290" office:value-type="float" office:value="5.4" calcext:value-type="float">
            <text:p>5.40</text:p>
          </table:table-cell>
          <table:table-cell table:style-name="ce290" office:value-type="float" office:value="50.4" calcext:value-type="float">
            <text:p>50.40</text:p>
          </table:table-cell>
          <table:table-cell table:style-name="ce290" office:value-type="float" office:value="0" calcext:value-type="float">
            <text:p>0.00</text:p>
          </table:table-cell>
          <table:table-cell table:number-columns-repeated="2" table:style-name="ce290" office:value-type="float" office:value="1.24" calcext:value-type="float">
            <text:p>1.24</text:p>
          </table:table-cell>
          <table:table-cell table:style-name="ce278" table:formula="of:=[.F39]-[.I39]" office:value-type="float" office:value="49.16" calcext:value-type="float">
            <text:p>49.16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68514210001</text:p>
          </table:table-cell>
          <table:table-cell table:style-name="ce284" office:value-type="string" calcext:value-type="string">
            <text:p>BENEMERITO CUERPO DE BOMBEROS DE GUAYAQUIL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7844" calcext:value-type="float">
            <text:p>7,844.00</text:p>
          </table:table-cell>
          <table:table-cell table:style-name="ce290" office:value-type="float" office:value="941.28" calcext:value-type="float">
            <text:p>941.28</text:p>
          </table:table-cell>
          <table:table-cell table:style-name="ce290" office:value-type="float" office:value="8785.28" calcext:value-type="float">
            <text:p>8,785.28</text:p>
          </table:table-cell>
          <table:table-cell table:style-name="ce290" office:value-type="float" office:value="658.9" calcext:value-type="float">
            <text:p>658.90</text:p>
          </table:table-cell>
          <table:table-cell table:style-name="ce290" office:value-type="float" office:value="156.88" calcext:value-type="float">
            <text:p>156.88</text:p>
          </table:table-cell>
          <table:table-cell table:style-name="ce290" office:value-type="float" office:value="815.78" calcext:value-type="float">
            <text:p>815.78</text:p>
          </table:table-cell>
          <table:table-cell table:style-name="ce278" table:formula="of:=[.F40]-[.I40]" office:value-type="float" office:value="7969.5" calcext:value-type="float">
            <text:p>7,969.50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23549001</text:p>
          </table:table-cell>
          <table:table-cell table:style-name="ce284" office:value-type="string" calcext:value-type="string">
            <text:p>CERVECERIA NACIONAL CN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1226.7" calcext:value-type="float">
            <text:p>21,226.70</text:p>
          </table:table-cell>
          <table:table-cell table:style-name="ce290" office:value-type="float" office:value="2547.2" calcext:value-type="float">
            <text:p>2,547.20</text:p>
          </table:table-cell>
          <table:table-cell table:style-name="ce290" office:value-type="float" office:value="23773.9" calcext:value-type="float">
            <text:p>23,773.90</text:p>
          </table:table-cell>
          <table:table-cell table:style-name="ce290" office:value-type="float" office:value="1783.04" calcext:value-type="float">
            <text:p>1,783.04</text:p>
          </table:table-cell>
          <table:table-cell table:style-name="ce290" office:value-type="float" office:value="371.47" calcext:value-type="float">
            <text:p>371.47</text:p>
          </table:table-cell>
          <table:table-cell table:style-name="ce290" office:value-type="float" office:value="2154.51" calcext:value-type="float">
            <text:p>2,154.51</text:p>
          </table:table-cell>
          <table:table-cell table:style-name="ce278" table:formula="of:=[.F41]-[.I41]" office:value-type="float" office:value="21619.39" calcext:value-type="float">
            <text:p>21,619.39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49459001</text:p>
          </table:table-cell>
          <table:table-cell table:style-name="ce284" office:value-type="string" calcext:value-type="string">
            <text:p>BANCO GUAYAQUI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64971.67" calcext:value-type="float">
            <text:p>64,971.67</text:p>
          </table:table-cell>
          <table:table-cell table:style-name="ce290" office:value-type="float" office:value="7796.59" calcext:value-type="float">
            <text:p>7,796.59</text:p>
          </table:table-cell>
          <table:table-cell table:style-name="ce290" office:value-type="float" office:value="72768.26" calcext:value-type="float">
            <text:p>72,768.26</text:p>
          </table:table-cell>
          <table:table-cell table:style-name="ce290" office:value-type="float" office:value="5341.68" calcext:value-type="float">
            <text:p>5,341.68</text:p>
          </table:table-cell>
          <table:table-cell table:style-name="ce290" office:value-type="float" office:value="1464" calcext:value-type="float">
            <text:p>1,464.00</text:p>
          </table:table-cell>
          <table:table-cell table:style-name="ce290" office:value-type="float" office:value="6805.68" calcext:value-type="float">
            <text:p>6,805.68</text:p>
          </table:table-cell>
          <table:table-cell table:style-name="ce278" table:formula="of:=[.F42]-[.I42]" office:value-type="float" office:value="65962.58" calcext:value-type="float">
            <text:p>65,962.58</text:p>
          </table:table-cell>
          <table:table-cell table:number-columns-repeated="1014"/>
        </table:table-row>
        <table:table-row table:style-name="ro2">
          <table:table-cell table:style-name="ce284"/>
          <table:table-cell table:style-name="ce284" table:formula="of:=[.D42]+[.D43]" office:value-type="float" office:value="53471.23" calcext:value-type="float">
            <text:p>53471.23</text:p>
          </table:table-cell>
          <table:table-cell table:style-name="ce284" office:value-type="string" calcext:value-type="string">
            <text:p>NCT</text:p>
          </table:table-cell>
          <table:table-cell table:style-name="ce290" office:value-type="float" office:value="-11500.44" calcext:value-type="float">
            <text:p>-11,500.44</text:p>
          </table:table-cell>
          <table:table-cell table:style-name="ce290" office:value-type="float" office:value="-1380.06" calcext:value-type="float">
            <text:p>-1,380.06</text:p>
          </table:table-cell>
          <table:table-cell table:style-name="ce290" office:value-type="float" office:value="-12880.5" calcext:value-type="float">
            <text:p>-12,880.50</text:p>
          </table:table-cell>
          <table:table-cell table:number-columns-repeated="3" table:style-name="ce290" office:value-type="float" office:value="0" calcext:value-type="float">
            <text:p>0.00</text:p>
          </table:table-cell>
          <table:table-cell table:style-name="ce278" table:formula="of:=[.F43]-[.I43]" office:value-type="float" office:value="-12880.5" calcext:value-type="float">
            <text:p>-12,880.50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067279001</text:p>
          </table:table-cell>
          <table:table-cell table:style-name="ce284" office:value-type="string" calcext:value-type="string">
            <text:p>MC CANN ERICKSON ECUADOR PUBLICIDAD S.A.<text:tab/><text:tab/><text:tab/><text:tab/><text:tab/>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705.76" calcext:value-type="float">
            <text:p>1,705.76</text:p>
          </table:table-cell>
          <table:table-cell table:style-name="ce290" office:value-type="float" office:value="204.69" calcext:value-type="float">
            <text:p>204.69</text:p>
          </table:table-cell>
          <table:table-cell table:style-name="ce290" office:value-type="float" office:value="1910.45" calcext:value-type="float">
            <text:p>1,910.45</text:p>
          </table:table-cell>
          <table:table-cell table:style-name="ce290" office:value-type="float" office:value="143.28" calcext:value-type="float">
            <text:p>143.28</text:p>
          </table:table-cell>
          <table:table-cell table:style-name="ce290" office:value-type="float" office:value="34.12" calcext:value-type="float">
            <text:p>34.12</text:p>
          </table:table-cell>
          <table:table-cell table:style-name="ce290" office:value-type="float" office:value="177.4" calcext:value-type="float">
            <text:p>177.40</text:p>
          </table:table-cell>
          <table:table-cell table:style-name="ce278" table:formula="of:=[.F44]-[.I44]" office:value-type="float" office:value="1733.05" calcext:value-type="float">
            <text:p>1,733.05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0800707001</text:p>
          </table:table-cell>
          <table:table-cell table:style-name="ce284" office:value-type="string" calcext:value-type="string">
            <text:p>PREDIOS BONAFIDE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456.48" calcext:value-type="float">
            <text:p>1,456.48</text:p>
          </table:table-cell>
          <table:table-cell table:style-name="ce290" office:value-type="float" office:value="174.78" calcext:value-type="float">
            <text:p>174.78</text:p>
          </table:table-cell>
          <table:table-cell table:style-name="ce290" office:value-type="float" office:value="1631.26" calcext:value-type="float">
            <text:p>1,631.26</text:p>
          </table:table-cell>
          <table:table-cell table:style-name="ce290" office:value-type="float" office:value="0" calcext:value-type="float">
            <text:p>0.00</text:p>
          </table:table-cell>
          <table:table-cell table:number-columns-repeated="2" table:style-name="ce290" office:value-type="float" office:value="29.13" calcext:value-type="float">
            <text:p>29.13</text:p>
          </table:table-cell>
          <table:table-cell table:style-name="ce278" table:formula="of:=[.F45]-[.I45]" office:value-type="float" office:value="1602.13" calcext:value-type="float">
            <text:p>1,602.13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1047808001</text:p>
          </table:table-cell>
          <table:table-cell table:style-name="ce284" office:value-type="string" calcext:value-type="string">
            <text:p>OTELO &amp; FABEL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63254.34" calcext:value-type="float">
            <text:p>63,254.34</text:p>
          </table:table-cell>
          <table:table-cell table:style-name="ce290" office:value-type="float" office:value="7590.53" calcext:value-type="float">
            <text:p>7,590.53</text:p>
          </table:table-cell>
          <table:table-cell table:style-name="ce290" office:value-type="float" office:value="70844.87" calcext:value-type="float">
            <text:p>70,844.87</text:p>
          </table:table-cell>
          <table:table-cell table:style-name="ce290" office:value-type="float" office:value="5130.04" calcext:value-type="float">
            <text:p>5,130.04</text:p>
          </table:table-cell>
          <table:table-cell table:style-name="ce290" office:value-type="float" office:value="815.25" calcext:value-type="float">
            <text:p>815.25</text:p>
          </table:table-cell>
          <table:table-cell table:style-name="ce290" office:value-type="float" office:value="5945.29" calcext:value-type="float">
            <text:p>5,945.29</text:p>
          </table:table-cell>
          <table:table-cell table:style-name="ce278" table:formula="of:=[.F46]-[.I46]" office:value-type="float" office:value="64899.58" calcext:value-type="float">
            <text:p>64,899.58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2526742001</text:p>
          </table:table-cell>
          <table:table-cell table:style-name="ce284" office:value-type="string" calcext:value-type="string">
            <text:p>DINADEC S.A. 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738115.53" calcext:value-type="float">
            <text:p>738,115.53</text:p>
          </table:table-cell>
          <table:table-cell table:style-name="ce290" office:value-type="float" office:value="88573.87" calcext:value-type="float">
            <text:p>88,573.87</text:p>
          </table:table-cell>
          <table:table-cell table:style-name="ce290" office:value-type="float" office:value="826689.4" calcext:value-type="float">
            <text:p>826,689.40</text:p>
          </table:table-cell>
          <table:table-cell table:style-name="ce290" office:value-type="float" office:value="62001.71" calcext:value-type="float">
            <text:p>62,001.71</text:p>
          </table:table-cell>
          <table:table-cell table:style-name="ce290" office:value-type="float" office:value="7762.74" calcext:value-type="float">
            <text:p>7,762.74</text:p>
          </table:table-cell>
          <table:table-cell table:style-name="ce290" office:value-type="float" office:value="69764.45" calcext:value-type="float">
            <text:p>69,764.45</text:p>
          </table:table-cell>
          <table:table-cell table:style-name="ce278" table:formula="of:=[.F47]-[.I47]" office:value-type="float" office:value="756924.95" calcext:value-type="float">
            <text:p>756,924.95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0992565152001</text:p>
          </table:table-cell>
          <table:table-cell table:style-name="ce284" office:value-type="string" calcext:value-type="string">
            <text:p>LEVEL PRINT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161.85" calcext:value-type="float">
            <text:p>161.85</text:p>
          </table:table-cell>
          <table:table-cell table:style-name="ce290" office:value-type="float" office:value="19.42" calcext:value-type="float">
            <text:p>19.42</text:p>
          </table:table-cell>
          <table:table-cell table:style-name="ce290" office:value-type="float" office:value="181.27" calcext:value-type="float">
            <text:p>181.27</text:p>
          </table:table-cell>
          <table:table-cell table:style-name="ce290" office:value-type="float" office:value="0" calcext:value-type="float">
            <text:p>0.00</text:p>
          </table:table-cell>
          <table:table-cell table:number-columns-repeated="2" table:style-name="ce290" office:value-type="float" office:value="4.45" calcext:value-type="float">
            <text:p>4.45</text:p>
          </table:table-cell>
          <table:table-cell table:style-name="ce278" table:formula="of:=[.F48]-[.I48]" office:value-type="float" office:value="176.82" calcext:value-type="float">
            <text:p>176.82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390012949001</text:p>
          </table:table-cell>
          <table:table-cell table:style-name="ce284" office:value-type="string" calcext:value-type="string">
            <text:p>LA FABRIL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89560.47" calcext:value-type="float">
            <text:p>89,560.47</text:p>
          </table:table-cell>
          <table:table-cell table:style-name="ce290" office:value-type="float" office:value="10747.25" calcext:value-type="float">
            <text:p>10,747.25</text:p>
          </table:table-cell>
          <table:table-cell table:style-name="ce290" office:value-type="float" office:value="100307.72" calcext:value-type="float">
            <text:p>100,307.72</text:p>
          </table:table-cell>
          <table:table-cell table:style-name="ce290" office:value-type="float" office:value="7402.38" calcext:value-type="float">
            <text:p>7,402.38</text:p>
          </table:table-cell>
          <table:table-cell table:style-name="ce290" office:value-type="float" office:value="2209.56" calcext:value-type="float">
            <text:p>2,209.56</text:p>
          </table:table-cell>
          <table:table-cell table:style-name="ce290" office:value-type="float" office:value="9611.94" calcext:value-type="float">
            <text:p>9,611.94</text:p>
          </table:table-cell>
          <table:table-cell table:style-name="ce278" table:formula="of:=[.F49]-[.I49]" office:value-type="float" office:value="90695.78" calcext:value-type="float">
            <text:p>90,695.78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0516008001</text:p>
          </table:table-cell>
          <table:table-cell table:style-name="ce284" office:value-type="string" calcext:value-type="string">
            <text:p>CHUBB SEGUROS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924" calcext:value-type="float">
            <text:p>924.00</text:p>
          </table:table-cell>
          <table:table-cell table:style-name="ce290" office:value-type="float" office:value="110.88" calcext:value-type="float">
            <text:p>110.88</text:p>
          </table:table-cell>
          <table:table-cell table:style-name="ce290" office:value-type="float" office:value="1034.88" calcext:value-type="float">
            <text:p>1,034.88</text:p>
          </table:table-cell>
          <table:table-cell table:style-name="ce290" office:value-type="float" office:value="77.62" calcext:value-type="float">
            <text:p>77.62</text:p>
          </table:table-cell>
          <table:table-cell table:style-name="ce290" office:value-type="float" office:value="9.24" calcext:value-type="float">
            <text:p>9.24</text:p>
          </table:table-cell>
          <table:table-cell table:style-name="ce290" office:value-type="float" office:value="86.86" calcext:value-type="float">
            <text:p>86.86</text:p>
          </table:table-cell>
          <table:table-cell table:style-name="ce278" table:formula="of:=[.F50]-[.I50]" office:value-type="float" office:value="948.02" calcext:value-type="float">
            <text:p>948.02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1321596001</text:p>
          </table:table-cell>
          <table:table-cell table:style-name="ce284" office:value-type="string" calcext:value-type="string">
            <text:p>UNILEVER ANDINA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33243.65" calcext:value-type="float">
            <text:p>33,243.65</text:p>
          </table:table-cell>
          <table:table-cell table:style-name="ce290" office:value-type="float" office:value="3989.24" calcext:value-type="float">
            <text:p>3,989.24</text:p>
          </table:table-cell>
          <table:table-cell table:style-name="ce290" office:value-type="float" office:value="37232.89" calcext:value-type="float">
            <text:p>37,232.89</text:p>
          </table:table-cell>
          <table:table-cell table:style-name="ce290" office:value-type="float" office:value="2792.48" calcext:value-type="float">
            <text:p>2,792.48</text:p>
          </table:table-cell>
          <table:table-cell table:style-name="ce290" office:value-type="float" office:value="665.4" calcext:value-type="float">
            <text:p>665.40</text:p>
          </table:table-cell>
          <table:table-cell table:style-name="ce290" office:value-type="float" office:value="3457.88" calcext:value-type="float">
            <text:p>3,457.88</text:p>
          </table:table-cell>
          <table:table-cell table:style-name="ce278" table:formula="of:=[.F51]-[.I51]" office:value-type="float" office:value="33775.01" calcext:value-type="float">
            <text:p>33,775.01</text:p>
          </table:table-cell>
          <table:table-cell table:number-columns-repeated="1014"/>
        </table:table-row>
        <table:table-row table:style-name="ro2">
          <table:table-cell table:style-name="ce284" office:value-type="string" calcext:value-type="string">
            <text:p>1792083354001</text:p>
          </table:table-cell>
          <table:table-cell table:style-name="ce284" office:value-type="string" calcext:value-type="string">
            <text:p>PRODUCTOS TISSUE DEL ECUADOR S.A.</text:p>
          </table:table-cell>
          <table:table-cell table:style-name="ce284" office:value-type="string" calcext:value-type="string">
            <text:p>FAC</text:p>
          </table:table-cell>
          <table:table-cell table:style-name="ce290" office:value-type="float" office:value="2707.04" calcext:value-type="float">
            <text:p>2,707.04</text:p>
          </table:table-cell>
          <table:table-cell table:style-name="ce290" office:value-type="float" office:value="324.84" calcext:value-type="float">
            <text:p>324.84</text:p>
          </table:table-cell>
          <table:table-cell table:style-name="ce290" office:value-type="float" office:value="3031.88" calcext:value-type="float">
            <text:p>3,031.88</text:p>
          </table:table-cell>
          <table:table-cell table:style-name="ce290" office:value-type="float" office:value="227.38" calcext:value-type="float">
            <text:p>227.38</text:p>
          </table:table-cell>
          <table:table-cell table:style-name="ce290" office:value-type="float" office:value="74.44" calcext:value-type="float">
            <text:p>74.44</text:p>
          </table:table-cell>
          <table:table-cell table:style-name="ce290" office:value-type="float" office:value="301.82" calcext:value-type="float">
            <text:p>301.82</text:p>
          </table:table-cell>
          <table:table-cell table:style-name="ce278" table:formula="of:=[.F52]-[.I52]" office:value-type="float" office:value="2730.06" calcext:value-type="float">
            <text:p>2,730.06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Total Resultado</text:p>
          </table:table-cell>
          <table:table-cell table:style-name="ce285" table:number-columns-repeated="2"/>
          <table:table-cell table:style-name="ce291" office:value-type="float" office:value="1013716.05" calcext:value-type="float">
            <text:p>1,013,716.05</text:p>
          </table:table-cell>
          <table:table-cell table:style-name="ce291" office:value-type="float" office:value="121645.91" calcext:value-type="float">
            <text:p>121,645.91</text:p>
          </table:table-cell>
          <table:table-cell table:style-name="ce291" office:value-type="float" office:value="1135361.96" calcext:value-type="float">
            <text:p>1,135,361.96</text:p>
          </table:table-cell>
          <table:table-cell table:style-name="ce291" office:value-type="float" office:value="85558.51" calcext:value-type="float">
            <text:p>85,558.51</text:p>
          </table:table-cell>
          <table:table-cell table:style-name="ce291" office:value-type="float" office:value="13597.92" calcext:value-type="float">
            <text:p>13,597.92</text:p>
          </table:table-cell>
          <table:table-cell table:style-name="ce291" office:value-type="float" office:value="99156.43" calcext:value-type="float">
            <text:p>99,156.43</text:p>
          </table:table-cell>
          <table:table-cell table:style-name="ce294" table:formula="of:=[.F53]-[.I53]" office:value-type="float" office:value="1036205.53" calcext:value-type="float">
            <text:p>1,036,205.53</text:p>
          </table:table-cell>
          <table:table-cell table:style-name="ce295" table:number-columns-repeated="1014"/>
        </table:table-row>
        <table:table-row table:style-name="ro2" table:number-rows-repeated="1048505">
          <table:table-cell table:number-columns-repeated="1024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120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0" table:visibility="collapse" table:number-columns-repeated="3" table:default-cell-style-name="Default"/>
        <table:table-column table:style-name="co40" table:number-columns-repeated="2" table:default-cell-style-name="Default"/>
        <table:table-column table:style-name="co40" table:visibility="collapse" table:number-columns-repeated="2" table:default-cell-style-name="Default"/>
        <table:table-column table:style-name="co41" table:default-cell-style-name="Default"/>
        <table:table-column table:style-name="co41" table:visibility="collapse" table:number-columns-repeated="6" table:default-cell-style-name="Default"/>
        <table:table-column table:style-name="co41" table:default-cell-style-name="Default"/>
        <table:table-column table:style-name="co41" table:visibility="collapse" table:number-columns-repeated="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number-columns-repeated="979" table:default-cell-style-name="Default"/>
        <table:table-row table:style-name="ro2">
          <table:table-cell table:style-name="ce296" office:value-type="string" calcext:value-type="string" table:number-columns-spanned="45" table:number-rows-spanned="1">
            <text:p>VENTAS</text:p>
          </table:table-cell>
          <table:covered-table-cell table:number-columns-repeated="44" table:style-name="ce296"/>
          <table:table-cell table:number-columns-repeated="979"/>
        </table:table-row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RET. IVA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RET. FT.</text:p>
          </table:table-cell>
          <table:table-cell table:style-name="ce296" office:value-type="string" calcext:value-type="string">
            <text:p>Total Retenciones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06/01/2020</text:p>
          </table:table-cell>
          <table:table-cell table:style-name="ce297" office:value-type="string" calcext:value-type="string">
            <text:p>0990049459001</text:p>
          </table:table-cell>
          <table:table-cell table:style-name="ce297" office:value-type="string" calcext:value-type="string">
            <text:p>BANCO GUAYAQUIL S.A.</text:p>
          </table:table-cell>
          <table:table-cell table:style-name="ce297" office:value-type="string" calcext:value-type="string">
            <text:p>ESFERAS NAVIDEÑAS BANCO GUAYAQUIL - PTO 201912000574</text:p>
          </table:table-cell>
          <table:table-cell table:style-name="ce297" office:value-type="string" calcext:value-type="string">
            <text:p>FAC 001-001-000000456</text:p>
          </table:table-cell>
          <table:table-cell table:style-name="ce297" office:value-type="string" calcext:value-type="string">
            <text:p>0601202001099233361800120010010000004569308017816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2</text:p>
          </table:table-cell>
          <table:table-cell table:style-name="ce297"/>
          <table:table-cell table:style-name="ce297" office:value-type="float" office:value="272.63" calcext:value-type="float">
            <text:p>272.63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272.63" calcext:value-type="float">
            <text:p>272.63</text:p>
          </table:table-cell>
          <table:table-cell table:style-name="ce297" office:value-type="float" office:value="32.72" calcext:value-type="float">
            <text:p>32.72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5.35" calcext:value-type="float">
            <text:p>305.35</text:p>
          </table:table-cell>
          <table:table-cell table:number-columns-repeated="7"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string" calcext:value-type="string">
            <text:p>999-999-999999999</text:p>
          </table:table-cell>
          <table:table-cell table:style-name="ce297" office:value-type="string" calcext:value-type="string">
            <text:p>999999999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number-columns-repeated="2" table:style-name="ce297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06/01/2020</text:p>
          </table:table-cell>
          <table:table-cell table:style-name="ce297" office:value-type="string" calcext:value-type="string">
            <text:p>0990049459001</text:p>
          </table:table-cell>
          <table:table-cell table:style-name="ce297" office:value-type="string" calcext:value-type="string">
            <text:p>BANCO GUAYAQUIL S.A.</text:p>
          </table:table-cell>
          <table:table-cell table:style-name="ce297" office:value-type="string" calcext:value-type="string">
            <text:p>ACTIVACIÓN LADYMULTIMARKET - PTO 201912000565</text:p>
          </table:table-cell>
          <table:table-cell table:style-name="ce297" office:value-type="string" calcext:value-type="string">
            <text:p>FAC 001-001-000000457</text:p>
          </table:table-cell>
          <table:table-cell table:style-name="ce297" office:value-type="string" calcext:value-type="string">
            <text:p>0601202001099233361800120010010000004579308032314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3</text:p>
          </table:table-cell>
          <table:table-cell table:style-name="ce297"/>
          <table:table-cell table:style-name="ce297" office:value-type="float" office:value="3656.8" calcext:value-type="float">
            <text:p>3656.8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3656.8" calcext:value-type="float">
            <text:p>3656.8</text:p>
          </table:table-cell>
          <table:table-cell table:style-name="ce297" office:value-type="float" office:value="438.82" calcext:value-type="float">
            <text:p>438.82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095.62" calcext:value-type="float">
            <text:p>4095.62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307.17" calcext:value-type="float">
            <text:p>307.17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7.17" calcext:value-type="float">
            <text:p>307.17</text:p>
          </table:table-cell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01-020-000036207</text:p>
          </table:table-cell>
          <table:table-cell table:style-name="ce297" office:value-type="string" calcext:value-type="string">
            <text:p>2401202007099004945900120010200000362077920987811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73.14" calcext:value-type="float">
            <text:p>73.14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73.14" calcext:value-type="float">
            <text:p>73.14</text:p>
          </table:table-cell>
          <table:table-cell table:style-name="ce297" office:value-type="float" office:value="380.31" calcext:value-type="float">
            <text:p>380.31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06/01/2020</text:p>
          </table:table-cell>
          <table:table-cell table:style-name="ce297" office:value-type="string" calcext:value-type="string">
            <text:p>0990049459001</text:p>
          </table:table-cell>
          <table:table-cell table:style-name="ce297" office:value-type="string" calcext:value-type="string">
            <text:p>BANCO GUAYAQUIL S.A.</text:p>
          </table:table-cell>
          <table:table-cell table:style-name="ce297" office:value-type="string" calcext:value-type="string">
            <text:p>INAUGURACIÓN OFICINA 9 PISO - PTO 201912000564</text:p>
          </table:table-cell>
          <table:table-cell table:style-name="ce297" office:value-type="string" calcext:value-type="string">
            <text:p>FAC 001-001-000000458</text:p>
          </table:table-cell>
          <table:table-cell table:style-name="ce297" office:value-type="string" calcext:value-type="string">
            <text:p>0601202001099233361800120010010000004589308038415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4</text:p>
          </table:table-cell>
          <table:table-cell table:style-name="ce297"/>
          <table:table-cell table:style-name="ce297" office:value-type="float" office:value="168" calcext:value-type="float">
            <text:p>168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168" calcext:value-type="float">
            <text:p>168</text:p>
          </table:table-cell>
          <table:table-cell table:style-name="ce297" office:value-type="float" office:value="20.16" calcext:value-type="float">
            <text:p>20.16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88.16" calcext:value-type="float">
            <text:p>188.16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14.11" calcext:value-type="float">
            <text:p>14.1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4.11" calcext:value-type="float">
            <text:p>14.11</text:p>
          </table:table-cell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01-020-000036208</text:p>
          </table:table-cell>
          <table:table-cell table:style-name="ce297" office:value-type="string" calcext:value-type="string">
            <text:p>2401202007099004945900120010200000362080123481812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3.36" calcext:value-type="float">
            <text:p>3.36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3.36" calcext:value-type="float">
            <text:p>3.36</text:p>
          </table:table-cell>
          <table:table-cell table:style-name="ce297" office:value-type="float" office:value="17.47" calcext:value-type="float">
            <text:p>17.47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06/01/2020</text:p>
          </table:table-cell>
          <table:table-cell table:style-name="ce297" office:value-type="string" calcext:value-type="string">
            <text:p>0990800707001</text:p>
          </table:table-cell>
          <table:table-cell table:style-name="ce297" office:value-type="string" calcext:value-type="string">
            <text:p>PREDIOS BONAFIDE S.A.</text:p>
          </table:table-cell>
          <table:table-cell table:style-name="ce297" office:value-type="string" calcext:value-type="string">
            <text:p>SERVICIO DE DECORACION EVENTO CORPORATIVO - NAVIDEÑO - PTO 201911000545</text:p>
          </table:table-cell>
          <table:table-cell table:style-name="ce297" office:value-type="string" calcext:value-type="string">
            <text:p>FAC 001-001-000000459</text:p>
          </table:table-cell>
          <table:table-cell table:style-name="ce297" office:value-type="string" calcext:value-type="string">
            <text:p>0601202001099233361800120010010000004599315207317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5</text:p>
          </table:table-cell>
          <table:table-cell table:style-name="ce297"/>
          <table:table-cell table:style-name="ce297" office:value-type="float" office:value="1456.48" calcext:value-type="float">
            <text:p>1456.48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1456.48" calcext:value-type="float">
            <text:p>1456.48</text:p>
          </table:table-cell>
          <table:table-cell table:style-name="ce297" office:value-type="float" office:value="174.78" calcext:value-type="float">
            <text:p>174.78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631.26" calcext:value-type="float">
            <text:p>1631.26</text:p>
          </table:table-cell>
          <table:table-cell table:number-columns-repeated="7" table:style-name="ce297" office:value-type="float" office:value="0" calcext:value-type="float">
            <text:p>0</text:p>
          </table:table-cell>
          <table:table-cell table:style-name="ce297" office:value-type="string" calcext:value-type="string">
            <text:p>06/01/2020</text:p>
          </table:table-cell>
          <table:table-cell table:style-name="ce297" office:value-type="string" calcext:value-type="string">
            <text:p>001-001-000011404</text:p>
          </table:table-cell>
          <table:table-cell table:style-name="ce297" office:value-type="string" calcext:value-type="string">
            <text:p>1124486781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29.13" calcext:value-type="float">
            <text:p>29.13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number-columns-repeated="2" table:style-name="ce297" office:value-type="float" office:value="29.13" calcext:value-type="float">
            <text:p>29.13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10/01/2020</text:p>
          </table:table-cell>
          <table:table-cell table:style-name="ce297" office:value-type="string" calcext:value-type="string">
            <text:p>1790516008001</text:p>
          </table:table-cell>
          <table:table-cell table:style-name="ce297" office:value-type="string" calcext:value-type="string">
            <text:p>CHUBB SEGUROS ECUADOR S.A.</text:p>
          </table:table-cell>
          <table:table-cell table:style-name="ce297" office:value-type="string" calcext:value-type="string">
            <text:p>Traslado y montaje de muebles en tres ciudades <text:s/>- PTO 201912000576</text:p>
          </table:table-cell>
          <table:table-cell table:style-name="ce297" office:value-type="string" calcext:value-type="string">
            <text:p>FAC 001-001-000000460</text:p>
          </table:table-cell>
          <table:table-cell table:style-name="ce297" office:value-type="string" calcext:value-type="string">
            <text:p>1001202001099233361800120010010000004609370505019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6</text:p>
          </table:table-cell>
          <table:table-cell table:style-name="ce297"/>
          <table:table-cell table:style-name="ce297" office:value-type="float" office:value="924" calcext:value-type="float">
            <text:p>924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924" calcext:value-type="float">
            <text:p>924</text:p>
          </table:table-cell>
          <table:table-cell table:style-name="ce297" office:value-type="float" office:value="110.88" calcext:value-type="float">
            <text:p>110.88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034.88" calcext:value-type="float">
            <text:p>1034.88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77.62" calcext:value-type="float">
            <text:p>77.6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77.62" calcext:value-type="float">
            <text:p>77.62</text:p>
          </table:table-cell>
          <table:table-cell table:style-name="ce297" office:value-type="string" calcext:value-type="string">
            <text:p>15/01/2020</text:p>
          </table:table-cell>
          <table:table-cell table:style-name="ce297" office:value-type="string" calcext:value-type="string">
            <text:p>001-009-000086813</text:p>
          </table:table-cell>
          <table:table-cell table:style-name="ce297" office:value-type="string" calcext:value-type="string">
            <text:p>1501202007179051600800120010090000868136284589813</text:p>
          </table:table-cell>
          <table:table-cell table:style-name="ce297" office:value-type="float" office:value="9.24" calcext:value-type="float">
            <text:p>9.24</text:p>
          </table:table-cell>
          <table:table-cell table:style-name="ce297" office:value-type="string" calcext:value-type="string">
            <text:p>312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9.24" calcext:value-type="float">
            <text:p>9.24</text:p>
          </table:table-cell>
          <table:table-cell table:style-name="ce297" office:value-type="float" office:value="86.86" calcext:value-type="float">
            <text:p>86.86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14/01/2020</text:p>
          </table:table-cell>
          <table:table-cell table:style-name="ce297" office:value-type="string" calcext:value-type="string">
            <text:p>1390012949001</text:p>
          </table:table-cell>
          <table:table-cell table:style-name="ce297" office:value-type="string" calcext:value-type="string">
            <text:p>LA FABRIL S.A.</text:p>
          </table:table-cell>
          <table:table-cell table:style-name="ce297" office:value-type="string" calcext:value-type="string">
            <text:p>Almacenamiento de elementos de marca <text:s/>- PTO 201912000583</text:p>
          </table:table-cell>
          <table:table-cell table:style-name="ce297" office:value-type="string" calcext:value-type="string">
            <text:p>FAC 001-001-000000461</text:p>
          </table:table-cell>
          <table:table-cell table:style-name="ce297" office:value-type="string" calcext:value-type="string">
            <text:p>1401202001099233361800120010010000004619431603616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7</text:p>
          </table:table-cell>
          <table:table-cell table:style-name="ce297"/>
          <table:table-cell table:style-name="ce297" office:value-type="float" office:value="1062.6" calcext:value-type="float">
            <text:p>1062.6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1062.6" calcext:value-type="float">
            <text:p>1062.6</text:p>
          </table:table-cell>
          <table:table-cell table:style-name="ce297" office:value-type="float" office:value="127.51" calcext:value-type="float">
            <text:p>127.51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190.11" calcext:value-type="float">
            <text:p>1190.11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89.26" calcext:value-type="float">
            <text:p>89.2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89.26" calcext:value-type="float">
            <text:p>89.26</text:p>
          </table:table-cell>
          <table:table-cell table:style-name="ce297" office:value-type="string" calcext:value-type="string">
            <text:p>17/01/2020</text:p>
          </table:table-cell>
          <table:table-cell table:style-name="ce297" office:value-type="string" calcext:value-type="string">
            <text:p>001-050-000335814</text:p>
          </table:table-cell>
          <table:table-cell table:style-name="ce297" office:value-type="string" calcext:value-type="string">
            <text:p>1701202007139001294900120010500003358141390012911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21.25" calcext:value-type="float">
            <text:p>21.25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21.25" calcext:value-type="float">
            <text:p>21.25</text:p>
          </table:table-cell>
          <table:table-cell table:style-name="ce297" office:value-type="float" office:value="110.51" calcext:value-type="float">
            <text:p>110.51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17/01/2020</text:p>
          </table:table-cell>
          <table:table-cell table:style-name="ce297" office:value-type="string" calcext:value-type="string">
            <text:p>1791321596001</text:p>
          </table:table-cell>
          <table:table-cell table:style-name="ce297" office:value-type="string" calcext:value-type="string">
            <text:p>UNILEVER ANDINA ECUADOR S.A.</text:p>
          </table:table-cell>
          <table:table-cell table:style-name="ce297" office:value-type="string" calcext:value-type="string">
            <text:p>PTO 202001000589; PTO 201912000582; PTO 201912000580</text:p>
          </table:table-cell>
          <table:table-cell table:style-name="ce297" office:value-type="string" calcext:value-type="string">
            <text:p>FAC 001-001-000000462</text:p>
          </table:table-cell>
          <table:table-cell table:style-name="ce297" office:value-type="string" calcext:value-type="string">
            <text:p>1701202001099233361800120010010000004629474532711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8</text:p>
          </table:table-cell>
          <table:table-cell table:style-name="ce297"/>
          <table:table-cell table:style-name="ce297" office:value-type="float" office:value="620" calcext:value-type="float">
            <text:p>620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620" calcext:value-type="float">
            <text:p>620</text:p>
          </table:table-cell>
          <table:table-cell table:style-name="ce297" office:value-type="float" office:value="74.4" calcext:value-type="float">
            <text:p>74.4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94.4" calcext:value-type="float">
            <text:p>694.4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52.08" calcext:value-type="float">
            <text:p>52.0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52.08" calcext:value-type="float">
            <text:p>52.08</text:p>
          </table:table-cell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01-003-000098796</text:p>
          </table:table-cell>
          <table:table-cell table:style-name="ce297" office:value-type="string" calcext:value-type="string">
            <text:p>2401202007179132159600120010030000987960009879618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2.4" calcext:value-type="float">
            <text:p>12.4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2.4" calcext:value-type="float">
            <text:p>12.4</text:p>
          </table:table-cell>
          <table:table-cell table:style-name="ce297" office:value-type="float" office:value="64.48" calcext:value-type="float">
            <text:p>64.48</text:p>
          </table:table-cell>
          <table:table-cell table:number-columns-repeated="979"/>
        </table:table-row>
        <table:table-row table:style-name="ro9">
          <table:table-cell table:style-name="ce297" office:value-type="string" calcext:value-type="string">
            <text:p>17/01/2020</text:p>
          </table:table-cell>
          <table:table-cell table:style-name="ce297" office:value-type="string" calcext:value-type="string">
            <text:p>0992526742001</text:p>
          </table:table-cell>
          <table:table-cell table:style-name="ce297" office:value-type="string" calcext:value-type="string">
            <text:p>DINADEC S.A. </text:p>
          </table:table-cell>
          <table:table-cell table:style-name="ce297" office:value-type="string" calcext:value-type="string">
            <text:p>ACTIVACION REINVENTION - PTO 201911000547 _x000D_</text:p>
            <text:p>OC: 5002632233 _x000D_</text:p>
            <text:p>EA: 1010170166</text:p>
          </table:table-cell>
          <table:table-cell table:style-name="ce297" office:value-type="string" calcext:value-type="string">
            <text:p>FAC 001-001-000000463</text:p>
          </table:table-cell>
          <table:table-cell table:style-name="ce297" office:value-type="string" calcext:value-type="string">
            <text:p>1701202001099233361800120010010000004639475723419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09</text:p>
          </table:table-cell>
          <table:table-cell table:style-name="ce297"/>
          <table:table-cell table:style-name="ce297" office:value-type="float" office:value="6980.6" calcext:value-type="float">
            <text:p>6980.6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6980.6" calcext:value-type="float">
            <text:p>6980.6</text:p>
          </table:table-cell>
          <table:table-cell table:style-name="ce297" office:value-type="float" office:value="837.67" calcext:value-type="float">
            <text:p>837.67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7818.27" calcext:value-type="float">
            <text:p>7818.27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586.37" calcext:value-type="float">
            <text:p>586.37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586.37" calcext:value-type="float">
            <text:p>586.37</text:p>
          </table:table-cell>
          <table:table-cell table:style-name="ce297" office:value-type="string" calcext:value-type="string">
            <text:p>17/01/2020</text:p>
          </table:table-cell>
          <table:table-cell table:style-name="ce297" office:value-type="string" calcext:value-type="string">
            <text:p>014-005-000041207</text:p>
          </table:table-cell>
          <table:table-cell table:style-name="ce297" office:value-type="string" calcext:value-type="string">
            <text:p>2101202007099252674200120140050000412072834761514</text:p>
          </table:table-cell>
          <table:table-cell table:style-name="ce297" office:value-type="float" office:value="69.81" calcext:value-type="float">
            <text:p>69.81</text:p>
          </table:table-cell>
          <table:table-cell table:style-name="ce297" office:value-type="string" calcext:value-type="string">
            <text:p>30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69.81" calcext:value-type="float">
            <text:p>69.81</text:p>
          </table:table-cell>
          <table:table-cell table:style-name="ce297" office:value-type="float" office:value="656.18" calcext:value-type="float">
            <text:p>656.18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17/01/2020</text:p>
          </table:table-cell>
          <table:table-cell table:style-name="ce297" office:value-type="string" calcext:value-type="string">
            <text:p>1390012949001</text:p>
          </table:table-cell>
          <table:table-cell table:style-name="ce297" office:value-type="string" calcext:value-type="string">
            <text:p>LA FABRIL S.A.</text:p>
          </table:table-cell>
          <table:table-cell table:style-name="ce297" office:value-type="string" calcext:value-type="string">
            <text:p>EVENTOS SOLCA GYE y UIO <text:s/>- PTO 202001000602</text:p>
          </table:table-cell>
          <table:table-cell table:style-name="ce297" office:value-type="string" calcext:value-type="string">
            <text:p>FAC 001-001-000000464</text:p>
          </table:table-cell>
          <table:table-cell table:style-name="ce297" office:value-type="string" calcext:value-type="string">
            <text:p>1701202001099233361800120010010000004649478314817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0</text:p>
          </table:table-cell>
          <table:table-cell table:style-name="ce297"/>
          <table:table-cell table:style-name="ce297" office:value-type="float" office:value="7711" calcext:value-type="float">
            <text:p>7711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7711" calcext:value-type="float">
            <text:p>7711</text:p>
          </table:table-cell>
          <table:table-cell table:style-name="ce297" office:value-type="float" office:value="925.32" calcext:value-type="float">
            <text:p>925.32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8636.32" calcext:value-type="float">
            <text:p>8636.32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647.72" calcext:value-type="float">
            <text:p>647.7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47.72" calcext:value-type="float">
            <text:p>647.72</text:p>
          </table:table-cell>
          <table:table-cell table:style-name="ce297" office:value-type="string" calcext:value-type="string">
            <text:p>23/01/2020</text:p>
          </table:table-cell>
          <table:table-cell table:style-name="ce297" office:value-type="string" calcext:value-type="string">
            <text:p>001-050-000336944</text:p>
          </table:table-cell>
          <table:table-cell table:style-name="ce297" office:value-type="string" calcext:value-type="string">
            <text:p>2301202007139001294900120010500003369441390012910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54.22" calcext:value-type="float">
            <text:p>154.22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54.22" calcext:value-type="float">
            <text:p>154.22</text:p>
          </table:table-cell>
          <table:table-cell table:style-name="ce297" office:value-type="float" office:value="801.94" calcext:value-type="float">
            <text:p>801.94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20/01/2020</text:p>
          </table:table-cell>
          <table:table-cell table:style-name="ce297" office:value-type="string" calcext:value-type="string">
            <text:p>0991047808001</text:p>
          </table:table-cell>
          <table:table-cell table:style-name="ce297" office:value-type="string" calcext:value-type="string">
            <text:p>OTELO &amp; FABELL S.A.</text:p>
          </table:table-cell>
          <table:table-cell table:style-name="ce297" office:value-type="string" calcext:value-type="string">
            <text:p>Visibilidad para SANCHEZ AGUILAR - PTO 202001000601</text:p>
          </table:table-cell>
          <table:table-cell table:style-name="ce297" office:value-type="string" calcext:value-type="string">
            <text:p>FAC 001-001-000000465</text:p>
          </table:table-cell>
          <table:table-cell table:style-name="ce297" office:value-type="string" calcext:value-type="string">
            <text:p>2001202001099233361800120010010000004659513297618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1</text:p>
          </table:table-cell>
          <table:table-cell table:style-name="ce297"/>
          <table:table-cell table:style-name="ce297" office:value-type="float" office:value="225.5" calcext:value-type="float">
            <text:p>225.5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225.5" calcext:value-type="float">
            <text:p>225.5</text:p>
          </table:table-cell>
          <table:table-cell table:style-name="ce297" office:value-type="float" office:value="27.06" calcext:value-type="float">
            <text:p>27.06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2.56" calcext:value-type="float">
            <text:p>252.56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18.94" calcext:value-type="float">
            <text:p>18.9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8.94" calcext:value-type="float">
            <text:p>18.94</text:p>
          </table:table-cell>
          <table:table-cell table:style-name="ce297" office:value-type="string" calcext:value-type="string">
            <text:p>20/01/2020</text:p>
          </table:table-cell>
          <table:table-cell table:style-name="ce297" office:value-type="string" calcext:value-type="string">
            <text:p>001-040-000041087</text:p>
          </table:table-cell>
          <table:table-cell table:style-name="ce297" office:value-type="string" calcext:value-type="string">
            <text:p>2001202007099104780800120010400000410872007000113</text:p>
          </table:table-cell>
          <table:table-cell table:style-name="ce297" office:value-type="float" office:value="2.05" calcext:value-type="float">
            <text:p>2.05</text:p>
          </table:table-cell>
          <table:table-cell table:style-name="ce297" office:value-type="string" calcext:value-type="string">
            <text:p>30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.41" calcext:value-type="float">
            <text:p>0.41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2.46" calcext:value-type="float">
            <text:p>2.46</text:p>
          </table:table-cell>
          <table:table-cell table:style-name="ce297" office:value-type="float" office:value="21.4" calcext:value-type="float">
            <text:p>21.4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20/01/2020</text:p>
          </table:table-cell>
          <table:table-cell table:style-name="ce297" office:value-type="string" calcext:value-type="string">
            <text:p>0991047808001</text:p>
          </table:table-cell>
          <table:table-cell table:style-name="ce297" office:value-type="string" calcext:value-type="string">
            <text:p>OTELO &amp; FABELL S.A.</text:p>
          </table:table-cell>
          <table:table-cell table:style-name="ce297" office:value-type="string" calcext:value-type="string">
            <text:p>CHARLA INTIMA COLEGIO SANTIAGO MAYOR <text:s/>- PTO 202001000592</text:p>
          </table:table-cell>
          <table:table-cell table:style-name="ce297" office:value-type="string" calcext:value-type="string">
            <text:p>FAC 001-001-000000466</text:p>
          </table:table-cell>
          <table:table-cell table:style-name="ce297" office:value-type="string" calcext:value-type="string">
            <text:p>2001202001099233361800120010010000004669513328713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2</text:p>
          </table:table-cell>
          <table:table-cell table:style-name="ce297"/>
          <table:table-cell table:style-name="ce297" office:value-type="float" office:value="816.2" calcext:value-type="float">
            <text:p>816.2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816.2" calcext:value-type="float">
            <text:p>816.2</text:p>
          </table:table-cell>
          <table:table-cell table:style-name="ce297" office:value-type="float" office:value="97.94" calcext:value-type="float">
            <text:p>97.94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914.14" calcext:value-type="float">
            <text:p>914.14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68.56" calcext:value-type="float">
            <text:p>68.5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8.56" calcext:value-type="float">
            <text:p>68.56</text:p>
          </table:table-cell>
          <table:table-cell table:style-name="ce297" office:value-type="string" calcext:value-type="string">
            <text:p>20/01/2020</text:p>
          </table:table-cell>
          <table:table-cell table:style-name="ce297" office:value-type="string" calcext:value-type="string">
            <text:p>001-040-000041089</text:p>
          </table:table-cell>
          <table:table-cell table:style-name="ce297" office:value-type="string" calcext:value-type="string">
            <text:p>2001202007099104780800120010400000410892007000114</text:p>
          </table:table-cell>
          <table:table-cell table:style-name="ce297" office:value-type="float" office:value="7.42" calcext:value-type="float">
            <text:p>7.42</text:p>
          </table:table-cell>
          <table:table-cell table:style-name="ce297" office:value-type="string" calcext:value-type="string">
            <text:p>30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.48" calcext:value-type="float">
            <text:p>1.48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8.9" calcext:value-type="float">
            <text:p>8.9</text:p>
          </table:table-cell>
          <table:table-cell table:style-name="ce297" office:value-type="float" office:value="77.46" calcext:value-type="float">
            <text:p>77.46</text:p>
          </table:table-cell>
          <table:table-cell table:number-columns-repeated="979"/>
        </table:table-row>
        <table:table-row table:style-name="ro9">
          <table:table-cell table:style-name="ce297" office:value-type="string" calcext:value-type="string">
            <text:p>20/01/2020</text:p>
          </table:table-cell>
          <table:table-cell table:style-name="ce297" office:value-type="string" calcext:value-type="string">
            <text:p>0968514210001</text:p>
          </table:table-cell>
          <table:table-cell table:style-name="ce297" office:value-type="string" calcext:value-type="string">
            <text:p>BENEMERITO CUERPO DE BOMBEROS DE GUAYAQUIL</text:p>
          </table:table-cell>
          <table:table-cell table:style-name="ce297" office:value-type="string" calcext:value-type="string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table:style-name="ce297" office:value-type="string" calcext:value-type="string">
            <text:p>FAC 001-001-000000468</text:p>
          </table:table-cell>
          <table:table-cell table:style-name="ce297" office:value-type="string" calcext:value-type="string">
            <text:p>2001202001099233361800120010010000004689521261513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4</text:p>
          </table:table-cell>
          <table:table-cell table:style-name="ce297"/>
          <table:table-cell table:style-name="ce297" office:value-type="float" office:value="5512" calcext:value-type="float">
            <text:p>5512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5512" calcext:value-type="float">
            <text:p>5512</text:p>
          </table:table-cell>
          <table:table-cell table:style-name="ce297" office:value-type="float" office:value="661.44" calcext:value-type="float">
            <text:p>661.44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173.44" calcext:value-type="float">
            <text:p>6173.44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463.01" calcext:value-type="float">
            <text:p>463.0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63.01" calcext:value-type="float">
            <text:p>463.01</text:p>
          </table:table-cell>
          <table:table-cell table:style-name="ce297" office:value-type="string" calcext:value-type="string">
            <text:p>20/01/2020</text:p>
          </table:table-cell>
          <table:table-cell table:style-name="ce297" office:value-type="string" calcext:value-type="string">
            <text:p>001-002-000018243</text:p>
          </table:table-cell>
          <table:table-cell table:style-name="ce297" office:value-type="string" calcext:value-type="string">
            <text:p>2001202007096851421000120010020000182430004458413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10.24" calcext:value-type="float">
            <text:p>110.24</text:p>
          </table:table-cell>
          <table:table-cell table:style-name="ce297" office:value-type="string" calcext:value-type="string">
            <text:p>34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10.24" calcext:value-type="float">
            <text:p>110.24</text:p>
          </table:table-cell>
          <table:table-cell table:style-name="ce297" office:value-type="float" office:value="573.25" calcext:value-type="float">
            <text:p>573.25</text:p>
          </table:table-cell>
          <table:table-cell table:number-columns-repeated="979"/>
        </table:table-row>
        <table:table-row table:style-name="ro9">
          <table:table-cell table:style-name="ce297" office:value-type="string" calcext:value-type="string">
            <text:p>21/01/2020</text:p>
          </table:table-cell>
          <table:table-cell table:style-name="ce297" office:value-type="string" calcext:value-type="string">
            <text:p>0992526742001</text:p>
          </table:table-cell>
          <table:table-cell table:style-name="ce297" office:value-type="string" calcext:value-type="string">
            <text:p>DINADEC S.A. </text:p>
          </table:table-cell>
          <table:table-cell table:style-name="ce297" office:value-type="string" calcext:value-type="string">
            <text:p>LOCUTOR NOCHE AMARILLA 2020 - PTO 202001000587_x000D_</text:p>
            <text:p>OC: 5002633479_x000D_</text:p>
            <text:p>EA: 1010176641</text:p>
          </table:table-cell>
          <table:table-cell table:style-name="ce297" office:value-type="string" calcext:value-type="string">
            <text:p>FAC 001-001-000000470</text:p>
          </table:table-cell>
          <table:table-cell table:style-name="ce297" office:value-type="string" calcext:value-type="string">
            <text:p>2101202001099233361800120010010000004709535608211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6</text:p>
          </table:table-cell>
          <table:table-cell table:style-name="ce297"/>
          <table:table-cell table:style-name="ce297" office:value-type="float" office:value="1650" calcext:value-type="float">
            <text:p>1650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1650" calcext:value-type="float">
            <text:p>1650</text:p>
          </table:table-cell>
          <table:table-cell table:style-name="ce297" office:value-type="float" office:value="198" calcext:value-type="float">
            <text:p>198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848" calcext:value-type="float">
            <text:p>1848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138.6" calcext:value-type="float">
            <text:p>138.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38.6" calcext:value-type="float">
            <text:p>138.6</text:p>
          </table:table-cell>
          <table:table-cell table:style-name="ce297" office:value-type="string" calcext:value-type="string">
            <text:p>23/01/2020</text:p>
          </table:table-cell>
          <table:table-cell table:style-name="ce297" office:value-type="string" calcext:value-type="string">
            <text:p>014-005-000041318</text:p>
          </table:table-cell>
          <table:table-cell table:style-name="ce297" office:value-type="string" calcext:value-type="string">
            <text:p>2301202007099252674200120140050000413187863152416</text:p>
          </table:table-cell>
          <table:table-cell table:style-name="ce297" office:value-type="float" office:value="16.5" calcext:value-type="float">
            <text:p>16.5</text:p>
          </table:table-cell>
          <table:table-cell table:style-name="ce297" office:value-type="string" calcext:value-type="string">
            <text:p>30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16.5" calcext:value-type="float">
            <text:p>16.5</text:p>
          </table:table-cell>
          <table:table-cell table:style-name="ce297" office:value-type="float" office:value="155.1" calcext:value-type="float">
            <text:p>155.1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990049459001</text:p>
          </table:table-cell>
          <table:table-cell table:style-name="ce297" office:value-type="string" calcext:value-type="string">
            <text:p>BANCO GUAYAQUIL S.A.</text:p>
          </table:table-cell>
          <table:table-cell table:style-name="ce297" office:value-type="string" calcext:value-type="string">
            <text:p>NC 47 APLICA FACTURA 375 BANCO GUAYAQUIL</text:p>
          </table:table-cell>
          <table:table-cell table:style-name="ce297" office:value-type="string" calcext:value-type="string">
            <text:p>NCT 001-001-000000047</text:p>
          </table:table-cell>
          <table:table-cell table:style-name="ce297" office:value-type="string" calcext:value-type="string">
            <text:p>2401202004099233361800120010010000000479573785012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7</text:p>
          </table:table-cell>
          <table:table-cell table:style-name="ce297"/>
          <table:table-cell table:style-name="ce297" office:value-type="float" office:value="-240.8" calcext:value-type="float">
            <text:p>-240.8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-240.8" calcext:value-type="float">
            <text:p>-240.8</text:p>
          </table:table-cell>
          <table:table-cell table:style-name="ce297" office:value-type="float" office:value="-28.9" calcext:value-type="float">
            <text:p>-28.9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-269.7" calcext:value-type="float">
            <text:p>-269.7</text:p>
          </table:table-cell>
          <table:table-cell table:number-columns-repeated="7"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string" calcext:value-type="string">
            <text:p>999-999-999999999</text:p>
          </table:table-cell>
          <table:table-cell table:style-name="ce297" office:value-type="string" calcext:value-type="string">
            <text:p>999999999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number-columns-repeated="2" table:style-name="ce297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990049459001</text:p>
          </table:table-cell>
          <table:table-cell table:style-name="ce297" office:value-type="string" calcext:value-type="string">
            <text:p>BANCO GUAYAQUIL S.A.</text:p>
          </table:table-cell>
          <table:table-cell table:style-name="ce297" office:value-type="string" calcext:value-type="string">
            <text:p>NOTA DE CREDITO # 48 BANCO GUAYAQUIL APLICA FC 416</text:p>
          </table:table-cell>
          <table:table-cell table:style-name="ce297" office:value-type="string" calcext:value-type="string">
            <text:p>NCT 001-001-000000048</text:p>
          </table:table-cell>
          <table:table-cell table:style-name="ce297" office:value-type="string" calcext:value-type="string">
            <text:p>2401202004099233361800120010010000000489574677219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8</text:p>
          </table:table-cell>
          <table:table-cell table:style-name="ce297"/>
          <table:table-cell table:style-name="ce297" office:value-type="float" office:value="-2238.88" calcext:value-type="float">
            <text:p>-2238.88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-2238.88" calcext:value-type="float">
            <text:p>-2238.88</text:p>
          </table:table-cell>
          <table:table-cell table:style-name="ce297" office:value-type="float" office:value="-268.67" calcext:value-type="float">
            <text:p>-268.67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-2507.55" calcext:value-type="float">
            <text:p>-2507.55</text:p>
          </table:table-cell>
          <table:table-cell table:number-columns-repeated="7"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string" calcext:value-type="string">
            <text:p>999-999-999999999</text:p>
          </table:table-cell>
          <table:table-cell table:style-name="ce297" office:value-type="string" calcext:value-type="string">
            <text:p>999999999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number-columns-repeated="2" table:style-name="ce297" office:value-type="float" office:value="0" calcext:value-type="float">
            <text:p>0</text:p>
          </table:table-cell>
          <table:table-cell table:number-columns-repeated="979"/>
        </table:table-row>
        <table:table-row table:style-name="ro2"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990049459001</text:p>
          </table:table-cell>
          <table:table-cell table:style-name="ce297" office:value-type="string" calcext:value-type="string">
            <text:p>BANCO GUAYAQUIL S.A.</text:p>
          </table:table-cell>
          <table:table-cell table:style-name="ce297" office:value-type="string" calcext:value-type="string">
            <text:p>NOTA DE CREDITO # 49 BANCO GUAYAQUIL APLICA FC 418</text:p>
          </table:table-cell>
          <table:table-cell table:style-name="ce297" office:value-type="string" calcext:value-type="string">
            <text:p>NCT 001-001-000000049</text:p>
          </table:table-cell>
          <table:table-cell table:style-name="ce297" office:value-type="string" calcext:value-type="string">
            <text:p>2401202004099233361800120010010000000499574729311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19</text:p>
          </table:table-cell>
          <table:table-cell table:style-name="ce297"/>
          <table:table-cell table:style-name="ce297" office:value-type="float" office:value="-7640.64" calcext:value-type="float">
            <text:p>-7640.64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-7640.64" calcext:value-type="float">
            <text:p>-7640.64</text:p>
          </table:table-cell>
          <table:table-cell table:style-name="ce297" office:value-type="float" office:value="-916.88" calcext:value-type="float">
            <text:p>-916.88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-8557.52" calcext:value-type="float">
            <text:p>-8557.52</text:p>
          </table:table-cell>
          <table:table-cell table:number-columns-repeated="7"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string" calcext:value-type="string">
            <text:p>999-999-999999999</text:p>
          </table:table-cell>
          <table:table-cell table:style-name="ce297" office:value-type="string" calcext:value-type="string">
            <text:p>999999999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number-columns-repeated="2" table:style-name="ce297" office:value-type="float" office:value="0" calcext:value-type="float">
            <text:p>0</text:p>
          </table:table-cell>
          <table:table-cell table:number-columns-repeated="979"/>
        </table:table-row>
        <table:table-row table:style-name="ro10"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992526742001</text:p>
          </table:table-cell>
          <table:table-cell table:style-name="ce297" office:value-type="string" calcext:value-type="string">
            <text:p>DINADEC S.A. </text:p>
          </table:table-cell>
          <table:table-cell table:style-name="ce297" office:value-type="string" calcext:value-type="string">
            <text:p>FIESTA DE TODOS PARTE 1  - PTO 202001000607_x000D_</text:p>
            <text:p>OC: 5002634466_x000D_</text:p>
            <text:p>EA: 1010186553_x000D_</text:p>
            <text:p/>
          </table:table-cell>
          <table:table-cell table:style-name="ce297" office:value-type="string" calcext:value-type="string">
            <text:p>FAC 001-001-000000471</text:p>
          </table:table-cell>
          <table:table-cell table:style-name="ce297" office:value-type="string" calcext:value-type="string">
            <text:p>2401202001099233361800120010010000004719577961016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20</text:p>
          </table:table-cell>
          <table:table-cell table:style-name="ce297"/>
          <table:table-cell table:style-name="ce297" office:value-type="float" office:value="212748.25" calcext:value-type="float">
            <text:p>212748.25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212748.25" calcext:value-type="float">
            <text:p>212748.25</text:p>
          </table:table-cell>
          <table:table-cell table:style-name="ce297" office:value-type="float" office:value="25529.79" calcext:value-type="float">
            <text:p>25529.79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38278.04" calcext:value-type="float">
            <text:p>238278.04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17870.85" calcext:value-type="float">
            <text:p>17870.85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7870.85" calcext:value-type="float">
            <text:p>17870.85</text:p>
          </table:table-cell>
          <table:table-cell table:style-name="ce297" office:value-type="string" calcext:value-type="string">
            <text:p>27/01/2020</text:p>
          </table:table-cell>
          <table:table-cell table:style-name="ce297" office:value-type="string" calcext:value-type="string">
            <text:p>014-005-000041701</text:p>
          </table:table-cell>
          <table:table-cell table:style-name="ce297" office:value-type="string" calcext:value-type="string">
            <text:p>2701202007099252674200120140050000417017281465312</text:p>
          </table:table-cell>
          <table:table-cell table:style-name="ce297" office:value-type="float" office:value="2127.48" calcext:value-type="float">
            <text:p>2127.48</text:p>
          </table:table-cell>
          <table:table-cell table:style-name="ce297" office:value-type="string" calcext:value-type="string">
            <text:p>30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2127.48" calcext:value-type="float">
            <text:p>2127.48</text:p>
          </table:table-cell>
          <table:table-cell table:style-name="ce297" office:value-type="float" office:value="19998.33" calcext:value-type="float">
            <text:p>19998.33</text:p>
          </table:table-cell>
          <table:table-cell table:number-columns-repeated="979"/>
        </table:table-row>
        <table:table-row table:style-name="ro9">
          <table:table-cell table:style-name="ce297" office:value-type="string" calcext:value-type="string">
            <text:p>24/01/2020</text:p>
          </table:table-cell>
          <table:table-cell table:style-name="ce297" office:value-type="string" calcext:value-type="string">
            <text:p>0992526742001</text:p>
          </table:table-cell>
          <table:table-cell table:style-name="ce297" office:value-type="string" calcext:value-type="string">
            <text:p>DINADEC S.A. </text:p>
          </table:table-cell>
          <table:table-cell table:style-name="ce297" office:value-type="string" calcext:value-type="string">
            <text:p>STAND DE REGISTRO CN - PTO 202001000614_x000D_</text:p>
            <text:p>OC: 5002635293_x000D_</text:p>
            <text:p>EA: 1010186576</text:p>
          </table:table-cell>
          <table:table-cell table:style-name="ce297" office:value-type="string" calcext:value-type="string">
            <text:p>FAC 001-001-000000472</text:p>
          </table:table-cell>
          <table:table-cell table:style-name="ce297" office:value-type="string" calcext:value-type="string">
            <text:p>2401202001099233361800120010010000004729578250313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string" calcext:value-type="string">
            <text:p>VTA 202001000021</text:p>
          </table:table-cell>
          <table:table-cell table:style-name="ce297"/>
          <table:table-cell table:style-name="ce297" office:value-type="float" office:value="600" calcext:value-type="float">
            <text:p>600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600" calcext:value-type="float">
            <text:p>600</text:p>
          </table:table-cell>
          <table:table-cell table:style-name="ce297" office:value-type="float" office:value="72" calcext:value-type="float">
            <text:p>72</text:p>
          </table:table-cell>
          <table:table-cell table:style-name="ce297" office:value-type="string" calcext:value-type="string">
            <text:p>-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72" calcext:value-type="float">
            <text:p>672</text:p>
          </table:table-cell>
          <table:table-cell table:number-columns-repeated="4" table:style-name="ce297" office:value-type="float" office:value="0" calcext:value-type="float">
            <text:p>0</text:p>
          </table:table-cell>
          <table:table-cell table:style-name="ce297" office:value-type="float" office:value="50.4" calcext:value-type="float">
            <text:p>50.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50.4" calcext:value-type="float">
            <text:p>50.4</text:p>
          </table:table-cell>
          <table:table-cell table:style-name="ce297" office:value-type="string" calcext:value-type="string">
            <text:p>27/01/2020</text:p>
          </table:table-cell>
          <table:table-cell table:style-name="ce297" office:value-type="string" calcext:value-type="string">
            <text:p>014-005-000041702</text:p>
          </table:table-cell>
          <table:table-cell table:style-name="ce297" office:value-type="string" calcext:value-type="string">
            <text:p>2701202007099252674200120140050000417024586217315</text:p>
          </table:table-cell>
          <table:table-cell table:style-name="ce297" office:value-type="float" office:value="6" calcext:value-type="float">
            <text:p>6</text:p>
          </table:table-cell>
          <table:table-cell table:style-name="ce297" office:value-type="string" calcext:value-type="string">
            <text:p>309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6" calcext:value-type="float">
            <text:p>6</text:p>
          </table:table-cell>
          <table:table-cell table:style-name="ce297" office:value-type="float" office:value="56.4" calcext:value-type="float">
            <text:p>56.4</text:p>
          </table:table-cell>
          <table:table-cell table:number-columns-repeated="979"/>
        </table:table-row>
        <table:table-row table:style-name="ro2">
          <table:table-cell table:number-columns-repeated="9"/>
          <table:table-cell table:style-name="ce298" office:value-type="float" office:value="234283.74" calcext:value-type="float">
            <text:p>234283.74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234283.74" calcext:value-type="float">
            <text:p>234283.74</text:p>
          </table:table-cell>
          <table:table-cell table:style-name="ce298" office:value-type="float" office:value="28114.04" calcext:value-type="float">
            <text:p>28114.04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262397.78" calcext:value-type="float">
            <text:p>262397.78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style-name="ce298" office:value-type="float" office:value="20384.69" calcext:value-type="float">
            <text:p>20384.69</text:p>
          </table:table-cell>
          <table:table-cell table:style-name="ce298" office:value-type="float" office:value="0" calcext:value-type="float">
            <text:p>0</text:p>
          </table:table-cell>
          <table:table-cell table:style-name="ce298" office:value-type="float" office:value="20384.69" calcext:value-type="float">
            <text:p>20384.69</text:p>
          </table:table-cell>
          <table:table-cell table:style-name="ce298" table:number-columns-repeated="3"/>
          <table:table-cell table:style-name="ce298" office:value-type="float" office:value="2238.5" calcext:value-type="float">
            <text:p>2238.5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405.63" calcext:value-type="float">
            <text:p>405.63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2644.13" calcext:value-type="float">
            <text:p>2644.13</text:p>
          </table:table-cell>
          <table:table-cell table:style-name="ce298" office:value-type="float" office:value="23028.82" calcext:value-type="float">
            <text:p>23028.82</text:p>
          </table:table-cell>
          <table:table-cell table:number-columns-repeated="97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20" table:style-name="ta1">
        <table:table-column table:style-name="co43" table:default-cell-style-name="ce297"/>
        <table:table-column table:style-name="co44" table:default-cell-style-name="ce297"/>
        <table:table-column table:style-name="co45" table:default-cell-style-name="ce297"/>
        <table:table-column table:style-name="co46" table:default-cell-style-name="ce297"/>
        <table:table-column table:style-name="co47" table:default-cell-style-name="ce297"/>
        <table:table-column table:style-name="co48" table:default-cell-style-name="ce297"/>
        <table:table-column table:style-name="co49" table:default-cell-style-name="ce297"/>
        <table:table-column table:style-name="co50" table:default-cell-style-name="ce297"/>
        <table:table-column table:style-name="co51" table:visibility="collapse" table:default-cell-style-name="ce297"/>
        <table:table-column table:style-name="co52" table:visibility="collapse" table:default-cell-style-name="ce297"/>
        <table:table-column table:style-name="co53" table:visibility="collapse" table:default-cell-style-name="ce297"/>
        <table:table-column table:style-name="co54" table:visibility="collapse" table:default-cell-style-name="ce297"/>
        <table:table-column table:style-name="co52" table:default-cell-style-name="ce297"/>
        <table:table-column table:style-name="co55" table:default-cell-style-name="ce297"/>
        <table:table-column table:style-name="co56" table:visibility="collapse" table:default-cell-style-name="ce297"/>
        <table:table-column table:style-name="co57" table:visibility="collapse" table:default-cell-style-name="ce297"/>
        <table:table-column table:style-name="co52" table:default-cell-style-name="ce297"/>
        <table:table-column table:style-name="co58" table:visibility="collapse" table:number-columns-repeated="4" table:default-cell-style-name="ce297"/>
        <table:table-column table:style-name="co59" table:visibility="collapse" table:default-cell-style-name="ce297"/>
        <table:table-column table:style-name="co60" table:visibility="collapse" table:default-cell-style-name="ce297"/>
        <table:table-column table:style-name="co61" table:default-cell-style-name="ce297"/>
        <table:table-column table:style-name="co62" table:visibility="collapse" table:default-cell-style-name="ce297"/>
        <table:table-column table:style-name="co63" table:visibility="collapse" table:default-cell-style-name="ce297"/>
        <table:table-column table:style-name="co48" table:visibility="collapse" table:default-cell-style-name="ce297"/>
        <table:table-column table:style-name="co55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66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58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7" table:visibility="collapse" table:default-cell-style-name="ce297"/>
        <table:table-column table:style-name="co64" table:visibility="collapse" table:default-cell-style-name="ce297"/>
        <table:table-column table:style-name="co61" table:default-cell-style-name="ce297"/>
        <table:table-column table:style-name="co63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06/0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ESFERAS NAVIDEÑAS BANCO GUAYAQUIL - PTO 201912000574</text:p>
          </table:table-cell>
          <table:table-cell office:value-type="string" calcext:value-type="string">
            <text:p>FAC 001-001-000000456</text:p>
          </table:table-cell>
          <table:table-cell office:value-type="string" calcext:value-type="string">
            <text:p>0601202001099233361800120010010000004569308017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10000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001-020-000039309</text:p>
          </table:table-cell>
          <table:table-cell office:value-type="string" calcext:value-type="string">
            <text:p>2602202007099004945900120010200000393098274531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RODUCTO PARA EXHIBICION <text:s/>- PTO 202001000625</text:p>
          </table:table-cell>
          <table:table-cell office:value-type="string" calcext:value-type="string">
            <text:p>FAC 001-001-000000473</text:p>
          </table:table-cell>
          <table:table-cell office:value-type="string" calcext:value-type="string">
            <text:p>0502202001099233361800120010010000004739764138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1</text:p>
          </table:table-cell>
          <table:table-cell/>
          <table:table-cell office:value-type="float" office:value="161.7" calcext:value-type="float">
            <text:p>1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7" calcext:value-type="float">
            <text:p>161.7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1.1" calcext:value-type="float">
            <text:p>18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58" calcext:value-type="float">
            <text:p>13.58</text:p>
          </table:table-cell>
          <table:table-cell office:value-type="float" office:value="0" calcext:value-type="float">
            <text:p>0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001-050-000340955</text:p>
          </table:table-cell>
          <table:table-cell office:value-type="string" calcext:value-type="string">
            <text:p>070220200713900129490012001050000340955139001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6.81" calcext:value-type="float">
            <text:p>16.81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TECHO para JUEGOS SOLCA - PTO 202001000610</text:p>
          </table:table-cell>
          <table:table-cell office:value-type="string" calcext:value-type="string">
            <text:p>FAC 001-001-000000474</text:p>
          </table:table-cell>
          <table:table-cell office:value-type="string" calcext:value-type="string">
            <text:p>0502202001099233361800120010010000004749764207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2</text:p>
          </table:table-cell>
          <table:table-cell/>
          <table:table-cell office:value-type="float" office:value="1815" calcext:value-type="float">
            <text:p>1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217.8" calcext:value-type="float">
            <text:p>217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32.8" calcext:value-type="float">
            <text:p>203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.46" calcext:value-type="float">
            <text:p>152.46</text:p>
          </table:table-cell>
          <table:table-cell office:value-type="float" office:value="0" calcext:value-type="float">
            <text:p>0</text:p>
          </table:table-cell>
          <table:table-cell office:value-type="float" office:value="152.46" calcext:value-type="float">
            <text:p>152.46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001-050-000340956</text:p>
          </table:table-cell>
          <table:table-cell office:value-type="string" calcext:value-type="string">
            <text:p>070220200713900129490012001050000340956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3" calcext:value-type="float">
            <text:p>36.3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3" calcext:value-type="float">
            <text:p>36.3</text:p>
          </table:table-cell>
          <table:table-cell office:value-type="float" office:value="188.76" calcext:value-type="float">
            <text:p>188.76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DESFILE DE TEMPORADA - INTIMA <text:s/>- PTO 202001000618</text:p>
          </table:table-cell>
          <table:table-cell office:value-type="string" calcext:value-type="string">
            <text:p>FAC 001-001-000000475</text:p>
          </table:table-cell>
          <table:table-cell office:value-type="string" calcext:value-type="string">
            <text:p>0502202001099233361800120010010000004759765536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3</text:p>
          </table:table-cell>
          <table:table-cell/>
          <table:table-cell office:value-type="float" office:value="4812.5" calcext:value-type="float">
            <text:p>48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2.5" calcext:value-type="float">
            <text:p>4812.5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390" calcext:value-type="float">
            <text:p>53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.25" calcext:value-type="float">
            <text:p>404.25</text:p>
          </table:table-cell>
          <table:table-cell office:value-type="float" office:value="0" calcext:value-type="float">
            <text:p>0</text:p>
          </table:table-cell>
          <table:table-cell office:value-type="float" office:value="404.25" calcext:value-type="float">
            <text:p>404.25</text:p>
          </table:table-cell>
          <table:table-cell office:value-type="string" calcext:value-type="string">
            <text:p>05/02/2020</text:p>
          </table:table-cell>
          <table:table-cell office:value-type="string" calcext:value-type="string">
            <text:p>001-040-000041485</text:p>
          </table:table-cell>
          <table:table-cell office:value-type="string" calcext:value-type="string">
            <text:p>0502202007099104780800120010400000414852007000119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456.75" calcext:value-type="float">
            <text:p>456.75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ESFILE DE TEMPORADA - PERLA SUAVIZANTE - PTO 202001000609</text:p>
          </table:table-cell>
          <table:table-cell office:value-type="string" calcext:value-type="string">
            <text:p>FAC 001-001-000000476</text:p>
          </table:table-cell>
          <table:table-cell office:value-type="string" calcext:value-type="string">
            <text:p>05022020010992333618001200100100000047697655523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4</text:p>
          </table:table-cell>
          <table:table-cell/>
          <table:table-cell office:value-type="float" office:value="7944.2" calcext:value-type="float">
            <text:p>794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4.2" calcext:value-type="float">
            <text:p>7944.2</text:p>
          </table:table-cell>
          <table:table-cell office:value-type="float" office:value="953.3" calcext:value-type="float">
            <text:p>953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897.5" calcext:value-type="float">
            <text:p>889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7.31" calcext:value-type="float">
            <text:p>667.31</text:p>
          </table:table-cell>
          <table:table-cell office:value-type="float" office:value="0" calcext:value-type="float">
            <text:p>0</text:p>
          </table:table-cell>
          <table:table-cell office:value-type="float" office:value="667.31" calcext:value-type="float">
            <text:p>667.31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001-050-000340957</text:p>
          </table:table-cell>
          <table:table-cell office:value-type="string" calcext:value-type="string">
            <text:p>070220200713900129490012001050000340957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.88" calcext:value-type="float">
            <text:p>158.8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.88" calcext:value-type="float">
            <text:p>158.88</text:p>
          </table:table-cell>
          <table:table-cell office:value-type="float" office:value="826.19" calcext:value-type="float">
            <text:p>826.19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vento LA PIZARRA INTIMA <text:s/>- PTO 202001000603</text:p>
          </table:table-cell>
          <table:table-cell office:value-type="string" calcext:value-type="string">
            <text:p>FAC 001-001-000000477</text:p>
          </table:table-cell>
          <table:table-cell office:value-type="string" calcext:value-type="string">
            <text:p>0502202001099233361800120010010000004779765590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5</text:p>
          </table:table-cell>
          <table:table-cell/>
          <table:table-cell office:value-type="float" office:value="3590.4" calcext:value-type="float">
            <text:p>35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0.4" calcext:value-type="float">
            <text:p>3590.4</text:p>
          </table:table-cell>
          <table:table-cell office:value-type="float" office:value="430.85" calcext:value-type="float">
            <text:p>430.8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21.25" calcext:value-type="float">
            <text:p>4021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.6" calcext:value-type="float">
            <text:p>301.6</text:p>
          </table:table-cell>
          <table:table-cell office:value-type="float" office:value="0" calcext:value-type="float">
            <text:p>0</text:p>
          </table:table-cell>
          <table:table-cell office:value-type="float" office:value="301.6" calcext:value-type="float">
            <text:p>301.6</text:p>
          </table:table-cell>
          <table:table-cell office:value-type="string" calcext:value-type="string">
            <text:p>05/02/2020</text:p>
          </table:table-cell>
          <table:table-cell office:value-type="string" calcext:value-type="string">
            <text:p>001-040-000041486</text:p>
          </table:table-cell>
          <table:table-cell office:value-type="string" calcext:value-type="string">
            <text:p>0502202007099104780800120010400000414862007000114</text:p>
          </table:table-cell>
          <table:table-cell office:value-type="float" office:value="32.64" calcext:value-type="float">
            <text:p>32.6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17" calcext:value-type="float">
            <text:p>39.17</text:p>
          </table:table-cell>
          <table:table-cell office:value-type="float" office:value="340.77" calcext:value-type="float">
            <text:p>340.77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LANZAMIENTO SHOP SMALL - PTO 201911000554</text:p>
          </table:table-cell>
          <table:table-cell office:value-type="string" calcext:value-type="string">
            <text:p>FAC 001-001-000000478</text:p>
          </table:table-cell>
          <table:table-cell office:value-type="string" calcext:value-type="string">
            <text:p>0502202001099233361800120010010000004789770547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6</text:p>
          </table:table-cell>
          <table:table-cell/>
          <table:table-cell office:value-type="float" office:value="2238.88" calcext:value-type="float">
            <text:p>2238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.88" calcext:value-type="float">
            <text:p>2238.88</text:p>
          </table:table-cell>
          <table:table-cell office:value-type="float" office:value="268.67" calcext:value-type="float">
            <text:p>268.6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07.55" calcext:value-type="float">
            <text:p>2507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.07" calcext:value-type="float">
            <text:p>188.07</text:p>
          </table:table-cell>
          <table:table-cell office:value-type="float" office:value="0" calcext:value-type="float">
            <text:p>0</text:p>
          </table:table-cell>
          <table:table-cell office:value-type="float" office:value="188.07" calcext:value-type="float">
            <text:p>188.07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001-020-000039313</text:p>
          </table:table-cell>
          <table:table-cell office:value-type="string" calcext:value-type="string">
            <text:p>2602202007099004945900120010200000393139114449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78" calcext:value-type="float">
            <text:p>44.7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78" calcext:value-type="float">
            <text:p>44.78</text:p>
          </table:table-cell>
          <table:table-cell office:value-type="float" office:value="232.85" calcext:value-type="float">
            <text:p>232.85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COPA BRITANICA AMERICANA - PTO 201911000550</text:p>
          </table:table-cell>
          <table:table-cell office:value-type="string" calcext:value-type="string">
            <text:p>FAC 001-001-000000479</text:p>
          </table:table-cell>
          <table:table-cell office:value-type="string" calcext:value-type="string">
            <text:p>0502202001099233361800120010010000004799770568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7</text:p>
          </table:table-cell>
          <table:table-cell/>
          <table:table-cell office:value-type="float" office:value="7640.64" calcext:value-type="float">
            <text:p>764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0.64" calcext:value-type="float">
            <text:p>7640.64</text:p>
          </table:table-cell>
          <table:table-cell office:value-type="float" office:value="916.88" calcext:value-type="float">
            <text:p>916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557.52" calcext:value-type="float">
            <text:p>8557.5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DICIONALES LANZAMIENTO CADAVER EXQUISITO - PTO 201910000493</text:p>
          </table:table-cell>
          <table:table-cell office:value-type="string" calcext:value-type="string">
            <text:p>FAC 001-001-000000480</text:p>
          </table:table-cell>
          <table:table-cell office:value-type="string" calcext:value-type="string">
            <text:p>0502202001099233361800120010010000004809770586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8</text:p>
          </table:table-cell>
          <table:table-cell/>
          <table:table-cell office:value-type="float" office:value="240.8" calcext:value-type="float">
            <text:p>2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.8" calcext:value-type="float">
            <text:p>240.8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9.7" calcext:value-type="float">
            <text:p>269.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07/0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NOCHE AMARILLA BARCELONA 2020 - PTO 202001000588_x000D_</text:p>
            <text:p>OC 5002633479_x000D_</text:p>
            <text:p>EA 1010176643</text:p>
          </table:table-cell>
          <table:table-cell office:value-type="string" calcext:value-type="string">
            <text:p>FAC 001-001-000000481</text:p>
          </table:table-cell>
          <table:table-cell office:value-type="string" calcext:value-type="string">
            <text:p>07022020010992333618001200100100000048198068828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9</text:p>
          </table:table-cell>
          <table:table-cell/>
          <table:table-cell office:value-type="float" office:value="159170" calcext:value-type="float">
            <text:p>159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170" calcext:value-type="float">
            <text:p>159170</text:p>
          </table:table-cell>
          <table:table-cell office:value-type="float" office:value="19100.4" calcext:value-type="float">
            <text:p>19100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8270.4" calcext:value-type="float">
            <text:p>17827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70.28" calcext:value-type="float">
            <text:p>13370.28</text:p>
          </table:table-cell>
          <table:table-cell office:value-type="float" office:value="0" calcext:value-type="float">
            <text:p>0</text:p>
          </table:table-cell>
          <table:table-cell office:value-type="float" office:value="13370.28" calcext:value-type="float">
            <text:p>13370.28</text:p>
          </table:table-cell>
          <table:table-cell office:value-type="string" calcext:value-type="string">
            <text:p>11/02/2020</text:p>
          </table:table-cell>
          <table:table-cell office:value-type="string" calcext:value-type="string">
            <text:p>014-005-000043100</text:p>
          </table:table-cell>
          <table:table-cell office:value-type="string" calcext:value-type="string">
            <text:p>1102202007099252674200120140050000431003648512710</text:p>
          </table:table-cell>
          <table:table-cell office:value-type="float" office:value="1591.7" calcext:value-type="float">
            <text:p>1591.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1.7" calcext:value-type="float">
            <text:p>1591.7</text:p>
          </table:table-cell>
          <table:table-cell office:value-type="float" office:value="14961.98" calcext:value-type="float">
            <text:p>14961.98</text:p>
          </table:table-cell>
        </table:table-row>
        <table:table-row table:style-name="ro2">
          <table:table-cell office:value-type="string" calcext:value-type="string">
            <text:p>10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ULGUERO QUITO PERLA <text:s/>- PTO 202002000628</text:p>
          </table:table-cell>
          <table:table-cell office:value-type="string" calcext:value-type="string">
            <text:p>FAC 001-001-000000482</text:p>
          </table:table-cell>
          <table:table-cell office:value-type="string" calcext:value-type="string">
            <text:p>1002202001099233361800120010010000004829838883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0</text:p>
          </table:table-cell>
          <table:table-cell/>
          <table:table-cell office:value-type="float" office:value="287.65" calcext:value-type="float">
            <text:p>28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65" calcext:value-type="float">
            <text:p>287.65</text:p>
          </table:table-cell>
          <table:table-cell office:value-type="float" office:value="34.52" calcext:value-type="float">
            <text:p>34.5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22.17" calcext:value-type="float">
            <text:p>322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12/02/2020</text:p>
          </table:table-cell>
          <table:table-cell office:value-type="string" calcext:value-type="string">
            <text:p>001-050-000341590</text:p>
          </table:table-cell>
          <table:table-cell office:value-type="string" calcext:value-type="string">
            <text:p>120220200713900129490012001050000341590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2">
          <table:table-cell office:value-type="string" calcext:value-type="string">
            <text:p>10/02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DESFILE DE TEMPORADA - INTIMA 2 <text:s/>- PTO 202001000620</text:p>
          </table:table-cell>
          <table:table-cell office:value-type="string" calcext:value-type="string">
            <text:p>FAC 001-001-000000484</text:p>
          </table:table-cell>
          <table:table-cell office:value-type="string" calcext:value-type="string">
            <text:p>10022020010992333618001200100100000048498389035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2</text:p>
          </table:table-cell>
          <table:table-cell/>
          <table:table-cell office:value-type="float" office:value="2125.2" calcext:value-type="float">
            <text:p>212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5.2" calcext:value-type="float">
            <text:p>2125.2</text:p>
          </table:table-cell>
          <table:table-cell office:value-type="float" office:value="255.02" calcext:value-type="float">
            <text:p>255.0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80.22" calcext:value-type="float">
            <text:p>238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.51" calcext:value-type="float">
            <text:p>178.51</text:p>
          </table:table-cell>
          <table:table-cell office:value-type="float" office:value="0" calcext:value-type="float">
            <text:p>0</text:p>
          </table:table-cell>
          <table:table-cell office:value-type="float" office:value="178.51" calcext:value-type="float">
            <text:p>178.51</text:p>
          </table:table-cell>
          <table:table-cell office:value-type="string" calcext:value-type="string">
            <text:p>10/02/2020</text:p>
          </table:table-cell>
          <table:table-cell office:value-type="string" calcext:value-type="string">
            <text:p>001-040-000041691</text:p>
          </table:table-cell>
          <table:table-cell office:value-type="string" calcext:value-type="string">
            <text:p>1002202007099104780800120010400000416912007000111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18" calcext:value-type="float">
            <text:p>23.18</text:p>
          </table:table-cell>
          <table:table-cell office:value-type="float" office:value="201.69" calcext:value-type="float">
            <text:p>201.69</text:p>
          </table:table-cell>
        </table:table-row>
        <table:table-row table:style-name="ro2">
          <table:table-cell office:value-type="string" calcext:value-type="string">
            <text:p>10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MOMMY CARE <text:s/>- PTO 202001000613</text:p>
          </table:table-cell>
          <table:table-cell office:value-type="string" calcext:value-type="string">
            <text:p>FAC 001-001-000000485</text:p>
          </table:table-cell>
          <table:table-cell office:value-type="string" calcext:value-type="string">
            <text:p>1002202001099233361800120010010000004859838911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3</text:p>
          </table:table-cell>
          <table:table-cell/>
          <table:table-cell office:value-type="float" office:value="321.75" calcext:value-type="float">
            <text:p>32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.75" calcext:value-type="float">
            <text:p>321.75</text:p>
          </table:table-cell>
          <table:table-cell office:value-type="float" office:value="38.61" calcext:value-type="float">
            <text:p>38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60.36" calcext:value-type="float">
            <text:p>36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string" calcext:value-type="string">
            <text:p>12/02/2020</text:p>
          </table:table-cell>
          <table:table-cell office:value-type="string" calcext:value-type="string">
            <text:p>001-050-000341591</text:p>
          </table:table-cell>
          <table:table-cell office:value-type="string" calcext:value-type="string">
            <text:p>120220200713900129490012001050000341591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33.47" calcext:value-type="float">
            <text:p>33.47</text:p>
          </table:table-cell>
        </table:table-row>
        <table:table-row table:style-name="ro9">
          <table:table-cell office:value-type="string" calcext:value-type="string">
            <text:p>10/02/2020</text:p>
          </table:table-cell>
          <table:table-cell office:value-type="string" calcext:value-type="string">
            <text:p>0968514210001</text:p>
          </table:table-cell>
          <table:table-cell office:value-type="string" calcext:value-type="string">
            <text:p>BENEMERITO CUERPO DE BOMBEROS DE GUAYAQUIL</text:p>
          </table:table-cell>
          <table:table-cell office:value-type="string" calcext:value-type="string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office:value-type="string" calcext:value-type="string">
            <text:p>FAC 001-001-000000486</text:p>
          </table:table-cell>
          <table:table-cell office:value-type="string" calcext:value-type="string">
            <text:p>1002202001099233361800120010010000004869839278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4</text:p>
          </table:table-cell>
          <table:table-cell/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228.96" calcext:value-type="float">
            <text:p>228.9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36.96" calcext:value-type="float">
            <text:p>2136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.27" calcext:value-type="float">
            <text:p>160.27</text:p>
          </table:table-cell>
          <table:table-cell office:value-type="float" office:value="0" calcext:value-type="float">
            <text:p>0</text:p>
          </table:table-cell>
          <table:table-cell office:value-type="float" office:value="160.27" calcext:value-type="float">
            <text:p>160.27</text:p>
          </table:table-cell>
          <table:table-cell office:value-type="string" calcext:value-type="string">
            <text:p>10/02/2020</text:p>
          </table:table-cell>
          <table:table-cell office:value-type="string" calcext:value-type="string">
            <text:p>001-002-000018666</text:p>
          </table:table-cell>
          <table:table-cell office:value-type="string" calcext:value-type="string">
            <text:p>1002202007096851421000120010020000186660004587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16" calcext:value-type="float">
            <text:p>38.16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16" calcext:value-type="float">
            <text:p>38.16</text:p>
          </table:table-cell>
          <table:table-cell office:value-type="float" office:value="198.43" calcext:value-type="float">
            <text:p>198.43</text:p>
          </table:table-cell>
        </table:table-row>
        <table:table-row table:style-name="ro2">
          <table:table-cell office:value-type="string" calcext:value-type="string">
            <text:p>11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ía Internacional Contra Cáncer Infantil Perla - PTO 202001000621</text:p>
          </table:table-cell>
          <table:table-cell office:value-type="string" calcext:value-type="string">
            <text:p>FAC 001-001-000000487</text:p>
          </table:table-cell>
          <table:table-cell office:value-type="string" calcext:value-type="string">
            <text:p>1102202001099233361800120010010000004879857298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5</text:p>
          </table:table-cell>
          <table:table-cell/>
          <table:table-cell office:value-type="float" office:value="796.13" calcext:value-type="float">
            <text:p>796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.13" calcext:value-type="float">
            <text:p>796.13</text:p>
          </table:table-cell>
          <table:table-cell office:value-type="float" office:value="95.54" calcext:value-type="float">
            <text:p>95.5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91.67" calcext:value-type="float">
            <text:p>891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office:value-type="float" office:value="66.88" calcext:value-type="float">
            <text:p>66.88</text:p>
          </table:table-cell>
          <table:table-cell office:value-type="string" calcext:value-type="string">
            <text:p>18/02/2020</text:p>
          </table:table-cell>
          <table:table-cell office:value-type="string" calcext:value-type="string">
            <text:p>001-050-000343261</text:p>
          </table:table-cell>
          <table:table-cell office:value-type="string" calcext:value-type="string">
            <text:p>180220200713900129490012001050000343261139001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92" calcext:value-type="float">
            <text:p>15.9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92" calcext:value-type="float">
            <text:p>15.92</text:p>
          </table:table-cell>
          <table:table-cell office:value-type="float" office:value="82.8" calcext:value-type="float">
            <text:p>82.8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ersonal promo MAXI VINOS <text:s/>- PTO 202001000608</text:p>
          </table:table-cell>
          <table:table-cell office:value-type="string" calcext:value-type="string">
            <text:p>FAC 001-001-000000488</text:p>
          </table:table-cell>
          <table:table-cell office:value-type="string" calcext:value-type="string">
            <text:p>1302202001099233361800120010010000004889880610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6</text:p>
          </table:table-cell>
          <table:table-cell/>
          <table:table-cell office:value-type="float" office:value="4919.04" calcext:value-type="float">
            <text:p>4919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9.04" calcext:value-type="float">
            <text:p>4919.04</text:p>
          </table:table-cell>
          <table:table-cell office:value-type="float" office:value="590.28" calcext:value-type="float">
            <text:p>590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509.32" calcext:value-type="float">
            <text:p>5509.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romotoras para activación en Supermaxi <text:s/>- PTO 202001000586</text:p>
          </table:table-cell>
          <table:table-cell office:value-type="string" calcext:value-type="string">
            <text:p>FAC 001-001-000000489</text:p>
          </table:table-cell>
          <table:table-cell office:value-type="string" calcext:value-type="string">
            <text:p>1302202001099233361800120010010000004899880610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7</text:p>
          </table:table-cell>
          <table:table-cell/>
          <table:table-cell office:value-type="float" office:value="1380.12" calcext:value-type="float">
            <text:p>138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0.12" calcext:value-type="float">
            <text:p>1380.12</text:p>
          </table:table-cell>
          <table:table-cell office:value-type="float" office:value="165.61" calcext:value-type="float">
            <text:p>165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45.73" calcext:value-type="float">
            <text:p>1545.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13/0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ESTA DE TODOS PARTE 2 - PTO 202001000599_x000D_</text:p>
            <text:p>OC: 5002639745_x000D_</text:p>
            <text:p>EA: 1010221945</text:p>
          </table:table-cell>
          <table:table-cell office:value-type="string" calcext:value-type="string">
            <text:p>FAC 001-001-000000490</text:p>
          </table:table-cell>
          <table:table-cell office:value-type="string" calcext:value-type="string">
            <text:p>1302202001099233361800120010010000004909887539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8</text:p>
          </table:table-cell>
          <table:table-cell/>
          <table:table-cell office:value-type="float" office:value="106374.13" calcext:value-type="float">
            <text:p>10637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74.13" calcext:value-type="float">
            <text:p>106374.13</text:p>
          </table:table-cell>
          <table:table-cell office:value-type="float" office:value="12764.9" calcext:value-type="float">
            <text:p>12764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9139.03" calcext:value-type="float">
            <text:p>119139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5.43" calcext:value-type="float">
            <text:p>8935.43</text:p>
          </table:table-cell>
          <table:table-cell office:value-type="float" office:value="0" calcext:value-type="float">
            <text:p>0</text:p>
          </table:table-cell>
          <table:table-cell office:value-type="float" office:value="8935.43" calcext:value-type="float">
            <text:p>8935.43</text:p>
          </table:table-cell>
          <table:table-cell office:value-type="string" calcext:value-type="string">
            <text:p>17/02/2020</text:p>
          </table:table-cell>
          <table:table-cell office:value-type="string" calcext:value-type="string">
            <text:p>014-005-000043757</text:p>
          </table:table-cell>
          <table:table-cell office:value-type="string" calcext:value-type="string">
            <text:p>1702202007099252674200120140050000437573812654718</text:p>
          </table:table-cell>
          <table:table-cell office:value-type="float" office:value="1063.74" calcext:value-type="float">
            <text:p>1063.7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3.74" calcext:value-type="float">
            <text:p>1063.74</text:p>
          </table:table-cell>
          <table:table-cell office:value-type="float" office:value="9999.17" calcext:value-type="float">
            <text:p>9999.17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VIDEO SOLCA PERLA BEBE - PTO 202002000636</text:p>
          </table:table-cell>
          <table:table-cell office:value-type="string" calcext:value-type="string">
            <text:p>FAC 001-001-000000491</text:p>
          </table:table-cell>
          <table:table-cell office:value-type="string" calcext:value-type="string">
            <text:p>13022020010992333618001200100100000049198894938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9</text:p>
          </table:table-cell>
          <table:table-cell/>
          <table:table-cell office:value-type="float" office:value="962.5" calcext:value-type="float">
            <text:p>9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.5" calcext:value-type="float">
            <text:p>962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85" calcext:value-type="float">
            <text:p>80.85</text:p>
          </table:table-cell>
          <table:table-cell office:value-type="float" office:value="0" calcext:value-type="float">
            <text:p>0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18/02/2020</text:p>
          </table:table-cell>
          <table:table-cell office:value-type="string" calcext:value-type="string">
            <text:p>001-050-000343262</text:p>
          </table:table-cell>
          <table:table-cell office:value-type="string" calcext:value-type="string">
            <text:p>180220200713900129490012001050000343262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SAMPLING BOLSO PLAYERO SAMBO - PTO 202002000634</text:p>
          </table:table-cell>
          <table:table-cell office:value-type="string" calcext:value-type="string">
            <text:p>FAC 001-001-000000492</text:p>
          </table:table-cell>
          <table:table-cell office:value-type="string" calcext:value-type="string">
            <text:p>1302202001099233361800120010010000004929889504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0</text:p>
          </table:table-cell>
          <table:table-cell/>
          <table:table-cell office:value-type="float" office:value="1043.63" calcext:value-type="float">
            <text:p>104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.63" calcext:value-type="float">
            <text:p>1043.63</text:p>
          </table:table-cell>
          <table:table-cell office:value-type="float" office:value="125.24" calcext:value-type="float">
            <text:p>125.2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68.87" calcext:value-type="float">
            <text:p>1168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67" calcext:value-type="float">
            <text:p>87.67</text:p>
          </table:table-cell>
          <table:table-cell office:value-type="float" office:value="0" calcext:value-type="float">
            <text:p>0</text:p>
          </table:table-cell>
          <table:table-cell office:value-type="float" office:value="87.67" calcext:value-type="float">
            <text:p>87.67</text:p>
          </table:table-cell>
          <table:table-cell office:value-type="string" calcext:value-type="string">
            <text:p>18/02/2020</text:p>
          </table:table-cell>
          <table:table-cell office:value-type="string" calcext:value-type="string">
            <text:p>001-050-000343263</text:p>
          </table:table-cell>
          <table:table-cell office:value-type="string" calcext:value-type="string">
            <text:p>180220200713900129490012001050000343263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87" calcext:value-type="float">
            <text:p>20.87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87" calcext:value-type="float">
            <text:p>20.87</text:p>
          </table:table-cell>
          <table:table-cell office:value-type="float" office:value="108.54" calcext:value-type="float">
            <text:p>108.54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CTIVIDAD CINES DEPORTIVA - PTO 202001000605</text:p>
          </table:table-cell>
          <table:table-cell office:value-type="string" calcext:value-type="string">
            <text:p>FAC 001-001-000000493</text:p>
          </table:table-cell>
          <table:table-cell office:value-type="string" calcext:value-type="string">
            <text:p>1302202001099233361800120010010000004939892136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1</text:p>
          </table:table-cell>
          <table:table-cell/>
          <table:table-cell office:value-type="float" office:value="15001.84" calcext:value-type="float">
            <text:p>1500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1.84" calcext:value-type="float">
            <text:p>15001.84</text:p>
          </table:table-cell>
          <table:table-cell office:value-type="float" office:value="1800.22" calcext:value-type="float">
            <text:p>1800.2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802.06" calcext:value-type="float">
            <text:p>16802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0.15" calcext:value-type="float">
            <text:p>1260.15</text:p>
          </table:table-cell>
          <table:table-cell office:value-type="float" office:value="0" calcext:value-type="float">
            <text:p>0</text:p>
          </table:table-cell>
          <table:table-cell office:value-type="float" office:value="1260.15" calcext:value-type="float">
            <text:p>1260.15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001-020-000039314</text:p>
          </table:table-cell>
          <table:table-cell office:value-type="string" calcext:value-type="string">
            <text:p>2602202007099004945900120010200000393149306141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.04" calcext:value-type="float">
            <text:p>300.0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.04" calcext:value-type="float">
            <text:p>300.04</text:p>
          </table:table-cell>
          <table:table-cell office:value-type="float" office:value="1560.19" calcext:value-type="float">
            <text:p>1560.19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FTER OFFICE EN MERCADO DEL RÍO - PTO 202002000640</text:p>
          </table:table-cell>
          <table:table-cell office:value-type="string" calcext:value-type="string">
            <text:p>FAC 001-001-000000494</text:p>
          </table:table-cell>
          <table:table-cell office:value-type="string" calcext:value-type="string">
            <text:p>13022020010992333618001200100100000049498922815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2</text:p>
          </table:table-cell>
          <table:table-cell/>
          <table:table-cell office:value-type="float" office:value="3651.2" calcext:value-type="float">
            <text:p>365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1.2" calcext:value-type="float">
            <text:p>3651.2</text:p>
          </table:table-cell>
          <table:table-cell office:value-type="float" office:value="438.14" calcext:value-type="float">
            <text:p>438.1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89.34" calcext:value-type="float">
            <text:p>4089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.7" calcext:value-type="float">
            <text:p>306.7</text:p>
          </table:table-cell>
          <table:table-cell office:value-type="float" office:value="0" calcext:value-type="float">
            <text:p>0</text:p>
          </table:table-cell>
          <table:table-cell office:value-type="float" office:value="306.7" calcext:value-type="float">
            <text:p>306.7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001-020-000039315</text:p>
          </table:table-cell>
          <table:table-cell office:value-type="string" calcext:value-type="string">
            <text:p>2602202007099004945900120010200000393153267652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02" calcext:value-type="float">
            <text:p>73.0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02" calcext:value-type="float">
            <text:p>73.02</text:p>
          </table:table-cell>
          <table:table-cell office:value-type="float" office:value="379.72" calcext:value-type="float">
            <text:p>379.72</text:p>
          </table:table-cell>
        </table:table-row>
        <table:table-row table:style-name="ro2">
          <table:table-cell office:value-type="string" calcext:value-type="string">
            <text:p>14/0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ORTASACHETS DE ACRÍLICO - PTO 202002000641</text:p>
          </table:table-cell>
          <table:table-cell office:value-type="string" calcext:value-type="string">
            <text:p>FAC 001-001-000000495</text:p>
          </table:table-cell>
          <table:table-cell office:value-type="string" calcext:value-type="string">
            <text:p>1402202001099233361800120010010000004959905456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3</text:p>
          </table:table-cell>
          <table:table-cell/>
          <table:table-cell office:value-type="float" office:value="532.4" calcext:value-type="float">
            <text:p>5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.4" calcext:value-type="float">
            <text:p>532.4</text:p>
          </table:table-cell>
          <table:table-cell office:value-type="float" office:value="63.89" calcext:value-type="float">
            <text:p>63.8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96.29" calcext:value-type="float">
            <text:p>596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72" calcext:value-type="float">
            <text:p>44.72</text:p>
          </table:table-cell>
          <table:table-cell office:value-type="float" office:value="0" calcext:value-type="float">
            <text:p>0</text:p>
          </table:table-cell>
          <table:table-cell office:value-type="float" office:value="44.72" calcext:value-type="float">
            <text:p>44.72</text:p>
          </table:table-cell>
          <table:table-cell office:value-type="string" calcext:value-type="string">
            <text:p>18/02/2020</text:p>
          </table:table-cell>
          <table:table-cell office:value-type="string" calcext:value-type="string">
            <text:p>001-050-000343264</text:p>
          </table:table-cell>
          <table:table-cell office:value-type="string" calcext:value-type="string">
            <text:p>180220200713900129490012001050000343264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65" calcext:value-type="float">
            <text:p>10.65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65" calcext:value-type="float">
            <text:p>10.65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9">
          <table:table-cell office:value-type="string" calcext:value-type="string">
            <text:p>17/0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CONVENCION CN  - PTO 202001000595_x000D_</text:p>
            <text:p>OC: 5002635099_x000D_</text:p>
            <text:p>EA: 1010230482</text:p>
          </table:table-cell>
          <table:table-cell office:value-type="string" calcext:value-type="string">
            <text:p>FAC 001-001-000000496</text:p>
          </table:table-cell>
          <table:table-cell office:value-type="string" calcext:value-type="string">
            <text:p>17022020010992333618001200100100000049699425537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4</text:p>
          </table:table-cell>
          <table:table-cell/>
          <table:table-cell office:value-type="float" office:value="27032.5" calcext:value-type="float">
            <text:p>270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32.5" calcext:value-type="float">
            <text:p>27032.5</text:p>
          </table:table-cell>
          <table:table-cell office:value-type="float" office:value="3243.9" calcext:value-type="float">
            <text:p>3243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76.4" calcext:value-type="float">
            <text:p>3027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.73" calcext:value-type="float">
            <text:p>2270.73</text:p>
          </table:table-cell>
          <table:table-cell office:value-type="float" office:value="0" calcext:value-type="float">
            <text:p>0</text:p>
          </table:table-cell>
          <table:table-cell office:value-type="float" office:value="2270.73" calcext:value-type="float">
            <text:p>2270.7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014-005-000044035</text:p>
          </table:table-cell>
          <table:table-cell office:value-type="string" calcext:value-type="string">
            <text:p>1902202007099252674200120140050000440352785641310</text:p>
          </table:table-cell>
          <table:table-cell office:value-type="float" office:value="270.32" calcext:value-type="float">
            <text:p>270.3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0.32" calcext:value-type="float">
            <text:p>270.32</text:p>
          </table:table-cell>
          <table:table-cell office:value-type="float" office:value="2541.05" calcext:value-type="float">
            <text:p>2541.05</text:p>
          </table:table-cell>
        </table:table-row>
        <table:table-row table:style-name="ro9">
          <table:table-cell office:value-type="string" calcext:value-type="string">
            <text:p>17/0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ESTA DE TODOS CONVENCIÓN  - PTO 202001000594_x000D_</text:p>
            <text:p>OC: 5002635099_x000D_</text:p>
            <text:p>EA: 1010230478</text:p>
          </table:table-cell>
          <table:table-cell office:value-type="string" calcext:value-type="string">
            <text:p>FAC 001-001-000000497</text:p>
          </table:table-cell>
          <table:table-cell office:value-type="string" calcext:value-type="string">
            <text:p>1702202001099233361800120010010000004979942571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5</text:p>
          </table:table-cell>
          <table:table-cell/>
          <table:table-cell office:value-type="float" office:value="24695" calcext:value-type="float">
            <text:p>2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95" calcext:value-type="float">
            <text:p>24695</text:p>
          </table:table-cell>
          <table:table-cell office:value-type="float" office:value="2963.4" calcext:value-type="float">
            <text:p>2963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658.4" calcext:value-type="float">
            <text:p>2765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4.38" calcext:value-type="float">
            <text:p>2074.38</text:p>
          </table:table-cell>
          <table:table-cell office:value-type="float" office:value="0" calcext:value-type="float">
            <text:p>0</text:p>
          </table:table-cell>
          <table:table-cell office:value-type="float" office:value="2074.38" calcext:value-type="float">
            <text:p>2074.38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014-005-000044032</text:p>
          </table:table-cell>
          <table:table-cell office:value-type="string" calcext:value-type="string">
            <text:p>1902202007099252674200120140050000440321263475817</text:p>
          </table:table-cell>
          <table:table-cell office:value-type="float" office:value="246.95" calcext:value-type="float">
            <text:p>246.9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.95" calcext:value-type="float">
            <text:p>246.95</text:p>
          </table:table-cell>
          <table:table-cell office:value-type="float" office:value="2321.33" calcext:value-type="float">
            <text:p>2321.33</text:p>
          </table:table-cell>
        </table:table-row>
        <table:table-row table:style-name="ro2">
          <table:table-cell office:value-type="string" calcext:value-type="string">
            <text:p>18/0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2000635; PTO 202001000615</text:p>
          </table:table-cell>
          <table:table-cell office:value-type="string" calcext:value-type="string">
            <text:p>FAC 001-001-000000498</text:p>
          </table:table-cell>
          <table:table-cell office:value-type="string" calcext:value-type="string">
            <text:p>1802202001099233361800120010010000004989955078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9.16" calcext:value-type="float">
            <text:p>59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52.16" calcext:value-type="float">
            <text:p>55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41" calcext:value-type="float">
            <text:p>41.41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.4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001-003-000100125</text:p>
          </table:table-cell>
          <table:table-cell office:value-type="string" calcext:value-type="string">
            <text:p>2602202007179132159600120010030001001250010012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2">
          <table:table-cell office:value-type="string" calcext:value-type="string">
            <text:p>18/0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2000629; PTO 202001000591</text:p>
          </table:table-cell>
          <table:table-cell office:value-type="string" calcext:value-type="string">
            <text:p>FAC 001-001-000000499</text:p>
          </table:table-cell>
          <table:table-cell office:value-type="string" calcext:value-type="string">
            <text:p>1802202001099233361800120010010000004999955209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7</text:p>
          </table:table-cell>
          <table:table-cell/>
          <table:table-cell office:value-type="float" office:value="3803.76" calcext:value-type="float">
            <text:p>380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3.76" calcext:value-type="float">
            <text:p>3803.76</text:p>
          </table:table-cell>
          <table:table-cell office:value-type="float" office:value="456.45" calcext:value-type="float">
            <text:p>456.4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60.21" calcext:value-type="float">
            <text:p>4260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.52" calcext:value-type="float">
            <text:p>319.52</text:p>
          </table:table-cell>
          <table:table-cell office:value-type="float" office:value="0" calcext:value-type="float">
            <text:p>0</text:p>
          </table:table-cell>
          <table:table-cell office:value-type="float" office:value="319.52" calcext:value-type="float">
            <text:p>319.52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001-003-000100124</text:p>
          </table:table-cell>
          <table:table-cell office:value-type="string" calcext:value-type="string">
            <text:p>2602202007179132159600120010030001001240010012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08" calcext:value-type="float">
            <text:p>76.0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08" calcext:value-type="float">
            <text:p>76.08</text:p>
          </table:table-cell>
          <table:table-cell office:value-type="float" office:value="395.6" calcext:value-type="float">
            <text:p>395.6</text:p>
          </table:table-cell>
        </table:table-row>
        <table:table-row table:style-name="ro2">
          <table:table-cell office:value-type="string" calcext:value-type="string">
            <text:p>18/02/2020</text:p>
          </table:table-cell>
          <table:table-cell office:value-type="string" calcext:value-type="string">
            <text:p>0990067279001</text:p>
          </table:table-cell>
          <table:table-cell office:value-type="string" calcext:value-type="string">
            <text:p>MC CANN ERICKSON ECUADOR PUBLICIDAD S.A.<text:tab/><text:tab/><text:tab/><text:tab/><text:tab/></text:p>
          </table:table-cell>
          <table:table-cell office:value-type="string" calcext:value-type="string">
            <text:p>PRODUCCIÓN CAJAS NINACURO - PTO 202001000619</text:p>
          </table:table-cell>
          <table:table-cell office:value-type="string" calcext:value-type="string">
            <text:p>FAC 001-001-000000500</text:p>
          </table:table-cell>
          <table:table-cell office:value-type="string" calcext:value-type="string">
            <text:p>1802202001099233361800120010010000005009963621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8</text:p>
          </table:table-cell>
          <table:table-cell/>
          <table:table-cell office:value-type="float" office:value="1705.76" calcext:value-type="float">
            <text:p>170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.76" calcext:value-type="float">
            <text:p>1705.76</text:p>
          </table:table-cell>
          <table:table-cell office:value-type="float" office:value="204.69" calcext:value-type="float">
            <text:p>204.6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10.45" calcext:value-type="float">
            <text:p>191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28" calcext:value-type="float">
            <text:p>143.28</text:p>
          </table:table-cell>
          <table:table-cell office:value-type="float" office:value="0" calcext:value-type="float">
            <text:p>0</text:p>
          </table:table-cell>
          <table:table-cell office:value-type="float" office:value="143.28" calcext:value-type="float">
            <text:p>143.28</text:p>
          </table:table-cell>
          <table:table-cell office:value-type="string" calcext:value-type="string">
            <text:p>20/02/2020</text:p>
          </table:table-cell>
          <table:table-cell office:value-type="string" calcext:value-type="string">
            <text:p>001-003-000025205</text:p>
          </table:table-cell>
          <table:table-cell office:value-type="string" calcext:value-type="string">
            <text:p>20022020070990067279001200100300002520521143038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12" calcext:value-type="float">
            <text:p>34.1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12" calcext:value-type="float">
            <text:p>34.12</text:p>
          </table:table-cell>
          <table:table-cell office:value-type="float" office:value="177.4" calcext:value-type="float">
            <text:p>177.4</text:p>
          </table:table-cell>
        </table:table-row>
        <table:table-row table:style-name="ro9">
          <table:table-cell office:value-type="string" calcext:value-type="string">
            <text:p>19/0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videos 3D recorridos MANUAL  - PTO 202001000606_x000D_</text:p>
            <text:p>OC: 5002636036_x000D_</text:p>
            <text:p>EA: 1010235995</text:p>
          </table:table-cell>
          <table:table-cell office:value-type="string" calcext:value-type="string">
            <text:p>FAC 001-001-000000501</text:p>
          </table:table-cell>
          <table:table-cell office:value-type="string" calcext:value-type="string">
            <text:p>1902202001099233361800120010010000005019972507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29</text:p>
          </table:table-cell>
          <table:table-cell/>
          <table:table-cell office:value-type="float" office:value="2970" calcext:value-type="float">
            <text:p>2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356.4" calcext:value-type="float">
            <text:p>356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326.4" calcext:value-type="float">
            <text:p>332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.48" calcext:value-type="float">
            <text:p>249.48</text:p>
          </table:table-cell>
          <table:table-cell office:value-type="float" office:value="0" calcext:value-type="float">
            <text:p>0</text:p>
          </table:table-cell>
          <table:table-cell office:value-type="float" office:value="249.48" calcext:value-type="float">
            <text:p>249.48</text:p>
          </table:table-cell>
          <table:table-cell office:value-type="string" calcext:value-type="string">
            <text:p>20/02/2020</text:p>
          </table:table-cell>
          <table:table-cell office:value-type="string" calcext:value-type="string">
            <text:p>014-005-000044138</text:p>
          </table:table-cell>
          <table:table-cell office:value-type="string" calcext:value-type="string">
            <text:p>2002202007099252674200120140050000441381842653718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79.18" calcext:value-type="float">
            <text:p>279.18</text:p>
          </table:table-cell>
        </table:table-row>
        <table:table-row table:style-name="ro2">
          <table:table-cell office:value-type="string" calcext:value-type="string">
            <text:p>19/0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2000643; PTO 202001000617</text:p>
          </table:table-cell>
          <table:table-cell office:value-type="string" calcext:value-type="string">
            <text:p>FAC 001-001-000000502</text:p>
          </table:table-cell>
          <table:table-cell office:value-type="string" calcext:value-type="string">
            <text:p>19022020010992333618001200100100000050299800298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30</text:p>
          </table:table-cell>
          <table:table-cell/>
          <table:table-cell office:value-type="float" office:value="264.6" calcext:value-type="float">
            <text:p>2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.6" calcext:value-type="float">
            <text:p>264.6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96.35" calcext:value-type="float">
            <text:p>296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001-003-000100342</text:p>
          </table:table-cell>
          <table:table-cell office:value-type="string" calcext:value-type="string">
            <text:p>2702202007179132159600120010030001003420010034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9">
          <table:table-cell office:value-type="string" calcext:value-type="string">
            <text:p>27/02/2020</text:p>
          </table:table-cell>
          <table:table-cell office:value-type="string" calcext:value-type="string">
            <text:p>0968514210001</text:p>
          </table:table-cell>
          <table:table-cell office:value-type="string" calcext:value-type="string">
            <text:p>BENEMERITO CUERPO DE BOMBEROS DE GUAYAQUIL</text:p>
          </table:table-cell>
          <table:table-cell office:value-type="string" calcext:value-type="string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office:value-type="string" calcext:value-type="string">
            <text:p>FAC 001-001-000000503</text:p>
          </table:table-cell>
          <table:table-cell office:value-type="string" calcext:value-type="string">
            <text:p>2702202001099233361800120010010000005031008359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31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4.88" calcext:value-type="float">
            <text:p>474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62" calcext:value-type="float">
            <text:p>35.62</text:p>
          </table:table-cell>
          <table:table-cell office:value-type="float" office:value="0" calcext:value-type="float">
            <text:p>0</text:p>
          </table:table-cell>
          <table:table-cell office:value-type="float" office:value="35.62" calcext:value-type="float">
            <text:p>35.6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001-002-000018812</text:p>
          </table:table-cell>
          <table:table-cell office:value-type="string" calcext:value-type="string">
            <text:p>2702202007096851421000120010020000188120004626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table:style-name="Default" table:number-columns-repeated="12"/>
          <table:table-cell table:style-name="Default" table:formula="of:=SUM([.M2:.M32])" office:value-type="float" office:value="388306.33" calcext:value-type="float">
            <text:p>388306.33</text:p>
          </table:table-cell>
          <table:table-cell table:style-name="Default" table:formula="of:=SUM([.N2:.N32])" office:value-type="float" office:value="46596.76" calcext:value-type="float">
            <text:p>46596.76</text:p>
          </table:table-cell>
          <table:table-cell table:style-name="Default" table:number-columns-repeated="2"/>
          <table:table-cell table:style-name="Default" table:formula="of:=SUM([.Q2:.Q32])" office:value-type="float" office:value="434903.09" calcext:value-type="float">
            <text:p>434903.09</text:p>
          </table:table-cell>
          <table:table-cell table:style-name="Default" table:number-columns-repeated="6"/>
          <table:table-cell table:style-name="Default" table:formula="of:=SUM([.X2:.X32])" office:value-type="float" office:value="31449.46" calcext:value-type="float">
            <text:p>31449.46</text:p>
          </table:table-cell>
          <table:table-cell table:style-name="Default" table:number-columns-repeated="19"/>
          <table:table-cell table:style-name="Default" table:formula="of:=SUM([.AR2:.AR32])" office:value-type="float" office:value="4189.83" calcext:value-type="float">
            <text:p>4189.83</text:p>
          </table:table-cell>
          <table:table-cell table:style-name="Default" table:formula="of:=SUM([.AS2:.AS32])" office:value-type="float" office:value="35639.29" calcext:value-type="float">
            <text:p>35639.29</text:p>
          </table:table-cell>
        </table:table-row>
      </table:table>
      <table:table table:name="0320" table:style-name="ta1">
        <table:table-column table:style-name="co12" table:number-columns-repeated="9" table:default-cell-style-name="ce297"/>
        <table:table-column table:style-name="co12" table:visibility="collapse" table:number-columns-repeated="3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default-cell-style-name="ce297"/>
        <table:table-column table:style-name="co68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COPA BRITANICA AMERICANA - PTO 201911000550</text:p>
          </table:table-cell>
          <table:table-cell office:value-type="string" calcext:value-type="string">
            <text:p>FAC 001-001-000000479</text:p>
          </table:table-cell>
          <table:table-cell office:value-type="string" calcext:value-type="string">
            <text:p>0502202001099233361800120010010000004799770568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1.82" calcext:value-type="float">
            <text:p>641.82</text:p>
          </table:table-cell>
          <table:table-cell office:value-type="float" office:value="0" calcext:value-type="float">
            <text:p>0</text:p>
          </table:table-cell>
          <table:table-cell office:value-type="float" office:value="641.82" calcext:value-type="float">
            <text:p>641.82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001-020-000043610</text:p>
          </table:table-cell>
          <table:table-cell office:value-type="string" calcext:value-type="string">
            <text:p>25032020070990049459001200102000004361068864528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.81" calcext:value-type="float">
            <text:p>152.8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.81" calcext:value-type="float">
            <text:p>152.81</text:p>
          </table:table-cell>
          <table:table-cell office:value-type="float" office:value="794.63" calcext:value-type="float">
            <text:p>794.63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DICIONALES LANZAMIENTO CADAVER EXQUISITO - PTO 201910000493</text:p>
          </table:table-cell>
          <table:table-cell office:value-type="string" calcext:value-type="string">
            <text:p>FAC 001-001-000000480</text:p>
          </table:table-cell>
          <table:table-cell office:value-type="string" calcext:value-type="string">
            <text:p>0502202001099233361800120010010000004809770586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001-020-000043611</text:p>
          </table:table-cell>
          <table:table-cell office:value-type="string" calcext:value-type="string">
            <text:p>250320200709900494590012001020000043611080660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ersonal promo MAXI VINOS <text:s/>- PTO 202001000608</text:p>
          </table:table-cell>
          <table:table-cell office:value-type="string" calcext:value-type="string">
            <text:p>FAC 001-001-000000488</text:p>
          </table:table-cell>
          <table:table-cell office:value-type="string" calcext:value-type="string">
            <text:p>1302202001099233361800120010010000004889880610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20000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3.2" calcext:value-type="float">
            <text:p>413.2</text:p>
          </table:table-cell>
          <table:table-cell office:value-type="float" office:value="0" calcext:value-type="float">
            <text:p>0</text:p>
          </table:table-cell>
          <table:table-cell office:value-type="float" office:value="413.2" calcext:value-type="float">
            <text:p>413.2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001-020-000043612</text:p>
          </table:table-cell>
          <table:table-cell office:value-type="string" calcext:value-type="string">
            <text:p>2503202007099004945900120010200000436120825119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38" calcext:value-type="float">
            <text:p>98.3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38" calcext:value-type="float">
            <text:p>98.38</text:p>
          </table:table-cell>
          <table:table-cell office:value-type="float" office:value="511.58" calcext:value-type="float">
            <text:p>511.58</text:p>
          </table:table-cell>
        </table:table-row>
        <table:table-row table:style-name="ro2">
          <table:table-cell office:value-type="string" calcext:value-type="string">
            <text:p>02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DÍA DE LA MUJER ÍNTIMA - PTO 202002000647</text:p>
          </table:table-cell>
          <table:table-cell office:value-type="string" calcext:value-type="string">
            <text:p>FAC 001-001-000000504</text:p>
          </table:table-cell>
          <table:table-cell office:value-type="string" calcext:value-type="string">
            <text:p>0203202001099233361800120010010000005041012899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1</text:p>
          </table:table-cell>
          <table:table-cell/>
          <table:table-cell office:value-type="float" office:value="383.72" calcext:value-type="float">
            <text:p>38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.72" calcext:value-type="float">
            <text:p>383.72</text:p>
          </table:table-cell>
          <table:table-cell office:value-type="float" office:value="46.05" calcext:value-type="float">
            <text:p>46.0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9.77" calcext:value-type="float">
            <text:p>429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02/03/2020</text:p>
          </table:table-cell>
          <table:table-cell office:value-type="string" calcext:value-type="string">
            <text:p>001-040-000041946</text:p>
          </table:table-cell>
          <table:table-cell office:value-type="string" calcext:value-type="string">
            <text:p>0203202007099104780800120010400000419462007000117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2">
          <table:table-cell office:value-type="string" calcext:value-type="string">
            <text:p>04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2000655; PTO 202002000648; PTO 202002000642; PTO 202001000623; PTO 202001000622</text:p>
          </table:table-cell>
          <table:table-cell office:value-type="string" calcext:value-type="string">
            <text:p>FAC 001-001-000000505</text:p>
          </table:table-cell>
          <table:table-cell office:value-type="string" calcext:value-type="string">
            <text:p>0403202001099233361800120010010000005051015963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2</text:p>
          </table:table-cell>
          <table:table-cell/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130.08" calcext:value-type="float">
            <text:p>130.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14.08" calcext:value-type="float">
            <text:p>1214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06" calcext:value-type="float">
            <text:p>91.06</text:p>
          </table:table-cell>
          <table:table-cell office:value-type="float" office:value="0" calcext:value-type="float">
            <text:p>0</text:p>
          </table:table-cell>
          <table:table-cell office:value-type="float" office:value="91.06" calcext:value-type="float">
            <text:p>91.06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03-000100668</text:p>
          </table:table-cell>
          <table:table-cell office:value-type="string" calcext:value-type="string">
            <text:p>0903202007179132159600120010030001006680010066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68" calcext:value-type="float">
            <text:p>21.6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68" calcext:value-type="float">
            <text:p>21.68</text:p>
          </table:table-cell>
          <table:table-cell office:value-type="float" office:value="112.74" calcext:value-type="float">
            <text:p>112.74</text:p>
          </table:table-cell>
        </table:table-row>
        <table:table-row table:style-name="ro2">
          <table:table-cell office:value-type="string" calcext:value-type="string">
            <text:p>04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ENTREGA DE HELADOS FIT <text:s/>- PTO 202002000649</text:p>
          </table:table-cell>
          <table:table-cell office:value-type="string" calcext:value-type="string">
            <text:p>FAC 001-001-000000506</text:p>
          </table:table-cell>
          <table:table-cell office:value-type="string" calcext:value-type="string">
            <text:p>0403202001099233361800120010010000005061015983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3</text:p>
          </table:table-cell>
          <table:table-cell/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7.78" calcext:value-type="float">
            <text:p>7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2.58" calcext:value-type="float">
            <text:p>72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139</text:p>
          </table:table-cell>
          <table:table-cell office:value-type="string" calcext:value-type="string">
            <text:p>300320200717913215960012001004000002139000021391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6.15" calcext:value-type="float">
            <text:p>6.15</text:p>
          </table:table-cell>
        </table:table-row>
        <table:table-row table:style-name="ro9">
          <table:table-cell office:value-type="string" calcext:value-type="string">
            <text:p>04/03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ESTA DE TODOS 2020 3 - PTO 201912000577_x000D_</text:p>
            <text:p>OC: 5002645237_x000D_</text:p>
            <text:p>EA: 1010267612</text:p>
          </table:table-cell>
          <table:table-cell office:value-type="string" calcext:value-type="string">
            <text:p>FAC 001-001-000000507</text:p>
          </table:table-cell>
          <table:table-cell office:value-type="string" calcext:value-type="string">
            <text:p>0403202001099233361800120010010000005071016176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4</text:p>
          </table:table-cell>
          <table:table-cell/>
          <table:table-cell office:value-type="float" office:value="106374.13" calcext:value-type="float">
            <text:p>10637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74.13" calcext:value-type="float">
            <text:p>106374.13</text:p>
          </table:table-cell>
          <table:table-cell office:value-type="float" office:value="12764.9" calcext:value-type="float">
            <text:p>12764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9139.03" calcext:value-type="float">
            <text:p>119139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5.43" calcext:value-type="float">
            <text:p>8935.43</text:p>
          </table:table-cell>
          <table:table-cell office:value-type="float" office:value="0" calcext:value-type="float">
            <text:p>0</text:p>
          </table:table-cell>
          <table:table-cell office:value-type="float" office:value="8935.43" calcext:value-type="float">
            <text:p>8935.43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014-005-000046543</text:p>
          </table:table-cell>
          <table:table-cell office:value-type="string" calcext:value-type="string">
            <text:p>0603202007099252674200120140050000465438617435212</text:p>
          </table:table-cell>
          <table:table-cell office:value-type="float" office:value="1063.74" calcext:value-type="float">
            <text:p>1063.7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3.74" calcext:value-type="float">
            <text:p>1063.74</text:p>
          </table:table-cell>
          <table:table-cell office:value-type="float" office:value="9999.17" calcext:value-type="float">
            <text:p>9999.17</text:p>
          </table:table-cell>
        </table:table-row>
        <table:table-row table:style-name="ro2">
          <table:table-cell office:value-type="string" calcext:value-type="string">
            <text:p>04/03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TEM ROBERTO NOBOA - PTO 201912000572</text:p>
          </table:table-cell>
          <table:table-cell office:value-type="string" calcext:value-type="string">
            <text:p>FAC 001-001-000000508</text:p>
          </table:table-cell>
          <table:table-cell office:value-type="string" calcext:value-type="string">
            <text:p>04032020010992333618001200100100000050810162138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5</text:p>
          </table:table-cell>
          <table:table-cell/>
          <table:table-cell office:value-type="float" office:value="179.2" calcext:value-type="float">
            <text:p>1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2" calcext:value-type="float">
            <text:p>179.2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.7" calcext:value-type="float">
            <text:p>20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10/03/2020</text:p>
          </table:table-cell>
          <table:table-cell office:value-type="string" calcext:value-type="string">
            <text:p>001-020-000040638</text:p>
          </table:table-cell>
          <table:table-cell office:value-type="string" calcext:value-type="string">
            <text:p>1003202007099004945900120010200000406386445948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CAJAS ANGELINO - PTO 202002000657</text:p>
          </table:table-cell>
          <table:table-cell office:value-type="string" calcext:value-type="string">
            <text:p>FAC 001-001-000000509</text:p>
          </table:table-cell>
          <table:table-cell office:value-type="string" calcext:value-type="string">
            <text:p>09032020010992333618001200100100000050910221282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6</text:p>
          </table:table-cell>
          <table:table-cell/>
          <table:table-cell office:value-type="float" office:value="203.5" calcext:value-type="float">
            <text:p>20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5" calcext:value-type="float">
            <text:p>203.5</text:p>
          </table:table-cell>
          <table:table-cell office:value-type="float" office:value="24.42" calcext:value-type="float">
            <text:p>24.4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7.92" calcext:value-type="float">
            <text:p>227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09" calcext:value-type="float">
            <text:p>17.09</text:p>
          </table:table-cell>
          <table:table-cell office:value-type="float" office:value="0" calcext:value-type="float">
            <text:p>0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40-000042243</text:p>
          </table:table-cell>
          <table:table-cell office:value-type="string" calcext:value-type="string">
            <text:p>090320200709910478080012001040000042243200700011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9.31" calcext:value-type="float">
            <text:p>19.31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FLOORGRAPHIC CHIKY PLACE <text:s/>- PTO 202003000671</text:p>
          </table:table-cell>
          <table:table-cell office:value-type="string" calcext:value-type="string">
            <text:p>FAC 001-001-000000510</text:p>
          </table:table-cell>
          <table:table-cell office:value-type="string" calcext:value-type="string">
            <text:p>090320200109923336180012001001000000510102285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7</text:p>
          </table:table-cell>
          <table:table-cell/>
          <table:table-cell office:value-type="float" office:value="215.93" calcext:value-type="float">
            <text:p>21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93" calcext:value-type="float">
            <text:p>215.93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1.84" calcext:value-type="float">
            <text:p>24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4" calcext:value-type="float">
            <text:p>18.14</text:p>
          </table:table-cell>
          <table:table-cell office:value-type="float" office:value="0" calcext:value-type="float">
            <text:p>0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50-000348307</text:p>
          </table:table-cell>
          <table:table-cell office:value-type="string" calcext:value-type="string">
            <text:p>160320200713900129490012001050000348307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ÍA DE LA MUJER SOLCA PERLA SUAVIZANTE - PTO 202003000670</text:p>
          </table:table-cell>
          <table:table-cell office:value-type="string" calcext:value-type="string">
            <text:p>FAC 001-001-000000511</text:p>
          </table:table-cell>
          <table:table-cell office:value-type="string" calcext:value-type="string">
            <text:p>0903202001099233361800120010010000005111022853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8</text:p>
          </table:table-cell>
          <table:table-cell/>
          <table:table-cell office:value-type="float" office:value="575.85" calcext:value-type="float">
            <text:p>57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.85" calcext:value-type="float">
            <text:p>575.85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4.95" calcext:value-type="float">
            <text:p>644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37" calcext:value-type="float">
            <text:p>48.37</text:p>
          </table:table-cell>
          <table:table-cell office:value-type="float" office:value="0" calcext:value-type="float">
            <text:p>0</text:p>
          </table:table-cell>
          <table:table-cell office:value-type="float" office:value="48.37" calcext:value-type="float">
            <text:p>48.37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50-000348305</text:p>
          </table:table-cell>
          <table:table-cell office:value-type="string" calcext:value-type="string">
            <text:p>160320200713900129490012001050000348305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52" calcext:value-type="float">
            <text:p>11.5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52" calcext:value-type="float">
            <text:p>11.52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ANIMACION TALLER NIÑAS - PTO 202003000661</text:p>
          </table:table-cell>
          <table:table-cell office:value-type="string" calcext:value-type="string">
            <text:p>FAC 001-001-000000512</text:p>
          </table:table-cell>
          <table:table-cell office:value-type="string" calcext:value-type="string">
            <text:p>0903202001099233361800120010010000005121022855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09</text:p>
          </table:table-cell>
          <table:table-cell/>
          <table:table-cell office:value-type="float" office:value="1471.25" calcext:value-type="float">
            <text:p>147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.25" calcext:value-type="float">
            <text:p>1471.25</text:p>
          </table:table-cell>
          <table:table-cell office:value-type="float" office:value="176.55" calcext:value-type="float">
            <text:p>176.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47.8" calcext:value-type="float">
            <text:p>164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58" calcext:value-type="float">
            <text:p>123.58</text:p>
          </table:table-cell>
          <table:table-cell office:value-type="float" office:value="0" calcext:value-type="float">
            <text:p>0</text:p>
          </table:table-cell>
          <table:table-cell office:value-type="float" office:value="123.58" calcext:value-type="float">
            <text:p>123.58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40-000042244</text:p>
          </table:table-cell>
          <table:table-cell office:value-type="string" calcext:value-type="string">
            <text:p>0903202007099104780800120010400000422442007000110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.06" calcext:value-type="float">
            <text:p>16.06</text:p>
          </table:table-cell>
          <table:table-cell office:value-type="float" office:value="139.64" calcext:value-type="float">
            <text:p>139.64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VENTO COMUNA SAN MARCOS <text:s/>- PTO 202002000652</text:p>
          </table:table-cell>
          <table:table-cell office:value-type="string" calcext:value-type="string">
            <text:p>FAC 001-001-000000513</text:p>
          </table:table-cell>
          <table:table-cell office:value-type="string" calcext:value-type="string">
            <text:p>0903202001099233361800120010010000005131022856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0</text:p>
          </table:table-cell>
          <table:table-cell/>
          <table:table-cell office:value-type="float" office:value="12389.8" calcext:value-type="float">
            <text:p>1238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9.8" calcext:value-type="float">
            <text:p>12389.8</text:p>
          </table:table-cell>
          <table:table-cell office:value-type="float" office:value="1486.78" calcext:value-type="float">
            <text:p>1486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876.58" calcext:value-type="float">
            <text:p>13876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0.75" calcext:value-type="float">
            <text:p>1040.75</text:p>
          </table:table-cell>
          <table:table-cell office:value-type="float" office:value="0" calcext:value-type="float">
            <text:p>0</text:p>
          </table:table-cell>
          <table:table-cell office:value-type="float" office:value="1040.75" calcext:value-type="float">
            <text:p>1040.75</text:p>
          </table:table-cell>
          <table:table-cell office:value-type="string" calcext:value-type="string">
            <text:p>09/03/2020</text:p>
          </table:table-cell>
          <table:table-cell office:value-type="string" calcext:value-type="string">
            <text:p>001-040-000042245</text:p>
          </table:table-cell>
          <table:table-cell office:value-type="string" calcext:value-type="string">
            <text:p>0903202007099104780800120010400000422452007000116</text:p>
          </table:table-cell>
          <table:table-cell office:value-type="float" office:value="112.63" calcext:value-type="float">
            <text:p>112.63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3" calcext:value-type="float">
            <text:p>22.53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.16" calcext:value-type="float">
            <text:p>135.16</text:p>
          </table:table-cell>
          <table:table-cell office:value-type="float" office:value="1175.91" calcext:value-type="float">
            <text:p>1175.91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fundas y plegable Perla <text:s/>- PTO 202002000651</text:p>
          </table:table-cell>
          <table:table-cell office:value-type="string" calcext:value-type="string">
            <text:p>FAC 001-001-000000514</text:p>
          </table:table-cell>
          <table:table-cell office:value-type="string" calcext:value-type="string">
            <text:p>0903202001099233361800120010010000005141022857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1</text:p>
          </table:table-cell>
          <table:table-cell/>
          <table:table-cell office:value-type="float" office:value="3595.9" calcext:value-type="float">
            <text:p>359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5.9" calcext:value-type="float">
            <text:p>3595.9</text:p>
          </table:table-cell>
          <table:table-cell office:value-type="float" office:value="431.51" calcext:value-type="float">
            <text:p>431.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27.41" calcext:value-type="float">
            <text:p>4027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.06" calcext:value-type="float">
            <text:p>302.06</text:p>
          </table:table-cell>
          <table:table-cell office:value-type="float" office:value="0" calcext:value-type="float">
            <text:p>0</text:p>
          </table:table-cell>
          <table:table-cell office:value-type="float" office:value="302.06" calcext:value-type="float">
            <text:p>302.06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50-000348306</text:p>
          </table:table-cell>
          <table:table-cell office:value-type="string" calcext:value-type="string">
            <text:p>160320200713900129490012001050000348306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92" calcext:value-type="float">
            <text:p>71.9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92" calcext:value-type="float">
            <text:p>71.92</text:p>
          </table:table-cell>
          <table:table-cell office:value-type="float" office:value="373.98" calcext:value-type="float">
            <text:p>373.98</text:p>
          </table:table-cell>
        </table:table-row>
        <table:table-row table:style-name="ro2">
          <table:table-cell office:value-type="string" calcext:value-type="string">
            <text:p>10/03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LQUILER BODEGAS ANUAL <text:s/>- PTO 202003000663</text:p>
          </table:table-cell>
          <table:table-cell office:value-type="string" calcext:value-type="string">
            <text:p>FAC 001-001-000000515</text:p>
          </table:table-cell>
          <table:table-cell office:value-type="string" calcext:value-type="string">
            <text:p>1003202001099233361800120010010000005151023617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2</text:p>
          </table:table-cell>
          <table:table-cell/>
          <table:table-cell office:value-type="float" office:value="18782.4" calcext:value-type="float">
            <text:p>1878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82.4" calcext:value-type="float">
            <text:p>18782.4</text:p>
          </table:table-cell>
          <table:table-cell office:value-type="float" office:value="2253.89" calcext:value-type="float">
            <text:p>2253.8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036.29" calcext:value-type="float">
            <text:p>21036.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3000667; PTO 202003000664; PTO 202003000660; PTO 202002000639; PTO 202001000597; PTO 201912000581</text:p>
          </table:table-cell>
          <table:table-cell office:value-type="string" calcext:value-type="string">
            <text:p>FAC 001-001-000000516</text:p>
          </table:table-cell>
          <table:table-cell office:value-type="string" calcext:value-type="string">
            <text:p>1203202001099233361800120010010000005161026296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3</text:p>
          </table:table-cell>
          <table:table-cell/>
          <table:table-cell office:value-type="float" office:value="2269" calcext:value-type="float">
            <text:p>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272.28" calcext:value-type="float">
            <text:p>272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41.28" calcext:value-type="float">
            <text:p>254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.6" calcext:value-type="float">
            <text:p>190.6</text:p>
          </table:table-cell>
          <table:table-cell office:value-type="float" office:value="0" calcext:value-type="float">
            <text:p>0</text:p>
          </table:table-cell>
          <table:table-cell office:value-type="float" office:value="190.6" calcext:value-type="float">
            <text:p>190.6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376</text:p>
          </table:table-cell>
          <table:table-cell office:value-type="string" calcext:value-type="string">
            <text:p>3003202007179132159600120010040000023760000237611</text:p>
          </table:table-cell>
          <table:table-cell office:value-type="float" office:value="22.69" calcext:value-type="float">
            <text:p>22.69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69" calcext:value-type="float">
            <text:p>22.69</text:p>
          </table:table-cell>
          <table:table-cell office:value-type="float" office:value="213.29" calcext:value-type="float">
            <text:p>213.29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SALA DE ESTIMULACIÓN LA ALBORADA - PTO 202003000680</text:p>
          </table:table-cell>
          <table:table-cell office:value-type="string" calcext:value-type="string">
            <text:p>FAC 001-001-000000517</text:p>
          </table:table-cell>
          <table:table-cell office:value-type="string" calcext:value-type="string">
            <text:p>1603202001099233361800120010010000005171030755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4</text:p>
          </table:table-cell>
          <table:table-cell/>
          <table:table-cell office:value-type="float" office:value="1209.73" calcext:value-type="float">
            <text:p>120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9.73" calcext:value-type="float">
            <text:p>1209.73</text:p>
          </table:table-cell>
          <table:table-cell office:value-type="float" office:value="145.17" calcext:value-type="float">
            <text:p>145.1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54.9" calcext:value-type="float">
            <text:p>135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62" calcext:value-type="float">
            <text:p>101.62</text:p>
          </table:table-cell>
          <table:table-cell office:value-type="float" office:value="0" calcext:value-type="float">
            <text:p>0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8</text:p>
          </table:table-cell>
          <table:table-cell office:value-type="string" calcext:value-type="string">
            <text:p>1603202007099104780800120010400000424082007000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14.82" calcext:value-type="float">
            <text:p>114.82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ROLL UP NAPPIS <text:s/>- PTO 202003000679</text:p>
          </table:table-cell>
          <table:table-cell office:value-type="string" calcext:value-type="string">
            <text:p>FAC 001-001-000000518</text:p>
          </table:table-cell>
          <table:table-cell office:value-type="string" calcext:value-type="string">
            <text:p>1603202001099233361800120010010000005181030756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5</text:p>
          </table:table-cell>
          <table:table-cell/>
          <table:table-cell office:value-type="float" office:value="283.8" calcext:value-type="float">
            <text:p>2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8" calcext:value-type="float">
            <text:p>283.8</text:p>
          </table:table-cell>
          <table:table-cell office:value-type="float" office:value="34.06" calcext:value-type="float">
            <text:p>34.0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7.86" calcext:value-type="float">
            <text:p>317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7</text:p>
          </table:table-cell>
          <table:table-cell office:value-type="string" calcext:value-type="string">
            <text:p>1603202007099104780800120010400000424072007000116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lementos actividades TOUR Y CC - PTO 202003000675</text:p>
          </table:table-cell>
          <table:table-cell office:value-type="string" calcext:value-type="string">
            <text:p>FAC 001-001-000000519</text:p>
          </table:table-cell>
          <table:table-cell office:value-type="string" calcext:value-type="string">
            <text:p>1603202001099233361800120010010000005191030759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6</text:p>
          </table:table-cell>
          <table:table-cell/>
          <table:table-cell office:value-type="float" office:value="9537" calcext:value-type="float">
            <text:p>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7" calcext:value-type="float">
            <text:p>9537</text:p>
          </table:table-cell>
          <table:table-cell office:value-type="float" office:value="1144.44" calcext:value-type="float">
            <text:p>1144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681.44" calcext:value-type="float">
            <text:p>1068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1.11" calcext:value-type="float">
            <text:p>801.11</text:p>
          </table:table-cell>
          <table:table-cell office:value-type="float" office:value="0" calcext:value-type="float">
            <text:p>0</text:p>
          </table:table-cell>
          <table:table-cell office:value-type="float" office:value="801.11" calcext:value-type="float">
            <text:p>801.11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6</text:p>
          </table:table-cell>
          <table:table-cell office:value-type="string" calcext:value-type="string">
            <text:p>160320200709910478080012001040000042406200700011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4" calcext:value-type="float">
            <text:p>17.34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04" calcext:value-type="float">
            <text:p>104.04</text:p>
          </table:table-cell>
          <table:table-cell office:value-type="float" office:value="905.15" calcext:value-type="float">
            <text:p>905.15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LA GRAN CONEXIÓN PERLA BEBÉ - PTO 202003000673</text:p>
          </table:table-cell>
          <table:table-cell office:value-type="string" calcext:value-type="string">
            <text:p>FAC 001-001-000000520</text:p>
          </table:table-cell>
          <table:table-cell office:value-type="string" calcext:value-type="string">
            <text:p>1603202001099233361800120010010000005201030762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7</text:p>
          </table:table-cell>
          <table:table-cell/>
          <table:table-cell office:value-type="float" office:value="1479.5" calcext:value-type="float">
            <text:p>14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9.5" calcext:value-type="float">
            <text:p>1479.5</text:p>
          </table:table-cell>
          <table:table-cell office:value-type="float" office:value="177.54" calcext:value-type="float">
            <text:p>177.5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57.04" calcext:value-type="float">
            <text:p>1657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.28" calcext:value-type="float">
            <text:p>124.28</text:p>
          </table:table-cell>
          <table:table-cell office:value-type="float" office:value="0" calcext:value-type="float">
            <text:p>0</text:p>
          </table:table-cell>
          <table:table-cell office:value-type="float" office:value="124.28" calcext:value-type="float">
            <text:p>124.28</text:p>
          </table:table-cell>
          <table:table-cell office:value-type="string" calcext:value-type="string">
            <text:p>22/03/2020</text:p>
          </table:table-cell>
          <table:table-cell office:value-type="string" calcext:value-type="string">
            <text:p>001-050-000349282</text:p>
          </table:table-cell>
          <table:table-cell office:value-type="string" calcext:value-type="string">
            <text:p>220320200713900129490012001050000349282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59" calcext:value-type="float">
            <text:p>29.59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59" calcext:value-type="float">
            <text:p>29.59</text:p>
          </table:table-cell>
          <table:table-cell office:value-type="float" office:value="153.87" calcext:value-type="float">
            <text:p>153.87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BRANDEO NAPPIS CLÍNICA KENNEDY <text:s/>- PTO 202002000645</text:p>
          </table:table-cell>
          <table:table-cell office:value-type="string" calcext:value-type="string">
            <text:p>FAC 001-001-000000521</text:p>
          </table:table-cell>
          <table:table-cell office:value-type="string" calcext:value-type="string">
            <text:p>1603202001099233361800120010010000005211030763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8</text:p>
          </table:table-cell>
          <table:table-cell/>
          <table:table-cell office:value-type="float" office:value="2307.8" calcext:value-type="float">
            <text:p>230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7.8" calcext:value-type="float">
            <text:p>2307.8</text:p>
          </table:table-cell>
          <table:table-cell office:value-type="float" office:value="276.94" calcext:value-type="float">
            <text:p>276.9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84.74" calcext:value-type="float">
            <text:p>2584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.86" calcext:value-type="float">
            <text:p>193.86</text:p>
          </table:table-cell>
          <table:table-cell office:value-type="float" office:value="0" calcext:value-type="float">
            <text:p>0</text:p>
          </table:table-cell>
          <table:table-cell office:value-type="float" office:value="193.86" calcext:value-type="float">
            <text:p>193.86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05</text:p>
          </table:table-cell>
          <table:table-cell office:value-type="string" calcext:value-type="string">
            <text:p>1603202007099104780800120010400000424052007000115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18" calcext:value-type="float">
            <text:p>25.18</text:p>
          </table:table-cell>
          <table:table-cell office:value-type="float" office:value="219.04" calcext:value-type="float">
            <text:p>219.04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Activación campaña padres 1 - PTO 202001000611</text:p>
          </table:table-cell>
          <table:table-cell office:value-type="string" calcext:value-type="string">
            <text:p>FAC 001-001-000000522</text:p>
          </table:table-cell>
          <table:table-cell office:value-type="string" calcext:value-type="string">
            <text:p>1603202001099233361800120010010000005221030764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9</text:p>
          </table:table-cell>
          <table:table-cell/>
          <table:table-cell office:value-type="float" office:value="7205" calcext:value-type="float">
            <text:p>7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5" calcext:value-type="float">
            <text:p>7205</text:p>
          </table:table-cell>
          <table:table-cell office:value-type="float" office:value="864.6" calcext:value-type="float">
            <text:p>864.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069.6" calcext:value-type="float">
            <text:p>806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.22" calcext:value-type="float">
            <text:p>605.22</text:p>
          </table:table-cell>
          <table:table-cell office:value-type="float" office:value="0" calcext:value-type="float">
            <text:p>0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16/03/2020</text:p>
          </table:table-cell>
          <table:table-cell office:value-type="string" calcext:value-type="string">
            <text:p>001-040-000042411</text:p>
          </table:table-cell>
          <table:table-cell office:value-type="string" calcext:value-type="string">
            <text:p>1603202007099104780800120010400000424112007000118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683.82" calcext:value-type="float">
            <text:p>683.82</text:p>
          </table:table-cell>
        </table:table-row>
        <table:table-row table:style-name="ro9">
          <table:table-cell office:value-type="string" calcext:value-type="string">
            <text:p>17/03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DICIONALES FIESTA DE TODOS 2020 - PTO 202002000650_x000D_</text:p>
            <text:p>OC 5002648746_x000D_</text:p>
            <text:p>EA 1010291865</text:p>
          </table:table-cell>
          <table:table-cell office:value-type="string" calcext:value-type="string">
            <text:p>FAC 001-001-000000523</text:p>
          </table:table-cell>
          <table:table-cell office:value-type="string" calcext:value-type="string">
            <text:p>17032020010992333618001200100100000052310316407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0</text:p>
          </table:table-cell>
          <table:table-cell/>
          <table:table-cell office:value-type="float" office:value="38642.34" calcext:value-type="float">
            <text:p>3864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42.34" calcext:value-type="float">
            <text:p>38642.34</text:p>
          </table:table-cell>
          <table:table-cell office:value-type="float" office:value="4637.08" calcext:value-type="float">
            <text:p>4637.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279.42" calcext:value-type="float">
            <text:p>43279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5.96" calcext:value-type="float">
            <text:p>3245.96</text:p>
          </table:table-cell>
          <table:table-cell office:value-type="float" office:value="0" calcext:value-type="float">
            <text:p>0</text:p>
          </table:table-cell>
          <table:table-cell office:value-type="float" office:value="3245.96" calcext:value-type="float">
            <text:p>3245.96</text:p>
          </table:table-cell>
          <table:table-cell office:value-type="string" calcext:value-type="string">
            <text:p>18/03/2020</text:p>
          </table:table-cell>
          <table:table-cell office:value-type="string" calcext:value-type="string">
            <text:p>014-005-000046174</text:p>
          </table:table-cell>
          <table:table-cell office:value-type="string" calcext:value-type="string">
            <text:p>1803202007099252674200120140050000461748724653114</text:p>
          </table:table-cell>
          <table:table-cell office:value-type="float" office:value="386.42" calcext:value-type="float">
            <text:p>386.4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6.42" calcext:value-type="float">
            <text:p>386.42</text:p>
          </table:table-cell>
          <table:table-cell office:value-type="float" office:value="3632.38" calcext:value-type="float">
            <text:p>3632.38</text:p>
          </table:table-cell>
        </table:table-row>
        <table:table-row table:style-name="ro2">
          <table:table-cell office:value-type="string" calcext:value-type="string">
            <text:p>17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3000676; PTO 202003000662</text:p>
          </table:table-cell>
          <table:table-cell office:value-type="string" calcext:value-type="string">
            <text:p>FAC 001-001-000000524</text:p>
          </table:table-cell>
          <table:table-cell office:value-type="string" calcext:value-type="string">
            <text:p>1703202001099233361800120010010000005241031872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1</text:p>
          </table:table-cell>
          <table:table-cell/>
          <table:table-cell office:value-type="float" office:value="1220" calcext:value-type="float">
            <text:p>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146.4" calcext:value-type="float">
            <text:p>146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66.4" calcext:value-type="float">
            <text:p>136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48" calcext:value-type="float">
            <text:p>102.48</text:p>
          </table:table-cell>
          <table:table-cell office:value-type="float" office:value="0" calcext:value-type="float">
            <text:p>0</text:p>
          </table:table-cell>
          <table:table-cell office:value-type="float" office:value="102.48" calcext:value-type="float">
            <text:p>102.48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377</text:p>
          </table:table-cell>
          <table:table-cell office:value-type="string" calcext:value-type="string">
            <text:p>300320200717913215960012001004000002377000023771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14.68" calcext:value-type="float">
            <text:p>114.68</text:p>
          </table:table-cell>
        </table:table-row>
        <table:table-row table:style-name="ro2">
          <table:table-cell office:value-type="string" calcext:value-type="string">
            <text:p>17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3000665; PTO 202003000658</text:p>
          </table:table-cell>
          <table:table-cell office:value-type="string" calcext:value-type="string">
            <text:p>FAC 001-001-000000525</text:p>
          </table:table-cell>
          <table:table-cell office:value-type="string" calcext:value-type="string">
            <text:p>1703202001099233361800120010010000005251031873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2</text:p>
          </table:table-cell>
          <table:table-cell/>
          <table:table-cell office:value-type="float" office:value="216.6" calcext:value-type="float">
            <text:p>21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6" calcext:value-type="float">
            <text:p>216.6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2.59" calcext:value-type="float">
            <text:p>24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140</text:p>
          </table:table-cell>
          <table:table-cell office:value-type="string" calcext:value-type="string">
            <text:p>3003202007179132159600120010040000021400000214014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string" calcext:value-type="string">
            <text:p>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2">
          <table:table-cell office:value-type="string" calcext:value-type="string">
            <text:p>17/03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RTES EMPRENDEDORES COMUNITARIOS - PTO 202003000672</text:p>
          </table:table-cell>
          <table:table-cell office:value-type="string" calcext:value-type="string">
            <text:p>FAC 001-001-000000526</text:p>
          </table:table-cell>
          <table:table-cell office:value-type="string" calcext:value-type="string">
            <text:p>1703202001099233361800120010010000005261031943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23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0.16" calcext:value-type="float">
            <text:p>30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51" calcext:value-type="float">
            <text:p>22.51</text:p>
          </table:table-cell>
          <table:table-cell office:value-type="float" office:value="0" calcext:value-type="float">
            <text:p>0</text:p>
          </table:table-cell>
          <table:table-cell office:value-type="float" office:value="22.51" calcext:value-type="float">
            <text:p>22.51</text:p>
          </table:table-cell>
          <table:table-cell office:value-type="string" calcext:value-type="string">
            <text:p>30/03/2020</text:p>
          </table:table-cell>
          <table:table-cell office:value-type="string" calcext:value-type="string">
            <text:p>001-004-000002375</text:p>
          </table:table-cell>
          <table:table-cell office:value-type="string" calcext:value-type="string">
            <text:p>3003202007179132159600120010040000023750000237519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2">
          <table:table-cell table:style-name="Default" table:number-columns-repeated="12"/>
          <table:table-cell table:style-name="Default" table:formula="of:=SUM([.M2:.M27])" office:value-type="float" office:value="209959.25" calcext:value-type="float">
            <text:p>209959.25</text:p>
          </table:table-cell>
          <table:table-cell table:style-name="Default" table:formula="of:=SUM([.N2:.N27])" office:value-type="float" office:value="25195.13" calcext:value-type="float">
            <text:p>25195.13</text:p>
          </table:table-cell>
          <table:table-cell table:style-name="Default" table:number-columns-repeated="2"/>
          <table:table-cell table:style-name="Default" table:formula="of:=SUM([.Q2:.Q27])" office:value-type="float" office:value="235154.38" calcext:value-type="float">
            <text:p>235154.38</text:p>
          </table:table-cell>
          <table:table-cell table:style-name="Default" table:number-columns-repeated="6"/>
          <table:table-cell table:style-name="Default" table:formula="of:=SUM([.X2:.X27])" office:value-type="float" office:value="17134.14" calcext:value-type="float">
            <text:p>17134.14</text:p>
          </table:table-cell>
          <table:table-cell table:style-name="Default" table:number-columns-repeated="19"/>
          <table:table-cell table:style-name="Default" table:formula="of:=SUM([.AR2:.AR27])" office:value-type="float" office:value="2271.13" calcext:value-type="float">
            <text:p>2271.13</text:p>
          </table:table-cell>
          <table:table-cell table:style-name="Default" table:formula="of:=SUM([.AS2:.AS27])" office:value-type="float" office:value="19405.27" calcext:value-type="float">
            <text:p>19405.27</text:p>
          </table:table-cell>
        </table:table-row>
      </table:table>
      <table:table table:name="0420" table:style-name="ta1">
        <table:table-column table:style-name="co12" table:number-columns-repeated="9" table:default-cell-style-name="ce297"/>
        <table:table-column table:style-name="co12" table:visibility="collapse" table:number-columns-repeated="3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number-columns-repeated="2" table:default-cell-style-name="ce297"/>
        <table:table-row table:style-name="ro2">
          <table:table-cell table:style-name="ce296" office:value-type="string" calcext:value-type="string" table:number-columns-spanned="45" table:number-rows-spanned="1">
            <text:p>VENTAS</text:p>
          </table:table-cell>
          <table:covered-table-cell table:number-columns-repeated="44" table:style-name="ce296"/>
        </table:table-row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10/03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LQUILER BODEGAS ANUAL <text:s/>- PTO 202003000663</text:p>
          </table:table-cell>
          <table:table-cell office:value-type="string" calcext:value-type="string">
            <text:p>FAC 001-001-000000515</text:p>
          </table:table-cell>
          <table:table-cell office:value-type="string" calcext:value-type="string">
            <text:p>1003202001099233361800120010010000005151023617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30000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7.72" calcext:value-type="float">
            <text:p>1577.72</text:p>
          </table:table-cell>
          <table:table-cell office:value-type="float" office:value="0" calcext:value-type="float">
            <text:p>0</text:p>
          </table:table-cell>
          <table:table-cell office:value-type="float" office:value="1577.72" calcext:value-type="float">
            <text:p>1577.72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001-020-000044458</text:p>
          </table:table-cell>
          <table:table-cell office:value-type="string" calcext:value-type="string">
            <text:p>170420200709900494590012001020000044458248312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.52" calcext:value-type="float">
            <text:p>516.5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.52" calcext:value-type="float">
            <text:p>516.52</text:p>
          </table:table-cell>
          <table:table-cell office:value-type="float" office:value="2094.24" calcext:value-type="float">
            <text:p>2094.24</text:p>
          </table:table-cell>
        </table:table-row>
        <table:table-row table:style-name="ro2">
          <table:table-cell office:value-type="string" calcext:value-type="string">
            <text:p>06/04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IDENTIFICADORES PINGUINO <text:s/>- PTO 202003000674</text:p>
          </table:table-cell>
          <table:table-cell office:value-type="string" calcext:value-type="string">
            <text:p>FAC 001-001-000000527</text:p>
          </table:table-cell>
          <table:table-cell office:value-type="string" calcext:value-type="string">
            <text:p>0604202001099233361800120010010000005271037490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1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86.88" calcext:value-type="float">
            <text:p>86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10.88" calcext:value-type="float">
            <text:p>810.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08/04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 CONVENCIÓN 2020 Y TABLA DE SURF - PTO 202002000627_x000D_</text:p>
            <text:p>OC:  5002651138_x000D_</text:p>
            <text:p>EA:   1010311397</text:p>
          </table:table-cell>
          <table:table-cell office:value-type="string" calcext:value-type="string">
            <text:p>FAC 001-001-000000528</text:p>
          </table:table-cell>
          <table:table-cell office:value-type="string" calcext:value-type="string">
            <text:p>0804202001099233361800120010010000005281038199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2</text:p>
          </table:table-cell>
          <table:table-cell/>
          <table:table-cell office:value-type="float" office:value="3256" calcext:value-type="float">
            <text:p>3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390.72" calcext:value-type="float">
            <text:p>390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646.72" calcext:value-type="float">
            <text:p>3646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.5" calcext:value-type="float">
            <text:p>273.5</text:p>
          </table:table-cell>
          <table:table-cell office:value-type="float" office:value="0" calcext:value-type="float">
            <text:p>0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014-005-000047217</text:p>
          </table:table-cell>
          <table:table-cell office:value-type="string" calcext:value-type="string">
            <text:p>0904202007099252674200120140050000472178731264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98" calcext:value-type="float">
            <text:p>56.9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98" calcext:value-type="float">
            <text:p>56.98</text:p>
          </table:table-cell>
          <table:table-cell office:value-type="float" office:value="330.48" calcext:value-type="float">
            <text:p>330.48</text:p>
          </table:table-cell>
        </table:table-row>
        <table:table-row table:style-name="ro2">
          <table:table-cell office:value-type="string" calcext:value-type="string">
            <text:p>13/04/2020</text:p>
          </table:table-cell>
          <table:table-cell office:value-type="string" calcext:value-type="string">
            <text:p>0992565152001</text:p>
          </table:table-cell>
          <table:table-cell office:value-type="string" calcext:value-type="string">
            <text:p>LEVEL PRINT S.A.</text:p>
          </table:table-cell>
          <table:table-cell office:value-type="string" calcext:value-type="string">
            <text:p>SG. FC. # 7496</text:p>
          </table:table-cell>
          <table:table-cell office:value-type="string" calcext:value-type="string">
            <text:p>FAC 001-001-000000530</text:p>
          </table:table-cell>
          <table:table-cell office:value-type="string" calcext:value-type="string">
            <text:p>1304202001099233361800120010010000005301039300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3</text:p>
          </table:table-cell>
          <table:table-cell/>
          <table:table-cell office:value-type="float" office:value="133.35" calcext:value-type="float">
            <text:p>13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35" calcext:value-type="float">
            <text:p>133.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9.35" calcext:value-type="float">
            <text:p>149.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001-001-000003810</text:p>
          </table:table-cell>
          <table:table-cell office:value-type="string" calcext:value-type="string">
            <text:p>1126227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.67" calcext:value-type="float">
            <text:p>3.67</text:p>
          </table:table-cell>
        </table:table-row>
        <table:table-row table:style-name="ro2">
          <table:table-cell office:value-type="string" calcext:value-type="string">
            <text:p>13/04/2020</text:p>
          </table:table-cell>
          <table:table-cell office:value-type="string" calcext:value-type="string">
            <text:p>0992565152001</text:p>
          </table:table-cell>
          <table:table-cell office:value-type="string" calcext:value-type="string">
            <text:p>LEVEL PRINT S.A.</text:p>
          </table:table-cell>
          <table:table-cell office:value-type="string" calcext:value-type="string">
            <text:p>SG. FC # 7568 LEVEL PRINT S.A.</text:p>
          </table:table-cell>
          <table:table-cell office:value-type="string" calcext:value-type="string">
            <text:p>FAC 001-001-000000531</text:p>
          </table:table-cell>
          <table:table-cell office:value-type="string" calcext:value-type="string">
            <text:p>1304202001099233361800120010010000005311039303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4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001-001-000003811</text:p>
          </table:table-cell>
          <table:table-cell office:value-type="string" calcext:value-type="string">
            <text:p>1126227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78" calcext:value-type="float">
            <text:p>0.78</text:p>
          </table:table-cell>
        </table:table-row>
        <table:table-row table:style-name="ro2">
          <table:table-cell table:style-name="Default" table:number-columns-repeated="9"/>
          <table:table-cell table:style-name="ce298" office:value-type="float" office:value="4141.85" calcext:value-type="float">
            <text:p>4141.85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4141.85" calcext:value-type="float">
            <text:p>4141.85</text:p>
          </table:table-cell>
          <table:table-cell table:style-name="ce298" office:value-type="float" office:value="497.02" calcext:value-type="float">
            <text:p>497.02</text:p>
          </table:table-cell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4638.87" calcext:value-type="float">
            <text:p>4638.87</text:p>
          </table:table-cell>
          <table:table-cell table:number-columns-repeated="4" table:style-name="ce298" office:value-type="float" office:value="0" calcext:value-type="float">
            <text:p>0</text:p>
          </table:table-cell>
          <table:table-cell table:style-name="ce298" office:value-type="float" office:value="1851.22" calcext:value-type="float">
            <text:p>1851.22</text:p>
          </table:table-cell>
          <table:table-cell table:style-name="ce298" office:value-type="float" office:value="0" calcext:value-type="float">
            <text:p>0</text:p>
          </table:table-cell>
          <table:table-cell table:style-name="ce298" office:value-type="float" office:value="1851.22" calcext:value-type="float">
            <text:p>1851.22</text:p>
          </table:table-cell>
          <table:table-cell table:style-name="ce298" table:number-columns-repeated="3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56.98" calcext:value-type="float">
            <text:p>56.98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520.97" calcext:value-type="float">
            <text:p>520.97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0" calcext:value-type="float">
            <text:p>0</text:p>
          </table:table-cell>
          <table:table-cell table:style-name="ce298"/>
          <table:table-cell table:style-name="ce298" office:value-type="float" office:value="577.95" calcext:value-type="float">
            <text:p>577.95</text:p>
          </table:table-cell>
          <table:table-cell table:style-name="ce298" office:value-type="float" office:value="2429.17" calcext:value-type="float">
            <text:p>2429.17</text:p>
          </table:table-cell>
        </table:table-row>
      </table:table>
      <table:table table:name="0520" table:style-name="ta1">
        <table:table-column table:style-name="co12" table:number-columns-repeated="9" table:default-cell-style-name="ce297"/>
        <table:table-column table:style-name="co12" table:visibility="collapse" table:number-columns-repeated="3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number-columns-repeated="2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06/04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IDENTIFICADORES PINGUINO <text:s/>- PTO 202003000674</text:p>
          </table:table-cell>
          <table:table-cell office:value-type="string" calcext:value-type="string">
            <text:p>FAC 001-001-000000527</text:p>
          </table:table-cell>
          <table:table-cell office:value-type="string" calcext:value-type="string">
            <text:p>0604202001099233361800120010010000005271037490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40000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82" calcext:value-type="float">
            <text:p>60.82</text:p>
          </table:table-cell>
          <table:table-cell office:value-type="float" office:value="0" calcext:value-type="float">
            <text:p>0</text:p>
          </table:table-cell>
          <table:table-cell office:value-type="float" office:value="60.82" calcext:value-type="float">
            <text:p>60.82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001-004-000003277</text:p>
          </table:table-cell>
          <table:table-cell office:value-type="string" calcext:value-type="string">
            <text:p>20052020071791321596001200100400000327700003277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80.73" calcext:value-type="float">
            <text:p>80.73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USPICIO FUNDACION SER FELIZ <text:s/>- PTO 202004000695</text:p>
          </table:table-cell>
          <table:table-cell office:value-type="string" calcext:value-type="string">
            <text:p>FAC 001-001-000000532</text:p>
          </table:table-cell>
          <table:table-cell office:value-type="string" calcext:value-type="string">
            <text:p>0405202001099233361800120010010000005321049050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1</text:p>
          </table:table-cell>
          <table:table-cell/>
          <table:table-cell office:value-type="float" office:value="6875" calcext:value-type="float">
            <text:p>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5" calcext:value-type="float">
            <text:p>687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0</text:p>
          </table:table-cell>
          <table:table-cell office:value-type="string" calcext:value-type="string">
            <text:p>110520200713900129490012001050000357260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IDAD SER FELIZ DIA DEL NIÑO - PTO 202004000692</text:p>
          </table:table-cell>
          <table:table-cell office:value-type="string" calcext:value-type="string">
            <text:p>FAC 001-001-000000533</text:p>
          </table:table-cell>
          <table:table-cell office:value-type="string" calcext:value-type="string">
            <text:p>0405202001099233361800120010010000005331049052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2</text:p>
          </table:table-cell>
          <table:table-cell/>
          <table:table-cell office:value-type="float" office:value="4697" calcext:value-type="float">
            <text:p>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7" calcext:value-type="float">
            <text:p>4697</text:p>
          </table:table-cell>
          <table:table-cell office:value-type="float" office:value="563.64" calcext:value-type="float">
            <text:p>563.6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260.64" calcext:value-type="float">
            <text:p>526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.55" calcext:value-type="float">
            <text:p>394.55</text:p>
          </table:table-cell>
          <table:table-cell office:value-type="float" office:value="0" calcext:value-type="float">
            <text:p>0</text:p>
          </table:table-cell>
          <table:table-cell office:value-type="float" office:value="394.55" calcext:value-type="float">
            <text:p>394.55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1</text:p>
          </table:table-cell>
          <table:table-cell office:value-type="string" calcext:value-type="string">
            <text:p>110520200713900129490012001050000357261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.17" calcext:value-type="float">
            <text:p>129.1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.17" calcext:value-type="float">
            <text:p>129.17</text:p>
          </table:table-cell>
          <table:table-cell office:value-type="float" office:value="523.72" calcext:value-type="float">
            <text:p>523.72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BODEGAJE elementos de marca MAYO <text:s/>- PTO 202004000691</text:p>
          </table:table-cell>
          <table:table-cell office:value-type="string" calcext:value-type="string">
            <text:p>FAC 001-001-000000534</text:p>
          </table:table-cell>
          <table:table-cell office:value-type="string" calcext:value-type="string">
            <text:p>0405202001099233361800120010010000005341049052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3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2</text:p>
          </table:table-cell>
          <table:table-cell office:value-type="string" calcext:value-type="string">
            <text:p>110520200713900129490012001050000357262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BODEGAJE ELEMENTOS ABRIL <text:s/>- PTO 202004000690</text:p>
          </table:table-cell>
          <table:table-cell office:value-type="string" calcext:value-type="string">
            <text:p>FAC 001-001-000000535</text:p>
          </table:table-cell>
          <table:table-cell office:value-type="string" calcext:value-type="string">
            <text:p>04052020010992333618001200100100000053510490525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4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3</text:p>
          </table:table-cell>
          <table:table-cell office:value-type="string" calcext:value-type="string">
            <text:p>110520200713900129490012001050000357263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Bodegaje elementos marca MARZO <text:s/>- PTO 202004000689</text:p>
          </table:table-cell>
          <table:table-cell office:value-type="string" calcext:value-type="string">
            <text:p>FAC 001-001-000000536</text:p>
          </table:table-cell>
          <table:table-cell office:value-type="string" calcext:value-type="string">
            <text:p>0405202001099233361800120010010000005361049052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4</text:p>
          </table:table-cell>
          <table:table-cell office:value-type="string" calcext:value-type="string">
            <text:p>110520200713900129490012001050000357264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9">
          <table:table-cell office:value-type="string" calcext:value-type="string">
            <text:p>04/05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calcext:value-type="string">
            <text:p>FAC 001-001-000000537</text:p>
          </table:table-cell>
          <table:table-cell office:value-type="string" calcext:value-type="string">
            <text:p>0405202001099233361800120010010000005371049053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6</text:p>
          </table:table-cell>
          <table:table-cell/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219.12" calcext:value-type="float">
            <text:p>219.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45.12" calcext:value-type="float">
            <text:p>2045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.38" calcext:value-type="float">
            <text:p>153.38</text:p>
          </table:table-cell>
          <table:table-cell office:value-type="float" office:value="0" calcext:value-type="float">
            <text:p>0</text:p>
          </table:table-cell>
          <table:table-cell office:value-type="float" office:value="153.38" calcext:value-type="float">
            <text:p>153.38</text:p>
          </table:table-cell>
          <table:table-cell office:value-type="string" calcext:value-type="string">
            <text:p>05/05/2020</text:p>
          </table:table-cell>
          <table:table-cell office:value-type="string" calcext:value-type="string">
            <text:p>014-005-000048495</text:p>
          </table:table-cell>
          <table:table-cell office:value-type="string" calcext:value-type="string">
            <text:p>0505202007099252674200120140050000484957584231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96" calcext:value-type="float">
            <text:p>31.9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96" calcext:value-type="float">
            <text:p>31.96</text:p>
          </table:table-cell>
          <table:table-cell office:value-type="float" office:value="185.34" calcext:value-type="float">
            <text:p>185.34</text:p>
          </table:table-cell>
        </table:table-row>
        <table:table-row table:style-name="ro9">
          <table:table-cell office:value-type="string" calcext:value-type="string">
            <text:p>04/05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Financiamiento Fiesta de Todos - PTO 202003000668_x000D_</text:p>
            <text:p>OC: 5002653498_x000D_</text:p>
            <text:p>EA: 1010337671</text:p>
          </table:table-cell>
          <table:table-cell office:value-type="string" calcext:value-type="string">
            <text:p>FAC 001-001-000000538</text:p>
          </table:table-cell>
          <table:table-cell office:value-type="string" calcext:value-type="string">
            <text:p>0405202001099233361800120010010000005381049061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7</text:p>
          </table:table-cell>
          <table:table-cell/>
          <table:table-cell office:value-type="float" office:value="10522.62" calcext:value-type="float">
            <text:p>1052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2.62" calcext:value-type="float">
            <text:p>10522.62</text:p>
          </table:table-cell>
          <table:table-cell office:value-type="float" office:value="1262.71" calcext:value-type="float">
            <text:p>1262.7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785.33" calcext:value-type="float">
            <text:p>11785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3.9" calcext:value-type="float">
            <text:p>883.9</text:p>
          </table:table-cell>
          <table:table-cell office:value-type="float" office:value="0" calcext:value-type="float">
            <text:p>0</text:p>
          </table:table-cell>
          <table:table-cell office:value-type="float" office:value="883.9" calcext:value-type="float">
            <text:p>883.9</text:p>
          </table:table-cell>
          <table:table-cell office:value-type="string" calcext:value-type="string">
            <text:p>05/05/2020</text:p>
          </table:table-cell>
          <table:table-cell office:value-type="string" calcext:value-type="string">
            <text:p>014-005-000048506</text:p>
          </table:table-cell>
          <table:table-cell office:value-type="string" calcext:value-type="string">
            <text:p>0505202007099252674200120140050000485068247153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float" office:value="1068.05" calcext:value-type="float">
            <text:p>1068.05</text:p>
          </table:table-cell>
        </table:table-row>
        <table:table-row table:style-name="ro2">
          <table:table-cell office:value-type="string" calcext:value-type="string">
            <text:p>05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CARTUCHERAS PERLA <text:s/>- PTO 202005000698</text:p>
          </table:table-cell>
          <table:table-cell office:value-type="string" calcext:value-type="string">
            <text:p>FAC 001-001-000000539</text:p>
          </table:table-cell>
          <table:table-cell office:value-type="string" calcext:value-type="string">
            <text:p>0505202001099233361800120010010000005391049646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8</text:p>
          </table:table-cell>
          <table:table-cell/>
          <table:table-cell office:value-type="float" office:value="3223" calcext:value-type="float">
            <text:p>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3" calcext:value-type="float">
            <text:p>3223</text:p>
          </table:table-cell>
          <table:table-cell office:value-type="float" office:value="386.76" calcext:value-type="float">
            <text:p>386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609.76" calcext:value-type="float">
            <text:p>3609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.73" calcext:value-type="float">
            <text:p>270.73</text:p>
          </table:table-cell>
          <table:table-cell office:value-type="float" office:value="0" calcext:value-type="float">
            <text:p>0</text:p>
          </table:table-cell>
          <table:table-cell office:value-type="float" office:value="270.73" calcext:value-type="float">
            <text:p>270.73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5</text:p>
          </table:table-cell>
          <table:table-cell office:value-type="string" calcext:value-type="string">
            <text:p>110520200713900129490012001050000357265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63" calcext:value-type="float">
            <text:p>88.6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63" calcext:value-type="float">
            <text:p>88.63</text:p>
          </table:table-cell>
          <table:table-cell office:value-type="float" office:value="359.36" calcext:value-type="float">
            <text:p>359.36</text:p>
          </table:table-cell>
        </table:table-row>
        <table:table-row table:style-name="ro2">
          <table:table-cell office:value-type="string" calcext:value-type="string">
            <text:p>05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idades infantiles en casa - PTO 202004000696</text:p>
          </table:table-cell>
          <table:table-cell office:value-type="string" calcext:value-type="string">
            <text:p>FAC 001-001-000000540</text:p>
          </table:table-cell>
          <table:table-cell office:value-type="string" calcext:value-type="string">
            <text:p>0505202001099233361800120010010000005401049647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09</text:p>
          </table:table-cell>
          <table:table-cell/>
          <table:table-cell office:value-type="float" office:value="4422" calcext:value-type="float">
            <text:p>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office:value-type="float" office:value="530.64" calcext:value-type="float">
            <text:p>530.6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952.64" calcext:value-type="float">
            <text:p>495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.45" calcext:value-type="float">
            <text:p>371.45</text:p>
          </table:table-cell>
          <table:table-cell office:value-type="float" office:value="0" calcext:value-type="float">
            <text:p>0</text:p>
          </table:table-cell>
          <table:table-cell office:value-type="float" office:value="371.45" calcext:value-type="float">
            <text:p>371.45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01-050-000357266</text:p>
          </table:table-cell>
          <table:table-cell office:value-type="string" calcext:value-type="string">
            <text:p>110520200713900129490012001050000357266139001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6" calcext:value-type="float">
            <text:p>121.6</text:p>
          </table:table-cell>
          <table:table-cell office:value-type="float" office:value="493.05" calcext:value-type="float">
            <text:p>493.05</text:p>
          </table:table-cell>
        </table:table-row>
        <table:table-row table:style-name="ro9">
          <table:table-cell office:value-type="string" calcext:value-type="string">
            <text:p>11/05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Revestimiento de Camiones TiendaCercaEC. - PTO 202004000686_x000D_</text:p>
            <text:p>OC: 5002657307_x000D_</text:p>
            <text:p>EA: 1010343508</text:p>
          </table:table-cell>
          <table:table-cell office:value-type="string" calcext:value-type="string">
            <text:p>FAC 001-001-000000541</text:p>
          </table:table-cell>
          <table:table-cell office:value-type="string" calcext:value-type="string">
            <text:p>11052020010992333618001200100100000054110527395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0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54.44" calcext:value-type="float">
            <text:p>154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41.44" calcext:value-type="float">
            <text:p>144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014-005-000048756</text:p>
          </table:table-cell>
          <table:table-cell office:value-type="string" calcext:value-type="string">
            <text:p>110520200709925267420012014005000048756724865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2" calcext:value-type="float">
            <text:p>22.52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52" calcext:value-type="float">
            <text:p>22.52</text:p>
          </table:table-cell>
          <table:table-cell office:value-type="float" office:value="130.63" calcext:value-type="float">
            <text:p>130.63</text:p>
          </table:table-cell>
        </table:table-row>
        <table:table-row table:style-name="ro2">
          <table:table-cell office:value-type="string" calcext:value-type="string">
            <text:p>11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Diseño BANNERS <text:s/>- PTO 202004000697</text:p>
          </table:table-cell>
          <table:table-cell office:value-type="string" calcext:value-type="string">
            <text:p>FAC 001-001-000000542</text:p>
          </table:table-cell>
          <table:table-cell office:value-type="string" calcext:value-type="string">
            <text:p>1105202001099233361800120010010000005421052780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1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6.96" calcext:value-type="float">
            <text:p>316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77" calcext:value-type="float">
            <text:p>23.77</text:p>
          </table:table-cell>
          <table:table-cell office:value-type="float" office:value="0" calcext:value-type="float">
            <text:p>0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29/05/2020</text:p>
          </table:table-cell>
          <table:table-cell office:value-type="string" calcext:value-type="string">
            <text:p>001-004-000004308</text:p>
          </table:table-cell>
          <table:table-cell office:value-type="string" calcext:value-type="string">
            <text:p>29052020071791321596001200100400000430800004308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MASCARAS INFANTILES <text:s/>- PTO 202005000699</text:p>
          </table:table-cell>
          <table:table-cell office:value-type="string" calcext:value-type="string">
            <text:p>FAC 001-001-000000543</text:p>
          </table:table-cell>
          <table:table-cell office:value-type="string" calcext:value-type="string">
            <text:p>1405202001099233361800120010010000005431054567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2</text:p>
          </table:table-cell>
          <table:table-cell/>
          <table:table-cell office:value-type="float" office:value="1221" calcext:value-type="float">
            <text:p>1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46.52" calcext:value-type="float">
            <text:p>146.5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67.52" calcext:value-type="float">
            <text:p>136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56" calcext:value-type="float">
            <text:p>102.56</text:p>
          </table:table-cell>
          <table:table-cell office:value-type="float" office:value="0" calcext:value-type="float">
            <text:p>0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001-050-000358181</text:p>
          </table:table-cell>
          <table:table-cell office:value-type="string" calcext:value-type="string">
            <text:p>190520200713900129490012001050000358181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58" calcext:value-type="float">
            <text:p>33.5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58" calcext:value-type="float">
            <text:p>33.58</text:p>
          </table:table-cell>
          <table:table-cell office:value-type="float" office:value="136.14" calcext:value-type="float">
            <text:p>136.14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LAN HOSPITALES <text:s/>- PTO 202005000700</text:p>
          </table:table-cell>
          <table:table-cell office:value-type="string" calcext:value-type="string">
            <text:p>FAC 001-001-000000544</text:p>
          </table:table-cell>
          <table:table-cell office:value-type="string" calcext:value-type="string">
            <text:p>14052020010992333618001200100100000054410545676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3</text:p>
          </table:table-cell>
          <table:table-cell/>
          <table:table-cell office:value-type="float" office:value="2838" calcext:value-type="float">
            <text:p>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340.56" calcext:value-type="float">
            <text:p>340.5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78.56" calcext:value-type="float">
            <text:p>3178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.39" calcext:value-type="float">
            <text:p>238.39</text:p>
          </table:table-cell>
          <table:table-cell office:value-type="float" office:value="0" calcext:value-type="float">
            <text:p>0</text:p>
          </table:table-cell>
          <table:table-cell office:value-type="float" office:value="238.39" calcext:value-type="float">
            <text:p>238.39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001-050-000358182</text:p>
          </table:table-cell>
          <table:table-cell office:value-type="string" calcext:value-type="string">
            <text:p>190520200713900129490012001050000358182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04" calcext:value-type="float">
            <text:p>78.0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04" calcext:value-type="float">
            <text:p>78.04</text:p>
          </table:table-cell>
          <table:table-cell office:value-type="float" office:value="316.43" calcext:value-type="float">
            <text:p>316.43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4000688; PTO 202004000687; PTO 202004000685</text:p>
          </table:table-cell>
          <table:table-cell office:value-type="string" calcext:value-type="string">
            <text:p>FAC 001-001-000000545</text:p>
          </table:table-cell>
          <table:table-cell office:value-type="string" calcext:value-type="string">
            <text:p>1405202001099233361800120010010000005451054706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4</text:p>
          </table:table-cell>
          <table:table-cell/>
          <table:table-cell office:value-type="float" office:value="6455.1" calcext:value-type="float">
            <text:p>64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5.1" calcext:value-type="float">
            <text:p>6455.1</text:p>
          </table:table-cell>
          <table:table-cell office:value-type="float" office:value="774.61" calcext:value-type="float">
            <text:p>774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229.71" calcext:value-type="float">
            <text:p>7229.7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ROLL UP ALIANZA EMPRENDEDORES COMUNITARIOS - PTO 202003000677</text:p>
          </table:table-cell>
          <table:table-cell office:value-type="string" calcext:value-type="string">
            <text:p>FAC 001-001-000000546</text:p>
          </table:table-cell>
          <table:table-cell office:value-type="string" calcext:value-type="string">
            <text:p>140520200109923336180012001001000000546105477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5</text:p>
          </table:table-cell>
          <table:table-cell/>
          <table:table-cell office:value-type="float" office:value="194.4" calcext:value-type="float">
            <text:p>19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4" calcext:value-type="float">
            <text:p>194.4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7.73" calcext:value-type="float">
            <text:p>217.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/05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Manualidades adicionales <text:s/>- PTO 202005000703</text:p>
          </table:table-cell>
          <table:table-cell office:value-type="string" calcext:value-type="string">
            <text:p>FAC 001-001-000000547</text:p>
          </table:table-cell>
          <table:table-cell office:value-type="string" calcext:value-type="string">
            <text:p>1805202001099233361800120010010000005471056845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6</text:p>
          </table:table-cell>
          <table:table-cell/>
          <table:table-cell office:value-type="float" office:value="1287" calcext:value-type="float">
            <text:p>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54.44" calcext:value-type="float">
            <text:p>154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41.44" calcext:value-type="float">
            <text:p>144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float" office:value="0" calcext:value-type="float">
            <text:p>0</text:p>
          </table:table-cell>
          <table:table-cell office:value-type="float" office:value="108.11" calcext:value-type="float">
            <text:p>108.11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001-050-000358183</text:p>
          </table:table-cell>
          <table:table-cell office:value-type="string" calcext:value-type="string">
            <text:p>190520200713900129490012001050000358183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39" calcext:value-type="float">
            <text:p>35.3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39" calcext:value-type="float">
            <text:p>35.39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2">
          <table:table-cell table:style-name="Default" table:number-columns-repeated="12"/>
          <table:table-cell table:style-name="Default" table:formula="of:=SUM([.M2:.M18])" office:value-type="float" office:value="46781.12" calcext:value-type="float">
            <text:p>46781.12</text:p>
          </table:table-cell>
          <table:table-cell table:style-name="Default" table:formula="of:=SUM([.N2:.N18])" office:value-type="float" office:value="5613.73" calcext:value-type="float">
            <text:p>5613.73</text:p>
          </table:table-cell>
          <table:table-cell table:style-name="Default" table:number-columns-repeated="2"/>
          <table:table-cell table:style-name="Default" table:formula="of:=SUM([.Q2:.Q18])" office:value-type="float" office:value="52394.85" calcext:value-type="float">
            <text:p>52394.85</text:p>
          </table:table-cell>
          <table:table-cell table:style-name="Default" table:number-columns-repeated="6"/>
          <table:table-cell table:style-name="Default" table:formula="of:=SUM([.X2:.X18])" office:value-type="float" office:value="3431.87" calcext:value-type="float">
            <text:p>3431.87</text:p>
          </table:table-cell>
          <table:table-cell table:style-name="Default" table:number-columns-repeated="19"/>
          <table:table-cell table:style-name="Default" table:formula="of:=SUM([.AR2:.AR18])" office:value-type="float" office:value="984.32" calcext:value-type="float">
            <text:p>984.32</text:p>
          </table:table-cell>
          <table:table-cell table:style-name="Default" table:formula="of:=SUM([.AS2:.AS18])" office:value-type="float" office:value="4416.19" calcext:value-type="float">
            <text:p>4416.19</text:p>
          </table:table-cell>
        </table:table-row>
      </table:table>
      <table:table table:name="0620" table:style-name="ta1">
        <table:table-column table:style-name="co43" table:default-cell-style-name="ce297"/>
        <table:table-column table:style-name="co44" table:default-cell-style-name="ce297"/>
        <table:table-column table:style-name="co69" table:default-cell-style-name="ce297"/>
        <table:table-column table:style-name="co70" table:default-cell-style-name="ce297"/>
        <table:table-column table:style-name="co71" table:default-cell-style-name="ce297"/>
        <table:table-column table:style-name="co48" table:default-cell-style-name="ce297"/>
        <table:table-column table:style-name="co49" table:default-cell-style-name="ce297"/>
        <table:table-column table:style-name="co50" table:default-cell-style-name="ce297"/>
        <table:table-column table:style-name="co51" table:visibility="collapse" table:default-cell-style-name="ce297"/>
        <table:table-column table:style-name="co72" table:visibility="collapse" table:default-cell-style-name="ce297"/>
        <table:table-column table:style-name="co53" table:visibility="collapse" table:default-cell-style-name="ce297"/>
        <table:table-column table:style-name="co54" table:visibility="collapse" table:default-cell-style-name="ce297"/>
        <table:table-column table:style-name="co61" table:default-cell-style-name="ce297"/>
        <table:table-column table:style-name="co73" table:default-cell-style-name="ce297"/>
        <table:table-column table:style-name="co56" table:visibility="collapse" table:default-cell-style-name="ce297"/>
        <table:table-column table:style-name="co57" table:visibility="collapse" table:default-cell-style-name="ce297"/>
        <table:table-column table:style-name="co72" table:default-cell-style-name="ce297"/>
        <table:table-column table:style-name="co58" table:visibility="collapse" table:number-columns-repeated="4" table:default-cell-style-name="ce297"/>
        <table:table-column table:style-name="co66" table:visibility="collapse" table:default-cell-style-name="ce297"/>
        <table:table-column table:style-name="co60" table:visibility="collapse" table:default-cell-style-name="ce297"/>
        <table:table-column table:style-name="co61" table:default-cell-style-name="ce297"/>
        <table:table-column table:style-name="co62" table:visibility="collapse" table:default-cell-style-name="ce297"/>
        <table:table-column table:style-name="co63" table:visibility="collapse" table:default-cell-style-name="ce297"/>
        <table:table-column table:style-name="co48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58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7" table:visibility="collapse" table:default-cell-style-name="ce297"/>
        <table:table-column table:style-name="co64" table:visibility="collapse" table:default-cell-style-name="ce297"/>
        <table:table-column table:style-name="co61" table:default-cell-style-name="ce297"/>
        <table:table-column table:style-name="co63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ROLL UP ALIANZA EMPRENDEDORES COMUNITARIOS - PTO 202003000677</text:p>
          </table:table-cell>
          <table:table-cell office:value-type="string" calcext:value-type="string">
            <text:p>FAC 001-001-000000546</text:p>
          </table:table-cell>
          <table:table-cell office:value-type="string" calcext:value-type="string">
            <text:p>1405202001099233361800120010010000005461054778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22/06/2020</text:p>
          </table:table-cell>
          <table:table-cell office:value-type="string" calcext:value-type="string">
            <text:p>001-004-000005820</text:p>
          </table:table-cell>
          <table:table-cell office:value-type="string" calcext:value-type="string">
            <text:p>2206202007179132159600120010040000058200000582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9">
          <table:table-cell office:value-type="string" calcext:value-type="string">
            <text:p>0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Unificación de bodegas BG  - PTO 202005000704_x000D_</text:p>
            <text:p>_x000D_</text:p>
            <text:p>Solicitud #121250.</text:p>
          </table:table-cell>
          <table:table-cell office:value-type="string" calcext:value-type="string">
            <text:p>FAC 001-001-000000548</text:p>
          </table:table-cell>
          <table:table-cell office:value-type="string" calcext:value-type="string">
            <text:p>0506202001099233361800120010010000005481071129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1</text:p>
          </table:table-cell>
          <table:table-cell/>
          <table:table-cell office:value-type="float" office:value="2143.68" calcext:value-type="float">
            <text:p>214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3.68" calcext:value-type="float">
            <text:p>2143.68</text:p>
          </table:table-cell>
          <table:table-cell office:value-type="float" office:value="257.24" calcext:value-type="float">
            <text:p>257.2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00.92" calcext:value-type="float">
            <text:p>2400.9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0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Adicional Evento Cada Vez Mas Cerca_x000D_</text:p>
            <text:p>_x000D_</text:p>
            <text:p>Solicitud #121386 - PTO 202006000712</text:p>
          </table:table-cell>
          <table:table-cell office:value-type="string" calcext:value-type="string">
            <text:p>FAC 001-001-000000549</text:p>
          </table:table-cell>
          <table:table-cell office:value-type="string" calcext:value-type="string">
            <text:p>0506202001099233361800120010010000005491071144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2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3.76" calcext:value-type="float">
            <text:p>53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1.76" calcext:value-type="float">
            <text:p>501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18/06/2020</text:p>
          </table:table-cell>
          <table:table-cell office:value-type="string" calcext:value-type="string">
            <text:p>001-020-000047271</text:p>
          </table:table-cell>
          <table:table-cell office:value-type="string" calcext:value-type="string">
            <text:p>1806202007099004945900120010200000472718365222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2">
          <table:table-cell office:value-type="string" calcext:value-type="string">
            <text:p>16/06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6000714; PTO 202005000709; PTO 202005000708; PTO 202005000707; PTO 202005000706; PTO 202005000705; PTO 202003000683</text:p>
          </table:table-cell>
          <table:table-cell office:value-type="string" calcext:value-type="string">
            <text:p>FAC 001-001-000000550</text:p>
          </table:table-cell>
          <table:table-cell office:value-type="string" calcext:value-type="string">
            <text:p>1606202001099233361800120010010000005501080673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3</text:p>
          </table:table-cell>
          <table:table-cell/>
          <table:table-cell office:value-type="float" office:value="2168" calcext:value-type="float">
            <text:p>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260.16" calcext:value-type="float">
            <text:p>260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28.16" calcext:value-type="float">
            <text:p>2428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.11" calcext:value-type="float">
            <text:p>182.11</text:p>
          </table:table-cell>
          <table:table-cell office:value-type="float" office:value="0" calcext:value-type="float">
            <text:p>0</text:p>
          </table:table-cell>
          <table:table-cell office:value-type="float" office:value="182.11" calcext:value-type="float">
            <text:p>182.11</text:p>
          </table:table-cell>
          <table:table-cell office:value-type="string" calcext:value-type="string">
            <text:p>29/06/2020</text:p>
          </table:table-cell>
          <table:table-cell office:value-type="string" calcext:value-type="string">
            <text:p>001-004-000006319</text:p>
          </table:table-cell>
          <table:table-cell office:value-type="string" calcext:value-type="string">
            <text:p>2906202007179132159600120010040000063190000631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62" calcext:value-type="float">
            <text:p>59.6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62" calcext:value-type="float">
            <text:p>59.62</text:p>
          </table:table-cell>
          <table:table-cell office:value-type="float" office:value="241.73" calcext:value-type="float">
            <text:p>241.73</text:p>
          </table:table-cell>
        </table:table-row>
        <table:table-row table:style-name="ro2">
          <table:table-cell office:value-type="string" calcext:value-type="string">
            <text:p>2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NOTA DE CREDITO APLICA FACTURA 489 </text:p>
          </table:table-cell>
          <table:table-cell office:value-type="string" calcext:value-type="string">
            <text:p>NCT 001-001-000000050</text:p>
          </table:table-cell>
          <table:table-cell office:value-type="string" calcext:value-type="string">
            <text:p>2506202004099233361800120010010000000501089678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4</text:p>
          </table:table-cell>
          <table:table-cell/>
          <table:table-cell office:value-type="float" office:value="-1380.12" calcext:value-type="float">
            <text:p>-138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0.12" calcext:value-type="float">
            <text:p>-1380.12</text:p>
          </table:table-cell>
          <table:table-cell office:value-type="float" office:value="-165.61" calcext:value-type="float">
            <text:p>-165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545.73" calcext:value-type="float">
            <text:p>-1545.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7])" office:value-type="float" office:value="3379.56" calcext:value-type="float">
            <text:p>3379.56</text:p>
          </table:table-cell>
          <table:table-cell table:style-name="Default" table:formula="of:=SUM([.N2:.N7])" office:value-type="float" office:value="405.55" calcext:value-type="float">
            <text:p>405.55</text:p>
          </table:table-cell>
          <table:table-cell table:style-name="Default" table:number-columns-repeated="2"/>
          <table:table-cell table:style-name="Default" table:formula="of:=SUM([.Q2:.Q7])" office:value-type="float" office:value="3785.11" calcext:value-type="float">
            <text:p>3785.11</text:p>
          </table:table-cell>
          <table:table-cell table:style-name="Default" table:number-columns-repeated="6"/>
          <table:table-cell table:style-name="Default" table:formula="of:=SUM([.X2:.X7])" office:value-type="float" office:value="236.07" calcext:value-type="float">
            <text:p>236.07</text:p>
          </table:table-cell>
          <table:table-cell table:style-name="Default" table:number-columns-repeated="19"/>
          <table:table-cell table:style-name="Default" table:formula="of:=SUM([.AR2:.AR7])" office:value-type="float" office:value="77.29" calcext:value-type="float">
            <text:p>77.29</text:p>
          </table:table-cell>
          <table:table-cell table:style-name="Default" table:formula="of:=SUM([.AS2:.AS7])" office:value-type="float" office:value="313.36" calcext:value-type="float">
            <text:p>313.36</text:p>
          </table:table-cell>
        </table:table-row>
      </table:table>
      <table:table table:name="0720" table:style-name="ta1">
        <table:table-column table:style-name="co43" table:default-cell-style-name="ce297"/>
        <table:table-column table:style-name="co44" table:default-cell-style-name="ce297"/>
        <table:table-column table:style-name="co74" table:default-cell-style-name="ce297"/>
        <table:table-column table:style-name="co75" table:default-cell-style-name="ce297"/>
        <table:table-column table:style-name="co47" table:default-cell-style-name="ce297"/>
        <table:table-column table:style-name="co48" table:default-cell-style-name="ce297"/>
        <table:table-column table:style-name="co49" table:default-cell-style-name="ce297"/>
        <table:table-column table:style-name="co50" table:default-cell-style-name="ce297"/>
        <table:table-column table:style-name="co51" table:visibility="collapse" table:default-cell-style-name="ce297"/>
        <table:table-column table:style-name="co55" table:visibility="collapse" table:default-cell-style-name="ce297"/>
        <table:table-column table:style-name="co53" table:visibility="collapse" table:default-cell-style-name="ce297"/>
        <table:table-column table:style-name="co54" table:visibility="collapse" table:default-cell-style-name="ce297"/>
        <table:table-column table:style-name="co61" table:default-cell-style-name="ce297"/>
        <table:table-column table:style-name="co66" table:default-cell-style-name="ce297"/>
        <table:table-column table:style-name="co56" table:visibility="collapse" table:default-cell-style-name="ce297"/>
        <table:table-column table:style-name="co57" table:visibility="collapse" table:default-cell-style-name="ce297"/>
        <table:table-column table:style-name="co55" table:default-cell-style-name="ce297"/>
        <table:table-column table:style-name="co58" table:visibility="collapse" table:number-columns-repeated="4" table:default-cell-style-name="ce297"/>
        <table:table-column table:style-name="co66" table:visibility="collapse" table:default-cell-style-name="ce297"/>
        <table:table-column table:style-name="co60" table:visibility="collapse" table:default-cell-style-name="ce297"/>
        <table:table-column table:style-name="co61" table:default-cell-style-name="ce297"/>
        <table:table-column table:style-name="co62" table:visibility="collapse" table:default-cell-style-name="ce297"/>
        <table:table-column table:style-name="co63" table:visibility="collapse" table:default-cell-style-name="ce297"/>
        <table:table-column table:style-name="co48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58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7" table:visibility="collapse" table:default-cell-style-name="ce297"/>
        <table:table-column table:style-name="co64" table:visibility="collapse" table:default-cell-style-name="ce297"/>
        <table:table-column table:style-name="co61" table:default-cell-style-name="ce297"/>
        <table:table-column table:style-name="co63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4000688; PTO 202004000687; PTO 202004000685</text:p>
          </table:table-cell>
          <table:table-cell office:value-type="string" calcext:value-type="string">
            <text:p>FAC 001-001-000000545</text:p>
          </table:table-cell>
          <table:table-cell office:value-type="string" calcext:value-type="string">
            <text:p>1405202001099233361800120010010000005451054706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50000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2.23" calcext:value-type="float">
            <text:p>542.23</text:p>
          </table:table-cell>
          <table:table-cell office:value-type="float" office:value="0" calcext:value-type="float">
            <text:p>0</text:p>
          </table:table-cell>
          <table:table-cell office:value-type="float" office:value="542.23" calcext:value-type="float">
            <text:p>542.23</text:p>
          </table:table-cell>
          <table:table-cell office:value-type="string" calcext:value-type="string">
            <text:p>13/07/2020</text:p>
          </table:table-cell>
          <table:table-cell office:value-type="string" calcext:value-type="string">
            <text:p>001-004-000006943</text:p>
          </table:table-cell>
          <table:table-cell office:value-type="string" calcext:value-type="string">
            <text:p>1307202007179132159600120010040000069430000694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.96" calcext:value-type="float">
            <text:p>112.9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2.96" calcext:value-type="float">
            <text:p>112.96</text:p>
          </table:table-cell>
          <table:table-cell office:value-type="float" office:value="655.19" calcext:value-type="float">
            <text:p>655.19</text:p>
          </table:table-cell>
        </table:table-row>
        <table:table-row table:style-name="ro2">
          <table:table-cell office:value-type="string" calcext:value-type="string">
            <text:p>01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Fotografias de producto - PTO 202006000721</text:p>
          </table:table-cell>
          <table:table-cell office:value-type="string" calcext:value-type="string">
            <text:p>FAC 001-001-000000551</text:p>
          </table:table-cell>
          <table:table-cell office:value-type="string" calcext:value-type="string">
            <text:p>0107202001099233361800120010010000005511096684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1</text:p>
          </table:table-cell>
          <table:table-cell/>
          <table:table-cell office:value-type="float" office:value="144.1" calcext:value-type="float">
            <text:p>14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1" calcext:value-type="float">
            <text:p>144.1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1.39" calcext:value-type="float">
            <text:p>16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06/07/2020</text:p>
          </table:table-cell>
          <table:table-cell office:value-type="string" calcext:value-type="string">
            <text:p>001-050-000366641</text:p>
          </table:table-cell>
          <table:table-cell office:value-type="string" calcext:value-type="string">
            <text:p>060720200713900129490012001050000366641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2">
          <table:table-cell office:value-type="string" calcext:value-type="string">
            <text:p>01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istribución de muestras para donación <text:s text:c="2"/>- PTO 202006000711</text:p>
          </table:table-cell>
          <table:table-cell office:value-type="string" calcext:value-type="string">
            <text:p>FAC 001-001-000000552</text:p>
          </table:table-cell>
          <table:table-cell office:value-type="string" calcext:value-type="string">
            <text:p>0107202001099233361800120010010000005521096686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2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51.52" calcext:value-type="float">
            <text:p>751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36" calcext:value-type="float">
            <text:p>56.36</text:p>
          </table:table-cell>
          <table:table-cell office:value-type="float" office:value="0" calcext:value-type="float">
            <text:p>0</text:p>
          </table:table-cell>
          <table:table-cell office:value-type="float" office:value="56.36" calcext:value-type="float">
            <text:p>56.36</text:p>
          </table:table-cell>
          <table:table-cell office:value-type="string" calcext:value-type="string">
            <text:p>06/07/2020</text:p>
          </table:table-cell>
          <table:table-cell office:value-type="string" calcext:value-type="string">
            <text:p>001-050-000366642</text:p>
          </table:table-cell>
          <table:table-cell office:value-type="string" calcext:value-type="string">
            <text:p>060720200713900129490012001050000366642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float" office:value="74.81" calcext:value-type="float">
            <text:p>74.81</text:p>
          </table:table-cell>
        </table:table-row>
        <table:table-row table:style-name="ro2">
          <table:table-cell office:value-type="string" calcext:value-type="string">
            <text:p>01/07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2.542 Cartillas Unitarias para la Convención. Pedido #45008442092 Hoja de Entrada #5012331203 - PTO 202001000596</text:p>
          </table:table-cell>
          <table:table-cell office:value-type="string" calcext:value-type="string">
            <text:p>FAC 001-001-000000553</text:p>
          </table:table-cell>
          <table:table-cell office:value-type="string" calcext:value-type="string">
            <text:p>0107202001099233361800120010010000005531096694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3</text:p>
          </table:table-cell>
          <table:table-cell/>
          <table:table-cell office:value-type="float" office:value="2414.9" calcext:value-type="float">
            <text:p>24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4.9" calcext:value-type="float">
            <text:p>2414.9</text:p>
          </table:table-cell>
          <table:table-cell office:value-type="float" office:value="289.79" calcext:value-type="float">
            <text:p>289.7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04.69" calcext:value-type="float">
            <text:p>2704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.85" calcext:value-type="float">
            <text:p>202.85</text:p>
          </table:table-cell>
          <table:table-cell office:value-type="float" office:value="0" calcext:value-type="float">
            <text:p>0</text:p>
          </table:table-cell>
          <table:table-cell office:value-type="float" office:value="202.85" calcext:value-type="float">
            <text:p>202.85</text:p>
          </table:table-cell>
          <table:table-cell office:value-type="string" calcext:value-type="string">
            <text:p>27/07/2020</text:p>
          </table:table-cell>
          <table:table-cell office:value-type="string" calcext:value-type="string">
            <text:p>014-005-000053595</text:p>
          </table:table-cell>
          <table:table-cell office:value-type="string" calcext:value-type="string">
            <text:p>2707202007099252674200120140050000535951257683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26" calcext:value-type="float">
            <text:p>42.26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26" calcext:value-type="float">
            <text:p>42.26</text:p>
          </table:table-cell>
          <table:table-cell office:value-type="float" office:value="245.11" calcext:value-type="float">
            <text:p>245.11</text:p>
          </table:table-cell>
        </table:table-row>
        <table:table-row table:style-name="ro2">
          <table:table-cell office:value-type="string" calcext:value-type="string">
            <text:p>01/07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DISENO DE MANUAL DE TRADE Pedido #500266510 Hoja de Entrada #1010412172 #1010412168 #1010412167 - PTO 201912000571</text:p>
          </table:table-cell>
          <table:table-cell office:value-type="string" calcext:value-type="string">
            <text:p>FAC 001-001-000000554</text:p>
          </table:table-cell>
          <table:table-cell office:value-type="string" calcext:value-type="string">
            <text:p>01072020010992333618001200100100000055410966986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4</text:p>
          </table:table-cell>
          <table:table-cell/>
          <table:table-cell office:value-type="float" office:value="3135" calcext:value-type="float">
            <text:p>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376.2" calcext:value-type="float">
            <text:p>376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11.2" calcext:value-type="float">
            <text:p>351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.34" calcext:value-type="float">
            <text:p>263.34</text:p>
          </table:table-cell>
          <table:table-cell office:value-type="float" office:value="0" calcext:value-type="float">
            <text:p>0</text:p>
          </table:table-cell>
          <table:table-cell office:value-type="float" office:value="263.34" calcext:value-type="float">
            <text:p>263.34</text:p>
          </table:table-cell>
          <table:table-cell office:value-type="string" calcext:value-type="string">
            <text:p>03/07/2020</text:p>
          </table:table-cell>
          <table:table-cell office:value-type="string" calcext:value-type="string">
            <text:p>014-005-000052280</text:p>
          </table:table-cell>
          <table:table-cell office:value-type="string" calcext:value-type="string">
            <text:p>0307202007099252674200120140050000522807168532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6" calcext:value-type="float">
            <text:p>54.8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86" calcext:value-type="float">
            <text:p>54.86</text:p>
          </table:table-cell>
          <table:table-cell office:value-type="float" office:value="318.2" calcext:value-type="float">
            <text:p>318.2</text:p>
          </table:table-cell>
        </table:table-row>
        <table:table-row table:style-name="ro11">
          <table:table-cell office:value-type="string" calcext:value-type="string">
            <text:p>06/07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romotoras para activación en Supermaxi  - PTO 202001000586_x000D_</text:p>
            <text:p> SG Solicitud # 120141</text:p>
          </table:table-cell>
          <table:table-cell office:value-type="string" calcext:value-type="string">
            <text:p>FAC 001-001-000000556</text:p>
          </table:table-cell>
          <table:table-cell office:value-type="string" calcext:value-type="string">
            <text:p>0607202001099233361800120010010000005561101902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6</text:p>
          </table:table-cell>
          <table:table-cell/>
          <table:table-cell office:value-type="float" office:value="1380.12" calcext:value-type="float">
            <text:p>138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0.12" calcext:value-type="float">
            <text:p>1380.12</text:p>
          </table:table-cell>
          <table:table-cell office:value-type="float" office:value="165.61" calcext:value-type="float">
            <text:p>165.6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45.73" calcext:value-type="float">
            <text:p>1545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float" office:value="0" calcext:value-type="float">
            <text:p>0</text:p>
          </table:table-cell>
          <table:table-cell office:value-type="float" office:value="115.93" calcext:value-type="float">
            <text:p>115.93</text:p>
          </table:table-cell>
          <table:table-cell office:value-type="string" calcext:value-type="string">
            <text:p>14/07/2020</text:p>
          </table:table-cell>
          <table:table-cell office:value-type="string" calcext:value-type="string">
            <text:p>001-020-000049178</text:p>
          </table:table-cell>
          <table:table-cell office:value-type="string" calcext:value-type="string">
            <text:p>1407202007099004945900120010200000491785652801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95" calcext:value-type="float">
            <text:p>37.9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95" calcext:value-type="float">
            <text:p>37.95</text:p>
          </table:table-cell>
          <table:table-cell office:value-type="float" office:value="153.88" calcext:value-type="float">
            <text:p>153.88</text:p>
          </table:table-cell>
        </table:table-row>
        <table:table-row table:style-name="ro2">
          <table:table-cell office:value-type="string" calcext:value-type="string">
            <text:p>06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elementos julio - PTO 202007000726</text:p>
          </table:table-cell>
          <table:table-cell office:value-type="string" calcext:value-type="string">
            <text:p>FAC 001-001-000000557</text:p>
          </table:table-cell>
          <table:table-cell office:value-type="string" calcext:value-type="string">
            <text:p>060720200109923336180012001001000000557110219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7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001-050-000367079</text:p>
          </table:table-cell>
          <table:table-cell office:value-type="string" calcext:value-type="string">
            <text:p>090720200713900129490012001050000367079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2">
          <table:table-cell office:value-type="string" calcext:value-type="string">
            <text:p>06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mes de junio - PTO 202007000725</text:p>
          </table:table-cell>
          <table:table-cell office:value-type="string" calcext:value-type="string">
            <text:p>FAC 001-001-000000558</text:p>
          </table:table-cell>
          <table:table-cell office:value-type="string" calcext:value-type="string">
            <text:p>0607202001099233361800120010010000005581102194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8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001-050-000367080</text:p>
          </table:table-cell>
          <table:table-cell office:value-type="string" calcext:value-type="string">
            <text:p>090720200713900129490012001050000367080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2">
          <table:table-cell office:value-type="string" calcext:value-type="string">
            <text:p>06/07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VIO REGALOS A PROVINCIAS <text:s/>- PTO 202007000724</text:p>
          </table:table-cell>
          <table:table-cell office:value-type="string" calcext:value-type="string">
            <text:p>FAC 001-001-000000559</text:p>
          </table:table-cell>
          <table:table-cell office:value-type="string" calcext:value-type="string">
            <text:p>0607202001099233361800120010010000005591102218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09</text:p>
          </table:table-cell>
          <table:table-cell/>
          <table:table-cell office:value-type="float" office:value="381.7" calcext:value-type="float">
            <text:p>3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7" calcext:value-type="float">
            <text:p>381.7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7.5" calcext:value-type="float">
            <text:p>427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06" calcext:value-type="float">
            <text:p>32.06</text:p>
          </table:table-cell>
          <table:table-cell office:value-type="float" office:value="0" calcext:value-type="float">
            <text:p>0</text:p>
          </table:table-cell>
          <table:table-cell office:value-type="float" office:value="32.06" calcext:value-type="float">
            <text:p>32.06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001-050-000367081</text:p>
          </table:table-cell>
          <table:table-cell office:value-type="string" calcext:value-type="string">
            <text:p>090720200713900129490012001050000367081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42.56" calcext:value-type="float">
            <text:p>42.56</text:p>
          </table:table-cell>
        </table:table-row>
        <table:table-row table:style-name="ro9">
          <table:table-cell office:value-type="string" calcext:value-type="string">
            <text:p>20/07/2020</text:p>
          </table:table-cell>
          <table:table-cell office:value-type="string" calcext:value-type="string">
            <text:p>1792083354001</text:p>
          </table:table-cell>
          <table:table-cell office:value-type="string" calcext:value-type="string">
            <text:p>PRODUCTOS TISSUE DEL ECUADOR S.A.</text:p>
          </table:table-cell>
          <table:table-cell office:value-type="string" calcext:value-type="string">
            <text:p>Cajas dummys  - PTO 202006000715_x000D_</text:p>
            <text:p>OC: 4901847652_x000D_</text:p>
            <text:p>HAS 1012774797</text:p>
          </table:table-cell>
          <table:table-cell office:value-type="string" calcext:value-type="string">
            <text:p>FAC 001-001-000000560</text:p>
          </table:table-cell>
          <table:table-cell office:value-type="string" calcext:value-type="string">
            <text:p>2007202001099233361800120010010000005601119534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7000010</text:p>
          </table:table-cell>
          <table:table-cell/>
          <table:table-cell office:value-type="float" office:value="243.04" calcext:value-type="float">
            <text:p>24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04" calcext:value-type="float">
            <text:p>243.04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2.2" calcext:value-type="float">
            <text:p>27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41" calcext:value-type="float">
            <text:p>20.41</text:p>
          </table:table-cell>
          <table:table-cell office:value-type="float" office:value="0" calcext:value-type="float">
            <text:p>0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27/07/2020</text:p>
          </table:table-cell>
          <table:table-cell office:value-type="string" calcext:value-type="string">
            <text:p>006-001-000107733</text:p>
          </table:table-cell>
          <table:table-cell office:value-type="string" calcext:value-type="string">
            <text:p>2707202007179208335400120060010001077330010773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6" table:number-rows-repeated="2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11])" office:value-type="float" office:value="9469.86" calcext:value-type="float">
            <text:p>9469.86</text:p>
          </table:table-cell>
          <table:table-cell table:style-name="Default" table:formula="of:=SUM([.N2:.N11])" office:value-type="float" office:value="1136.37" calcext:value-type="float">
            <text:p>1136.37</text:p>
          </table:table-cell>
          <table:table-cell table:style-name="Default" table:number-columns-repeated="2"/>
          <table:table-cell table:style-name="Default" table:formula="of:=SUM([.Q2:.Q11])" office:value-type="float" office:value="10606.23" calcext:value-type="float">
            <text:p>10606.23</text:p>
          </table:table-cell>
          <table:table-cell table:style-name="Default" table:number-columns-repeated="6"/>
          <table:table-cell table:style-name="Default" table:formula="of:=SUM([.X2:.X11])" office:value-type="float" office:value="1337.68" calcext:value-type="float">
            <text:p>1337.68</text:p>
          </table:table-cell>
          <table:table-cell table:style-name="Default" table:number-columns-repeated="19"/>
          <table:table-cell table:style-name="Default" table:formula="of:=SUM([.AR2:.AR11])" office:value-type="float" office:value="317.86" calcext:value-type="float">
            <text:p>317.86</text:p>
          </table:table-cell>
          <table:table-cell table:style-name="Default" table:formula="of:=SUM([.AS2:.AS11])" office:value-type="float" office:value="1655.54" calcext:value-type="float">
            <text:p>1655.54</text:p>
          </table:table-cell>
        </table:table-row>
      </table:table>
      <table:table table:name="0820" table:style-name="ta1">
        <table:table-column table:style-name="co43" table:default-cell-style-name="ce297"/>
        <table:table-column table:style-name="co44" table:default-cell-style-name="ce297"/>
        <table:table-column table:style-name="co69" table:default-cell-style-name="ce297"/>
        <table:table-column table:style-name="co76" table:default-cell-style-name="ce297"/>
        <table:table-column table:style-name="co47" table:default-cell-style-name="ce297"/>
        <table:table-column table:style-name="co48" table:default-cell-style-name="ce297"/>
        <table:table-column table:style-name="co49" table:default-cell-style-name="ce297"/>
        <table:table-column table:style-name="co50" table:default-cell-style-name="ce297"/>
        <table:table-column table:style-name="co51" table:visibility="collapse" table:default-cell-style-name="ce297"/>
        <table:table-column table:style-name="co55" table:visibility="collapse" table:default-cell-style-name="ce297"/>
        <table:table-column table:style-name="co53" table:visibility="collapse" table:default-cell-style-name="ce297"/>
        <table:table-column table:style-name="co54" table:visibility="collapse" table:default-cell-style-name="ce297"/>
        <table:table-column table:style-name="co61" table:default-cell-style-name="ce297"/>
        <table:table-column table:style-name="co55" table:default-cell-style-name="ce297"/>
        <table:table-column table:style-name="co56" table:visibility="collapse" table:default-cell-style-name="ce297"/>
        <table:table-column table:style-name="co57" table:visibility="collapse" table:default-cell-style-name="ce297"/>
        <table:table-column table:style-name="co59" table:default-cell-style-name="ce297"/>
        <table:table-column table:style-name="co58" table:visibility="collapse" table:number-columns-repeated="4" table:default-cell-style-name="ce297"/>
        <table:table-column table:style-name="co66" table:visibility="collapse" table:default-cell-style-name="ce297"/>
        <table:table-column table:style-name="co60" table:visibility="collapse" table:default-cell-style-name="ce297"/>
        <table:table-column table:style-name="co61" table:default-cell-style-name="ce297"/>
        <table:table-column table:style-name="co62" table:visibility="collapse" table:default-cell-style-name="ce297"/>
        <table:table-column table:style-name="co63" table:visibility="collapse" table:default-cell-style-name="ce297"/>
        <table:table-column table:style-name="co48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5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58" table:visibility="collapse" table:default-cell-style-name="ce297"/>
        <table:table-column table:style-name="co64" table:visibility="collapse" table:default-cell-style-name="ce297"/>
        <table:table-column table:style-name="co53" table:visibility="collapse" table:default-cell-style-name="ce297"/>
        <table:table-column table:style-name="co64" table:visibility="collapse" table:default-cell-style-name="ce297"/>
        <table:table-column table:style-name="co67" table:visibility="collapse" table:default-cell-style-name="ce297"/>
        <table:table-column table:style-name="co64" table:visibility="collapse" table:default-cell-style-name="ce297"/>
        <table:table-column table:style-name="co61" table:default-cell-style-name="ce297"/>
        <table:table-column table:style-name="co63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9">
          <table:table-cell office:value-type="string" calcext:value-type="string">
            <text:p>05/06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Unificación de bodegas BG  - PTO 202005000704_x000D_</text:p>
            <text:p>_x000D_</text:p>
            <text:p>Solicitud #121250.</text:p>
          </table:table-cell>
          <table:table-cell office:value-type="string" calcext:value-type="string">
            <text:p>FAC 001-001-000000548</text:p>
          </table:table-cell>
          <table:table-cell office:value-type="string" calcext:value-type="string">
            <text:p>0506202001099233361800120010010000005481071129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60000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.07" calcext:value-type="float">
            <text:p>180.07</text:p>
          </table:table-cell>
          <table:table-cell office:value-type="float" office:value="0" calcext:value-type="float">
            <text:p>0</text:p>
          </table:table-cell>
          <table:table-cell office:value-type="float" office:value="180.07" calcext:value-type="float">
            <text:p>180.07</text:p>
          </table:table-cell>
          <table:table-cell office:value-type="string" calcext:value-type="string">
            <text:p>26/08/2020</text:p>
          </table:table-cell>
          <table:table-cell office:value-type="string" calcext:value-type="string">
            <text:p>001-020-000052460</text:p>
          </table:table-cell>
          <table:table-cell office:value-type="string" calcext:value-type="string">
            <text:p>2608202007099004945900120010200000524605020572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.95" calcext:value-type="float">
            <text:p>58.9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.95" calcext:value-type="float">
            <text:p>58.95</text:p>
          </table:table-cell>
          <table:table-cell office:value-type="float" office:value="239.02" calcext:value-type="float">
            <text:p>239.02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SALA DE LACTANCIA MALECON <text:s/>- PTO 202007000722</text:p>
          </table:table-cell>
          <table:table-cell office:value-type="string" calcext:value-type="string">
            <text:p>FAC 001-001-000000561</text:p>
          </table:table-cell>
          <table:table-cell office:value-type="string" calcext:value-type="string">
            <text:p>0308202001099233361800120010010000005611138191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1</text:p>
          </table:table-cell>
          <table:table-cell/>
          <table:table-cell office:value-type="float" office:value="2327.6" calcext:value-type="float">
            <text:p>23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7.6" calcext:value-type="float">
            <text:p>2327.6</text:p>
          </table:table-cell>
          <table:table-cell office:value-type="float" office:value="279.31" calcext:value-type="float">
            <text:p>279.3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06.91" calcext:value-type="float">
            <text:p>2606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.52" calcext:value-type="float">
            <text:p>195.52</text:p>
          </table:table-cell>
          <table:table-cell office:value-type="float" office:value="0" calcext:value-type="float">
            <text:p>0</text:p>
          </table:table-cell>
          <table:table-cell office:value-type="float" office:value="195.52" calcext:value-type="float">
            <text:p>195.52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9</text:p>
          </table:table-cell>
          <table:table-cell office:value-type="string" calcext:value-type="string">
            <text:p>0308202007099104780800120010400000453792007000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03" calcext:value-type="float">
            <text:p>37.03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85" calcext:value-type="float">
            <text:p>42.85</text:p>
          </table:table-cell>
          <table:table-cell office:value-type="float" office:value="238.37" calcext:value-type="float">
            <text:p>238.37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lementos sala de lactancia <text:s/>- PTO 202007000732</text:p>
          </table:table-cell>
          <table:table-cell office:value-type="string" calcext:value-type="string">
            <text:p>FAC 001-001-000000562</text:p>
          </table:table-cell>
          <table:table-cell office:value-type="string" calcext:value-type="string">
            <text:p>0308202001099233361800120010010000005621138191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2</text:p>
          </table:table-cell>
          <table:table-cell/>
          <table:table-cell office:value-type="float" office:value="575.3" calcext:value-type="float">
            <text:p>57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.3" calcext:value-type="float">
            <text:p>575.3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4.34" calcext:value-type="float">
            <text:p>64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33" calcext:value-type="float">
            <text:p>48.33</text:p>
          </table:table-cell>
          <table:table-cell office:value-type="float" office:value="0" calcext:value-type="float">
            <text:p>0</text:p>
          </table:table-cell>
          <table:table-cell office:value-type="float" office:value="48.33" calcext:value-type="float">
            <text:p>48.33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3</text:p>
          </table:table-cell>
          <table:table-cell office:value-type="string" calcext:value-type="string">
            <text:p>0308202007099104780800120010400000453732007000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9" calcext:value-type="float">
            <text:p>10.59</text:p>
          </table:table-cell>
          <table:table-cell office:value-type="float" office:value="58.92" calcext:value-type="float">
            <text:p>58.92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urgente ganadores VIA LACTEA <text:s/>- PTO 202007000742</text:p>
          </table:table-cell>
          <table:table-cell office:value-type="string" calcext:value-type="string">
            <text:p>FAC 001-001-000000563</text:p>
          </table:table-cell>
          <table:table-cell office:value-type="string" calcext:value-type="string">
            <text:p>0308202001099233361800120010010000005631138192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.28" calcext:value-type="float">
            <text:p>38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7.28" calcext:value-type="float">
            <text:p>357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6</text:p>
          </table:table-cell>
          <table:table-cell office:value-type="string" calcext:value-type="string">
            <text:p>060820200713900129490012001050000372596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35.57" calcext:value-type="float">
            <text:p>35.57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Entrega de KITS bebemundo <text:s/>- PTO 202007000741</text:p>
          </table:table-cell>
          <table:table-cell office:value-type="string" calcext:value-type="string">
            <text:p>FAC 001-001-000000564</text:p>
          </table:table-cell>
          <table:table-cell office:value-type="string" calcext:value-type="string">
            <text:p>0308202001099233361800120010010000005641138192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4</text:p>
          </table:table-cell>
          <table:table-cell/>
          <table:table-cell office:value-type="float" office:value="975.04" calcext:value-type="float">
            <text:p>97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.04" calcext:value-type="float">
            <text:p>975.0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92.04" calcext:value-type="float">
            <text:p>1092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4</text:p>
          </table:table-cell>
          <table:table-cell office:value-type="string" calcext:value-type="string">
            <text:p>030820200709910478080012001040000045374200700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1" calcext:value-type="float">
            <text:p>15.51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float" office:value="99.85" calcext:value-type="float">
            <text:p>99.85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de premios a influencers <text:s/>- PTO 202007000738</text:p>
          </table:table-cell>
          <table:table-cell office:value-type="string" calcext:value-type="string">
            <text:p>FAC 001-001-000000565</text:p>
          </table:table-cell>
          <table:table-cell office:value-type="string" calcext:value-type="string">
            <text:p>0308202001099233361800120010010000005651138194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5</text:p>
          </table:table-cell>
          <table:table-cell/>
          <table:table-cell office:value-type="float" office:value="884.4" calcext:value-type="float">
            <text:p>8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.4" calcext:value-type="float">
            <text:p>884.4</text:p>
          </table:table-cell>
          <table:table-cell office:value-type="float" office:value="106.13" calcext:value-type="float">
            <text:p>106.1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90.53" calcext:value-type="float">
            <text:p>990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29" calcext:value-type="float">
            <text:p>74.29</text:p>
          </table:table-cell>
          <table:table-cell office:value-type="float" office:value="0" calcext:value-type="float">
            <text:p>0</text:p>
          </table:table-cell>
          <table:table-cell office:value-type="float" office:value="74.29" calcext:value-type="float">
            <text:p>74.29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7</text:p>
          </table:table-cell>
          <table:table-cell office:value-type="string" calcext:value-type="string">
            <text:p>060820200713900129490012001050000372597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32" calcext:value-type="float">
            <text:p>24.3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32" calcext:value-type="float">
            <text:p>24.32</text:p>
          </table:table-cell>
          <table:table-cell office:value-type="float" office:value="98.61" calcext:value-type="float">
            <text:p>98.61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idad SER FELIZ AGOSTO <text:s/>- PTO 202007000737</text:p>
          </table:table-cell>
          <table:table-cell office:value-type="string" calcext:value-type="string">
            <text:p>FAC 001-001-000000566</text:p>
          </table:table-cell>
          <table:table-cell office:value-type="string" calcext:value-type="string">
            <text:p>03082020010992333618001200100100000056611381947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6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63.84" calcext:value-type="float">
            <text:p>763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29" calcext:value-type="float">
            <text:p>57.29</text:p>
          </table:table-cell>
          <table:table-cell office:value-type="float" office:value="0" calcext:value-type="float">
            <text:p>0</text:p>
          </table:table-cell>
          <table:table-cell office:value-type="float" office:value="57.29" calcext:value-type="float">
            <text:p>57.29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8</text:p>
          </table:table-cell>
          <table:table-cell office:value-type="string" calcext:value-type="string">
            <text:p>060820200713900129490012001050000372598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76" calcext:value-type="float">
            <text:p>18.7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76" calcext:value-type="float">
            <text:p>18.76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uspicio Fundación AGOSTO <text:s/>- PTO 202007000736</text:p>
          </table:table-cell>
          <table:table-cell office:value-type="string" calcext:value-type="string">
            <text:p>FAC 001-001-000000567</text:p>
          </table:table-cell>
          <table:table-cell office:value-type="string" calcext:value-type="string">
            <text:p>0308202001099233361800120010010000005671138195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7</text:p>
          </table:table-cell>
          <table:table-cell/>
          <table:table-cell office:value-type="float" office:value="6875" calcext:value-type="float">
            <text:p>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5" calcext:value-type="float">
            <text:p>687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599</text:p>
          </table:table-cell>
          <table:table-cell office:value-type="string" calcext:value-type="string">
            <text:p>060820200713900129490012001050000372599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06" calcext:value-type="float">
            <text:p>189.06</text:p>
          </table:table-cell>
          <table:table-cell office:value-type="float" office:value="766.56" calcext:value-type="float">
            <text:p>766.56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Retiro de elementos provincias y auditoría - PTO 202007000735</text:p>
          </table:table-cell>
          <table:table-cell office:value-type="string" calcext:value-type="string">
            <text:p>FAC 001-001-000000568</text:p>
          </table:table-cell>
          <table:table-cell office:value-type="string" calcext:value-type="string">
            <text:p>0308202001099233361800120010010000005681138195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8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001-040-000045375</text:p>
          </table:table-cell>
          <table:table-cell office:value-type="string" calcext:value-type="string">
            <text:p>030820200709910478080012001040000045375200700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25" calcext:value-type="float">
            <text:p>20.25</text:p>
          </table:table-cell>
          <table:table-cell office:value-type="float" office:value="112.65" calcext:value-type="float">
            <text:p>112.65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rmado de portasachets - PTO 202007000734</text:p>
          </table:table-cell>
          <table:table-cell office:value-type="string" calcext:value-type="string">
            <text:p>FAC 001-001-000000569</text:p>
          </table:table-cell>
          <table:table-cell office:value-type="string" calcext:value-type="string">
            <text:p>0308202001099233361800120010010000005691138197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09</text:p>
          </table:table-cell>
          <table:table-cell/>
          <table:table-cell office:value-type="float" office:value="3740" calcext:value-type="float">
            <text:p>3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" calcext:value-type="float">
            <text:p>3740</text:p>
          </table:table-cell>
          <table:table-cell office:value-type="float" office:value="448.8" calcext:value-type="float">
            <text:p>448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188.8" calcext:value-type="float">
            <text:p>418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.16" calcext:value-type="float">
            <text:p>314.16</text:p>
          </table:table-cell>
          <table:table-cell office:value-type="float" office:value="0" calcext:value-type="float">
            <text:p>0</text:p>
          </table:table-cell>
          <table:table-cell office:value-type="float" office:value="314.16" calcext:value-type="float">
            <text:p>314.16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600</text:p>
          </table:table-cell>
          <table:table-cell office:value-type="string" calcext:value-type="string">
            <text:p>060820200713900129490012001050000372600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85" calcext:value-type="float">
            <text:p>102.8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85" calcext:value-type="float">
            <text:p>102.85</text:p>
          </table:table-cell>
          <table:table-cell office:value-type="float" office:value="417.01" calcext:value-type="float">
            <text:p>417.01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ORTASACHETS PROMO PERLA SUAVIZANTE <text:s/>- PTO 202007000733</text:p>
          </table:table-cell>
          <table:table-cell office:value-type="string" calcext:value-type="string">
            <text:p>FAC 001-001-000000570</text:p>
          </table:table-cell>
          <table:table-cell office:value-type="string" calcext:value-type="string">
            <text:p>0308202001099233361800120010010000005701138197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0</text:p>
          </table:table-cell>
          <table:table-cell/>
          <table:table-cell office:value-type="float" office:value="6050" calcext:value-type="float">
            <text:p>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776" calcext:value-type="float">
            <text:p>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.2" calcext:value-type="float">
            <text:p>508.2</text:p>
          </table:table-cell>
          <table:table-cell office:value-type="float" office:value="0" calcext:value-type="float">
            <text:p>0</text:p>
          </table:table-cell>
          <table:table-cell office:value-type="float" office:value="508.2" calcext:value-type="float">
            <text:p>508.2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601</text:p>
          </table:table-cell>
          <table:table-cell office:value-type="string" calcext:value-type="string">
            <text:p>060820200713900129490012001050000372601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.38" calcext:value-type="float">
            <text:p>166.3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6.38" calcext:value-type="float">
            <text:p>166.38</text:p>
          </table:table-cell>
          <table:table-cell office:value-type="float" office:value="674.58" calcext:value-type="float">
            <text:p>674.58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Varios de visibilidad <text:s/>- PTO 202008000748</text:p>
          </table:table-cell>
          <table:table-cell office:value-type="string" calcext:value-type="string">
            <text:p>FAC 001-001-000000571</text:p>
          </table:table-cell>
          <table:table-cell office:value-type="string" calcext:value-type="string">
            <text:p>0408202001099233361800120010010000005711139054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1</text:p>
          </table:table-cell>
          <table:table-cell/>
          <table:table-cell office:value-type="float" office:value="573.1" calcext:value-type="float">
            <text:p>57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.1" calcext:value-type="float">
            <text:p>573.1</text:p>
          </table:table-cell>
          <table:table-cell office:value-type="float" office:value="68.77" calcext:value-type="float">
            <text:p>68.7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1.87" calcext:value-type="float">
            <text:p>64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14" calcext:value-type="float">
            <text:p>48.14</text:p>
          </table:table-cell>
          <table:table-cell office:value-type="float" office:value="0" calcext:value-type="float">
            <text:p>0</text:p>
          </table:table-cell>
          <table:table-cell office:value-type="float" office:value="48.14" calcext:value-type="float">
            <text:p>48.14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001-040-000045376</text:p>
          </table:table-cell>
          <table:table-cell office:value-type="string" calcext:value-type="string">
            <text:p>040820200709910478080012001040000045376200700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5" calcext:value-type="float">
            <text:p>10.55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mes de agosto <text:s/>- PTO 202008000747</text:p>
          </table:table-cell>
          <table:table-cell office:value-type="string" calcext:value-type="string">
            <text:p>FAC 001-001-000000572</text:p>
          </table:table-cell>
          <table:table-cell office:value-type="string" calcext:value-type="string">
            <text:p>0408202001099233361800120010010000005721139061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2</text:p>
          </table:table-cell>
          <table:table-cell/>
          <table:table-cell office:value-type="float" office:value="577.5" calcext:value-type="float">
            <text:p>5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6.8" calcext:value-type="float">
            <text:p>64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001-050-000372602</text:p>
          </table:table-cell>
          <table:table-cell office:value-type="string" calcext:value-type="string">
            <text:p>060820200713900129490012001050000372602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float" office:value="64.39" calcext:value-type="float">
            <text:p>64.39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Lanzamiento sala de lactancia malecón <text:s/>- PTO 202007000744</text:p>
          </table:table-cell>
          <table:table-cell office:value-type="string" calcext:value-type="string">
            <text:p>FAC 001-001-000000573</text:p>
          </table:table-cell>
          <table:table-cell office:value-type="string" calcext:value-type="string">
            <text:p>0408202001099233361800120010010000005731139064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3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77.88" calcext:value-type="float">
            <text:p>77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26.88" calcext:value-type="float">
            <text:p>726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52" calcext:value-type="float">
            <text:p>54.52</text:p>
          </table:table-cell>
          <table:table-cell office:value-type="float" office:value="0" calcext:value-type="float">
            <text:p>0</text:p>
          </table:table-cell>
          <table:table-cell office:value-type="float" office:value="54.52" calcext:value-type="float">
            <text:p>54.52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001-040-000045377</text:p>
          </table:table-cell>
          <table:table-cell office:value-type="string" calcext:value-type="string">
            <text:p>0408202007099104780800120010400000453772007000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2" calcext:value-type="float">
            <text:p>10.32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94" calcext:value-type="float">
            <text:p>11.94</text:p>
          </table:table-cell>
          <table:table-cell office:value-type="float" office:value="66.46" calcext:value-type="float">
            <text:p>66.46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PERSONAL MES DE AGOSTO MALECON <text:s/>- PTO 202007000743</text:p>
          </table:table-cell>
          <table:table-cell office:value-type="string" calcext:value-type="string">
            <text:p>FAC 001-001-000000574</text:p>
          </table:table-cell>
          <table:table-cell office:value-type="string" calcext:value-type="string">
            <text:p>0408202001099233361800120010010000005741139071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4</text:p>
          </table:table-cell>
          <table:table-cell/>
          <table:table-cell office:value-type="float" office:value="1356.3" calcext:value-type="float">
            <text:p>13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.3" calcext:value-type="float">
            <text:p>1356.3</text:p>
          </table:table-cell>
          <table:table-cell office:value-type="float" office:value="162.76" calcext:value-type="float">
            <text:p>162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19.06" calcext:value-type="float">
            <text:p>1519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93" calcext:value-type="float">
            <text:p>113.93</text:p>
          </table:table-cell>
          <table:table-cell office:value-type="float" office:value="0" calcext:value-type="float">
            <text:p>0</text:p>
          </table:table-cell>
          <table:table-cell office:value-type="float" office:value="113.93" calcext:value-type="float">
            <text:p>113.93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001-040-000045378</text:p>
          </table:table-cell>
          <table:table-cell office:value-type="string" calcext:value-type="string">
            <text:p>0408202007099104780800120010400000453782007000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97" calcext:value-type="float">
            <text:p>24.97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7000728; PTO 202007000727; PTO 202006000713; PTO 202004000693</text:p>
          </table:table-cell>
          <table:table-cell office:value-type="string" calcext:value-type="string">
            <text:p>FAC 001-001-000000575</text:p>
          </table:table-cell>
          <table:table-cell office:value-type="string" calcext:value-type="string">
            <text:p>0408202001099233361800120010010000005751139126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5</text:p>
          </table:table-cell>
          <table:table-cell/>
          <table:table-cell office:value-type="float" office:value="5003.44" calcext:value-type="float">
            <text:p>500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3.44" calcext:value-type="float">
            <text:p>5003.44</text:p>
          </table:table-cell>
          <table:table-cell office:value-type="float" office:value="600.41" calcext:value-type="float">
            <text:p>600.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03.85" calcext:value-type="float">
            <text:p>5603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0.29" calcext:value-type="float">
            <text:p>420.29</text:p>
          </table:table-cell>
          <table:table-cell office:value-type="float" office:value="0" calcext:value-type="float">
            <text:p>0</text:p>
          </table:table-cell>
          <table:table-cell office:value-type="float" office:value="420.29" calcext:value-type="float">
            <text:p>420.29</text:p>
          </table:table-cell>
          <table:table-cell office:value-type="string" calcext:value-type="string">
            <text:p>13/08/2020</text:p>
          </table:table-cell>
          <table:table-cell office:value-type="string" calcext:value-type="string">
            <text:p>001-004-000008323</text:p>
          </table:table-cell>
          <table:table-cell office:value-type="string" calcext:value-type="string">
            <text:p>1308202007179132159600120010040000083230000832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6" calcext:value-type="float">
            <text:p>87.56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56" calcext:value-type="float">
            <text:p>87.56</text:p>
          </table:table-cell>
          <table:table-cell office:value-type="float" office:value="507.85" calcext:value-type="float">
            <text:p>507.85</text:p>
          </table:table-cell>
        </table:table-row>
        <table:table-row table:style-name="ro11">
          <table:table-cell office:value-type="string" calcext:value-type="string">
            <text:p>11/08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rneo de tennis en Ballenita _x000D_</text:p>
            <text:p>Solicitud#123460  - PTO 202007000745</text:p>
          </table:table-cell>
          <table:table-cell office:value-type="string" calcext:value-type="string">
            <text:p>FAC 001-001-000000578</text:p>
          </table:table-cell>
          <table:table-cell office:value-type="string" calcext:value-type="string">
            <text:p>1108202001099233361800120010010000005781149803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8</text:p>
          </table:table-cell>
          <table:table-cell/>
          <table:table-cell office:value-type="float" office:value="1395.52" calcext:value-type="float">
            <text:p>139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5.52" calcext:value-type="float">
            <text:p>1395.52</text:p>
          </table:table-cell>
          <table:table-cell office:value-type="float" office:value="167.46" calcext:value-type="float">
            <text:p>167.4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62.98" calcext:value-type="float">
            <text:p>1562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22" calcext:value-type="float">
            <text:p>117.22</text:p>
          </table:table-cell>
          <table:table-cell office:value-type="float" office:value="0" calcext:value-type="float">
            <text:p>0</text:p>
          </table:table-cell>
          <table:table-cell office:value-type="float" office:value="117.22" calcext:value-type="float">
            <text:p>117.22</text:p>
          </table:table-cell>
          <table:table-cell office:value-type="string" calcext:value-type="string">
            <text:p>18/08/2020</text:p>
          </table:table-cell>
          <table:table-cell office:value-type="string" calcext:value-type="string">
            <text:p>001-020-000051633</text:p>
          </table:table-cell>
          <table:table-cell office:value-type="string" calcext:value-type="string">
            <text:p>1808202007099004945900120010200000516332483128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38" calcext:value-type="float">
            <text:p>38.3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38" calcext:value-type="float">
            <text:p>38.38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2">
          <table:table-cell office:value-type="string" calcext:value-type="string">
            <text:p>12/08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8000753; PTO 202007000729; PTO 202007000723; PTO 202006000717</text:p>
          </table:table-cell>
          <table:table-cell office:value-type="string" calcext:value-type="string">
            <text:p>FAC 001-001-000000579</text:p>
          </table:table-cell>
          <table:table-cell office:value-type="string" calcext:value-type="string">
            <text:p>12082020010992333618001200100100000057911511218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19</text:p>
          </table:table-cell>
          <table:table-cell/>
          <table:table-cell office:value-type="float" office:value="1394" calcext:value-type="float">
            <text:p>1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 office:value-type="float" office:value="167.28" calcext:value-type="float">
            <text:p>167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61.28" calcext:value-type="float">
            <text:p>156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001-004-000009167</text:p>
          </table:table-cell>
          <table:table-cell office:value-type="string" calcext:value-type="string">
            <text:p>21082020071791321596001200100400000916700009167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2">
          <table:table-cell office:value-type="string" calcext:value-type="string">
            <text:p>12/08/2020</text:p>
          </table:table-cell>
          <table:table-cell office:value-type="string" calcext:value-type="string">
            <text:p>0990023549001</text:p>
          </table:table-cell>
          <table:table-cell office:value-type="string" calcext:value-type="string">
            <text:p>CERVECERIA NACIONAL CN S.A.</text:p>
          </table:table-cell>
          <table:table-cell office:value-type="string" calcext:value-type="string">
            <text:p>Elaboración de Letrero Compromiso Nacional en exteriores edificio Comercial Pedido#5002675385 Entrada#1010490116 - PTO 202008000751</text:p>
          </table:table-cell>
          <table:table-cell office:value-type="string" calcext:value-type="string">
            <text:p>FAC 001-001-000000580</text:p>
          </table:table-cell>
          <table:table-cell office:value-type="string" calcext:value-type="string">
            <text:p>1208202001099233361800120010010000005801151544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0</text:p>
          </table:table-cell>
          <table:table-cell/>
          <table:table-cell office:value-type="float" office:value="9696.5" calcext:value-type="float">
            <text:p>96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6.5" calcext:value-type="float">
            <text:p>9696.5</text:p>
          </table:table-cell>
          <table:table-cell office:value-type="float" office:value="1163.58" calcext:value-type="float">
            <text:p>1163.5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860.08" calcext:value-type="float">
            <text:p>1086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4.51" calcext:value-type="float">
            <text:p>814.51</text:p>
          </table:table-cell>
          <table:table-cell office:value-type="float" office:value="0" calcext:value-type="float">
            <text:p>0</text:p>
          </table:table-cell>
          <table:table-cell office:value-type="float" office:value="814.51" calcext:value-type="float">
            <text:p>814.51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001-012-000058548</text:p>
          </table:table-cell>
          <table:table-cell office:value-type="string" calcext:value-type="string">
            <text:p>1408202007099002354900120010120000585486218437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.69" calcext:value-type="float">
            <text:p>169.69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.69" calcext:value-type="float">
            <text:p>169.69</text:p>
          </table:table-cell>
          <table:table-cell office:value-type="float" office:value="984.2" calcext:value-type="float">
            <text:p>984.2</text:p>
          </table:table-cell>
        </table:table-row>
        <table:table-row table:style-name="ro2">
          <table:table-cell office:value-type="string" calcext:value-type="string">
            <text:p>13/08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tem para campeonato de ajedrez. Solictud # 123852 - PTO 202008000759</text:p>
          </table:table-cell>
          <table:table-cell office:value-type="string" calcext:value-type="string">
            <text:p>FAC 001-001-000000582</text:p>
          </table:table-cell>
          <table:table-cell office:value-type="string" calcext:value-type="string">
            <text:p>1308202001099233361800120010010000005821152910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2</text:p>
          </table:table-cell>
          <table:table-cell/>
          <table:table-cell office:value-type="float" office:value="319.2" calcext:value-type="float">
            <text:p>31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.2" calcext:value-type="float">
            <text:p>319.2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7.5" calcext:value-type="float">
            <text:p>357.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/08/2020</text:p>
          </table:table-cell>
          <table:table-cell office:value-type="string" calcext:value-type="string">
            <text:p>0990023549001</text:p>
          </table:table-cell>
          <table:table-cell office:value-type="string" calcext:value-type="string">
            <text:p>CERVECERIA NACIONAL CN S.A.</text:p>
          </table:table-cell>
          <table:table-cell office:value-type="string" calcext:value-type="string">
            <text:p>Rueda de Prensa Compromiso Nacional Pedido # 5002678024 Entrada #1010505706 - PTO 202008000752</text:p>
          </table:table-cell>
          <table:table-cell office:value-type="string" calcext:value-type="string">
            <text:p>FAC 001-001-000000583</text:p>
          </table:table-cell>
          <table:table-cell office:value-type="string" calcext:value-type="string">
            <text:p>1808202001099233361800120010010000005831159133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3</text:p>
          </table:table-cell>
          <table:table-cell/>
          <table:table-cell office:value-type="float" office:value="9625" calcext:value-type="float">
            <text:p>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5" calcext:value-type="float">
            <text:p>962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780" calcext:value-type="float">
            <text:p>10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8.5" calcext:value-type="float">
            <text:p>808.5</text:p>
          </table:table-cell>
          <table:table-cell office:value-type="float" office:value="0" calcext:value-type="float">
            <text:p>0</text:p>
          </table:table-cell>
          <table:table-cell office:value-type="float" office:value="808.5" calcext:value-type="float">
            <text:p>808.5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001-012-000058884</text:p>
          </table:table-cell>
          <table:table-cell office:value-type="string" calcext:value-type="string">
            <text:p>1908202007099002354900120010120000588843452681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.44" calcext:value-type="float">
            <text:p>168.44</text:p>
          </table:table-cell>
          <table:table-cell office:value-type="string" calcext:value-type="string">
            <text:p>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.44" calcext:value-type="float">
            <text:p>168.44</text:p>
          </table:table-cell>
          <table:table-cell office:value-type="float" office:value="976.94" calcext:value-type="float">
            <text:p>976.94</text:p>
          </table:table-cell>
        </table:table-row>
        <table:table-row table:style-name="ro6" table:number-rows-repeated="2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22])" office:value-type="float" office:value="54117.9" calcext:value-type="float">
            <text:p>54117.9</text:p>
          </table:table-cell>
          <table:table-cell table:style-name="Default" table:formula="of:=SUM([.N2:.N22])" office:value-type="float" office:value="6494.14" calcext:value-type="float">
            <text:p>6494.14</text:p>
          </table:table-cell>
          <table:table-cell table:style-name="Default" table:number-columns-repeated="2"/>
          <table:table-cell table:style-name="Default" table:formula="of:=SUM([.Q2:.Q22])" office:value-type="float" office:value="60612.04" calcext:value-type="float">
            <text:p>60612.04</text:p>
          </table:table-cell>
          <table:table-cell table:style-name="Default" table:number-columns-repeated="6"/>
          <table:table-cell table:style-name="Default" table:formula="of:=SUM([.X2:.X22])" office:value-type="float" office:value="4699.18" calcext:value-type="float">
            <text:p>4699.18</text:p>
          </table:table-cell>
          <table:table-cell table:style-name="Default" table:number-columns-repeated="19"/>
          <table:table-cell table:style-name="Default" table:formula="of:=SUM([.AR2:.AR22])" office:value-type="float" office:value="1212.54" calcext:value-type="float">
            <text:p>1212.54</text:p>
          </table:table-cell>
          <table:table-cell table:style-name="Default" table:formula="of:=SUM([.AS2:.AS22])" office:value-type="float" office:value="5911.72" calcext:value-type="float">
            <text:p>5911.72</text:p>
          </table:table-cell>
        </table:table-row>
      </table:table>
      <table:table table:name="0920" table:style-name="ta1">
        <table:table-column table:style-name="co12" table:number-columns-repeated="8" table:default-cell-style-name="ce297"/>
        <table:table-column table:style-name="co12" table:visibility="collapse" table:number-columns-repeated="4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number-columns-repeated="2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01/09/2020</text:p>
          </table:table-cell>
          <table:table-cell office:value-type="string" calcext:value-type="string">
            <text:p>0990023549001</text:p>
          </table:table-cell>
          <table:table-cell office:value-type="string" calcext:value-type="string">
            <text:p>CERVECERIA NACIONAL CN S.A.</text:p>
          </table:table-cell>
          <table:table-cell office:value-type="string" calcext:value-type="string">
            <text:p>Adicionales Rueda de Prensa Compromiso Nacional. Entrada de Servicio#1010526856 Pedido#5002681590 - PTO 202008000758</text:p>
          </table:table-cell>
          <table:table-cell office:value-type="string" calcext:value-type="string">
            <text:p>FAC 001-001-000000584</text:p>
          </table:table-cell>
          <table:table-cell office:value-type="string" calcext:value-type="string">
            <text:p>01092020010992333618001200100100000058411744765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1</text:p>
          </table:table-cell>
          <table:table-cell/>
          <table:table-cell office:value-type="float" office:value="1905.2" calcext:value-type="float">
            <text:p>190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.2" calcext:value-type="float">
            <text:p>1905.2</text:p>
          </table:table-cell>
          <table:table-cell office:value-type="float" office:value="228.62" calcext:value-type="float">
            <text:p>228.6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33.82" calcext:value-type="float">
            <text:p>2133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.03" calcext:value-type="float">
            <text:p>160.03</text:p>
          </table:table-cell>
          <table:table-cell office:value-type="float" office:value="0" calcext:value-type="float">
            <text:p>0</text:p>
          </table:table-cell>
          <table:table-cell office:value-type="float" office:value="160.03" calcext:value-type="float">
            <text:p>160.03</text:p>
          </table:table-cell>
          <table:table-cell office:value-type="string" calcext:value-type="string">
            <text:p>01/09/2020</text:p>
          </table:table-cell>
          <table:table-cell office:value-type="string" calcext:value-type="string">
            <text:p>001-012-000059995</text:p>
          </table:table-cell>
          <table:table-cell office:value-type="string" calcext:value-type="string">
            <text:p>0109202007099002354900120010120000599956852173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34" calcext:value-type="float">
            <text:p>33.3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34" calcext:value-type="float">
            <text:p>33.34</text:p>
          </table:table-cell>
          <table:table-cell office:value-type="float" office:value="193.37" calcext:value-type="float">
            <text:p>193.37</text:p>
          </table:table-cell>
        </table:table-row>
        <table:table-row table:style-name="ro2">
          <table:table-cell office:value-type="string" calcext:value-type="string">
            <text:p>06/09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8000761; PTO 202008000754; PTO 202008000749; PTO 202007000731</text:p>
          </table:table-cell>
          <table:table-cell office:value-type="string" calcext:value-type="string">
            <text:p>FAC 001-001-000000585</text:p>
          </table:table-cell>
          <table:table-cell office:value-type="string" calcext:value-type="string">
            <text:p>06092020010992333618001200100100000058511812177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2</text:p>
          </table:table-cell>
          <table:table-cell/>
          <table:table-cell office:value-type="float" office:value="2444.99" calcext:value-type="float">
            <text:p>244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4.99" calcext:value-type="float">
            <text:p>2444.99</text:p>
          </table:table-cell>
          <table:table-cell office:value-type="float" office:value="293.4" calcext:value-type="float">
            <text:p>293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38.39" calcext:value-type="float">
            <text:p>2738.3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tiquetas A4 promoción <text:s/>- PTO 202009000776</text:p>
          </table:table-cell>
          <table:table-cell office:value-type="string" calcext:value-type="string">
            <text:p>FAC 001-001-000000586</text:p>
          </table:table-cell>
          <table:table-cell office:value-type="string" calcext:value-type="string">
            <text:p>0709202001099233361800120010010000005861181617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3</text:p>
          </table:table-cell>
          <table:table-cell/>
          <table:table-cell office:value-type="float" office:value="812.9" calcext:value-type="float">
            <text:p>81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.9" calcext:value-type="float">
            <text:p>812.9</text:p>
          </table:table-cell>
          <table:table-cell office:value-type="float" office:value="97.55" calcext:value-type="float">
            <text:p>97.5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10.45" calcext:value-type="float">
            <text:p>910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28" calcext:value-type="float">
            <text:p>68.28</text:p>
          </table:table-cell>
          <table:table-cell office:value-type="float" office:value="0" calcext:value-type="float">
            <text:p>0</text:p>
          </table:table-cell>
          <table:table-cell office:value-type="float" office:value="68.28" calcext:value-type="float">
            <text:p>68.28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001-050-000378951</text:p>
          </table:table-cell>
          <table:table-cell office:value-type="string" calcext:value-type="string">
            <text:p>100920200713900129490012001050000378951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35" calcext:value-type="float">
            <text:p>22.3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35" calcext:value-type="float">
            <text:p>22.35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PERSONAL MES DE SEPTIEMBRE PAÑALÍN <text:s/>- PTO 202008000772</text:p>
          </table:table-cell>
          <table:table-cell office:value-type="string" calcext:value-type="string">
            <text:p>FAC 001-001-000000587</text:p>
          </table:table-cell>
          <table:table-cell office:value-type="string" calcext:value-type="string">
            <text:p>0709202001099233361800120010010000005871181619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4</text:p>
          </table:table-cell>
          <table:table-cell/>
          <table:table-cell office:value-type="float" office:value="1404.7" calcext:value-type="float">
            <text:p>140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4.7" calcext:value-type="float">
            <text:p>1404.7</text:p>
          </table:table-cell>
          <table:table-cell office:value-type="float" office:value="168.56" calcext:value-type="float">
            <text:p>168.5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73.26" calcext:value-type="float">
            <text:p>1573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99" calcext:value-type="float">
            <text:p>117.99</text:p>
          </table:table-cell>
          <table:table-cell office:value-type="float" office:value="0" calcext:value-type="float">
            <text:p>0</text:p>
          </table:table-cell>
          <table:table-cell office:value-type="float" office:value="117.99" calcext:value-type="float">
            <text:p>117.99</text:p>
          </table:table-cell>
          <table:table-cell office:value-type="string" calcext:value-type="string">
            <text:p>07/09/2020</text:p>
          </table:table-cell>
          <table:table-cell office:value-type="string" calcext:value-type="string">
            <text:p>001-040-000046325</text:p>
          </table:table-cell>
          <table:table-cell office:value-type="string" calcext:value-type="string">
            <text:p>070920200709910478080012001040000046325200700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35" calcext:value-type="float">
            <text:p>22.3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86" calcext:value-type="float">
            <text:p>25.86</text:p>
          </table:table-cell>
          <table:table-cell office:value-type="float" office:value="143.85" calcext:value-type="float">
            <text:p>143.85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Septiembre <text:s/>- PTO 202008000770</text:p>
          </table:table-cell>
          <table:table-cell office:value-type="string" calcext:value-type="string">
            <text:p>FAC 001-001-000000588</text:p>
          </table:table-cell>
          <table:table-cell office:value-type="string" calcext:value-type="string">
            <text:p>07092020010992333618001200100100000058811816217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5</text:p>
          </table:table-cell>
          <table:table-cell/>
          <table:table-cell office:value-type="float" office:value="577.5" calcext:value-type="float">
            <text:p>5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6.8" calcext:value-type="float">
            <text:p>64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001-050-000378952</text:p>
          </table:table-cell>
          <table:table-cell office:value-type="string" calcext:value-type="string">
            <text:p>100920200713900129490012001050000378952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float" office:value="64.39" calcext:value-type="float">
            <text:p>64.39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MOVILIZACIONES Y ENTREGAS VARIAS <text:s/>- PTO 202008000769</text:p>
          </table:table-cell>
          <table:table-cell office:value-type="string" calcext:value-type="string">
            <text:p>FAC 001-001-000000589</text:p>
          </table:table-cell>
          <table:table-cell office:value-type="string" calcext:value-type="string">
            <text:p>07092020010992333618001200100100000058911816258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6</text:p>
          </table:table-cell>
          <table:table-cell/>
          <table:table-cell office:value-type="float" office:value="126.5" calcext:value-type="float">
            <text:p>1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5" calcext:value-type="float">
            <text:p>126.5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1.68" calcext:value-type="float">
            <text:p>14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07/09/2020</text:p>
          </table:table-cell>
          <table:table-cell office:value-type="string" calcext:value-type="string">
            <text:p>001-040-000046324</text:p>
          </table:table-cell>
          <table:table-cell office:value-type="string" calcext:value-type="string">
            <text:p>070920200709910478080012001040000046324200700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GANADORES JULIO - PTO 202008000768</text:p>
          </table:table-cell>
          <table:table-cell office:value-type="string" calcext:value-type="string">
            <text:p>FAC 001-001-000000590</text:p>
          </table:table-cell>
          <table:table-cell office:value-type="string" calcext:value-type="string">
            <text:p>0709202001099233361800120010010000005901181628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7</text:p>
          </table:table-cell>
          <table:table-cell/>
          <table:table-cell office:value-type="float" office:value="523.6" calcext:value-type="float">
            <text:p>5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.6" calcext:value-type="float">
            <text:p>523.6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86.43" calcext:value-type="float">
            <text:p>586.4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LANZAMIENTO PROACTIVE <text:s/>- PTO 202008000764</text:p>
          </table:table-cell>
          <table:table-cell office:value-type="string" calcext:value-type="string">
            <text:p>FAC 001-001-000000591</text:p>
          </table:table-cell>
          <table:table-cell office:value-type="string" calcext:value-type="string">
            <text:p>0709202001099233361800120010010000005911181630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8</text:p>
          </table:table-cell>
          <table:table-cell/>
          <table:table-cell office:value-type="float" office:value="913.22" calcext:value-type="float">
            <text:p>91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.22" calcext:value-type="float">
            <text:p>913.22</text:p>
          </table:table-cell>
          <table:table-cell office:value-type="float" office:value="109.59" calcext:value-type="float">
            <text:p>109.5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22.81" calcext:value-type="float">
            <text:p>1022.8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víos premios con productos <text:s/>- PTO 202008000760</text:p>
          </table:table-cell>
          <table:table-cell office:value-type="string" calcext:value-type="string">
            <text:p>FAC 001-001-000000592</text:p>
          </table:table-cell>
          <table:table-cell office:value-type="string" calcext:value-type="string">
            <text:p>0709202001099233361800120010010000005921181632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9</text:p>
          </table:table-cell>
          <table:table-cell/>
          <table:table-cell office:value-type="float" office:value="574.2" calcext:value-type="float">
            <text:p>57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.2" calcext:value-type="float">
            <text:p>574.2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3.1" calcext:value-type="float">
            <text:p>643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23" calcext:value-type="float">
            <text:p>48.23</text:p>
          </table:table-cell>
          <table:table-cell office:value-type="float" office:value="0" calcext:value-type="float">
            <text:p>0</text:p>
          </table:table-cell>
          <table:table-cell office:value-type="float" office:value="48.23" calcext:value-type="float">
            <text:p>48.23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001-050-000378953</text:p>
          </table:table-cell>
          <table:table-cell office:value-type="string" calcext:value-type="string">
            <text:p>100920200713900129490012001050000378953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79" calcext:value-type="float">
            <text:p>15.7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79" calcext:value-type="float">
            <text:p>15.79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de prensa - PTO 202008000756</text:p>
          </table:table-cell>
          <table:table-cell office:value-type="string" calcext:value-type="string">
            <text:p>FAC 001-001-000000593</text:p>
          </table:table-cell>
          <table:table-cell office:value-type="string" calcext:value-type="string">
            <text:p>0709202001099233361800120010010000005931181634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0</text:p>
          </table:table-cell>
          <table:table-cell/>
          <table:table-cell office:value-type="float" office:value="519.75" calcext:value-type="float">
            <text:p>51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.75" calcext:value-type="float">
            <text:p>519.75</text:p>
          </table:table-cell>
          <table:table-cell office:value-type="float" office:value="62.37" calcext:value-type="float">
            <text:p>62.3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82.12" calcext:value-type="float">
            <text:p>58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.66" calcext:value-type="float">
            <text:p>43.66</text:p>
          </table:table-cell>
          <table:table-cell office:value-type="float" office:value="0" calcext:value-type="float">
            <text:p>0</text:p>
          </table:table-cell>
          <table:table-cell office:value-type="float" office:value="43.66" calcext:value-type="float">
            <text:p>43.66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001-050-000378954</text:p>
          </table:table-cell>
          <table:table-cell office:value-type="string" calcext:value-type="string">
            <text:p>100920200713900129490012001050000378954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9" calcext:value-type="float">
            <text:p>14.2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9" calcext:value-type="float">
            <text:p>14.29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lementos foto corporativa - PTO 202008000755</text:p>
          </table:table-cell>
          <table:table-cell office:value-type="string" calcext:value-type="string">
            <text:p>FAC 001-001-000000594</text:p>
          </table:table-cell>
          <table:table-cell office:value-type="string" calcext:value-type="string">
            <text:p>0709202001099233361800120010010000005941181636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1</text:p>
          </table:table-cell>
          <table:table-cell/>
          <table:table-cell office:value-type="float" office:value="382.8" calcext:value-type="float">
            <text:p>3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8" calcext:value-type="float">
            <text:p>382.8</text:p>
          </table:table-cell>
          <table:table-cell office:value-type="float" office:value="45.94" calcext:value-type="float">
            <text:p>45.9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8.74" calcext:value-type="float">
            <text:p>428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001-050-000378955</text:p>
          </table:table-cell>
          <table:table-cell office:value-type="string" calcext:value-type="string">
            <text:p>100920200713900129490012001050000378955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3" calcext:value-type="float">
            <text:p>10.5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3" calcext:value-type="float">
            <text:p>10.53</text:p>
          </table:table-cell>
          <table:table-cell office:value-type="float" office:value="42.69" calcext:value-type="float">
            <text:p>42.69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Cápsulas redes lactancia <text:s/>- PTO 202007000746</text:p>
          </table:table-cell>
          <table:table-cell office:value-type="string" calcext:value-type="string">
            <text:p>FAC 001-001-000000595</text:p>
          </table:table-cell>
          <table:table-cell office:value-type="string" calcext:value-type="string">
            <text:p>0709202001099233361800120010010000005951182274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2</text:p>
          </table:table-cell>
          <table:table-cell/>
          <table:table-cell office:value-type="float" office:value="1399.2" calcext:value-type="float">
            <text:p>139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.2" calcext:value-type="float">
            <text:p>1399.2</text:p>
          </table:table-cell>
          <table:table-cell office:value-type="float" office:value="167.9" calcext:value-type="float">
            <text:p>167.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67.1" calcext:value-type="float">
            <text:p>1567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53" calcext:value-type="float">
            <text:p>117.53</text:p>
          </table:table-cell>
          <table:table-cell office:value-type="float" office:value="0" calcext:value-type="float">
            <text:p>0</text:p>
          </table:table-cell>
          <table:table-cell office:value-type="float" office:value="117.53" calcext:value-type="float">
            <text:p>117.53</text:p>
          </table:table-cell>
          <table:table-cell office:value-type="string" calcext:value-type="string">
            <text:p>07/09/2020</text:p>
          </table:table-cell>
          <table:table-cell office:value-type="string" calcext:value-type="string">
            <text:p>001-040-000046323</text:p>
          </table:table-cell>
          <table:table-cell office:value-type="string" calcext:value-type="string">
            <text:p>0709202007099104780800120010400000463232007000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6" calcext:value-type="float">
            <text:p>22.26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76" calcext:value-type="float">
            <text:p>25.76</text:p>
          </table:table-cell>
          <table:table-cell office:value-type="float" office:value="143.29" calcext:value-type="float">
            <text:p>143.29</text:p>
          </table:table-cell>
        </table:table-row>
        <table:table-row table:style-name="ro2">
          <table:table-cell office:value-type="string" calcext:value-type="string">
            <text:p>07/09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Activación Campaña Padres 2 - PTO 202001000612</text:p>
          </table:table-cell>
          <table:table-cell office:value-type="string" calcext:value-type="string">
            <text:p>FAC 001-001-000000596</text:p>
          </table:table-cell>
          <table:table-cell office:value-type="string" calcext:value-type="string">
            <text:p>0709202001099233361800120010010000005961182277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3</text:p>
          </table:table-cell>
          <table:table-cell/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345.84" calcext:value-type="float">
            <text:p>345.8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227.84" calcext:value-type="float">
            <text:p>3227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.09" calcext:value-type="float">
            <text:p>242.09</text:p>
          </table:table-cell>
          <table:table-cell office:value-type="float" office:value="0" calcext:value-type="float">
            <text:p>0</text:p>
          </table:table-cell>
          <table:table-cell office:value-type="float" office:value="242.09" calcext:value-type="float">
            <text:p>242.09</text:p>
          </table:table-cell>
          <table:table-cell office:value-type="string" calcext:value-type="string">
            <text:p>07/09/2020</text:p>
          </table:table-cell>
          <table:table-cell office:value-type="string" calcext:value-type="string">
            <text:p>001-040-000046322</text:p>
          </table:table-cell>
          <table:table-cell office:value-type="string" calcext:value-type="string">
            <text:p>0709202007099104780800120010400000463222007000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85" calcext:value-type="float">
            <text:p>45.8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.05" calcext:value-type="float">
            <text:p>53.05</text:p>
          </table:table-cell>
          <table:table-cell office:value-type="float" office:value="295.14" calcext:value-type="float">
            <text:p>295.14</text:p>
          </table:table-cell>
        </table:table-row>
        <table:table-row table:style-name="ro2">
          <table:table-cell office:value-type="string" calcext:value-type="string">
            <text:p>08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S PERLA SUAVIZANTE <text:s/>- PTO 202008000766</text:p>
          </table:table-cell>
          <table:table-cell office:value-type="string" calcext:value-type="string">
            <text:p>FAC 001-001-000000597</text:p>
          </table:table-cell>
          <table:table-cell office:value-type="string" calcext:value-type="string">
            <text:p>0809202001099233361800120010010000005971183094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4</text:p>
          </table:table-cell>
          <table:table-cell/>
          <table:table-cell office:value-type="float" office:value="2310" calcext:value-type="float">
            <text:p>2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 office:value-type="float" office:value="277.2" calcext:value-type="float">
            <text:p>277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87.2" calcext:value-type="float">
            <text:p>258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.04" calcext:value-type="float">
            <text:p>194.04</text:p>
          </table:table-cell>
          <table:table-cell office:value-type="float" office:value="0" calcext:value-type="float">
            <text:p>0</text:p>
          </table:table-cell>
          <table:table-cell office:value-type="float" office:value="194.04" calcext:value-type="float">
            <text:p>194.04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001-050-000378956</text:p>
          </table:table-cell>
          <table:table-cell office:value-type="string" calcext:value-type="string">
            <text:p>100920200713900129490012001050000378956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.52" calcext:value-type="float">
            <text:p>63.5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.52" calcext:value-type="float">
            <text:p>63.52</text:p>
          </table:table-cell>
          <table:table-cell office:value-type="float" office:value="257.56" calcext:value-type="float">
            <text:p>257.56</text:p>
          </table:table-cell>
        </table:table-row>
        <table:table-row table:style-name="ro10">
          <table:table-cell office:value-type="string" calcext:value-type="string">
            <text:p>09/09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office:value-type="string" calcext:value-type="string">
            <text:p>FAC 001-001-000000598</text:p>
          </table:table-cell>
          <table:table-cell office:value-type="string" calcext:value-type="string">
            <text:p>0909202001099233361800120010010000005981184700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5</text:p>
          </table:table-cell>
          <table:table-cell/>
          <table:table-cell office:value-type="float" office:value="720.5" calcext:value-type="float">
            <text:p>7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.5" calcext:value-type="float">
            <text:p>720.5</text:p>
          </table:table-cell>
          <table:table-cell office:value-type="float" office:value="86.46" calcext:value-type="float">
            <text:p>86.4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06.96" calcext:value-type="float">
            <text:p>806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52" calcext:value-type="float">
            <text:p>60.52</text:p>
          </table:table-cell>
          <table:table-cell office:value-type="float" office:value="0" calcext:value-type="float">
            <text:p>0</text:p>
          </table:table-cell>
          <table:table-cell office:value-type="float" office:value="60.52" calcext:value-type="float">
            <text:p>60.52</text:p>
          </table:table-cell>
          <table:table-cell office:value-type="string" calcext:value-type="string">
            <text:p>29/09/2020</text:p>
          </table:table-cell>
          <table:table-cell office:value-type="string" calcext:value-type="string">
            <text:p>014-005-000057714</text:p>
          </table:table-cell>
          <table:table-cell office:value-type="string" calcext:value-type="string">
            <text:p>2909202007099252674200120140050000577142861457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61" calcext:value-type="float">
            <text:p>12.6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61" calcext:value-type="float">
            <text:p>12.61</text:p>
          </table:table-cell>
          <table:table-cell office:value-type="float" office:value="73.13" calcext:value-type="float">
            <text:p>73.13</text:p>
          </table:table-cell>
        </table:table-row>
        <table:table-row table:style-name="ro2">
          <table:table-cell office:value-type="string" calcext:value-type="string">
            <text:p>14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de influencers - PTO 202008000757</text:p>
          </table:table-cell>
          <table:table-cell office:value-type="string" calcext:value-type="string">
            <text:p>FAC 001-001-000000599</text:p>
          </table:table-cell>
          <table:table-cell office:value-type="string" calcext:value-type="string">
            <text:p>1409202001099233361800120010010000005991192093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6</text:p>
          </table:table-cell>
          <table:table-cell/>
          <table:table-cell office:value-type="float" office:value="2805" calcext:value-type="float">
            <text:p>2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41.6" calcext:value-type="float">
            <text:p>314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.62" calcext:value-type="float">
            <text:p>235.62</text:p>
          </table:table-cell>
          <table:table-cell office:value-type="float" office:value="0" calcext:value-type="float">
            <text:p>0</text:p>
          </table:table-cell>
          <table:table-cell office:value-type="float" office:value="235.62" calcext:value-type="float">
            <text:p>235.62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001-050-000381379</text:p>
          </table:table-cell>
          <table:table-cell office:value-type="string" calcext:value-type="string">
            <text:p>230920200713900129490012001050000381379139001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14" calcext:value-type="float">
            <text:p>77.1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14" calcext:value-type="float">
            <text:p>77.14</text:p>
          </table:table-cell>
          <table:table-cell office:value-type="float" office:value="312.76" calcext:value-type="float">
            <text:p>312.76</text:p>
          </table:table-cell>
        </table:table-row>
        <table:table-row table:style-name="ro2">
          <table:table-cell office:value-type="string" calcext:value-type="string">
            <text:p>14/09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cajas kits de venta Jolly (cartulina con base dura y cama) - PTO 202007000740</text:p>
          </table:table-cell>
          <table:table-cell office:value-type="string" calcext:value-type="string">
            <text:p>FAC 001-001-000000600</text:p>
          </table:table-cell>
          <table:table-cell office:value-type="string" calcext:value-type="string">
            <text:p>1409202001099233361800120010010000006001192093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7</text:p>
          </table:table-cell>
          <table:table-cell/>
          <table:table-cell office:value-type="float" office:value="2586.76" calcext:value-type="float">
            <text:p>258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6.76" calcext:value-type="float">
            <text:p>2586.76</text:p>
          </table:table-cell>
          <table:table-cell office:value-type="float" office:value="310.41" calcext:value-type="float">
            <text:p>310.4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97.17" calcext:value-type="float">
            <text:p>2897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.29" calcext:value-type="float">
            <text:p>217.29</text:p>
          </table:table-cell>
          <table:table-cell office:value-type="float" office:value="0" calcext:value-type="float">
            <text:p>0</text:p>
          </table:table-cell>
          <table:table-cell office:value-type="float" office:value="217.29" calcext:value-type="float">
            <text:p>217.29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001-050-000381380</text:p>
          </table:table-cell>
          <table:table-cell office:value-type="string" calcext:value-type="string">
            <text:p>230920200713900129490012001050000381380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14" calcext:value-type="float">
            <text:p>71.1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14" calcext:value-type="float">
            <text:p>71.14</text:p>
          </table:table-cell>
          <table:table-cell office:value-type="float" office:value="288.43" calcext:value-type="float">
            <text:p>288.43</text:p>
          </table:table-cell>
        </table:table-row>
        <table:table-row table:style-name="ro2">
          <table:table-cell office:value-type="string" calcext:value-type="string">
            <text:p>15/09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ROMOS SEPTIEMBRE <text:s/>- PTO 202008000771</text:p>
          </table:table-cell>
          <table:table-cell office:value-type="string" calcext:value-type="string">
            <text:p>FAC 001-001-000000601</text:p>
          </table:table-cell>
          <table:table-cell office:value-type="string" calcext:value-type="string">
            <text:p>1509202001099233361800120010010000006011192404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8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4.16" calcext:value-type="float">
            <text:p>44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12.16" calcext:value-type="float">
            <text:p>41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91" calcext:value-type="float">
            <text:p>30.91</text:p>
          </table:table-cell>
          <table:table-cell office:value-type="float" office:value="0" calcext:value-type="float">
            <text:p>0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001-004-000011183</text:p>
          </table:table-cell>
          <table:table-cell office:value-type="string" calcext:value-type="string">
            <text:p>2109202007179132159600120010040000111830001118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12" calcext:value-type="float">
            <text:p>10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12" calcext:value-type="float">
            <text:p>10.12</text:p>
          </table:table-cell>
          <table:table-cell office:value-type="float" office:value="41.03" calcext:value-type="float">
            <text:p>41.03</text:p>
          </table:table-cell>
        </table:table-row>
        <table:table-row table:style-name="ro2">
          <table:table-cell office:value-type="string" calcext:value-type="string">
            <text:p>17/09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iezas adicionales Snicker - PTO 202008000765</text:p>
          </table:table-cell>
          <table:table-cell office:value-type="string" calcext:value-type="string">
            <text:p>FAC 001-001-000000602</text:p>
          </table:table-cell>
          <table:table-cell office:value-type="string" calcext:value-type="string">
            <text:p>17092020010992333618001200100100000060211959169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9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47.76" calcext:value-type="float">
            <text:p>47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45.76" calcext:value-type="float">
            <text:p>445.7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22/09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Rueda de Prensa Barcelona Pilsener Unión Inmortal - PTO 202009000782_x000D_</text:p>
            <text:p>Pedido#5002686907_x000D_</text:p>
            <text:p>Hoja de entrada#1010569066</text:p>
          </table:table-cell>
          <table:table-cell office:value-type="string" calcext:value-type="string">
            <text:p>FAC 001-001-000000603</text:p>
          </table:table-cell>
          <table:table-cell office:value-type="string" calcext:value-type="string">
            <text:p>2209202001099233361800120010010000006031202377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20</text:p>
          </table:table-cell>
          <table:table-cell/>
          <table:table-cell office:value-type="float" office:value="19431.5" calcext:value-type="float">
            <text:p>194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1.5" calcext:value-type="float">
            <text:p>19431.5</text:p>
          </table:table-cell>
          <table:table-cell office:value-type="float" office:value="2331.78" calcext:value-type="float">
            <text:p>2331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763.28" calcext:value-type="float">
            <text:p>21763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2.25" calcext:value-type="float">
            <text:p>1632.25</text:p>
          </table:table-cell>
          <table:table-cell office:value-type="float" office:value="0" calcext:value-type="float">
            <text:p>0</text:p>
          </table:table-cell>
          <table:table-cell office:value-type="float" office:value="1632.25" calcext:value-type="float">
            <text:p>1632.25</text:p>
          </table:table-cell>
          <table:table-cell office:value-type="string" calcext:value-type="string">
            <text:p>28/09/2020</text:p>
          </table:table-cell>
          <table:table-cell office:value-type="string" calcext:value-type="string">
            <text:p>014-005-000057593</text:p>
          </table:table-cell>
          <table:table-cell office:value-type="string" calcext:value-type="string">
            <text:p>2809202007099252674200120140050000575932486371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0.05" calcext:value-type="float">
            <text:p>340.0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0.05" calcext:value-type="float">
            <text:p>340.05</text:p>
          </table:table-cell>
          <table:table-cell office:value-type="float" office:value="1972.3" calcext:value-type="float">
            <text:p>1972.3</text:p>
          </table:table-cell>
        </table:table-row>
        <table:table-row table:style-name="ro2">
          <table:table-cell office:value-type="string" calcext:value-type="string">
            <text:p>24/09/2020</text:p>
          </table:table-cell>
          <table:table-cell office:value-type="string" calcext:value-type="string">
            <text:p>0910966407001</text:p>
          </table:table-cell>
          <table:table-cell office:value-type="string" calcext:value-type="string">
            <text:p>BADITH YAMIL HANNA CONTRERAS</text:p>
          </table:table-cell>
          <table:table-cell office:value-type="string" calcext:value-type="string">
            <text:p>FC 604 BADITH HANNA SF FC 29428</text:p>
          </table:table-cell>
          <table:table-cell office:value-type="string" calcext:value-type="string">
            <text:p>FAC 001-001-000000604</text:p>
          </table:table-cell>
          <table:table-cell office:value-type="string" calcext:value-type="string">
            <text:p>2409202001099233361800120010010000006041206539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2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4/09/2020</text:p>
          </table:table-cell>
          <table:table-cell office:value-type="string" calcext:value-type="string">
            <text:p>001-001-000018349</text:p>
          </table:table-cell>
          <table:table-cell office:value-type="string" calcext:value-type="string">
            <text:p>11258259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24" calcext:value-type="float">
            <text:p>1.24</text:p>
          </table:table-cell>
        </table:table-row>
        <table:table-row table:style-name="ro6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22])" office:value-type="float" office:value="43131.32" calcext:value-type="float">
            <text:p>43131.32</text:p>
          </table:table-cell>
          <table:table-cell table:style-name="Default" table:formula="of:=SUM([.N2:.N22])" office:value-type="float" office:value="5175.75" calcext:value-type="float">
            <text:p>5175.75</text:p>
          </table:table-cell>
          <table:table-cell table:style-name="Default" table:number-columns-repeated="2"/>
          <table:table-cell table:style-name="Default" table:formula="of:=SUM([.Q2:.Q22])" office:value-type="float" office:value="48307.07" calcext:value-type="float">
            <text:p>48307.07</text:p>
          </table:table-cell>
          <table:table-cell table:style-name="Default" table:number-columns-repeated="6"/>
          <table:table-cell table:style-name="Default" table:formula="of:=SUM([.X2:.X22])" office:value-type="float" office:value="3259.74" calcext:value-type="float">
            <text:p>3259.74</text:p>
          </table:table-cell>
          <table:table-cell table:style-name="Default" table:number-columns-repeated="19"/>
          <table:table-cell table:style-name="Default" table:formula="of:=SUM([.AR2:.AR22])" office:value-type="float" office:value="795" calcext:value-type="float">
            <text:p>795</text:p>
          </table:table-cell>
          <table:table-cell table:style-name="Default" table:formula="of:=SUM([.AS2:.AS22])" office:value-type="float" office:value="4054.74" calcext:value-type="float">
            <text:p>4054.74</text:p>
          </table:table-cell>
        </table:table-row>
      </table:table>
      <table:table table:name="1020" table:style-name="ta1">
        <table:table-column table:style-name="co12" table:number-columns-repeated="8" table:default-cell-style-name="ce297"/>
        <table:table-column table:style-name="co12" table:visibility="collapse" table:number-columns-repeated="4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number-columns-repeated="2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13/08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Totem para campeonato de ajedrez. Solictud # 123852 - PTO 202008000759</text:p>
          </table:table-cell>
          <table:table-cell office:value-type="string" calcext:value-type="string">
            <text:p>FAC 001-001-000000582</text:p>
          </table:table-cell>
          <table:table-cell office:value-type="string" calcext:value-type="string">
            <text:p>1308202001099233361800120010010000005821152910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80000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81" calcext:value-type="float">
            <text:p>26.81</text:p>
          </table:table-cell>
          <table:table-cell office:value-type="float" office:value="0" calcext:value-type="float">
            <text:p>0</text:p>
          </table:table-cell>
          <table:table-cell office:value-type="float" office:value="26.81" calcext:value-type="float">
            <text:p>26.81</text:p>
          </table:table-cell>
          <table:table-cell office:value-type="string" calcext:value-type="string">
            <text:p>27/10/2020</text:p>
          </table:table-cell>
          <table:table-cell office:value-type="string" calcext:value-type="string">
            <text:p>001-020-000056867</text:p>
          </table:table-cell>
          <table:table-cell office:value-type="string" calcext:value-type="string">
            <text:p>2710202007099004945900120010200000568670251652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2">
          <table:table-cell office:value-type="string" calcext:value-type="string">
            <text:p>06/09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8000761; PTO 202008000754; PTO 202008000749; PTO 202007000731</text:p>
          </table:table-cell>
          <table:table-cell office:value-type="string" calcext:value-type="string">
            <text:p>FAC 001-001-000000585</text:p>
          </table:table-cell>
          <table:table-cell office:value-type="string" calcext:value-type="string">
            <text:p>06092020010992333618001200100100000058511812177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.38" calcext:value-type="float">
            <text:p>205.38</text:p>
          </table:table-cell>
          <table:table-cell office:value-type="float" office:value="0" calcext:value-type="float">
            <text:p>0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07/10/2020</text:p>
          </table:table-cell>
          <table:table-cell office:value-type="string" calcext:value-type="string">
            <text:p>001-004-000011938</text:p>
          </table:table-cell>
          <table:table-cell office:value-type="string" calcext:value-type="string">
            <text:p>0710202007179132159600120010040000119380001193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24" calcext:value-type="float">
            <text:p>67.2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24" calcext:value-type="float">
            <text:p>67.24</text:p>
          </table:table-cell>
          <table:table-cell office:value-type="float" office:value="272.62" calcext:value-type="float">
            <text:p>272.62</text:p>
          </table:table-cell>
        </table:table-row>
        <table:table-row table:style-name="ro2">
          <table:table-cell office:value-type="string" calcext:value-type="string">
            <text:p>17/09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iezas adicionales Snicker - PTO 202008000765</text:p>
          </table:table-cell>
          <table:table-cell office:value-type="string" calcext:value-type="string">
            <text:p>FAC 001-001-000000602</text:p>
          </table:table-cell>
          <table:table-cell office:value-type="string" calcext:value-type="string">
            <text:p>17092020010992333618001200100100000060211959169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090000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43" calcext:value-type="float">
            <text:p>33.43</text:p>
          </table:table-cell>
          <table:table-cell office:value-type="float" office:value="0" calcext:value-type="float">
            <text:p>0</text:p>
          </table:table-cell>
          <table:table-cell office:value-type="float" office:value="33.43" calcext:value-type="float">
            <text:p>33.43</text:p>
          </table:table-cell>
          <table:table-cell office:value-type="string" calcext:value-type="string">
            <text:p>10/10/2020</text:p>
          </table:table-cell>
          <table:table-cell office:value-type="string" calcext:value-type="string">
            <text:p>001-004-000012045</text:p>
          </table:table-cell>
          <table:table-cell office:value-type="string" calcext:value-type="string">
            <text:p>1010202007179132159600120010040000120450001204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94" calcext:value-type="float">
            <text:p>10.9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94" calcext:value-type="float">
            <text:p>10.94</text:p>
          </table:table-cell>
          <table:table-cell office:value-type="float" office:value="44.37" calcext:value-type="float">
            <text:p>44.37</text:p>
          </table:table-cell>
        </table:table-row>
        <table:table-row table:style-name="ro9">
          <table:table-cell office:value-type="string" calcext:value-type="string">
            <text:p>01/10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dicionales Rueda de Prensa Unión Inmortal BSC &amp; CN  - PTO 202009000780_x000D_</text:p>
            <text:p>PEDIDO #5002689757_x000D_</text:p>
            <text:p>HOJA DE ENTRADA #1010592525</text:p>
          </table:table-cell>
          <table:table-cell office:value-type="string" calcext:value-type="string">
            <text:p>FAC 001-001-000000605</text:p>
          </table:table-cell>
          <table:table-cell office:value-type="string" calcext:value-type="string">
            <text:p>01102020010992333618001200100100000060512178527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1</text:p>
          </table:table-cell>
          <table:table-cell/>
          <table:table-cell office:value-type="float" office:value="2035" calcext:value-type="float">
            <text:p>2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244.2" calcext:value-type="float">
            <text:p>244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79.2" calcext:value-type="float">
            <text:p>2279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.94" calcext:value-type="float">
            <text:p>170.94</text:p>
          </table:table-cell>
          <table:table-cell office:value-type="float" office:value="0" calcext:value-type="float">
            <text:p>0</text:p>
          </table:table-cell>
          <table:table-cell office:value-type="float" office:value="170.94" calcext:value-type="float">
            <text:p>170.94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014-005-000059603</text:p>
          </table:table-cell>
          <table:table-cell office:value-type="string" calcext:value-type="string">
            <text:p>3010202007099252674200120140050000596032861345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61" calcext:value-type="float">
            <text:p>35.6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61" calcext:value-type="float">
            <text:p>35.61</text:p>
          </table:table-cell>
          <table:table-cell office:value-type="float" office:value="206.55" calcext:value-type="float">
            <text:p>206.55</text:p>
          </table:table-cell>
        </table:table-row>
        <table:table-row table:style-name="ro11">
          <table:table-cell office:value-type="string" calcext:value-type="string">
            <text:p>01/10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Concierto Ceci Juno Parque Historico - PTO 202009000781_x000D_</text:p>
            <text:p>Solicitud#125167</text:p>
          </table:table-cell>
          <table:table-cell office:value-type="string" calcext:value-type="string">
            <text:p>FAC 001-001-000000606</text:p>
          </table:table-cell>
          <table:table-cell office:value-type="string" calcext:value-type="string">
            <text:p>0110202001099233361800120010010000006061217944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2</text:p>
          </table:table-cell>
          <table:table-cell/>
          <table:table-cell office:value-type="float" office:value="1153.6" calcext:value-type="float">
            <text:p>115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.6" calcext:value-type="float">
            <text:p>1153.6</text:p>
          </table:table-cell>
          <table:table-cell office:value-type="float" office:value="138.43" calcext:value-type="float">
            <text:p>138.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92.03" calcext:value-type="float">
            <text:p>129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27/10/2020</text:p>
          </table:table-cell>
          <table:table-cell office:value-type="string" calcext:value-type="string">
            <text:p>001-020-000056870</text:p>
          </table:table-cell>
          <table:table-cell office:value-type="string" calcext:value-type="string">
            <text:p>2710202007099004945900120010200000568707758467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72" calcext:value-type="float">
            <text:p>31.7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72" calcext:value-type="float">
            <text:p>31.72</text:p>
          </table:table-cell>
          <table:table-cell office:value-type="float" office:value="128.62" calcext:value-type="float">
            <text:p>128.62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lmacenamiento Octubre <text:s/>- PTO 202010000799</text:p>
          </table:table-cell>
          <table:table-cell office:value-type="string" calcext:value-type="string">
            <text:p>FAC 001-001-000000607</text:p>
          </table:table-cell>
          <table:table-cell office:value-type="string" calcext:value-type="string">
            <text:p>1310202001099233361800120010010000006071240376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3</text:p>
          </table:table-cell>
          <table:table-cell/>
          <table:table-cell office:value-type="float" office:value="577.5" calcext:value-type="float">
            <text:p>5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6.8" calcext:value-type="float">
            <text:p>64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001-050-000386934</text:p>
          </table:table-cell>
          <table:table-cell office:value-type="string" calcext:value-type="string">
            <text:p>201020200713900129490012001050000386934139001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88" calcext:value-type="float">
            <text:p>15.88</text:p>
          </table:table-cell>
          <table:table-cell office:value-type="float" office:value="64.39" calcext:value-type="float">
            <text:p>64.39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DE PREMIOS SEPTIEMBRE - PTO 202010000798</text:p>
          </table:table-cell>
          <table:table-cell office:value-type="string" calcext:value-type="string">
            <text:p>FAC 001-001-000000608</text:p>
          </table:table-cell>
          <table:table-cell office:value-type="string" calcext:value-type="string">
            <text:p>1310202001099233361800120010010000006081240377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4</text:p>
          </table:table-cell>
          <table:table-cell/>
          <table:table-cell office:value-type="float" office:value="171.6" calcext:value-type="float">
            <text:p>17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6" calcext:value-type="float">
            <text:p>171.6</text:p>
          </table:table-cell>
          <table:table-cell office:value-type="float" office:value="20.59" calcext:value-type="float">
            <text:p>20.5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2.19" calcext:value-type="float">
            <text:p>192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41" calcext:value-type="float">
            <text:p>14.41</text:p>
          </table:table-cell>
          <table:table-cell office:value-type="float" office:value="0" calcext:value-type="float">
            <text:p>0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001-050-000386763</text:p>
          </table:table-cell>
          <table:table-cell office:value-type="string" calcext:value-type="string">
            <text:p>201020200713900129490012001050000386763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9.13" calcext:value-type="float">
            <text:p>19.13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ARMADO KITS INTIMA <text:s/>- PTO 202010000797</text:p>
          </table:table-cell>
          <table:table-cell office:value-type="string" calcext:value-type="string">
            <text:p>FAC 001-001-000000609</text:p>
          </table:table-cell>
          <table:table-cell office:value-type="string" calcext:value-type="string">
            <text:p>1310202001099233361800120010010000006091240378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5</text:p>
          </table:table-cell>
          <table:table-cell/>
          <table:table-cell office:value-type="float" office:value="268.4" calcext:value-type="float">
            <text:p>26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4" calcext:value-type="float">
            <text:p>268.4</text:p>
          </table:table-cell>
          <table:table-cell office:value-type="float" office:value="32.21" calcext:value-type="float">
            <text:p>32.2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0.61" calcext:value-type="float">
            <text:p>300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office:value-type="float" office:value="0" calcext:value-type="float">
            <text:p>0</text:p>
          </table:table-cell>
          <table:table-cell office:value-type="float" office:value="22.55" calcext:value-type="float">
            <text:p>22.55</text:p>
          </table:table-cell>
          <table:table-cell office:value-type="string" calcext:value-type="string">
            <text:p>13/10/2020</text:p>
          </table:table-cell>
          <table:table-cell office:value-type="string" calcext:value-type="string">
            <text:p>001-040-000047331</text:p>
          </table:table-cell>
          <table:table-cell office:value-type="string" calcext:value-type="string">
            <text:p>131020200709910478080012001040000047331200700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SALA DE LACTANCIA MUNICIPIO - PTO 202009000778</text:p>
          </table:table-cell>
          <table:table-cell office:value-type="string" calcext:value-type="string">
            <text:p>FAC 001-001-000000610</text:p>
          </table:table-cell>
          <table:table-cell office:value-type="string" calcext:value-type="string">
            <text:p>1310202001099233361800120010010000006101240379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6</text:p>
          </table:table-cell>
          <table:table-cell/>
          <table:table-cell office:value-type="float" office:value="1670.9" calcext:value-type="float">
            <text:p>167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.9" calcext:value-type="float">
            <text:p>1670.9</text:p>
          </table:table-cell>
          <table:table-cell office:value-type="float" office:value="200.51" calcext:value-type="float">
            <text:p>200.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71.41" calcext:value-type="float">
            <text:p>1871.41</text:p>
          </table:table-cell>
          <table:table-cell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13/10/2020</text:p>
          </table:table-cell>
          <table:table-cell office:value-type="string" calcext:value-type="string">
            <text:p>001-040-000047335</text:p>
          </table:table-cell>
          <table:table-cell office:value-type="string" calcext:value-type="string">
            <text:p>1310202007099104780800120010400000473352007000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8" calcext:value-type="float">
            <text:p>26.58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76" calcext:value-type="float">
            <text:p>30.76</text:p>
          </table:table-cell>
          <table:table-cell office:value-type="float" office:value="70.86" calcext:value-type="float">
            <text:p>70.86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0991047808001</text:p>
          </table:table-cell>
          <table:table-cell office:value-type="string" calcext:value-type="string">
            <text:p>OTELO &amp; FABELL S.A.</text:p>
          </table:table-cell>
          <table:table-cell office:value-type="string" calcext:value-type="string">
            <text:p>PERSONAL OCTUBRE <text:s/>- PTO 202010000800</text:p>
          </table:table-cell>
          <table:table-cell office:value-type="string" calcext:value-type="string">
            <text:p>FAC 001-001-000000611</text:p>
          </table:table-cell>
          <table:table-cell office:value-type="string" calcext:value-type="string">
            <text:p>1310202001099233361800120010010000006111241727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7</text:p>
          </table:table-cell>
          <table:table-cell/>
          <table:table-cell office:value-type="float" office:value="1384.9" calcext:value-type="float">
            <text:p>13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.9" calcext:value-type="float">
            <text:p>1384.9</text:p>
          </table:table-cell>
          <table:table-cell office:value-type="float" office:value="166.19" calcext:value-type="float">
            <text:p>166.1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51.09" calcext:value-type="float">
            <text:p>1551.09</text:p>
          </table:table-cell>
          <table:table-cell office:value-type="float" office:value="0" calcext:value-type="float">
            <text:p>0</text:p>
          </table:table-cell>
          <table:table-cell office:value-type="float" office:value="33.24" calcext:value-type="float">
            <text:p>33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13/10/2020</text:p>
          </table:table-cell>
          <table:table-cell office:value-type="string" calcext:value-type="string">
            <text:p>001-040-000047334</text:p>
          </table:table-cell>
          <table:table-cell office:value-type="string" calcext:value-type="string">
            <text:p>1310202007099104780800120010400000473342007000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03" calcext:value-type="float">
            <text:p>22.03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49" calcext:value-type="float">
            <text:p>25.49</text:p>
          </table:table-cell>
          <table:table-cell office:value-type="float" office:value="58.73" calcext:value-type="float">
            <text:p>58.73</text:p>
          </table:table-cell>
        </table:table-row>
        <table:table-row table:style-name="ro9">
          <table:table-cell office:value-type="string" calcext:value-type="string">
            <text:p>13/10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Camisetas Selección de Ecuador. - PTO 202009000788_x000D_</text:p>
            <text:p>Pedido #5002695671_x000D_</text:p>
            <text:p>Entrada de Servicio #1010613328</text:p>
          </table:table-cell>
          <table:table-cell office:value-type="string" calcext:value-type="string">
            <text:p>FAC 001-001-000000612</text:p>
          </table:table-cell>
          <table:table-cell office:value-type="string" calcext:value-type="string">
            <text:p>13102020010992333618001200100100000061212417355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8</text:p>
          </table:table-cell>
          <table:table-cell/>
          <table:table-cell office:value-type="float" office:value="3055.49" calcext:value-type="float">
            <text:p>3055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5.49" calcext:value-type="float">
            <text:p>3055.49</text:p>
          </table:table-cell>
          <table:table-cell office:value-type="float" office:value="366.66" calcext:value-type="float">
            <text:p>366.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422.15" calcext:value-type="float">
            <text:p>3422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.66" calcext:value-type="float">
            <text:p>256.66</text:p>
          </table:table-cell>
          <table:table-cell office:value-type="float" office:value="0" calcext:value-type="float">
            <text:p>0</text:p>
          </table:table-cell>
          <table:table-cell office:value-type="float" office:value="256.66" calcext:value-type="float">
            <text:p>256.66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014-005-000059604</text:p>
          </table:table-cell>
          <table:table-cell office:value-type="string" calcext:value-type="string">
            <text:p>30102020070992526742001201400500005960453274618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47" calcext:value-type="float">
            <text:p>53.4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.47" calcext:value-type="float">
            <text:p>53.47</text:p>
          </table:table-cell>
          <table:table-cell office:value-type="float" office:value="310.13" calcext:value-type="float">
            <text:p>310.13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9000787; PTO 202009000783</text:p>
          </table:table-cell>
          <table:table-cell office:value-type="string" calcext:value-type="string">
            <text:p>FAC 001-001-000000613</text:p>
          </table:table-cell>
          <table:table-cell office:value-type="string" calcext:value-type="string">
            <text:p>1310202001099233361800120010010000006131241772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9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50.64" calcext:value-type="float">
            <text:p>50.6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2.64" calcext:value-type="float">
            <text:p>472.6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CTIVACION PINGUINO BICENTENARIO - PTO 202009000784</text:p>
          </table:table-cell>
          <table:table-cell office:value-type="string" calcext:value-type="string">
            <text:p>FAC 001-001-000000614</text:p>
          </table:table-cell>
          <table:table-cell office:value-type="string" calcext:value-type="string">
            <text:p>1310202001099233361800120010010000006141241820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0</text:p>
          </table:table-cell>
          <table:table-cell/>
          <table:table-cell office:value-type="float" office:value="2280.96" calcext:value-type="float">
            <text:p>228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.96" calcext:value-type="float">
            <text:p>2280.96</text:p>
          </table:table-cell>
          <table:table-cell office:value-type="float" office:value="273.72" calcext:value-type="float">
            <text:p>273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54.68" calcext:value-type="float">
            <text:p>2554.6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FICHE BICENTENARIO - PTO 202010000793</text:p>
          </table:table-cell>
          <table:table-cell office:value-type="string" calcext:value-type="string">
            <text:p>FAC 001-001-000000615</text:p>
          </table:table-cell>
          <table:table-cell office:value-type="string" calcext:value-type="string">
            <text:p>1610202001099233361800120010010000006151250586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1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6.08" calcext:value-type="float">
            <text:p>206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46" calcext:value-type="float">
            <text:p>15.46</text:p>
          </table:table-cell>
          <table:table-cell office:value-type="float" office:value="0" calcext:value-type="float">
            <text:p>0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26/10/2020</text:p>
          </table:table-cell>
          <table:table-cell office:value-type="string" calcext:value-type="string">
            <text:p>001-004-000012991</text:p>
          </table:table-cell>
          <table:table-cell office:value-type="string" calcext:value-type="string">
            <text:p>2610202007179132159600120010040000129910001299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daptacion afiche caballete a rayo - PTO 202010000809</text:p>
          </table:table-cell>
          <table:table-cell office:value-type="string" calcext:value-type="string">
            <text:p>FAC 001-001-000000616</text:p>
          </table:table-cell>
          <table:table-cell office:value-type="string" calcext:value-type="string">
            <text:p>1910202001099233361800120010010000006161259772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2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96.8" calcext:value-type="float">
            <text:p>296.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romo mascarillas - PTO 202010000801</text:p>
          </table:table-cell>
          <table:table-cell office:value-type="string" calcext:value-type="string">
            <text:p>FAC 001-001-000000617</text:p>
          </table:table-cell>
          <table:table-cell office:value-type="string" calcext:value-type="string">
            <text:p>1910202001099233361800120010010000006171259793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97.6" calcext:value-type="float">
            <text:p>397.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Toma de fotos productos <text:s/>- PTO 202010000806</text:p>
          </table:table-cell>
          <table:table-cell office:value-type="string" calcext:value-type="string">
            <text:p>FAC 001-001-000000618</text:p>
          </table:table-cell>
          <table:table-cell office:value-type="string" calcext:value-type="string">
            <text:p>1910202001099233361800120010010000006181259814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4</text:p>
          </table:table-cell>
          <table:table-cell/>
          <table:table-cell office:value-type="float" office:value="106.7" calcext:value-type="float">
            <text:p>1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7" calcext:value-type="float">
            <text:p>106.7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9.5" calcext:value-type="float">
            <text:p>11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001-050-000386932</text:p>
          </table:table-cell>
          <table:table-cell office:value-type="string" calcext:value-type="string">
            <text:p>2010202007139001294900120010500003869321390012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TOMAS DE FOTOS PRODUCTOS VARIOS - PTO 202010000805</text:p>
          </table:table-cell>
          <table:table-cell office:value-type="string" calcext:value-type="string">
            <text:p>FAC 001-001-000000619</text:p>
          </table:table-cell>
          <table:table-cell office:value-type="string" calcext:value-type="string">
            <text:p>1910202001099233361800120010010000006191259815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5</text:p>
          </table:table-cell>
          <table:table-cell/>
          <table:table-cell office:value-type="float" office:value="555.5" calcext:value-type="float">
            <text:p>5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.5" calcext:value-type="float">
            <text:p>555.5</text:p>
          </table:table-cell>
          <table:table-cell office:value-type="float" office:value="66.66" calcext:value-type="float">
            <text:p>66.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22.16" calcext:value-type="float">
            <text:p>62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001-050-000386933</text:p>
          </table:table-cell>
          <table:table-cell office:value-type="string" calcext:value-type="string">
            <text:p>2010202007139001294900120010500003869331390012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28" calcext:value-type="float">
            <text:p>15.2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28" calcext:value-type="float">
            <text:p>15.28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9">
          <table:table-cell office:value-type="string" calcext:value-type="string">
            <text:p>21/10/2020</text:p>
          </table:table-cell>
          <table:table-cell office:value-type="string" calcext:value-type="string">
            <text:p>1792083354001</text:p>
          </table:table-cell>
          <table:table-cell office:value-type="string" calcext:value-type="string">
            <text:p>PRODUCTOS TISSUE DEL ECUADOR S.A.</text:p>
          </table:table-cell>
          <table:table-cell office:value-type="string" calcext:value-type="string">
            <text:p>VOLANTES FERIA_x000D_</text:p>
            <text:p>OC#4901894365_x000D_</text:p>
            <text:p>HAS 1013237554 - PTO 202010000796</text:p>
          </table:table-cell>
          <table:table-cell office:value-type="string" calcext:value-type="string">
            <text:p>FAC 001-001-000000621</text:p>
          </table:table-cell>
          <table:table-cell office:value-type="string" calcext:value-type="string">
            <text:p>2110202001099233361800120010010000006211266970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6</text:p>
          </table:table-cell>
          <table:table-cell/>
          <table:table-cell office:value-type="float" office:value="128.8" calcext:value-type="float">
            <text:p>1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8" calcext:value-type="float">
            <text:p>128.8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4.26" calcext:value-type="float">
            <text:p>144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29/10/2020</text:p>
          </table:table-cell>
          <table:table-cell office:value-type="string" calcext:value-type="string">
            <text:p>006-001-000111816</text:p>
          </table:table-cell>
          <table:table-cell office:value-type="string" calcext:value-type="string">
            <text:p>2910202007179208335400120060010001118160011181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14.36" calcext:value-type="float">
            <text:p>14.36</text:p>
          </table:table-cell>
        </table:table-row>
        <table:table-row table:style-name="ro9">
          <table:table-cell office:value-type="string" calcext:value-type="string">
            <text:p>21/10/2020</text:p>
          </table:table-cell>
          <table:table-cell office:value-type="string" calcext:value-type="string">
            <text:p>1792083354001</text:p>
          </table:table-cell>
          <table:table-cell office:value-type="string" calcext:value-type="string">
            <text:p>PRODUCTOS TISSUE DEL ECUADOR S.A.</text:p>
          </table:table-cell>
          <table:table-cell office:value-type="string" calcext:value-type="string">
            <text:p>ACTIVACION FERIA RAICES_x000D_</text:p>
            <text:p>OC#4901894365_x000D_</text:p>
            <text:p>HAS 1013237559  - PTO 202009000779</text:p>
          </table:table-cell>
          <table:table-cell office:value-type="string" calcext:value-type="string">
            <text:p>FAC 001-001-000000622</text:p>
          </table:table-cell>
          <table:table-cell office:value-type="string" calcext:value-type="string">
            <text:p>2110202001099233361800120010010000006221266996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7</text:p>
          </table:table-cell>
          <table:table-cell/>
          <table:table-cell office:value-type="float" office:value="2335.2" calcext:value-type="float">
            <text:p>233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.2" calcext:value-type="float">
            <text:p>2335.2</text:p>
          </table:table-cell>
          <table:table-cell office:value-type="float" office:value="280.22" calcext:value-type="float">
            <text:p>280.2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15.42" calcext:value-type="float">
            <text:p>2615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.15" calcext:value-type="float">
            <text:p>196.15</text:p>
          </table:table-cell>
          <table:table-cell office:value-type="float" office:value="0" calcext:value-type="float">
            <text:p>0</text:p>
          </table:table-cell>
          <table:table-cell office:value-type="float" office:value="196.15" calcext:value-type="float">
            <text:p>196.15</text:p>
          </table:table-cell>
          <table:table-cell office:value-type="string" calcext:value-type="string">
            <text:p>26/10/2020</text:p>
          </table:table-cell>
          <table:table-cell office:value-type="string" calcext:value-type="string">
            <text:p>006-001-000111684</text:p>
          </table:table-cell>
          <table:table-cell office:value-type="string" calcext:value-type="string">
            <text:p>2610202007179208335400120060010001116840011168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22" calcext:value-type="float">
            <text:p>64.2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22" calcext:value-type="float">
            <text:p>64.22</text:p>
          </table:table-cell>
          <table:table-cell office:value-type="float" office:value="260.37" calcext:value-type="float">
            <text:p>260.37</text:p>
          </table:table-cell>
        </table:table-row>
        <table:table-row table:style-name="ro9">
          <table:table-cell office:value-type="string" calcext:value-type="string">
            <text:p>23/10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ctivación partido Ecuador - PTO 202010000795_x000D_</text:p>
            <text:p>Pedido#5002697125_x000D_</text:p>
            <text:p>Entrada de Servicio#5002697125</text:p>
          </table:table-cell>
          <table:table-cell office:value-type="string" calcext:value-type="string">
            <text:p>FAC 001-001-000000623</text:p>
          </table:table-cell>
          <table:table-cell office:value-type="string" calcext:value-type="string">
            <text:p>2310202001099233361800120010010000006231272664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8</text:p>
          </table:table-cell>
          <table:table-cell/>
          <table:table-cell office:value-type="float" office:value="697.57" calcext:value-type="float">
            <text:p>69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.57" calcext:value-type="float">
            <text:p>697.57</text:p>
          </table:table-cell>
          <table:table-cell office:value-type="float" office:value="83.71" calcext:value-type="float">
            <text:p>83.7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81.28" calcext:value-type="float">
            <text:p>78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014-005-000059606</text:p>
          </table:table-cell>
          <table:table-cell office:value-type="string" calcext:value-type="string">
            <text:p>3010202007099252674200120140050000596066738415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1" calcext:value-type="float">
            <text:p>12.2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21" calcext:value-type="float">
            <text:p>12.21</text:p>
          </table:table-cell>
          <table:table-cell office:value-type="float" office:value="70.81" calcext:value-type="float">
            <text:p>70.81</text:p>
          </table:table-cell>
        </table:table-row>
        <table:table-row table:style-name="ro9">
          <table:table-cell office:value-type="string" calcext:value-type="string">
            <text:p>23/10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office:value-type="string" calcext:value-type="string">
            <text:p>FAC 001-001-000000624</text:p>
          </table:table-cell>
          <table:table-cell office:value-type="string" calcext:value-type="string">
            <text:p>2310202001099233361800120010010000006241272670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9</text:p>
          </table:table-cell>
          <table:table-cell/>
          <table:table-cell office:value-type="float" office:value="2497" calcext:value-type="float">
            <text:p>2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299.64" calcext:value-type="float">
            <text:p>299.6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96.64" calcext:value-type="float">
            <text:p>2796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.75" calcext:value-type="float">
            <text:p>209.75</text:p>
          </table:table-cell>
          <table:table-cell office:value-type="float" office:value="0" calcext:value-type="float">
            <text:p>0</text:p>
          </table:table-cell>
          <table:table-cell office:value-type="float" office:value="209.75" calcext:value-type="float">
            <text:p>209.75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014-005-000059605</text:p>
          </table:table-cell>
          <table:table-cell office:value-type="string" calcext:value-type="string">
            <text:p>3010202007099252674200120140050000596058362174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7" calcext:value-type="float">
            <text:p>43.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7" calcext:value-type="float">
            <text:p>43.7</text:p>
          </table:table-cell>
          <table:table-cell office:value-type="float" office:value="253.45" calcext:value-type="float">
            <text:p>253.45</text:p>
          </table:table-cell>
        </table:table-row>
        <table:table-row table:style-name="ro6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23])" office:value-type="float" office:value="20145.12" calcext:value-type="float">
            <text:p>20145.12</text:p>
          </table:table-cell>
          <table:table-cell table:style-name="Default" table:formula="of:=SUM([.N2:.N23])" office:value-type="float" office:value="2417.42" calcext:value-type="float">
            <text:p>2417.42</text:p>
          </table:table-cell>
          <table:table-cell table:style-name="Default" table:number-columns-repeated="2"/>
          <table:table-cell table:style-name="Default" table:formula="of:=SUM([.Q2:.Q23])" office:value-type="float" office:value="22562.54" calcext:value-type="float">
            <text:p>22562.54</text:p>
          </table:table-cell>
          <table:table-cell table:style-name="Default" table:number-columns-repeated="6"/>
          <table:table-cell table:style-name="Default" table:formula="of:=SUM([.X2:.X23])" office:value-type="float" office:value="1495.33" calcext:value-type="float">
            <text:p>1495.33</text:p>
          </table:table-cell>
          <table:table-cell table:style-name="Default" table:number-columns-repeated="19"/>
          <table:table-cell table:style-name="Default" table:formula="of:=SUM([.AR2:.AR23])" office:value-type="float" office:value="436.49" calcext:value-type="float">
            <text:p>436.49</text:p>
          </table:table-cell>
          <table:table-cell table:style-name="Default" table:formula="of:=SUM([.AS2:.AS23])" office:value-type="float" office:value="1931.82" calcext:value-type="float">
            <text:p>1931.82</text:p>
          </table:table-cell>
        </table:table-row>
      </table:table>
      <table:table table:name="1120" table:style-name="ta1">
        <table:table-column table:style-name="co12" table:number-columns-repeated="8" table:default-cell-style-name="ce297"/>
        <table:table-column table:style-name="co12" table:visibility="collapse" table:number-columns-repeated="4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number-columns-repeated="2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CTIVACION PINGUINO BICENTENARIO - PTO 202009000784</text:p>
          </table:table-cell>
          <table:table-cell office:value-type="string" calcext:value-type="string">
            <text:p>FAC 001-001-000000614</text:p>
          </table:table-cell>
          <table:table-cell office:value-type="string" calcext:value-type="string">
            <text:p>1310202001099233361800120010010000006141241820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.6" calcext:value-type="float">
            <text:p>191.6</text:p>
          </table:table-cell>
          <table:table-cell office:value-type="float" office:value="0" calcext:value-type="float">
            <text:p>0</text:p>
          </table:table-cell>
          <table:table-cell office:value-type="float" office:value="191.6" calcext:value-type="float">
            <text:p>191.6</text:p>
          </table:table-cell>
          <table:table-cell office:value-type="string" calcext:value-type="string">
            <text:p>05/11/2020</text:p>
          </table:table-cell>
          <table:table-cell office:value-type="string" calcext:value-type="string">
            <text:p>001-004-000013559</text:p>
          </table:table-cell>
          <table:table-cell office:value-type="string" calcext:value-type="string">
            <text:p>0511202007179132159600120010040000135590001355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73" calcext:value-type="float">
            <text:p>62.7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73" calcext:value-type="float">
            <text:p>62.73</text:p>
          </table:table-cell>
          <table:table-cell office:value-type="float" office:value="254.33" calcext:value-type="float">
            <text:p>254.33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daptacion afiche caballete a rayo - PTO 202010000809</text:p>
          </table:table-cell>
          <table:table-cell office:value-type="string" calcext:value-type="string">
            <text:p>FAC 001-001-000000616</text:p>
          </table:table-cell>
          <table:table-cell office:value-type="string" calcext:value-type="string">
            <text:p>1910202001099233361800120010010000006161259772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26" calcext:value-type="float">
            <text:p>22.26</text:p>
          </table:table-cell>
          <table:table-cell office:value-type="float" office:value="0" calcext:value-type="float">
            <text:p>0</text:p>
          </table:table-cell>
          <table:table-cell office:value-type="float" office:value="22.26" calcext:value-type="float">
            <text:p>22.26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001-004-000014395</text:p>
          </table:table-cell>
          <table:table-cell office:value-type="string" calcext:value-type="string">
            <text:p>2311202007179132159600120010040000143950001439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romo mascarillas - PTO 202010000801</text:p>
          </table:table-cell>
          <table:table-cell office:value-type="string" calcext:value-type="string">
            <text:p>FAC 001-001-000000617</text:p>
          </table:table-cell>
          <table:table-cell office:value-type="string" calcext:value-type="string">
            <text:p>19102020010992333618001200100100000061712597939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82" calcext:value-type="float">
            <text:p>29.82</text:p>
          </table:table-cell>
          <table:table-cell office:value-type="float" office:value="0" calcext:value-type="float">
            <text:p>0</text:p>
          </table:table-cell>
          <table:table-cell office:value-type="float" office:value="29.82" calcext:value-type="float">
            <text:p>29.82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001-004-000014396</text:p>
          </table:table-cell>
          <table:table-cell office:value-type="string" calcext:value-type="string">
            <text:p>2311202007179132159600120010040000143960001439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2">
          <table:table-cell office:value-type="string" calcext:value-type="string">
            <text:p>04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GANADOR TODOS SOMOS ESPERANZITA <text:s/>- PTO 202010000803</text:p>
          </table:table-cell>
          <table:table-cell office:value-type="string" calcext:value-type="string">
            <text:p>FAC 001-001-000000625</text:p>
          </table:table-cell>
          <table:table-cell office:value-type="string" calcext:value-type="string">
            <text:p>04112020010992333618001200100100000062513138557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1</text:p>
          </table:table-cell>
          <table:table-cell/>
          <table:table-cell office:value-type="float" office:value="57.2" calcext:value-type="float">
            <text:p>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" calcext:value-type="float">
            <text:p>57.2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4.06" calcext:value-type="float">
            <text:p>64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001-050-000391077</text:p>
          </table:table-cell>
          <table:table-cell office:value-type="string" calcext:value-type="string">
            <text:p>101120200713900129490012001050000391077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6.37" calcext:value-type="float">
            <text:p>6.37</text:p>
          </table:table-cell>
        </table:table-row>
        <table:table-row table:style-name="ro9">
          <table:table-cell office:value-type="string" calcext:value-type="string">
            <text:p>04/1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Compra de camisetas de la Selección Ecuador - PTO 202010000790_x000D_</text:p>
            <text:p># Pedido 5002701312_x000D_</text:p>
            <text:p>Hoja de Entrada 1010662107</text:p>
          </table:table-cell>
          <table:table-cell office:value-type="string" calcext:value-type="string">
            <text:p>FAC 001-001-000000626</text:p>
          </table:table-cell>
          <table:table-cell office:value-type="string" calcext:value-type="string">
            <text:p>0411202001099233361800120010010000006261313873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2</text:p>
          </table:table-cell>
          <table:table-cell/>
          <table:table-cell office:value-type="float" office:value="2615.34" calcext:value-type="float">
            <text:p>261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5.34" calcext:value-type="float">
            <text:p>2615.34</text:p>
          </table:table-cell>
          <table:table-cell office:value-type="float" office:value="313.84" calcext:value-type="float">
            <text:p>313.8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929.18" calcext:value-type="float">
            <text:p>2929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.69" calcext:value-type="float">
            <text:p>219.69</text:p>
          </table:table-cell>
          <table:table-cell office:value-type="float" office:value="0" calcext:value-type="float">
            <text:p>0</text:p>
          </table:table-cell>
          <table:table-cell office:value-type="float" office:value="219.69" calcext:value-type="float">
            <text:p>219.69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014-005-000061097</text:p>
          </table:table-cell>
          <table:table-cell office:value-type="string" calcext:value-type="string">
            <text:p>1911202007099252674200120140050000610974628137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7" calcext:value-type="float">
            <text:p>45.77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.77" calcext:value-type="float">
            <text:p>45.77</text:p>
          </table:table-cell>
          <table:table-cell office:value-type="float" office:value="265.46" calcext:value-type="float">
            <text:p>265.46</text:p>
          </table:table-cell>
        </table:table-row>
        <table:table-row table:style-name="ro2">
          <table:table-cell office:value-type="string" calcext:value-type="string">
            <text:p>04/1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0000804; PTO 202009000777</text:p>
          </table:table-cell>
          <table:table-cell office:value-type="string" calcext:value-type="string">
            <text:p>FAC 001-001-000000627</text:p>
          </table:table-cell>
          <table:table-cell office:value-type="string" calcext:value-type="string">
            <text:p>0411202001099233361800120010010000006271315813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3</text:p>
          </table:table-cell>
          <table:table-cell/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40.76" calcext:value-type="float">
            <text:p>140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13.76" calcext:value-type="float">
            <text:p>1313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53" calcext:value-type="float">
            <text:p>98.53</text:p>
          </table:table-cell>
          <table:table-cell office:value-type="float" office:value="0" calcext:value-type="float">
            <text:p>0</text:p>
          </table:table-cell>
          <table:table-cell office:value-type="float" office:value="98.53" calcext:value-type="float">
            <text:p>98.53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001-004-000014393</text:p>
          </table:table-cell>
          <table:table-cell office:value-type="string" calcext:value-type="string">
            <text:p>2311202007179132159600120010040000143930001439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26" calcext:value-type="float">
            <text:p>32.2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26" calcext:value-type="float">
            <text:p>32.26</text:p>
          </table:table-cell>
          <table:table-cell office:value-type="float" office:value="130.79" calcext:value-type="float">
            <text:p>130.79</text:p>
          </table:table-cell>
        </table:table-row>
        <table:table-row table:style-name="ro2">
          <table:table-cell office:value-type="string" calcext:value-type="string">
            <text:p>05/11/2020</text:p>
          </table:table-cell>
          <table:table-cell office:value-type="string" calcext:value-type="string">
            <text:p>0993106704001</text:p>
          </table:table-cell>
          <table:table-cell office:value-type="string" calcext:value-type="string">
            <text:p>DENDA TIENDA DETIEN CIA. LTDA.</text:p>
          </table:table-cell>
          <table:table-cell office:value-type="string" calcext:value-type="string">
            <text:p>DECORACION PIAZZAS COMERCIALES: SAMBORONDON, VILLA CLUB, CIUDAD CELESTE, LA JOYA, CEIBOS Y MACHALA. - PTO 202010000812</text:p>
          </table:table-cell>
          <table:table-cell office:value-type="string" calcext:value-type="string">
            <text:p>FAC 001-001-000000628</text:p>
          </table:table-cell>
          <table:table-cell office:value-type="string" calcext:value-type="string">
            <text:p>0511202001099233361800120010010000006281317523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4</text:p>
          </table:table-cell>
          <table:table-cell/>
          <table:table-cell office:value-type="float" office:value="22343" calcext:value-type="float">
            <text:p>22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43" calcext:value-type="float">
            <text:p>22343</text:p>
          </table:table-cell>
          <table:table-cell office:value-type="float" office:value="2681.16" calcext:value-type="float">
            <text:p>2681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024.16" calcext:value-type="float">
            <text:p>25024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6.81" calcext:value-type="float">
            <text:p>1876.81</text:p>
          </table:table-cell>
          <table:table-cell office:value-type="float" office:value="0" calcext:value-type="float">
            <text:p>0</text:p>
          </table:table-cell>
          <table:table-cell office:value-type="float" office:value="1876.81" calcext:value-type="float">
            <text:p>1876.81</text:p>
          </table:table-cell>
          <table:table-cell office:value-type="string" calcext:value-type="string">
            <text:p>05/11/2020</text:p>
          </table:table-cell>
          <table:table-cell office:value-type="string" calcext:value-type="string">
            <text:p>001-002-000000111</text:p>
          </table:table-cell>
          <table:table-cell office:value-type="string" calcext:value-type="string">
            <text:p>0511202007099310670400120010020000001118872877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267.81" calcext:value-type="float">
            <text:p>2267.81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ersonal noviembre cabina Malecón <text:s/>- PTO 202011000821</text:p>
          </table:table-cell>
          <table:table-cell office:value-type="string" calcext:value-type="string">
            <text:p>FAC 001-001-000000629</text:p>
          </table:table-cell>
          <table:table-cell office:value-type="string" calcext:value-type="string">
            <text:p>06112020010992333618001200100100000062913204796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5</text:p>
          </table:table-cell>
          <table:table-cell/>
          <table:table-cell office:value-type="float" office:value="1288.87" calcext:value-type="float">
            <text:p>128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8.87" calcext:value-type="float">
            <text:p>1288.87</text:p>
          </table:table-cell>
          <table:table-cell office:value-type="float" office:value="154.66" calcext:value-type="float">
            <text:p>154.6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43.53" calcext:value-type="float">
            <text:p>1443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.26" calcext:value-type="float">
            <text:p>108.26</text:p>
          </table:table-cell>
          <table:table-cell office:value-type="float" office:value="0" calcext:value-type="float">
            <text:p>0</text:p>
          </table:table-cell>
          <table:table-cell office:value-type="float" office:value="108.26" calcext:value-type="float">
            <text:p>108.26</text:p>
          </table:table-cell>
          <table:table-cell office:value-type="string" calcext:value-type="string">
            <text:p>09/11/2020</text:p>
          </table:table-cell>
          <table:table-cell office:value-type="string" calcext:value-type="string">
            <text:p>001-050-000390977</text:p>
          </table:table-cell>
          <table:table-cell office:value-type="string" calcext:value-type="string">
            <text:p>091120200713900129490012001050000390977139001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44" calcext:value-type="float">
            <text:p>35.4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44" calcext:value-type="float">
            <text:p>35.44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Activación campaña PADRES 3 - PTO 202009000774</text:p>
          </table:table-cell>
          <table:table-cell office:value-type="string" calcext:value-type="string">
            <text:p>FAC 001-001-00000063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TA 202011000006</text:p>
          </table:table-cell>
          <table:table-cell/>
          <table:table-cell office:value-type="float" office:value="4631" calcext:value-type="float">
            <text:p>4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1" calcext:value-type="float">
            <text:p>4631</text:p>
          </table:table-cell>
          <table:table-cell office:value-type="float" office:value="555.72" calcext:value-type="float">
            <text:p>555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186.72" calcext:value-type="float">
            <text:p>5186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001-050-000394664</text:p>
          </table:table-cell>
          <table:table-cell office:value-type="string" calcext:value-type="string">
            <text:p>271120200713900129490012001050000394664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.35" calcext:value-type="float">
            <text:p>127.3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.35" calcext:value-type="float">
            <text:p>127.35</text:p>
          </table:table-cell>
          <table:table-cell office:value-type="float" office:value="516.35" calcext:value-type="float">
            <text:p>516.35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DEVOLUCION POR CIERRE DE BODEGA - PTO 202011000824</text:p>
          </table:table-cell>
          <table:table-cell office:value-type="string" calcext:value-type="string">
            <text:p>FAC 001-001-000000631</text:p>
          </table:table-cell>
          <table:table-cell office:value-type="string" calcext:value-type="string">
            <text:p>0611202001099233361800120010010000006311320965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7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04.28" calcext:value-type="float">
            <text:p>104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73.28" calcext:value-type="float">
            <text:p>973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6/11/2020</text:p>
          </table:table-cell>
          <table:table-cell office:value-type="string" calcext:value-type="string">
            <text:p>001-050-000390765</text:p>
          </table:table-cell>
          <table:table-cell office:value-type="string" calcext:value-type="string">
            <text:p>061120200713900129490012001050000390765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96.9" calcext:value-type="float">
            <text:p>96.9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Y ARMADO DE KITS ALMOHADAS - PTO 202011000823</text:p>
          </table:table-cell>
          <table:table-cell office:value-type="string" calcext:value-type="string">
            <text:p>FAC 001-001-000000632</text:p>
          </table:table-cell>
          <table:table-cell office:value-type="string" calcext:value-type="string">
            <text:p>0611202001099233361800120010010000006321320971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8</text:p>
          </table:table-cell>
          <table:table-cell/>
          <table:table-cell office:value-type="float" office:value="1326.6" calcext:value-type="float">
            <text:p>132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.6" calcext:value-type="float">
            <text:p>1326.6</text:p>
          </table:table-cell>
          <table:table-cell office:value-type="float" office:value="159.19" calcext:value-type="float">
            <text:p>159.1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85.79" calcext:value-type="float">
            <text:p>1485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.43" calcext:value-type="float">
            <text:p>111.43</text:p>
          </table:table-cell>
          <table:table-cell office:value-type="float" office:value="0" calcext:value-type="float">
            <text:p>0</text:p>
          </table:table-cell>
          <table:table-cell office:value-type="float" office:value="111.43" calcext:value-type="float">
            <text:p>111.43</text:p>
          </table:table-cell>
          <table:table-cell office:value-type="string" calcext:value-type="string">
            <text:p>13/11/2020</text:p>
          </table:table-cell>
          <table:table-cell office:value-type="string" calcext:value-type="string">
            <text:p>001-050-000391521</text:p>
          </table:table-cell>
          <table:table-cell office:value-type="string" calcext:value-type="string">
            <text:p>131120200713900129490012001050000391521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48" calcext:value-type="float">
            <text:p>36.4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48" calcext:value-type="float">
            <text:p>36.48</text:p>
          </table:table-cell>
          <table:table-cell office:value-type="float" office:value="147.91" calcext:value-type="float">
            <text:p>147.91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CANASTA LAVATODO - PTO 202011000822</text:p>
          </table:table-cell>
          <table:table-cell office:value-type="string" calcext:value-type="string">
            <text:p>FAC 001-001-000000633</text:p>
          </table:table-cell>
          <table:table-cell office:value-type="string" calcext:value-type="string">
            <text:p>06112020010992333618001200100100000063313209789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09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3.34" calcext:value-type="float">
            <text:p>113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09/11/2020</text:p>
          </table:table-cell>
          <table:table-cell office:value-type="string" calcext:value-type="string">
            <text:p>001-050-000390978</text:p>
          </table:table-cell>
          <table:table-cell office:value-type="string" calcext:value-type="string">
            <text:p>0911202007139001294900120010500003909781390012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s premios Effie - PTO 202010000814</text:p>
          </table:table-cell>
          <table:table-cell office:value-type="string" calcext:value-type="string">
            <text:p>FAC 001-001-000000634</text:p>
          </table:table-cell>
          <table:table-cell office:value-type="string" calcext:value-type="string">
            <text:p>06112020010992333618001200100100000063413209856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0</text:p>
          </table:table-cell>
          <table:table-cell/>
          <table:table-cell office:value-type="float" office:value="157.3" calcext:value-type="float">
            <text:p>1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" calcext:value-type="float">
            <text:p>157.3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6.18" calcext:value-type="float">
            <text:p>176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06/11/2020</text:p>
          </table:table-cell>
          <table:table-cell office:value-type="string" calcext:value-type="string">
            <text:p>001-050-000390766</text:p>
          </table:table-cell>
          <table:table-cell office:value-type="string" calcext:value-type="string">
            <text:p>061120200713900129490012001050000390766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0000802; PTO 202010000789</text:p>
          </table:table-cell>
          <table:table-cell office:value-type="string" calcext:value-type="string">
            <text:p>FAC 001-001-000000635</text:p>
          </table:table-cell>
          <table:table-cell office:value-type="string" calcext:value-type="string">
            <text:p>0611202001099233361800120010010000006351321549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83.04" calcext:value-type="float">
            <text:p>83.0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75.04" calcext:value-type="float">
            <text:p>775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3" calcext:value-type="float">
            <text:p>58.13</text:p>
          </table:table-cell>
          <table:table-cell office:value-type="float" office:value="0" calcext:value-type="float">
            <text:p>0</text:p>
          </table:table-cell>
          <table:table-cell office:value-type="float" office:value="58.13" calcext:value-type="float">
            <text:p>58.13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001-004-000014394</text:p>
          </table:table-cell>
          <table:table-cell office:value-type="string" calcext:value-type="string">
            <text:p>2311202007179132159600120010040000143940001439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03" calcext:value-type="float">
            <text:p>19.0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03" calcext:value-type="float">
            <text:p>19.03</text:p>
          </table:table-cell>
          <table:table-cell office:value-type="float" office:value="77.16" calcext:value-type="float">
            <text:p>77.16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HELADOS VARIOS <text:s/>- PTO 202010000815</text:p>
          </table:table-cell>
          <table:table-cell office:value-type="string" calcext:value-type="string">
            <text:p>FAC 001-001-000000636</text:p>
          </table:table-cell>
          <table:table-cell office:value-type="string" calcext:value-type="string">
            <text:p>0611202001099233361800120010010000006361321602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2</text:p>
          </table:table-cell>
          <table:table-cell/>
          <table:table-cell office:value-type="float" office:value="448.2" calcext:value-type="float">
            <text:p>44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.2" calcext:value-type="float">
            <text:p>448.2</text:p>
          </table:table-cell>
          <table:table-cell office:value-type="float" office:value="53.78" calcext:value-type="float">
            <text:p>53.7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1.98" calcext:value-type="float">
            <text:p>501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65" calcext:value-type="float">
            <text:p>37.65</text:p>
          </table:table-cell>
          <table:table-cell office:value-type="float" office:value="0" calcext:value-type="float">
            <text:p>0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001-004-000014392</text:p>
          </table:table-cell>
          <table:table-cell office:value-type="string" calcext:value-type="string">
            <text:p>231120200717913215960012001004000014392000143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3" calcext:value-type="float">
            <text:p>12.3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33" calcext:value-type="float">
            <text:p>12.33</text:p>
          </table:table-cell>
          <table:table-cell office:value-type="float" office:value="49.98" calcext:value-type="float">
            <text:p>49.98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NOTA DE CREDITO 51 APLICA FC 590 LA FABRIL S.A.</text:p>
          </table:table-cell>
          <table:table-cell office:value-type="string" calcext:value-type="string">
            <text:p>NCT 001-001-000000051</text:p>
          </table:table-cell>
          <table:table-cell office:value-type="string" calcext:value-type="string">
            <text:p>09112020040992333618001200100100000005113310426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3</text:p>
          </table:table-cell>
          <table:table-cell/>
          <table:table-cell office:value-type="float" office:value="-523.6" calcext:value-type="float">
            <text:p>-5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6" calcext:value-type="float">
            <text:p>-523.6</text:p>
          </table:table-cell>
          <table:table-cell office:value-type="float" office:value="-62.83" calcext:value-type="float">
            <text:p>-62.8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586.43" calcext:value-type="float">
            <text:p>-586.4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NOTA DE CREDITO 52 LA FABRIL S.A. APLICA FC 591</text:p>
          </table:table-cell>
          <table:table-cell office:value-type="string" calcext:value-type="string">
            <text:p>NCT 001-001-000000052</text:p>
          </table:table-cell>
          <table:table-cell office:value-type="string" calcext:value-type="string">
            <text:p>09112020040992333618001200100100000005213310999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4</text:p>
          </table:table-cell>
          <table:table-cell/>
          <table:table-cell office:value-type="float" office:value="-913.22" calcext:value-type="float">
            <text:p>-91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3.22" calcext:value-type="float">
            <text:p>-913.22</text:p>
          </table:table-cell>
          <table:table-cell office:value-type="float" office:value="-109.59" calcext:value-type="float">
            <text:p>-109.5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022.81" calcext:value-type="float">
            <text:p>-1022.8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GANADORES JULIO - PTO 202008000768</text:p>
          </table:table-cell>
          <table:table-cell office:value-type="string" calcext:value-type="string">
            <text:p>FAC 001-001-000000637</text:p>
          </table:table-cell>
          <table:table-cell office:value-type="string" calcext:value-type="string">
            <text:p>0911202001099233361800120010010000006371331410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5</text:p>
          </table:table-cell>
          <table:table-cell/>
          <table:table-cell office:value-type="float" office:value="622.6" calcext:value-type="float">
            <text:p>62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.6" calcext:value-type="float">
            <text:p>622.6</text:p>
          </table:table-cell>
          <table:table-cell office:value-type="float" office:value="74.71" calcext:value-type="float">
            <text:p>74.7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97.31" calcext:value-type="float">
            <text:p>697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11/11/2020</text:p>
          </table:table-cell>
          <table:table-cell office:value-type="string" calcext:value-type="string">
            <text:p>001-050-000391099</text:p>
          </table:table-cell>
          <table:table-cell office:value-type="string" calcext:value-type="string">
            <text:p>111120200713900129490012001050000391099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12" calcext:value-type="float">
            <text:p>17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12" calcext:value-type="float">
            <text:p>17.12</text:p>
          </table:table-cell>
          <table:table-cell office:value-type="float" office:value="69.42" calcext:value-type="float">
            <text:p>69.42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LANZAMIENTO PROACTIVE <text:s/>- PTO 202008000764</text:p>
          </table:table-cell>
          <table:table-cell office:value-type="string" calcext:value-type="string">
            <text:p>FAC 001-001-000000638</text:p>
          </table:table-cell>
          <table:table-cell office:value-type="string" calcext:value-type="string">
            <text:p>0911202001099233361800120010010000006381331415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6</text:p>
          </table:table-cell>
          <table:table-cell/>
          <table:table-cell office:value-type="float" office:value="913.22" calcext:value-type="float">
            <text:p>91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.22" calcext:value-type="float">
            <text:p>913.22</text:p>
          </table:table-cell>
          <table:table-cell office:value-type="float" office:value="109.59" calcext:value-type="float">
            <text:p>109.5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22.81" calcext:value-type="float">
            <text:p>102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71" calcext:value-type="float">
            <text:p>76.71</text:p>
          </table:table-cell>
          <table:table-cell office:value-type="float" office:value="0" calcext:value-type="float">
            <text:p>0</text:p>
          </table:table-cell>
          <table:table-cell office:value-type="float" office:value="76.71" calcext:value-type="float">
            <text:p>76.71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001-050-000392473</text:p>
          </table:table-cell>
          <table:table-cell office:value-type="string" calcext:value-type="string">
            <text:p>2011202007139001294900120010500003924731390012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11" calcext:value-type="float">
            <text:p>25.1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11" calcext:value-type="float">
            <text:p>25.11</text:p>
          </table:table-cell>
          <table:table-cell office:value-type="float" office:value="101.82" calcext:value-type="float">
            <text:p>101.82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HELADERIAS HALLOWEEN <text:s/>- PTO 202010000808</text:p>
          </table:table-cell>
          <table:table-cell office:value-type="string" calcext:value-type="string">
            <text:p>FAC 001-001-000000639</text:p>
          </table:table-cell>
          <table:table-cell office:value-type="string" calcext:value-type="string">
            <text:p>09112020010992333618001200100100000063913314207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7</text:p>
          </table:table-cell>
          <table:table-cell/>
          <table:table-cell office:value-type="float" office:value="3659.13" calcext:value-type="float">
            <text:p>365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9.13" calcext:value-type="float">
            <text:p>3659.13</text:p>
          </table:table-cell>
          <table:table-cell office:value-type="float" office:value="439.1" calcext:value-type="float">
            <text:p>439.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098.23" calcext:value-type="float">
            <text:p>4098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37" calcext:value-type="float">
            <text:p>307.37</text:p>
          </table:table-cell>
          <table:table-cell office:value-type="float" office:value="0" calcext:value-type="float">
            <text:p>0</text:p>
          </table:table-cell>
          <table:table-cell office:value-type="float" office:value="307.37" calcext:value-type="float">
            <text:p>307.37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001-004-000014391</text:p>
          </table:table-cell>
          <table:table-cell office:value-type="string" calcext:value-type="string">
            <text:p>2311202007179132159600120010040000143910001439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63" calcext:value-type="float">
            <text:p>100.6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63" calcext:value-type="float">
            <text:p>100.63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10/11/2020</text:p>
          </table:table-cell>
          <table:table-cell office:value-type="string" calcext:value-type="string">
            <text:p>0905907895001</text:p>
          </table:table-cell>
          <table:table-cell office:value-type="string" calcext:value-type="string">
            <text:p>JENNY VERONICA ALVEAR CUCALON</text:p>
          </table:table-cell>
          <table:table-cell office:value-type="string" calcext:value-type="string">
            <text:p>ACTIVIDAD QUITO <text:s/>- PTO 202010000792</text:p>
          </table:table-cell>
          <table:table-cell office:value-type="string" calcext:value-type="string">
            <text:p>FAC 001-001-000000640</text:p>
          </table:table-cell>
          <table:table-cell office:value-type="string" calcext:value-type="string">
            <text:p>10112020010992333618001200100100000064013345346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8</text:p>
          </table:table-cell>
          <table:table-cell/>
          <table:table-cell office:value-type="float" office:value="1839.68" calcext:value-type="float">
            <text:p>1839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.68" calcext:value-type="float">
            <text:p>1839.68</text:p>
          </table:table-cell>
          <table:table-cell office:value-type="float" office:value="220.76" calcext:value-type="float">
            <text:p>220.7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60.44" calcext:value-type="float">
            <text:p>2060.4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/11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TARJETAS NUEVAS NAVIDAD JOLLY - PTO 202010000794</text:p>
          </table:table-cell>
          <table:table-cell office:value-type="string" calcext:value-type="string">
            <text:p>FAC 001-001-000000641</text:p>
          </table:table-cell>
          <table:table-cell office:value-type="string" calcext:value-type="string">
            <text:p>11112020010992333618001200100100000064113394649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19</text:p>
          </table:table-cell>
          <table:table-cell/>
          <table:table-cell office:value-type="float" office:value="108.9" calcext:value-type="float">
            <text:p>1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1.97" calcext:value-type="float">
            <text:p>121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001-050-000392474</text:p>
          </table:table-cell>
          <table:table-cell office:value-type="string" calcext:value-type="string">
            <text:p>20112020071390012949001200105000039247413900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2">
          <table:table-cell office:value-type="string" calcext:value-type="string">
            <text:p>13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Evento Reconocimiento Banco Guayaquil - PTO 202010000813</text:p>
          </table:table-cell>
          <table:table-cell office:value-type="string" calcext:value-type="string">
            <text:p>FAC 001-001-000000642</text:p>
          </table:table-cell>
          <table:table-cell office:value-type="string" calcext:value-type="string">
            <text:p>1311202001099233361800120010010000006421346369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0</text:p>
          </table:table-cell>
          <table:table-cell/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141.12" calcext:value-type="float">
            <text:p>141.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17.12" calcext:value-type="float">
            <text:p>1317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78" calcext:value-type="float">
            <text:p>98.78</text:p>
          </table:table-cell>
          <table:table-cell office:value-type="float" office:value="0" calcext:value-type="float">
            <text:p>0</text:p>
          </table:table-cell>
          <table:table-cell office:value-type="float" office:value="98.78" calcext:value-type="float">
            <text:p>98.78</text:p>
          </table:table-cell>
          <table:table-cell office:value-type="string" calcext:value-type="string">
            <text:p>26/11/2020</text:p>
          </table:table-cell>
          <table:table-cell office:value-type="string" calcext:value-type="string">
            <text:p>001-020-000059037</text:p>
          </table:table-cell>
          <table:table-cell office:value-type="string" calcext:value-type="string">
            <text:p>2611202007099004945900120010200000590372791385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34" calcext:value-type="float">
            <text:p>32.34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34" calcext:value-type="float">
            <text:p>32.34</text:p>
          </table:table-cell>
          <table:table-cell office:value-type="float" office:value="131.12" calcext:value-type="float">
            <text:p>131.12</text:p>
          </table:table-cell>
        </table:table-row>
        <table:table-row table:style-name="ro2">
          <table:table-cell office:value-type="string" calcext:value-type="string">
            <text:p>15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Visibilidad en locales de Sony Black Friday - PTO 202011000841</text:p>
          </table:table-cell>
          <table:table-cell office:value-type="string" calcext:value-type="string">
            <text:p>FAC 001-001-000000643</text:p>
          </table:table-cell>
          <table:table-cell office:value-type="string" calcext:value-type="string">
            <text:p>1511202001099233361800120010010000006431352448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1</text:p>
          </table:table-cell>
          <table:table-cell/>
          <table:table-cell office:value-type="float" office:value="1862.56" calcext:value-type="float">
            <text:p>186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2.56" calcext:value-type="float">
            <text:p>1862.56</text:p>
          </table:table-cell>
          <table:table-cell office:value-type="float" office:value="223.51" calcext:value-type="float">
            <text:p>223.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86.07" calcext:value-type="float">
            <text:p>2086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.46" calcext:value-type="float">
            <text:p>156.46</text:p>
          </table:table-cell>
          <table:table-cell office:value-type="float" office:value="0" calcext:value-type="float">
            <text:p>0</text:p>
          </table:table-cell>
          <table:table-cell office:value-type="float" office:value="156.46" calcext:value-type="float">
            <text:p>156.46</text:p>
          </table:table-cell>
          <table:table-cell office:value-type="string" calcext:value-type="string">
            <text:p>26/11/2020</text:p>
          </table:table-cell>
          <table:table-cell office:value-type="string" calcext:value-type="string">
            <text:p>001-020-000059038</text:p>
          </table:table-cell>
          <table:table-cell office:value-type="string" calcext:value-type="string">
            <text:p>26112020070990049459001200102000005903889231647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.22" calcext:value-type="float">
            <text:p>51.2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.22" calcext:value-type="float">
            <text:p>51.22</text:p>
          </table:table-cell>
          <table:table-cell office:value-type="float" office:value="207.68" calcext:value-type="float">
            <text:p>207.68</text:p>
          </table:table-cell>
        </table:table-row>
        <table:table-row table:style-name="ro2">
          <table:table-cell office:value-type="string" calcext:value-type="string">
            <text:p>15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Revestimiento de totems - PTO 202011000840</text:p>
          </table:table-cell>
          <table:table-cell office:value-type="string" calcext:value-type="string">
            <text:p>FAC 001-001-000000644</text:p>
          </table:table-cell>
          <table:table-cell office:value-type="string" calcext:value-type="string">
            <text:p>151120200109923336180012001001000000644135245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2</text:p>
          </table:table-cell>
          <table:table-cell/>
          <table:table-cell office:value-type="float" office:value="1097.6" calcext:value-type="float">
            <text:p>109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.6" calcext:value-type="float">
            <text:p>1097.6</text:p>
          </table:table-cell>
          <table:table-cell office:value-type="float" office:value="131.71" calcext:value-type="float">
            <text:p>131.7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29.31" calcext:value-type="float">
            <text:p>1229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float" office:value="0" calcext:value-type="float">
            <text:p>0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26/11/2020</text:p>
          </table:table-cell>
          <table:table-cell office:value-type="string" calcext:value-type="string">
            <text:p>001-020-000059039</text:p>
          </table:table-cell>
          <table:table-cell office:value-type="string" calcext:value-type="string">
            <text:p>261120200709900494590012001020000059039539559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18" calcext:value-type="float">
            <text:p>30.1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18" calcext:value-type="float">
            <text:p>30.18</text:p>
          </table:table-cell>
          <table:table-cell office:value-type="float" office:value="122.38" calcext:value-type="float">
            <text:p>122.38</text:p>
          </table:table-cell>
        </table:table-row>
        <table:table-row table:style-name="ro2">
          <table:table-cell office:value-type="string" calcext:value-type="string">
            <text:p>17/1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1000834; PTO 202011000833</text:p>
          </table:table-cell>
          <table:table-cell office:value-type="string" calcext:value-type="string">
            <text:p>FAC 001-001-000000646</text:p>
          </table:table-cell>
          <table:table-cell office:value-type="string" calcext:value-type="string">
            <text:p>1711202001099233361800120010010000006461359090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4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103.56" calcext:value-type="float">
            <text:p>103.5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66.56" calcext:value-type="float">
            <text:p>966.5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17/1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Revestimiento de bus de la Selección - PTO 202011000838_x000D_</text:p>
            <text:p>Pedido # 5002706198_x000D_</text:p>
            <text:p>Hoja de entrada: # 1010688920</text:p>
          </table:table-cell>
          <table:table-cell office:value-type="string" calcext:value-type="string">
            <text:p>FAC 001-001-000000647</text:p>
          </table:table-cell>
          <table:table-cell office:value-type="string" calcext:value-type="string">
            <text:p>17112020010992333618001200100100000064713591379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5</text:p>
          </table:table-cell>
          <table:table-cell/>
          <table:table-cell office:value-type="float" office:value="4081" calcext:value-type="float">
            <text:p>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float" office:value="489.72" calcext:value-type="float">
            <text:p>489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570.72" calcext:value-type="float">
            <text:p>4570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2.8" calcext:value-type="float">
            <text:p>342.8</text:p>
          </table:table-cell>
          <table:table-cell office:value-type="float" office:value="0" calcext:value-type="float">
            <text:p>0</text:p>
          </table:table-cell>
          <table:table-cell office:value-type="float" office:value="342.8" calcext:value-type="float">
            <text:p>342.8</text:p>
          </table:table-cell>
          <table:table-cell office:value-type="string" calcext:value-type="string">
            <text:p>30/11/2020</text:p>
          </table:table-cell>
          <table:table-cell office:value-type="string" calcext:value-type="string">
            <text:p>014-005-000061872</text:p>
          </table:table-cell>
          <table:table-cell office:value-type="string" calcext:value-type="string">
            <text:p>3011202007099252674200120140050000618728123745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42" calcext:value-type="float">
            <text:p>71.42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42" calcext:value-type="float">
            <text:p>71.42</text:p>
          </table:table-cell>
          <table:table-cell office:value-type="float" office:value="414.22" calcext:value-type="float">
            <text:p>414.22</text:p>
          </table:table-cell>
        </table:table-row>
        <table:table-row table:style-name="ro9">
          <table:table-cell office:value-type="string" calcext:value-type="string">
            <text:p>17/1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ctivaciones de partidos de Ecuaor - PTO 202011000829_x000D_</text:p>
            <text:p>Pedido # 5002706197_x000D_</text:p>
            <text:p>Hoja de entrada: # 1010687598</text:p>
          </table:table-cell>
          <table:table-cell office:value-type="string" calcext:value-type="string">
            <text:p>FAC 001-001-000000648</text:p>
          </table:table-cell>
          <table:table-cell office:value-type="string" calcext:value-type="string">
            <text:p>17112020010992333618001200100100000064813591457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6</text:p>
          </table:table-cell>
          <table:table-cell/>
          <table:table-cell office:value-type="float" office:value="686.57" calcext:value-type="float">
            <text:p>68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.57" calcext:value-type="float">
            <text:p>686.57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68.96" calcext:value-type="float">
            <text:p>768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67" calcext:value-type="float">
            <text:p>57.67</text:p>
          </table:table-cell>
          <table:table-cell office:value-type="float" office:value="0" calcext:value-type="float">
            <text:p>0</text:p>
          </table:table-cell>
          <table:table-cell office:value-type="float" office:value="57.67" calcext:value-type="float">
            <text:p>57.67</text:p>
          </table:table-cell>
          <table:table-cell office:value-type="string" calcext:value-type="string">
            <text:p>18/11/2020</text:p>
          </table:table-cell>
          <table:table-cell office:value-type="string" calcext:value-type="string">
            <text:p>014-005-000061018</text:p>
          </table:table-cell>
          <table:table-cell office:value-type="string" calcext:value-type="string">
            <text:p>1811202007099252674200120140050000610187814563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01" calcext:value-type="float">
            <text:p>12.01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01" calcext:value-type="float">
            <text:p>12.01</text:p>
          </table:table-cell>
          <table:table-cell office:value-type="float" office:value="69.68" calcext:value-type="float">
            <text:p>69.68</text:p>
          </table:table-cell>
        </table:table-row>
        <table:table-row table:style-name="ro9">
          <table:table-cell office:value-type="string" calcext:value-type="string">
            <text:p>21/1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Compra de Uniformes de Barcelona - PTO 202011000819_x000D_</text:p>
            <text:p>Pedido: # 5002708103_x000D_</text:p>
            <text:p>Hoja de entrada #1010698961</text:p>
          </table:table-cell>
          <table:table-cell office:value-type="string" calcext:value-type="string">
            <text:p>FAC 001-001-000000649</text:p>
          </table:table-cell>
          <table:table-cell office:value-type="string" calcext:value-type="string">
            <text:p>21112020010992333618001200100100000064913740547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7</text:p>
          </table:table-cell>
          <table:table-cell/>
          <table:table-cell office:value-type="float" office:value="1243" calcext:value-type="float">
            <text:p>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49.16" calcext:value-type="float">
            <text:p>149.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92.16" calcext:value-type="float">
            <text:p>1392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.41" calcext:value-type="float">
            <text:p>104.41</text:p>
          </table:table-cell>
          <table:table-cell office:value-type="float" office:value="0" calcext:value-type="float">
            <text:p>0</text:p>
          </table:table-cell>
          <table:table-cell office:value-type="float" office:value="104.41" calcext:value-type="float">
            <text:p>104.41</text:p>
          </table:table-cell>
          <table:table-cell office:value-type="string" calcext:value-type="string">
            <text:p>30/11/2020</text:p>
          </table:table-cell>
          <table:table-cell office:value-type="string" calcext:value-type="string">
            <text:p>014-005-000061871</text:p>
          </table:table-cell>
          <table:table-cell office:value-type="string" calcext:value-type="string">
            <text:p>3011202007099252674200120140050000618716245813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75" calcext:value-type="float">
            <text:p>21.75</text:p>
          </table:table-cell>
          <table:table-cell office:value-type="float" office:value="126.16" calcext:value-type="float">
            <text:p>126.16</text:p>
          </table:table-cell>
        </table:table-row>
        <table:table-row table:style-name="ro9">
          <table:table-cell office:value-type="string" calcext:value-type="string">
            <text:p>21/11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Protectores faciales  con personajes - PTO 202010000818_x000D_</text:p>
            <text:p>Pedido # 5002707845_x000D_</text:p>
            <text:p>Hoja de entrada #1010697728</text:p>
          </table:table-cell>
          <table:table-cell office:value-type="string" calcext:value-type="string">
            <text:p>FAC 001-001-000000650</text:p>
          </table:table-cell>
          <table:table-cell office:value-type="string" calcext:value-type="string">
            <text:p>2111202001099233361800120010010000006501374058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8</text:p>
          </table:table-cell>
          <table:table-cell/>
          <table:table-cell office:value-type="float" office:value="1218.8" calcext:value-type="float">
            <text:p>121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.8" calcext:value-type="float">
            <text:p>1218.8</text:p>
          </table:table-cell>
          <table:table-cell office:value-type="float" office:value="146.26" calcext:value-type="float">
            <text:p>146.2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65.06" calcext:value-type="float">
            <text:p>1365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38" calcext:value-type="float">
            <text:p>102.38</text:p>
          </table:table-cell>
          <table:table-cell office:value-type="float" office:value="0" calcext:value-type="float">
            <text:p>0</text:p>
          </table:table-cell>
          <table:table-cell office:value-type="float" office:value="102.38" calcext:value-type="float">
            <text:p>102.38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014-005-000061208</text:p>
          </table:table-cell>
          <table:table-cell office:value-type="string" calcext:value-type="string">
            <text:p>24112020070992526742001201400500006120864325817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33" calcext:value-type="float">
            <text:p>21.33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33" calcext:value-type="float">
            <text:p>21.33</text:p>
          </table:table-cell>
          <table:table-cell office:value-type="float" office:value="123.71" calcext:value-type="float">
            <text:p>123.71</text:p>
          </table:table-cell>
        </table:table-row>
        <table:table-row table:style-name="ro2">
          <table:table-cell office:value-type="string" calcext:value-type="string">
            <text:p>26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royecto Visibilidad Roma 2020 - PTO 202011000825</text:p>
          </table:table-cell>
          <table:table-cell office:value-type="string" calcext:value-type="string">
            <text:p>FAC 001-001-000000652</text:p>
          </table:table-cell>
          <table:table-cell office:value-type="string" calcext:value-type="string">
            <text:p>26112020010992333618001200100100000065213921542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9</text:p>
          </table:table-cell>
          <table:table-cell/>
          <table:table-cell office:value-type="float" office:value="102984" calcext:value-type="float">
            <text:p>10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84" calcext:value-type="float">
            <text:p>102984</text:p>
          </table:table-cell>
          <table:table-cell office:value-type="float" office:value="12358.08" calcext:value-type="float">
            <text:p>12358.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5342.08" calcext:value-type="float">
            <text:p>115342.0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Visibilidad Mini Cooper - PTO 202011000842</text:p>
          </table:table-cell>
          <table:table-cell office:value-type="string" calcext:value-type="string">
            <text:p>FAC 001-001-000000653</text:p>
          </table:table-cell>
          <table:table-cell office:value-type="string" calcext:value-type="string">
            <text:p>2611202001099233361800120010010000006531392319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30</text:p>
          </table:table-cell>
          <table:table-cell/>
          <table:table-cell office:value-type="float" office:value="17024" calcext:value-type="float">
            <text:p>1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4" calcext:value-type="float">
            <text:p>17024</text:p>
          </table:table-cell>
          <table:table-cell office:value-type="float" office:value="2042.88" calcext:value-type="float">
            <text:p>2042.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066.88" calcext:value-type="float">
            <text:p>19066.8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33])" office:value-type="float" office:value="173645.95" calcext:value-type="float">
            <text:p>173645.95</text:p>
          </table:table-cell>
          <table:table-cell table:style-name="Default" table:formula="of:=SUM([.N2:.N33])" office:value-type="float" office:value="20837.51" calcext:value-type="float">
            <text:p>20837.51</text:p>
          </table:table-cell>
          <table:table-cell table:style-name="Default" table:number-columns-repeated="2"/>
          <table:table-cell table:style-name="Default" table:formula="of:=SUM([.Q2:.Q33])" office:value-type="float" office:value="194483.46" calcext:value-type="float">
            <text:p>194483.46</text:p>
          </table:table-cell>
          <table:table-cell table:style-name="Default" table:number-columns-repeated="6"/>
          <table:table-cell table:style-name="Default" table:formula="of:=SUM([.X2:.X33])" office:value-type="float" office:value="4642.93" calcext:value-type="float">
            <text:p>4642.93</text:p>
          </table:table-cell>
          <table:table-cell table:style-name="Default" table:number-columns-repeated="19"/>
          <table:table-cell table:style-name="Default" table:formula="of:=SUM([.AR2:.AR33])" office:value-type="float" office:value="1198.12" calcext:value-type="float">
            <text:p>1198.12</text:p>
          </table:table-cell>
          <table:table-cell table:style-name="Default" table:formula="of:=SUM([.AS2:.AS33])" office:value-type="float" office:value="5841.05" calcext:value-type="float">
            <text:p>5841.05</text:p>
          </table:table-cell>
        </table:table-row>
      </table:table>
      <table:table table:name="1220" table:style-name="ta1">
        <table:table-column table:style-name="co12" table:number-columns-repeated="8" table:default-cell-style-name="ce297"/>
        <table:table-column table:style-name="co12" table:visibility="collapse" table:number-columns-repeated="4" table:default-cell-style-name="ce297"/>
        <table:table-column table:style-name="co12" table:number-columns-repeated="2" table:default-cell-style-name="ce297"/>
        <table:table-column table:style-name="co12" table:visibility="collapse" table:number-columns-repeated="2" table:default-cell-style-name="ce297"/>
        <table:table-column table:style-name="co12" table:default-cell-style-name="ce297"/>
        <table:table-column table:style-name="co12" table:visibility="collapse" table:number-columns-repeated="6" table:default-cell-style-name="ce297"/>
        <table:table-column table:style-name="co12" table:default-cell-style-name="ce297"/>
        <table:table-column table:style-name="co12" table:visibility="collapse" table:number-columns-repeated="19" table:default-cell-style-name="ce297"/>
        <table:table-column table:style-name="co12" table:number-columns-repeated="2" table:default-cell-style-name="ce297"/>
        <table:table-row table:style-name="ro2">
          <table:table-cell table:style-name="ce296" office:value-type="string" calcext:value-type="string">
            <text:p>F. Emisión</text:p>
          </table:table-cell>
          <table:table-cell table:style-name="ce296" office:value-type="string" calcext:value-type="string">
            <text:p>RUC</text:p>
          </table:table-cell>
          <table:table-cell table:style-name="ce296" office:value-type="string" calcext:value-type="string">
            <text:p>Razón Social</text:p>
          </table:table-cell>
          <table:table-cell table:style-name="ce296" office:value-type="string" calcext:value-type="string">
            <text:p>Detalle</text:p>
          </table:table-cell>
          <table:table-cell table:style-name="ce296" office:value-type="string" calcext:value-type="string">
            <text:p>No. Comprobante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Cod. Sustento</text:p>
          </table:table-cell>
          <table:table-cell table:style-name="ce296" office:value-type="string" calcext:value-type="string">
            <text:p>Cod. Asiento</text:p>
          </table:table-cell>
          <table:table-cell table:style-name="ce296" office:value-type="string" calcext:value-type="string">
            <text:p>Centro de Costo</text:p>
          </table:table-cell>
          <table:table-cell table:style-name="ce296" office:value-type="string" calcext:value-type="string">
            <text:p>12%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No objeto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IVA</text:p>
          </table:table-cell>
          <table:table-cell table:style-name="ce296" office:value-type="string" calcext:value-type="string">
            <text:p>IVA Gasto</text:p>
          </table:table-cell>
          <table:table-cell table:style-name="ce296" office:value-type="string" calcext:value-type="string">
            <text:p>ICE</text:p>
          </table:table-cell>
          <table:table-cell table:style-name="ce296" office:value-type="string" calcext:value-type="string">
            <text:p>Total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20%</text:p>
          </table:table-cell>
          <table:table-cell table:style-name="ce296" office:value-type="string" calcext:value-type="string">
            <text:p>30%</text:p>
          </table:table-cell>
          <table:table-cell table:style-name="ce296" office:value-type="string" calcext:value-type="string">
            <text:p>50%</text:p>
          </table:table-cell>
          <table:table-cell table:style-name="ce296" office:value-type="string" calcext:value-type="string">
            <text:p>70%</text:p>
          </table:table-cell>
          <table:table-cell table:style-name="ce296" office:value-type="string" calcext:value-type="string">
            <text:p>100%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Fecha Retención</text:p>
          </table:table-cell>
          <table:table-cell table:style-name="ce296" office:value-type="string" calcext:value-type="string">
            <text:p>No. Retención</text:p>
          </table:table-cell>
          <table:table-cell table:style-name="ce296" office:value-type="string" calcext:value-type="string">
            <text:p>No. Autorización</text:p>
          </table:table-cell>
          <table:table-cell table:style-name="ce296" office:value-type="string" calcext:value-type="string">
            <text:p>1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2.75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8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1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0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Otros %</text:p>
          </table:table-cell>
          <table:table-cell table:style-name="ce296" office:value-type="string" calcext:value-type="string">
            <text:p>Cod.</text:p>
          </table:table-cell>
          <table:table-cell table:style-name="ce296" office:value-type="string" calcext:value-type="string">
            <text:p>Subtotal</text:p>
          </table:table-cell>
          <table:table-cell table:style-name="ce296" office:value-type="string" calcext:value-type="string">
            <text:p>Total Retenciones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09000787; PTO 202009000783</text:p>
          </table:table-cell>
          <table:table-cell office:value-type="string" calcext:value-type="string">
            <text:p>FAC 001-001-000000613</text:p>
          </table:table-cell>
          <table:table-cell office:value-type="string" calcext:value-type="string">
            <text:p>1310202001099233361800120010010000006131241772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00000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45" calcext:value-type="float">
            <text:p>35.45</text:p>
          </table:table-cell>
          <table:table-cell office:value-type="float" office:value="0" calcext:value-type="float">
            <text:p>0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14/12/2020</text:p>
          </table:table-cell>
          <table:table-cell office:value-type="string" calcext:value-type="string">
            <text:p>001-004-000016165</text:p>
          </table:table-cell>
          <table:table-cell office:value-type="string" calcext:value-type="string">
            <text:p>1412202007179132159600120010040000161650001616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47.05" calcext:value-type="float">
            <text:p>47.05</text:p>
          </table:table-cell>
        </table:table-row>
        <table:table-row table:style-name="ro2">
          <table:table-cell office:value-type="string" calcext:value-type="string">
            <text:p>17/11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1000834; PTO 202011000833</text:p>
          </table:table-cell>
          <table:table-cell office:value-type="string" calcext:value-type="string">
            <text:p>FAC 001-001-000000646</text:p>
          </table:table-cell>
          <table:table-cell office:value-type="string" calcext:value-type="string">
            <text:p>1711202001099233361800120010010000006461359090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.49" calcext:value-type="float">
            <text:p>72.49</text:p>
          </table:table-cell>
          <table:table-cell office:value-type="float" office:value="0" calcext:value-type="float">
            <text:p>0</text:p>
          </table:table-cell>
          <table:table-cell office:value-type="float" office:value="72.49" calcext:value-type="float">
            <text:p>72.49</text:p>
          </table:table-cell>
          <table:table-cell office:value-type="string" calcext:value-type="string">
            <text:p>23/12/2020</text:p>
          </table:table-cell>
          <table:table-cell office:value-type="string" calcext:value-type="string">
            <text:p>001-004-000017069</text:p>
          </table:table-cell>
          <table:table-cell office:value-type="string" calcext:value-type="string">
            <text:p>2312202007179132159600120010040000170690001706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73" calcext:value-type="float">
            <text:p>23.7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73" calcext:value-type="float">
            <text:p>23.73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2">
          <table:table-cell office:value-type="string" calcext:value-type="string">
            <text:p>26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royecto Visibilidad Roma 2020 - PTO 202011000825</text:p>
          </table:table-cell>
          <table:table-cell office:value-type="string" calcext:value-type="string">
            <text:p>FAC 001-001-000000652</text:p>
          </table:table-cell>
          <table:table-cell office:value-type="string" calcext:value-type="string">
            <text:p>26112020010992333618001200100100000065213921542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50.66" calcext:value-type="float">
            <text:p>8650.66</text:p>
          </table:table-cell>
          <table:table-cell office:value-type="float" office:value="0" calcext:value-type="float">
            <text:p>0</text:p>
          </table:table-cell>
          <table:table-cell office:value-type="float" office:value="8650.66" calcext:value-type="float">
            <text:p>8650.66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001-020-000060224</text:p>
          </table:table-cell>
          <table:table-cell office:value-type="string" calcext:value-type="string">
            <text:p>1112202007099004945900120010200000602245106921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32.06" calcext:value-type="float">
            <text:p>2832.0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32.06" calcext:value-type="float">
            <text:p>2832.06</text:p>
          </table:table-cell>
          <table:table-cell office:value-type="float" office:value="11482.72" calcext:value-type="float">
            <text:p>11482.72</text:p>
          </table:table-cell>
        </table:table-row>
        <table:table-row table:style-name="ro2">
          <table:table-cell office:value-type="string" calcext:value-type="string">
            <text:p>26/11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Visibilidad Mini Cooper - PTO 202011000842</text:p>
          </table:table-cell>
          <table:table-cell office:value-type="string" calcext:value-type="string">
            <text:p>FAC 001-001-000000653</text:p>
          </table:table-cell>
          <table:table-cell office:value-type="string" calcext:value-type="string">
            <text:p>2611202001099233361800120010010000006531392319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10000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30.02" calcext:value-type="float">
            <text:p>1430.02</text:p>
          </table:table-cell>
          <table:table-cell office:value-type="float" office:value="0" calcext:value-type="float">
            <text:p>0</text:p>
          </table:table-cell>
          <table:table-cell office:value-type="float" office:value="1430.02" calcext:value-type="float">
            <text:p>1430.02</text:p>
          </table:table-cell>
          <table:table-cell office:value-type="string" calcext:value-type="string">
            <text:p>01/12/2020</text:p>
          </table:table-cell>
          <table:table-cell office:value-type="string" calcext:value-type="string">
            <text:p>001-020-000059321</text:p>
          </table:table-cell>
          <table:table-cell office:value-type="string" calcext:value-type="string">
            <text:p>01122020070990049459001200102000005932124831280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8.16" calcext:value-type="float">
            <text:p>468.16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8.16" calcext:value-type="float">
            <text:p>468.16</text:p>
          </table:table-cell>
          <table:table-cell office:value-type="float" office:value="1898.18" calcext:value-type="float">
            <text:p>1898.18</text:p>
          </table:table-cell>
        </table:table-row>
        <table:table-row table:style-name="ro2">
          <table:table-cell office:value-type="string" calcext:value-type="string">
            <text:p>01/1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1000835; PTO 202011000831; PTO 202011000828</text:p>
          </table:table-cell>
          <table:table-cell office:value-type="string" calcext:value-type="string">
            <text:p>FAC 001-001-000000654</text:p>
          </table:table-cell>
          <table:table-cell office:value-type="string" calcext:value-type="string">
            <text:p>0112202001099233361800120010010000006541403802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1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53.28" calcext:value-type="float">
            <text:p>53.2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97.28" calcext:value-type="float">
            <text:p>497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001-004-000018278</text:p>
          </table:table-cell>
          <table:table-cell office:value-type="string" calcext:value-type="string">
            <text:p>3112202007179132159600120010040000182780001827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21" calcext:value-type="float">
            <text:p>12.2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21" calcext:value-type="float">
            <text:p>12.21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9">
          <table:table-cell office:value-type="string" calcext:value-type="string">
            <text:p>01/1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office:value-type="string" calcext:value-type="string">
            <text:p>FAC 001-001-000000655</text:p>
          </table:table-cell>
          <table:table-cell office:value-type="string" calcext:value-type="string">
            <text:p>0112202001099233361800120010010000006551403839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2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17.6" calcext:value-type="float">
            <text:p>2217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.32" calcext:value-type="float">
            <text:p>166.32</text:p>
          </table:table-cell>
          <table:table-cell office:value-type="float" office:value="0" calcext:value-type="float">
            <text:p>0</text:p>
          </table:table-cell>
          <table:table-cell office:value-type="float" office:value="166.32" calcext:value-type="float">
            <text:p>166.32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014-005-000064744</text:p>
          </table:table-cell>
          <table:table-cell office:value-type="string" calcext:value-type="string">
            <text:p>30122020070992526742001201400500006474458162743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65" calcext:value-type="float">
            <text:p>34.6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65" calcext:value-type="float">
            <text:p>34.65</text:p>
          </table:table-cell>
          <table:table-cell office:value-type="float" office:value="200.97" calcext:value-type="float">
            <text:p>200.97</text:p>
          </table:table-cell>
        </table:table-row>
        <table:table-row table:style-name="ro9">
          <table:table-cell office:value-type="string" calcext:value-type="string">
            <text:p>01/1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Compra de camiseta - PTO 202010000807_x000D_</text:p>
            <text:p>Pedido # 5002706482_x000D_</text:p>
            <text:p>Hoja de entrada #1010688921</text:p>
          </table:table-cell>
          <table:table-cell office:value-type="string" calcext:value-type="string">
            <text:p>FAC 001-001-000000656</text:p>
          </table:table-cell>
          <table:table-cell office:value-type="string" calcext:value-type="string">
            <text:p>0112202001099233361800120010010000006561403845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3</text:p>
          </table:table-cell>
          <table:table-cell/>
          <table:table-cell office:value-type="float" office:value="466.4" calcext:value-type="float">
            <text:p>46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4" calcext:value-type="float">
            <text:p>466.4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22.37" calcext:value-type="float">
            <text:p>522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18" calcext:value-type="float">
            <text:p>39.18</text:p>
          </table:table-cell>
          <table:table-cell office:value-type="float" office:value="0" calcext:value-type="float">
            <text:p>0</text:p>
          </table:table-cell>
          <table:table-cell office:value-type="float" office:value="39.18" calcext:value-type="float">
            <text:p>39.18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014-005-000064746</text:p>
          </table:table-cell>
          <table:table-cell office:value-type="string" calcext:value-type="string">
            <text:p>3012202007099252674200120140050000647463614582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47.34" calcext:value-type="float">
            <text:p>47.34</text:p>
          </table:table-cell>
        </table:table-row>
        <table:table-row table:style-name="ro9">
          <table:table-cell office:value-type="string" calcext:value-type="string">
            <text:p>04/1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TRASLADO ELEMENTOS CN - PTO 202002000638_x000D_</text:p>
            <text:p>Pedido # 5002646131_x000D_</text:p>
            <text:p>Hoja de entrada # 1010727578</text:p>
          </table:table-cell>
          <table:table-cell office:value-type="string" calcext:value-type="string">
            <text:p>FAC 001-001-000000657</text:p>
          </table:table-cell>
          <table:table-cell office:value-type="string" calcext:value-type="string">
            <text:p>0412202001099233361800120010010000006571411782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4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6.4" calcext:value-type="float">
            <text:p>246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014-005-000064833</text:p>
          </table:table-cell>
          <table:table-cell office:value-type="string" calcext:value-type="string">
            <text:p>3112202007099252674200120140050000648331684527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2">
          <table:table-cell office:value-type="string" calcext:value-type="string">
            <text:p>04/12/2020</text:p>
          </table:table-cell>
          <table:table-cell office:value-type="string" calcext:value-type="string">
            <text:p>0905907895001</text:p>
          </table:table-cell>
          <table:table-cell office:value-type="string" calcext:value-type="string">
            <text:p>JENNY VERONICA ALVEAR CUCALON</text:p>
          </table:table-cell>
          <table:table-cell office:value-type="string" calcext:value-type="string">
            <text:p>Eventos CN QUITO y GYE <text:s text:c="2"/>- PTO 202011000850</text:p>
          </table:table-cell>
          <table:table-cell office:value-type="string" calcext:value-type="string">
            <text:p>FAC 001-001-000000658</text:p>
          </table:table-cell>
          <table:table-cell office:value-type="string" calcext:value-type="string">
            <text:p>0412202001099233361800120010010000006581411790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5</text:p>
          </table:table-cell>
          <table:table-cell/>
          <table:table-cell office:value-type="float" office:value="1379.28" calcext:value-type="float">
            <text:p>137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9.28" calcext:value-type="float">
            <text:p>1379.28</text:p>
          </table:table-cell>
          <table:table-cell office:value-type="float" office:value="165.51" calcext:value-type="float">
            <text:p>165.5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44.79" calcext:value-type="float">
            <text:p>1544.7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5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VILEDA - PTO 202011000837</text:p>
          </table:table-cell>
          <table:table-cell office:value-type="string" calcext:value-type="string">
            <text:p>FAC 001-001-000000659</text:p>
          </table:table-cell>
          <table:table-cell office:value-type="string" calcext:value-type="string">
            <text:p>0512202001099233361800120010010000006591416010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6</text:p>
          </table:table-cell>
          <table:table-cell/>
          <table:table-cell office:value-type="float" office:value="3360.5" calcext:value-type="float">
            <text:p>33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0.5" calcext:value-type="float">
            <text:p>3360.5</text:p>
          </table:table-cell>
          <table:table-cell office:value-type="float" office:value="403.26" calcext:value-type="float">
            <text:p>403.2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763.76" calcext:value-type="float">
            <text:p>3763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.28" calcext:value-type="float">
            <text:p>282.28</text:p>
          </table:table-cell>
          <table:table-cell office:value-type="float" office:value="0" calcext:value-type="float">
            <text:p>0</text:p>
          </table:table-cell>
          <table:table-cell office:value-type="float" office:value="282.28" calcext:value-type="float">
            <text:p>282.28</text:p>
          </table:table-cell>
          <table:table-cell office:value-type="string" calcext:value-type="string">
            <text:p>23/12/2020</text:p>
          </table:table-cell>
          <table:table-cell office:value-type="string" calcext:value-type="string">
            <text:p>001-050-000401689</text:p>
          </table:table-cell>
          <table:table-cell office:value-type="string" calcext:value-type="string">
            <text:p>231220200713900129490012001050000401689139001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.41" calcext:value-type="float">
            <text:p>92.4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.41" calcext:value-type="float">
            <text:p>92.41</text:p>
          </table:table-cell>
          <table:table-cell office:value-type="float" office:value="374.69" calcext:value-type="float">
            <text:p>374.69</text:p>
          </table:table-cell>
        </table:table-row>
        <table:table-row table:style-name="ro11">
          <table:table-cell office:value-type="string" calcext:value-type="string">
            <text:p>05/1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Evento Tennis Club Samborondón - PTO 202012000853_x000D_</text:p>
            <text:p># de solicitud 128114</text:p>
          </table:table-cell>
          <table:table-cell office:value-type="string" calcext:value-type="string">
            <text:p>FAC 001-001-000000660</text:p>
          </table:table-cell>
          <table:table-cell office:value-type="string" calcext:value-type="string">
            <text:p>05122020010992333618001200100100000066014160129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7</text:p>
          </table:table-cell>
          <table:table-cell/>
          <table:table-cell office:value-type="float" office:value="571.2" calcext:value-type="float">
            <text:p>57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.2" calcext:value-type="float">
            <text:p>571.2</text:p>
          </table:table-cell>
          <table:table-cell office:value-type="float" office:value="68.54" calcext:value-type="float">
            <text:p>68.5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39.74" calcext:value-type="float">
            <text:p>639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98" calcext:value-type="float">
            <text:p>47.98</text:p>
          </table:table-cell>
          <table:table-cell office:value-type="float" office:value="0" calcext:value-type="float">
            <text:p>0</text:p>
          </table:table-cell>
          <table:table-cell office:value-type="float" office:value="47.98" calcext:value-type="float">
            <text:p>47.98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001-020-000060225</text:p>
          </table:table-cell>
          <table:table-cell office:value-type="string" calcext:value-type="string">
            <text:p>1112202007099004945900120010200000602258365222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71" calcext:value-type="float">
            <text:p>15.7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71" calcext:value-type="float">
            <text:p>15.71</text:p>
          </table:table-cell>
          <table:table-cell office:value-type="float" office:value="63.69" calcext:value-type="float">
            <text:p>63.69</text:p>
          </table:table-cell>
        </table:table-row>
        <table:table-row table:style-name="ro9">
          <table:table-cell office:value-type="string" calcext:value-type="string">
            <text:p>05/1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Medallas y trofeo para torneo fútbol Torremar - PTO 202012000852_x000D_</text:p>
            <text:p>Solicitud # 128113_x000D_</text:p>
            <text:p/>
          </table:table-cell>
          <table:table-cell office:value-type="string" calcext:value-type="string">
            <text:p>FAC 001-001-000000661</text:p>
          </table:table-cell>
          <table:table-cell office:value-type="string" calcext:value-type="string">
            <text:p>05122020010992333618001200100100000066114160146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8</text:p>
          </table:table-cell>
          <table:table-cell/>
          <table:table-cell office:value-type="float" office:value="758.8" calcext:value-type="float">
            <text:p>7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.8" calcext:value-type="float">
            <text:p>758.8</text:p>
          </table:table-cell>
          <table:table-cell office:value-type="float" office:value="91.06" calcext:value-type="float">
            <text:p>91.0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49.86" calcext:value-type="float">
            <text:p>849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74" calcext:value-type="float">
            <text:p>63.74</text:p>
          </table:table-cell>
          <table:table-cell office:value-type="float" office:value="0" calcext:value-type="float">
            <text:p>0</text:p>
          </table:table-cell>
          <table:table-cell office:value-type="float" office:value="63.74" calcext:value-type="float">
            <text:p>63.74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001-020-000060226</text:p>
          </table:table-cell>
          <table:table-cell office:value-type="string" calcext:value-type="string">
            <text:p>1112202007099004945900120010200000602265652801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87" calcext:value-type="float">
            <text:p>20.8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87" calcext:value-type="float">
            <text:p>20.87</text:p>
          </table:table-cell>
          <table:table-cell office:value-type="float" office:value="84.61" calcext:value-type="float">
            <text:p>84.61</text:p>
          </table:table-cell>
        </table:table-row>
        <table:table-row table:style-name="ro2">
          <table:table-cell office:value-type="string" calcext:value-type="string">
            <text:p>08/1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1000844; PTO 202011000832; PTO 202011000820</text:p>
          </table:table-cell>
          <table:table-cell office:value-type="string" calcext:value-type="string">
            <text:p>FAC 001-001-000000662</text:p>
          </table:table-cell>
          <table:table-cell office:value-type="string" calcext:value-type="string">
            <text:p>0812202001099233361800120010010000006621422233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09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05.72" calcext:value-type="float">
            <text:p>105.7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86.72" calcext:value-type="float">
            <text:p>986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001-004-000018280</text:p>
          </table:table-cell>
          <table:table-cell office:value-type="string" calcext:value-type="string">
            <text:p>3112202007179132159600120010040000182800001828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23" calcext:value-type="float">
            <text:p>24.2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23" calcext:value-type="float">
            <text:p>24.23</text:p>
          </table:table-cell>
          <table:table-cell office:value-type="float" office:value="98.23" calcext:value-type="float">
            <text:p>98.23</text:p>
          </table:table-cell>
        </table:table-row>
        <table:table-row table:style-name="ro9">
          <table:table-cell office:value-type="string" calcext:value-type="string">
            <text:p>10/1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Retiro de vinil del Bus de la Selección - PTO 202011000848_x000D_</text:p>
            <text:p>Hoja de entrada #1010740817_x000D_</text:p>
            <text:p>Pedido #5002714371</text:p>
          </table:table-cell>
          <table:table-cell office:value-type="string" calcext:value-type="string">
            <text:p>FAC 001-001-000000663</text:p>
          </table:table-cell>
          <table:table-cell office:value-type="string" calcext:value-type="string">
            <text:p>10122020010992333618001200100100000066314283077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0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1.2" calcext:value-type="float">
            <text:p>43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34" calcext:value-type="float">
            <text:p>32.34</text:p>
          </table:table-cell>
          <table:table-cell office:value-type="float" office:value="0" calcext:value-type="float">
            <text:p>0</text:p>
          </table:table-cell>
          <table:table-cell office:value-type="float" office:value="32.34" calcext:value-type="float">
            <text:p>32.34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014-005-000064838</text:p>
          </table:table-cell>
          <table:table-cell office:value-type="string" calcext:value-type="string">
            <text:p>3112202007099252674200120140050000648386524387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11">
          <table:table-cell office:value-type="string" calcext:value-type="string">
            <text:p>10/1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Montaje Tennis Club Samborondon por 7 días - PTO 202012000862_x000D_</text:p>
            <text:p>Solicitud #128550</text:p>
          </table:table-cell>
          <table:table-cell office:value-type="string" calcext:value-type="string">
            <text:p>FAC 001-001-000000664</text:p>
          </table:table-cell>
          <table:table-cell office:value-type="string" calcext:value-type="string">
            <text:p>1012202001099233361800120010010000006641429149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1</text:p>
          </table:table-cell>
          <table:table-cell/>
          <table:table-cell office:value-type="float" office:value="235.2" calcext:value-type="float">
            <text:p>23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.2" calcext:value-type="float">
            <text:p>235.2</text:p>
          </table:table-cell>
          <table:table-cell office:value-type="float" office:value="28.22" calcext:value-type="float">
            <text:p>28.2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3.42" calcext:value-type="float">
            <text:p>263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75" calcext:value-type="float">
            <text:p>19.75</text:p>
          </table:table-cell>
          <table:table-cell office:value-type="float" office:value="0" calcext:value-type="float">
            <text:p>0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001-020-000060933</text:p>
          </table:table-cell>
          <table:table-cell office:value-type="string" calcext:value-type="string">
            <text:p>1812202007099004945900120010200000609335106921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FUNDACION <text:s/>- PTO 202012000869</text:p>
          </table:table-cell>
          <table:table-cell office:value-type="string" calcext:value-type="string">
            <text:p>FAC 001-001-000000665</text:p>
          </table:table-cell>
          <table:table-cell office:value-type="string" calcext:value-type="string">
            <text:p>1412202001099233361800120010010000006651439429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2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5.44" calcext:value-type="float">
            <text:p>55.4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17.44" calcext:value-type="float">
            <text:p>517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81" calcext:value-type="float">
            <text:p>38.81</text:p>
          </table:table-cell>
          <table:table-cell office:value-type="float" office:value="0" calcext:value-type="float">
            <text:p>0</text:p>
          </table:table-cell>
          <table:table-cell office:value-type="float" office:value="38.81" calcext:value-type="float">
            <text:p>38.81</text:p>
          </table:table-cell>
          <table:table-cell office:value-type="string" calcext:value-type="string">
            <text:p>17/12/2020</text:p>
          </table:table-cell>
          <table:table-cell office:value-type="string" calcext:value-type="string">
            <text:p>001-050-000399460</text:p>
          </table:table-cell>
          <table:table-cell office:value-type="string" calcext:value-type="string">
            <text:p>171220200713900129490012001050000399460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51.51" calcext:value-type="float">
            <text:p>51.51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de premios a ganadores GYE <text:s/>- PTO 202012000868</text:p>
          </table:table-cell>
          <table:table-cell office:value-type="string" calcext:value-type="string">
            <text:p>FAC 001-001-000000666</text:p>
          </table:table-cell>
          <table:table-cell office:value-type="string" calcext:value-type="string">
            <text:p>1412202001099233361800120010010000006661439431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3</text:p>
          </table:table-cell>
          <table:table-cell/>
          <table:table-cell office:value-type="float" office:value="137.5" calcext:value-type="float">
            <text:p>1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23/12/2020</text:p>
          </table:table-cell>
          <table:table-cell office:value-type="string" calcext:value-type="string">
            <text:p>001-050-000401417</text:p>
          </table:table-cell>
          <table:table-cell office:value-type="string" calcext:value-type="string">
            <text:p>231220200713900129490012001050000401417139001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de premios ganadores NAVIDAD - PTO 202012000867</text:p>
          </table:table-cell>
          <table:table-cell office:value-type="string" calcext:value-type="string">
            <text:p>FAC 001-001-000000667</text:p>
          </table:table-cell>
          <table:table-cell office:value-type="string" calcext:value-type="string">
            <text:p>1412202001099233361800120010010000006671439434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4</text:p>
          </table:table-cell>
          <table:table-cell/>
          <table:table-cell office:value-type="float" office:value="2622.95" calcext:value-type="float">
            <text:p>262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.95" calcext:value-type="float">
            <text:p>2622.95</text:p>
          </table:table-cell>
          <table:table-cell office:value-type="float" office:value="314.75" calcext:value-type="float">
            <text:p>314.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937.7" calcext:value-type="float">
            <text:p>2937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.32" calcext:value-type="float">
            <text:p>220.32</text:p>
          </table:table-cell>
          <table:table-cell office:value-type="float" office:value="0" calcext:value-type="float">
            <text:p>0</text:p>
          </table:table-cell>
          <table:table-cell office:value-type="float" office:value="220.32" calcext:value-type="float">
            <text:p>220.32</text:p>
          </table:table-cell>
          <table:table-cell office:value-type="string" calcext:value-type="string">
            <text:p>23/12/2020</text:p>
          </table:table-cell>
          <table:table-cell office:value-type="string" calcext:value-type="string">
            <text:p>001-050-000401416</text:p>
          </table:table-cell>
          <table:table-cell office:value-type="string" calcext:value-type="string">
            <text:p>231220200713900129490012001050000401416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.13" calcext:value-type="float">
            <text:p>72.1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.13" calcext:value-type="float">
            <text:p>72.13</text:p>
          </table:table-cell>
          <table:table-cell office:value-type="float" office:value="292.45" calcext:value-type="float">
            <text:p>292.45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NAPPIS INFLUENCERS - PTO 202012000866</text:p>
          </table:table-cell>
          <table:table-cell office:value-type="string" calcext:value-type="string">
            <text:p>FAC 001-001-000000668</text:p>
          </table:table-cell>
          <table:table-cell office:value-type="string" calcext:value-type="string">
            <text:p>1412202001099233361800120010010000006681439437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5</text:p>
          </table:table-cell>
          <table:table-cell/>
          <table:table-cell office:value-type="float" office:value="1096.48" calcext:value-type="float">
            <text:p>109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.48" calcext:value-type="float">
            <text:p>1096.48</text:p>
          </table:table-cell>
          <table:table-cell office:value-type="float" office:value="131.58" calcext:value-type="float">
            <text:p>131.5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28.06" calcext:value-type="float">
            <text:p>1228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11" calcext:value-type="float">
            <text:p>92.11</text:p>
          </table:table-cell>
          <table:table-cell office:value-type="float" office:value="0" calcext:value-type="float">
            <text:p>0</text:p>
          </table:table-cell>
          <table:table-cell office:value-type="float" office:value="92.11" calcext:value-type="float">
            <text:p>92.11</text:p>
          </table:table-cell>
          <table:table-cell office:value-type="string" calcext:value-type="string">
            <text:p>23/12/2020</text:p>
          </table:table-cell>
          <table:table-cell office:value-type="string" calcext:value-type="string">
            <text:p>001-050-000401415</text:p>
          </table:table-cell>
          <table:table-cell office:value-type="string" calcext:value-type="string">
            <text:p>231220200713900129490012001050000401415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15" calcext:value-type="float">
            <text:p>30.15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15" calcext:value-type="float">
            <text:p>30.15</text:p>
          </table:table-cell>
          <table:table-cell office:value-type="float" office:value="122.26" calcext:value-type="float">
            <text:p>122.26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víos nacional y gye premios - PTO 202012000858</text:p>
          </table:table-cell>
          <table:table-cell office:value-type="string" calcext:value-type="string">
            <text:p>FAC 001-001-000000669</text:p>
          </table:table-cell>
          <table:table-cell office:value-type="string" calcext:value-type="string">
            <text:p>1412202001099233361800120010010000006691439438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6</text:p>
          </table:table-cell>
          <table:table-cell/>
          <table:table-cell office:value-type="float" office:value="440.77" calcext:value-type="float">
            <text:p>44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77" calcext:value-type="float">
            <text:p>440.77</text:p>
          </table:table-cell>
          <table:table-cell office:value-type="float" office:value="52.89" calcext:value-type="float">
            <text:p>52.8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93.66" calcext:value-type="float">
            <text:p>493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02" calcext:value-type="float">
            <text:p>37.02</text:p>
          </table:table-cell>
          <table:table-cell office:value-type="float" office:value="0" calcext:value-type="float">
            <text:p>0</text:p>
          </table:table-cell>
          <table:table-cell office:value-type="float" office:value="37.02" calcext:value-type="float">
            <text:p>37.02</text:p>
          </table:table-cell>
          <table:table-cell office:value-type="string" calcext:value-type="string">
            <text:p>17/12/2020</text:p>
          </table:table-cell>
          <table:table-cell office:value-type="string" calcext:value-type="string">
            <text:p>001-050-000399461</text:p>
          </table:table-cell>
          <table:table-cell office:value-type="string" calcext:value-type="string">
            <text:p>171220200713900129490012001050000399461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12" calcext:value-type="float">
            <text:p>12.1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12" calcext:value-type="float">
            <text:p>12.12</text:p>
          </table:table-cell>
          <table:table-cell office:value-type="float" office:value="49.14" calcext:value-type="float">
            <text:p>49.14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KITS NINACURO SIEMBRA - PTO 202011000836</text:p>
          </table:table-cell>
          <table:table-cell office:value-type="string" calcext:value-type="string">
            <text:p>FAC 001-001-000000670</text:p>
          </table:table-cell>
          <table:table-cell office:value-type="string" calcext:value-type="string">
            <text:p>14122020010992333618001200100100000067014394413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7</text:p>
          </table:table-cell>
          <table:table-cell/>
          <table:table-cell office:value-type="float" office:value="1751.64" calcext:value-type="float">
            <text:p>175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.64" calcext:value-type="float">
            <text:p>1751.64</text:p>
          </table:table-cell>
          <table:table-cell office:value-type="float" office:value="210.2" calcext:value-type="float">
            <text:p>210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61.84" calcext:value-type="float">
            <text:p>1961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.14" calcext:value-type="float">
            <text:p>147.14</text:p>
          </table:table-cell>
          <table:table-cell office:value-type="float" office:value="0" calcext:value-type="float">
            <text:p>0</text:p>
          </table:table-cell>
          <table:table-cell office:value-type="float" office:value="147.14" calcext:value-type="float">
            <text:p>147.14</text:p>
          </table:table-cell>
          <table:table-cell office:value-type="string" calcext:value-type="string">
            <text:p>17/12/2020</text:p>
          </table:table-cell>
          <table:table-cell office:value-type="string" calcext:value-type="string">
            <text:p>001-050-000399462</text:p>
          </table:table-cell>
          <table:table-cell office:value-type="string" calcext:value-type="string">
            <text:p>171220200713900129490012001050000399462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17" calcext:value-type="float">
            <text:p>48.17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17" calcext:value-type="float">
            <text:p>48.17</text:p>
          </table:table-cell>
          <table:table-cell office:value-type="float" office:value="195.31" calcext:value-type="float">
            <text:p>195.31</text:p>
          </table:table-cell>
        </table:table-row>
        <table:table-row table:style-name="ro2">
          <table:table-cell office:value-type="string" calcext:value-type="string">
            <text:p>15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PERSONAL DICIEMBRE NUEVO FORMATO - PTO 202012000856</text:p>
          </table:table-cell>
          <table:table-cell office:value-type="string" calcext:value-type="string">
            <text:p>FAC 001-001-000000671</text:p>
          </table:table-cell>
          <table:table-cell office:value-type="string" calcext:value-type="string">
            <text:p>1512202001099233361800120010010000006711442110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8</text:p>
          </table:table-cell>
          <table:table-cell/>
          <table:table-cell office:value-type="float" office:value="1342.38" calcext:value-type="float">
            <text:p>134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.38" calcext:value-type="float">
            <text:p>1342.38</text:p>
          </table:table-cell>
          <table:table-cell office:value-type="float" office:value="161.09" calcext:value-type="float">
            <text:p>161.0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03.47" calcext:value-type="float">
            <text:p>1503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.76" calcext:value-type="float">
            <text:p>112.76</text:p>
          </table:table-cell>
          <table:table-cell office:value-type="float" office:value="0" calcext:value-type="float">
            <text:p>0</text:p>
          </table:table-cell>
          <table:table-cell office:value-type="float" office:value="112.76" calcext:value-type="float">
            <text:p>112.76</text:p>
          </table:table-cell>
          <table:table-cell office:value-type="string" calcext:value-type="string">
            <text:p>23/12/2020</text:p>
          </table:table-cell>
          <table:table-cell office:value-type="string" calcext:value-type="string">
            <text:p>001-050-000401414</text:p>
          </table:table-cell>
          <table:table-cell office:value-type="string" calcext:value-type="string">
            <text:p>23122020071390012949001200105000040141413900129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92" calcext:value-type="float">
            <text:p>36.9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92" calcext:value-type="float">
            <text:p>36.92</text:p>
          </table:table-cell>
          <table:table-cell office:value-type="float" office:value="149.68" calcext:value-type="float">
            <text:p>149.68</text:p>
          </table:table-cell>
        </table:table-row>
        <table:table-row table:style-name="ro9">
          <table:table-cell office:value-type="string" calcext:value-type="string">
            <text:p>15/12/2020</text:p>
          </table:table-cell>
          <table:table-cell office:value-type="string" calcext:value-type="string">
            <text:p>0992526742001</text:p>
          </table:table-cell>
          <table:table-cell office:value-type="string" calcext:value-type="string">
            <text:p>DINADEC S.A. </text:p>
          </table:table-cell>
          <table:table-cell office:value-type="string" calcext:value-type="string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office:value-type="string" calcext:value-type="string">
            <text:p>FAC 001-001-000000672</text:p>
          </table:table-cell>
          <table:table-cell office:value-type="string" calcext:value-type="string">
            <text:p>1512202001099233361800120010010000006721442845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19</text:p>
          </table:table-cell>
          <table:table-cell/>
          <table:table-cell office:value-type="float" office:value="4228.61" calcext:value-type="float">
            <text:p>422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8.61" calcext:value-type="float">
            <text:p>4228.61</text:p>
          </table:table-cell>
          <table:table-cell office:value-type="float" office:value="507.43" calcext:value-type="float">
            <text:p>507.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36.04" calcext:value-type="float">
            <text:p>4736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.2" calcext:value-type="float">
            <text:p>355.2</text:p>
          </table:table-cell>
          <table:table-cell office:value-type="float" office:value="0" calcext:value-type="float">
            <text:p>0</text:p>
          </table:table-cell>
          <table:table-cell office:value-type="float" office:value="355.2" calcext:value-type="float">
            <text:p>355.2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014-005-000064766</text:p>
          </table:table-cell>
          <table:table-cell office:value-type="string" calcext:value-type="string">
            <text:p>3012202007099252674200120140050000647662563781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29.2" calcext:value-type="float">
            <text:p>429.2</text:p>
          </table:table-cell>
        </table:table-row>
        <table:table-row table:style-name="ro2">
          <table:table-cell office:value-type="string" calcext:value-type="string">
            <text:p>15/1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Iluminación carro vitrina Exhibición Mini Cooper - PTO 202012000861</text:p>
          </table:table-cell>
          <table:table-cell office:value-type="string" calcext:value-type="string">
            <text:p>FAC 001-001-000000673</text:p>
          </table:table-cell>
          <table:table-cell office:value-type="string" calcext:value-type="string">
            <text:p>1512202001099233361800120010010000006731443100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20</text:p>
          </table:table-cell>
          <table:table-cell/>
          <table:table-cell office:value-type="float" office:value="716.8" calcext:value-type="float">
            <text:p>7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.8" calcext:value-type="float">
            <text:p>716.8</text:p>
          </table:table-cell>
          <table:table-cell office:value-type="float" office:value="86.02" calcext:value-type="float">
            <text:p>86.0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02.82" calcext:value-type="float">
            <text:p>802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21" calcext:value-type="float">
            <text:p>60.21</text:p>
          </table:table-cell>
          <table:table-cell office:value-type="float" office:value="0" calcext:value-type="float">
            <text:p>0</text:p>
          </table:table-cell>
          <table:table-cell office:value-type="float" office:value="60.21" calcext:value-type="float">
            <text:p>60.21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001-020-000061180</text:p>
          </table:table-cell>
          <table:table-cell office:value-type="string" calcext:value-type="string">
            <text:p>2112202007099004945900120010200000611803267652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71" calcext:value-type="float">
            <text:p>19.7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71" calcext:value-type="float">
            <text:p>19.71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2">
          <table:table-cell office:value-type="string" calcext:value-type="string">
            <text:p>15/12/2020</text:p>
          </table:table-cell>
          <table:table-cell office:value-type="string" calcext:value-type="string">
            <text:p>0990049459001</text:p>
          </table:table-cell>
          <table:table-cell office:value-type="string" calcext:value-type="string">
            <text:p>BANCO GUAYAQUIL S.A.</text:p>
          </table:table-cell>
          <table:table-cell office:value-type="string" calcext:value-type="string">
            <text:p>Permisos Ecovia QUito - PTO 202011000851</text:p>
          </table:table-cell>
          <table:table-cell office:value-type="string" calcext:value-type="string">
            <text:p>FAC 001-001-000000674</text:p>
          </table:table-cell>
          <table:table-cell office:value-type="string" calcext:value-type="string">
            <text:p>15122020010992333618001200100100000067414431017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21</text:p>
          </table:table-cell>
          <table:table-cell/>
          <table:table-cell office:value-type="float" office:value="39200" calcext:value-type="float">
            <text:p>3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0" calcext:value-type="float">
            <text:p>39200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904" calcext:value-type="float">
            <text:p>43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2.8" calcext:value-type="float">
            <text:p>3292.8</text:p>
          </table:table-cell>
          <table:table-cell office:value-type="float" office:value="0" calcext:value-type="float">
            <text:p>0</text:p>
          </table:table-cell>
          <table:table-cell office:value-type="float" office:value="3292.8" calcext:value-type="float">
            <text:p>3292.8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001-020-000061181</text:p>
          </table:table-cell>
          <table:table-cell office:value-type="string" calcext:value-type="string">
            <text:p>2112202007099004945900120010200000611818456574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4370.8" calcext:value-type="float">
            <text:p>4370.8</text:p>
          </table:table-cell>
        </table:table-row>
        <table:table-row table:style-name="ro2">
          <table:table-cell office:value-type="string" calcext:value-type="string">
            <text:p>16/1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PTO 202012000865; PTO 202012000855</text:p>
          </table:table-cell>
          <table:table-cell office:value-type="string" calcext:value-type="string">
            <text:p>FAC 001-001-000000675</text:p>
          </table:table-cell>
          <table:table-cell office:value-type="string" calcext:value-type="string">
            <text:p>161220200109923336180012001001000000675144540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22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60.36" calcext:value-type="float">
            <text:p>60.3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3.36" calcext:value-type="float">
            <text:p>563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001-004-000018281</text:p>
          </table:table-cell>
          <table:table-cell office:value-type="string" calcext:value-type="string">
            <text:p>3112202007179132159600120010040000182810001828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.83" calcext:value-type="float">
            <text:p>13.83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.83" calcext:value-type="float">
            <text:p>13.83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2">
          <table:table-cell office:value-type="string" calcext:value-type="string">
            <text:p>18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trega ganadores ALBERTO SOLER - PTO 202012000871</text:p>
          </table:table-cell>
          <table:table-cell office:value-type="string" calcext:value-type="string">
            <text:p>FAC 001-001-000000676</text:p>
          </table:table-cell>
          <table:table-cell office:value-type="string" calcext:value-type="string">
            <text:p>1812202001099233361800120010010000006761450373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23</text:p>
          </table:table-cell>
          <table:table-cell/>
          <table:table-cell office:value-type="float" office:value="258.5" calcext:value-type="float">
            <text:p>2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5" calcext:value-type="float">
            <text:p>258.5</text:p>
          </table:table-cell>
          <table:table-cell office:value-type="float" office:value="31.02" calcext:value-type="float">
            <text:p>31.0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9.52" calcext:value-type="float">
            <text:p>289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001-050-000399999</text:p>
          </table:table-cell>
          <table:table-cell office:value-type="string" calcext:value-type="string">
            <text:p>1812202007139001294900120010500003999991390012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2">
          <table:table-cell office:value-type="string" calcext:value-type="string">
            <text:p>18/12/2020</text:p>
          </table:table-cell>
          <table:table-cell office:value-type="string" calcext:value-type="string">
            <text:p>1791321596001</text:p>
          </table:table-cell>
          <table:table-cell office:value-type="string" calcext:value-type="string">
            <text:p>UNILEVER ANDINA ECUADOR S.A.</text:p>
          </table:table-cell>
          <table:table-cell office:value-type="string" calcext:value-type="string">
            <text:p>ARTES CONGELADOR NAVIDAD MAGNUM <text:s/>- PTO 202012000854</text:p>
          </table:table-cell>
          <table:table-cell office:value-type="string" calcext:value-type="string">
            <text:p>FAC 001-001-000000677</text:p>
          </table:table-cell>
          <table:table-cell office:value-type="string" calcext:value-type="string">
            <text:p>1812202001099233361800120010010000006771450375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24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7.52" calcext:value-type="float">
            <text:p>387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001-004-000018281</text:p>
          </table:table-cell>
          <table:table-cell office:value-type="string" calcext:value-type="string">
            <text:p>3112202007179132159600120010040000182810001828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38.58" calcext:value-type="float">
            <text:p>38.58</text:p>
          </table:table-cell>
        </table:table-row>
        <table:table-row table:style-name="ro2">
          <table:table-cell office:value-type="string" calcext:value-type="string">
            <text:p>18/12/2020</text:p>
          </table:table-cell>
          <table:table-cell office:value-type="string" calcext:value-type="string">
            <text:p>1390012949001</text:p>
          </table:table-cell>
          <table:table-cell office:value-type="string" calcext:value-type="string">
            <text:p>LA FABRIL S.A.</text:p>
          </table:table-cell>
          <table:table-cell office:value-type="string" calcext:value-type="string">
            <text:p>Envio adicional ganadores navidad - PTO 202012000872</text:p>
          </table:table-cell>
          <table:table-cell office:value-type="string" calcext:value-type="string">
            <text:p>FAC 001-001-000000678</text:p>
          </table:table-cell>
          <table:table-cell office:value-type="string" calcext:value-type="string">
            <text:p>18122020010992333618001200100100000067814505873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TA 202012000025</text:p>
          </table:table-cell>
          <table:table-cell/>
          <table:table-cell office:value-type="float" office:value="755.7" calcext:value-type="float">
            <text:p>7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.7" calcext:value-type="float">
            <text:p>755.7</text:p>
          </table:table-cell>
          <table:table-cell office:value-type="float" office:value="90.68" calcext:value-type="float">
            <text:p>90.6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46.38" calcext:value-type="float">
            <text:p>846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48" calcext:value-type="float">
            <text:p>63.48</text:p>
          </table:table-cell>
          <table:table-cell office:value-type="float" office:value="0" calcext:value-type="float">
            <text:p>0</text:p>
          </table:table-cell>
          <table:table-cell office:value-type="float" office:value="63.48" calcext:value-type="float">
            <text:p>63.48</text:p>
          </table:table-cell>
          <table:table-cell office:value-type="string" calcext:value-type="string">
            <text:p>30/12/2020</text:p>
          </table:table-cell>
          <table:table-cell office:value-type="string" calcext:value-type="string">
            <text:p>001-050-000403045</text:p>
          </table:table-cell>
          <table:table-cell office:value-type="string" calcext:value-type="string">
            <text:p>3012202007139001294900120010500004030451390012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78" calcext:value-type="float">
            <text:p>20.78</text:p>
          </table:table-cell>
          <table:table-cell office:value-type="string" calcext:value-type="string">
            <text:p>3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78" calcext:value-type="float">
            <text:p>20.78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2">
          <table:table-cell office:value-type="string" calcext:value-type="string">
            <text:p>28/12/2020</text:p>
          </table:table-cell>
          <table:table-cell office:value-type="string" calcext:value-type="string">
            <text:p>0990800707001</text:p>
          </table:table-cell>
          <table:table-cell office:value-type="string" calcext:value-type="string">
            <text:p>PREDIOS BONAFIDE S.A.</text:p>
          </table:table-cell>
          <table:table-cell office:value-type="string" calcext:value-type="string">
            <text:p>DECORACION EVENTO NAVIDAD EMPRESA - PTO 202011000827</text:p>
          </table:table-cell>
          <table:table-cell office:value-type="string" calcext:value-type="string">
            <text:p>FAC 001-001-000000679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TA 202012000026</text:p>
          </table:table-cell>
          <table:table-cell/>
          <table:table-cell office:value-type="float" office:value="343.5" calcext:value-type="float">
            <text:p>34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5" calcext:value-type="float">
            <text:p>343.5</text:p>
          </table:table-cell>
          <table:table-cell office:value-type="float" office:value="41.22" calcext:value-type="float">
            <text:p>41.2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4.72" calcext:value-type="float">
            <text:p>384.7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999-999-999999999</text:p>
          </table:table-cell>
          <table:table-cell office:value-type="string" calcext:value-type="string">
            <text:p>9999999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table:style-name="Default" table:number-columns-repeated="45"/>
        </table:table-row>
        <table:table-row table:style-name="ro2">
          <table:table-cell table:style-name="Default" table:number-columns-repeated="12"/>
          <table:table-cell table:style-name="Default" table:formula="of:=SUM([.M2:.M31])" office:value-type="float" office:value="64887.21" calcext:value-type="float">
            <text:p>64887.21</text:p>
          </table:table-cell>
          <table:table-cell table:style-name="Default" table:formula="of:=SUM([.N2:.N31])" office:value-type="float" office:value="7786.46" calcext:value-type="float">
            <text:p>7786.46</text:p>
          </table:table-cell>
          <table:table-cell table:style-name="Default" table:number-columns-repeated="2"/>
          <table:table-cell table:style-name="Default" table:formula="of:=SUM([.Q2:.Q31])" office:value-type="float" office:value="72673.67" calcext:value-type="float">
            <text:p>72673.67</text:p>
          </table:table-cell>
          <table:table-cell table:style-name="Default" table:number-columns-repeated="6"/>
          <table:table-cell table:style-name="Default" table:formula="of:=SUM([.X2:.X31])" office:value-type="float" office:value="15494.41" calcext:value-type="float">
            <text:p>15494.41</text:p>
          </table:table-cell>
          <table:table-cell table:style-name="Default" table:number-columns-repeated="19"/>
          <table:table-cell table:style-name="Default" table:formula="of:=SUM([.AR2:.AR31])" office:value-type="float" office:value="4999.77" calcext:value-type="float">
            <text:p>4999.77</text:p>
          </table:table-cell>
          <table:table-cell table:style-name="Default" table:formula="of:=SUM([.AS2:.AS31])" office:value-type="float" office:value="20494.18" calcext:value-type="float">
            <text:p>20494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Calibri" svg:font-family="Calibri"/>
    <style:font-face style:name="Calibri Light" svg:font-family="'Calibri Light'"/>
    <style:font-face style:name="Liberation Sans1" svg:font-family="'Liberation Sans'"/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</number:number-style>
    <number:date-style style:name="N116"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</number:text>
      <number:number number:decimal-places="0" loext:min-decimal-places="0" number:min-integer-digits="1"/>
      <number:text>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-</number:text>
      <number:number number:decimal-places="0" loext:min-decimal-places="0" number:min-integer-digits="1"/>
      <number:text> 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- </number:text>
    </number:number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P1" style:volatile="true">
      <number:text>-</number:text>
      <number:number number:decimal-places="0" loext:min-decimal-places="0" number:min-integer-digits="1"/>
      <number:text> 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number:text>-</number:text>
      <number:number number:decimal-places="0" loext:min-decimal-places="0" number:min-integer-digits="2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/>
      <number:text> </number:text>
    </number:number-style>
    <number:number-style style:name="N168P1" style:volatile="true">
      <number:text>(</number:text>
      <number:number number:decimal-places="0" loext:min-decimal-places="0" number:min-integer-digits="1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loext:min-decimal-places="0" number:min-integer-digits="1"/>
      <number:text> </number:text>
    </number:number-style>
    <number:number-style style:name="N169P1" style:volatile="true">
      <number:text>-</number:text>
      <number:number number:decimal-places="0" loext:min-decimal-places="0" number:min-integer-digits="1"/>
      <number:text> </number:text>
    </number:number-style>
    <number:number-style style:name="N169P2" style:volatile="true">
      <number:text>-</number:text>
      <number:number number:decimal-places="0" loext:min-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/>
      <number:text> </number:text>
    </number:number-style>
    <number:number-style style:name="N170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70P0"/>
    </number:number-style>
    <number:date-style style:name="N17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1">
      <number:text-content/>
      <style:map style:condition="value()&lt;=1.79769313486232E+308" style:apply-style-name="N171P0"/>
    </number:text-style>
    <number:percentage-style style:name="N172">
      <number:number number:decimal-places="1" loext:min-decimal-places="1" number:min-integer-digits="1"/>
      <number:text>%</number:text>
    </number:percentage-style>
    <number:percentage-style style:name="N173">
      <number:number number:decimal-places="1" loext:min-decimal-places="1" number:min-integer-digits="1"/>
      <number:text> %</number:text>
    </number:percentage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0" loext:min-decimal-places="0" number:min-integer-digits="1"/>
      <number:text>%</number:text>
    </number:percentage-style>
    <number:percentage-style style:name="N177">
      <number:number number:decimal-places="2" loext:min-decimal-places="2" number:min-integer-digits="1"/>
      <number:text>%</number:text>
    </number:percentage-style>
    <number:date-style style:name="N178">
      <number:day/>
      <number:text>/</number:text>
      <number:month/>
      <number:text>/</number:text>
      <number:year number:style="long"/>
    </number:date-style>
    <number:date-style style:name="N179">
      <number:day/>
      <number:text>-</number:text>
      <number:month number:textual="true"/>
      <number:text>-</number:text>
      <number:year/>
    </number:date-style>
    <number:number-style style:name="N180">
      <number:text> </number:text>
      <number:number number:decimal-places="0" loext:min-decimal-places="0" number:min-integer-digits="1"/>
      <number:text> </number:text>
    </number:number-style>
    <number:number-style style:name="N181">
      <number:text> (</number:text>
      <number:number number:decimal-places="0" loext:min-decimal-places="0" number:min-integer-digits="1"/>
      <number:text>)</number:text>
    </number:number-style>
    <number:number-style style:name="N182P0" style:volatile="true">
      <number:text> </number:text>
      <number:number number:decimal-places="0" loext:min-decimal-places="0" number:min-integer-digits="1"/>
      <number:text> </number:text>
    </number:number-style>
    <number:number-style style:name="N182P1" style:volatile="true">
      <number:text> (</number:text>
      <number:number number:decimal-places="0" loext:min-decimal-places="0" number:min-integer-digits="1"/>
      <number:text>)</number:text>
    </number:number-style>
    <number:number-style style:name="N182P2" style:volatile="true">
      <number:text>-</number:text>
      <number:number number:decimal-places="0" loext:min-decimal-places="0" number:min-integer-digits="2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text> - </number:text>
    </number:number-style>
    <number:number-style style:name="N184P0" style:volatile="true">
      <number:text> </number:text>
      <number:number number:decimal-places="0" loext:min-decimal-places="0" number:min-integer-digits="1"/>
      <number:text> </number:text>
    </number:number-style>
    <number:number-style style:name="N184P1" style:volatile="true">
      <number:text>-</number:text>
      <number:number number:decimal-places="0" loext:min-decimal-places="0" number:min-integer-digits="1"/>
      <number:text> </number:text>
    </number:number-style>
    <number:number-style style:name="N184P2" style:volatile="true">
      <number:text> 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loext:min-decimal-places="0" number:min-integer-digits="1"/>
      <number:text> </number:text>
    </number:number-style>
    <number:number-style style:name="N185">
      <number:text>(</number:text>
      <number:number number:decimal-places="0" loext:min-decimal-places="0" number:min-integer-digits="1"/>
      <number:text>)</number:text>
      <style:map style:condition="value()&gt;=0" style:apply-style-name="N185P0"/>
    </number:number-style>
    <number:number-style style:name="N186">
      <number:number number:decimal-places="1" loext:min-decimal-places="1" number:min-integer-digits="1"/>
    </number:number-style>
    <number:number-style style:name="N187P0" style:volatile="true">
      <number:text> </number:text>
      <number:number number:decimal-places="0" loext:min-decimal-places="0" number:min-integer-digits="1"/>
      <number:text> </number:text>
    </number:number-style>
    <number:number-style style:name="N187P1" style:volatile="true">
      <number:text>-</number:text>
      <number:number number:decimal-places="0" loext:min-decimal-places="0" number:min-integer-digits="1"/>
      <number:text> </number:text>
    </number:number-style>
    <number:number-style style:name="N187P2" style:volatile="true">
      <number:text>-</number:text>
      <number:number number:decimal-places="0" loext:min-decimal-places="0" number:min-integer-digits="2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loext:min-decimal-places="0" number:min-integer-digits="1"/>
      <number:text> </number:text>
    </number:number-style>
    <number:number-style style:name="N188P1" style:volatile="true">
      <number:text> (</number:text>
      <number:number number:decimal-places="0" loext:min-decimal-places="0" number:min-integer-digits="1"/>
      <number:text>)</number:text>
    </number:number-style>
    <number:number-style style:name="N188P2" style:volatile="true">
      <number:text> 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1" number:grouping="true"/>
    </number:number-style>
    <number:number-style style:name="N189">
      <number:text>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">
      <number:text> (</number:text>
      <number:number number:decimal-places="2" loext:min-decimal-places="2" number:min-integer-digits="1" number:grouping="true"/>
      <number:text>)</number:text>
    </number:number-style>
    <number:number-style style:name="N19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number:text>-</number:text>
      <number:number number:decimal-places="0" loext:min-decimal-places="0" number:min-integer-digits="2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5P0"/>
    </number:currency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P2" style:volatile="true">
      <loext:text> $ </loext:text>
      <loext:fill-character> </loext:fill-character>
      <number:text>- </number:text>
    </number:currency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time-style style:name="N204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3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  <style:style style:name="Excel_20_Built-in_20_Comma_20_10" style:display-name="Excel Built-in Comma 10" style:family="table-cell" style:parent-style-name="Default" style:data-style-name="N115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Currency" style:display-name="Excel Built-in Currency" style:family="table-cell" style:parent-style-name="Default" style:data-style-name="N113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ext-properties fo:color="#000000" style:font-name="Arial2" fo:font-family="Arial" fo:font-size="10pt" style:font-name-asian="Arial2" style:font-family-asian="Arial" style:font-size-asian="10pt" style:font-name-complex="Arial2" style:font-family-complex="Arial" style:font-size-complex="10pt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1:59:42.1710635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1-18T12:40:37Z</meta:creation-date>
    <dc:date>2021-02-22T13:41:06.730053641</dc:date>
    <meta:editing-cycles>14</meta:editing-cycles>
    <meta:editing-duration>PT3H4M12S</meta:editing-duration>
    <meta:document-statistic meta:table-count="16" meta:cell-count="10237" meta:object-count="0"/>
  </office:meta>
</office:document-meta>
</file>